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7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1252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3307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72in"/>
    </style:style>
    <style:style style:name="co13" style:family="table-column">
      <style:table-column-properties fo:break-before="auto" style:column-width="1.7866in"/>
    </style:style>
    <style:style style:name="co14" style:family="table-column">
      <style:table-column-properties fo:break-before="auto" style:column-width="1.9028in"/>
    </style:style>
    <style:style style:name="co15" style:family="table-column">
      <style:table-column-properties fo:break-before="auto" style:column-width="1.9209in"/>
    </style:style>
    <style:style style:name="co16" style:family="table-column">
      <style:table-column-properties fo:break-before="auto" style:column-width="2.7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3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ietnam-COVI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R</text:p>
          </table:table-cell>
          <table:table-cell table:style-name="ce1" office:value-type="string" calcext:value-type="string">
            <text:p>Date_reported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WHO_region</text:p>
          </table:table-cell>
          <table:table-cell office:value-type="string" calcext:value-type="string">
            <text:p>New_cases</text:p>
          </table:table-cell>
          <table:table-cell office:value-type="string" calcext:value-type="string">
            <text:p>Cumulative_cases</text:p>
          </table:table-cell>
          <table:table-cell office:value-type="string" calcext:value-type="string">
            <text:p>New_deaths</text:p>
          </table:table-cell>
          <table:table-cell office:value-type="string" calcext:value-type="string">
            <text:p>Cumulative_deaths</text:p>
          </table:table-cell>
          <table:table-cell office:value-type="string" calcext:value-type="string">
            <text:p>Średnia <text:s/>przypadków</text:p>
          </table:table-cell>
          <table:table-cell office:value-type="string" calcext:value-type="string">
            <text:p>Średnia zgonów</text:p>
          </table:table-cell>
          <table:table-cell/>
          <table:table-cell table:style-name="ce1" office:value-type="string" calcext:value-type="string">
            <text:p>(x_i – x_avg)*(y 1_i – y1_avg)</text:p>
          </table:table-cell>
          <table:table-cell table:style-name="ce1" office:value-type="string" calcext:value-type="string">
            <text:p>(x_i – x_avg)*(x_i – x_avg)</text:p>
          </table:table-cell>
          <table:table-cell table:style-name="ce1" office:value-type="string" calcext:value-type="string">
            <text:p>(x_i – x_avg)*(y2_i – y2_avg)</text:p>
          </table:table-cell>
          <table:table-cell/>
          <table:table-cell table:style-name="ce1" office:value-type="string" calcext:value-type="string">
            <text:p>Odległość y1_i od prostej</text:p>
          </table:table-cell>
          <table:table-cell table:style-name="ce1" office:value-type="string" calcext:value-type="string">
            <text:p>Suma odległości na przedziale 30 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1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2]-[.$J$513])*([.A2]-[.$A$513])" office:value-type="float" office:value="2686.94576460721" calcext:value-type="float">
            <text:p>2686.94576460721</text:p>
          </table:table-cell>
          <table:table-cell table:formula="of:=([.A2]-[.$A$513])*([.A2]-[.$A$513])" office:value-type="float" office:value="65025" calcext:value-type="float">
            <text:p>65025</text:p>
          </table:table-cell>
          <table:table-cell table:formula="of:=([.K2]-[.$K$513])*([.A2]-[.$A$513])" office:value-type="float" office:value="21.1727704780542" calcext:value-type="float">
            <text:p>21.1727704780542</text:p>
          </table:table-cell>
          <table:table-cell/>
          <table:table-cell table:formula="of:=(([.$M$515]*[.A2]+[.$L$515])-([.J2]))*(([.$M$515]*[.A2]+[.$L$515])-([.J2]))" office:value-type="float" office:value="60.5094829956018" calcext:value-type="float">
            <text:p>60.50948299560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1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3]-[.$J$513])*([.A3]-[.$A$513])" office:value-type="float" office:value="2676.40872239307" calcext:value-type="float">
            <text:p>2676.40872239307</text:p>
          </table:table-cell>
          <table:table-cell table:formula="of:=([.A3]-[.$A$513])*([.A3]-[.$A$513])" office:value-type="float" office:value="64516" calcext:value-type="float">
            <text:p>64516</text:p>
          </table:table-cell>
          <table:table-cell table:formula="of:=([.K3]-[.$K$513])*([.A3]-[.$A$513])" office:value-type="float" office:value="21.0897400055913" calcext:value-type="float">
            <text:p>21.0897400055913</text:p>
          </table:table-cell>
          <table:table-cell/>
          <table:table-cell table:formula="of:=(([.$M$515]*[.A3]+[.$L$515])-([.J3]))*(([.$M$515]*[.A3]+[.$L$515])-([.J3]))" office:value-type="float" office:value="59.3971921977119" calcext:value-type="float">
            <text:p>59.39719219771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4]-[.$J$513])*([.A4]-[.$A$513])" office:value-type="float" office:value="2665.87168017892" calcext:value-type="float">
            <text:p>2665.87168017892</text:p>
          </table:table-cell>
          <table:table-cell table:formula="of:=([.A4]-[.$A$513])*([.A4]-[.$A$513])" office:value-type="float" office:value="64009" calcext:value-type="float">
            <text:p>64009</text:p>
          </table:table-cell>
          <table:table-cell table:formula="of:=([.K4]-[.$K$513])*([.A4]-[.$A$513])" office:value-type="float" office:value="21.0067095331283" calcext:value-type="float">
            <text:p>21.0067095331283</text:p>
          </table:table-cell>
          <table:table-cell/>
          <table:table-cell table:formula="of:=(([.$M$515]*[.A4]+[.$L$515])-([.J4]))*(([.$M$515]*[.A4]+[.$L$515])-([.J4]))" office:value-type="float" office:value="58.2952195696255" calcext:value-type="float">
            <text:p>58.29521956962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5]-[.$J$513])*([.A5]-[.$A$513])" office:value-type="float" office:value="2655.33463796478" calcext:value-type="float">
            <text:p>2655.33463796478</text:p>
          </table:table-cell>
          <table:table-cell table:formula="of:=([.A5]-[.$A$513])*([.A5]-[.$A$513])" office:value-type="float" office:value="63504" calcext:value-type="float">
            <text:p>63504</text:p>
          </table:table-cell>
          <table:table-cell table:formula="of:=([.K5]-[.$K$513])*([.A5]-[.$A$513])" office:value-type="float" office:value="20.9236790606654" calcext:value-type="float">
            <text:p>20.9236790606654</text:p>
          </table:table-cell>
          <table:table-cell/>
          <table:table-cell table:formula="of:=(([.$M$515]*[.A5]+[.$L$515])-([.J5]))*(([.$M$515]*[.A5]+[.$L$515])-([.J5]))" office:value-type="float" office:value="57.2035651113427" calcext:value-type="float">
            <text:p>57.20356511134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1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6]-[.$J$513])*([.A6]-[.$A$513])" office:value-type="float" office:value="2644.79759575063" calcext:value-type="float">
            <text:p>2644.79759575063</text:p>
          </table:table-cell>
          <table:table-cell table:formula="of:=([.A6]-[.$A$513])*([.A6]-[.$A$513])" office:value-type="float" office:value="63001" calcext:value-type="float">
            <text:p>63001</text:p>
          </table:table-cell>
          <table:table-cell table:formula="of:=([.K6]-[.$K$513])*([.A6]-[.$A$513])" office:value-type="float" office:value="20.8406485882024" calcext:value-type="float">
            <text:p>20.8406485882024</text:p>
          </table:table-cell>
          <table:table-cell/>
          <table:table-cell table:formula="of:=(([.$M$515]*[.A6]+[.$L$515])-([.J6]))*(([.$M$515]*[.A6]+[.$L$515])-([.J6]))" office:value-type="float" office:value="56.1222288228636" calcext:value-type="float">
            <text:p>56.12222882286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1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7]-[.$J$513])*([.A7]-[.$A$513])" office:value-type="float" office:value="2634.26055353648" calcext:value-type="float">
            <text:p>2634.26055353648</text:p>
          </table:table-cell>
          <table:table-cell table:formula="of:=([.A7]-[.$A$513])*([.A7]-[.$A$513])" office:value-type="float" office:value="62500" calcext:value-type="float">
            <text:p>62500</text:p>
          </table:table-cell>
          <table:table-cell table:formula="of:=([.K7]-[.$K$513])*([.A7]-[.$A$513])" office:value-type="float" office:value="20.7576181157394" calcext:value-type="float">
            <text:p>20.7576181157394</text:p>
          </table:table-cell>
          <table:table-cell/>
          <table:table-cell table:formula="of:=(([.$M$515]*[.A7]+[.$L$515])-([.J7]))*(([.$M$515]*[.A7]+[.$L$515])-([.J7]))" office:value-type="float" office:value="55.051210704188" calcext:value-type="float">
            <text:p>55.05121070418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1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8]-[.$J$513])*([.A8]-[.$A$513])" office:value-type="float" office:value="2623.72351132234" calcext:value-type="float">
            <text:p>2623.72351132234</text:p>
          </table:table-cell>
          <table:table-cell table:formula="of:=([.A8]-[.$A$513])*([.A8]-[.$A$513])" office:value-type="float" office:value="62001" calcext:value-type="float">
            <text:p>62001</text:p>
          </table:table-cell>
          <table:table-cell table:formula="of:=([.K8]-[.$K$513])*([.A8]-[.$A$513])" office:value-type="float" office:value="20.6745876432765" calcext:value-type="float">
            <text:p>20.6745876432765</text:p>
          </table:table-cell>
          <table:table-cell/>
          <table:table-cell table:formula="of:=(([.$M$515]*[.A8]+[.$L$515])-([.J8]))*(([.$M$515]*[.A8]+[.$L$515])-([.J8]))" office:value-type="float" office:value="53.9905107553159" calcext:value-type="float">
            <text:p>53.99051075531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1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9]-[.$J$513])*([.A9]-[.$A$513])" office:value-type="float" office:value="2613.18646910819" calcext:value-type="float">
            <text:p>2613.18646910819</text:p>
          </table:table-cell>
          <table:table-cell table:formula="of:=([.A9]-[.$A$513])*([.A9]-[.$A$513])" office:value-type="float" office:value="61504" calcext:value-type="float">
            <text:p>61504</text:p>
          </table:table-cell>
          <table:table-cell table:formula="of:=([.K9]-[.$K$513])*([.A9]-[.$A$513])" office:value-type="float" office:value="20.5915571708135" calcext:value-type="float">
            <text:p>20.5915571708135</text:p>
          </table:table-cell>
          <table:table-cell/>
          <table:table-cell table:formula="of:=(([.$M$515]*[.A9]+[.$L$515])-([.J9]))*(([.$M$515]*[.A9]+[.$L$515])-([.J9]))" office:value-type="float" office:value="52.9401289762475" calcext:value-type="float">
            <text:p>52.94012897624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0]-[.$J$513])*([.A10]-[.$A$513])" office:value-type="float" office:value="2602.64942689405" calcext:value-type="float">
            <text:p>2602.64942689405</text:p>
          </table:table-cell>
          <table:table-cell table:formula="of:=([.A10]-[.$A$513])*([.A10]-[.$A$513])" office:value-type="float" office:value="61009" calcext:value-type="float">
            <text:p>61009</text:p>
          </table:table-cell>
          <table:table-cell table:formula="of:=([.K10]-[.$K$513])*([.A10]-[.$A$513])" office:value-type="float" office:value="20.5085266983506" calcext:value-type="float">
            <text:p>20.5085266983506</text:p>
          </table:table-cell>
          <table:table-cell/>
          <table:table-cell table:formula="of:=(([.$M$515]*[.A10]+[.$L$515])-([.J10]))*(([.$M$515]*[.A10]+[.$L$515])-([.J10]))" office:value-type="float" office:value="51.9000653669827" calcext:value-type="float">
            <text:p>51.90006536698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1]-[.$J$513])*([.A11]-[.$A$513])" office:value-type="float" office:value="2592.1123846799" calcext:value-type="float">
            <text:p>2592.1123846799</text:p>
          </table:table-cell>
          <table:table-cell table:formula="of:=([.A11]-[.$A$513])*([.A11]-[.$A$513])" office:value-type="float" office:value="60516" calcext:value-type="float">
            <text:p>60516</text:p>
          </table:table-cell>
          <table:table-cell table:formula="of:=([.K11]-[.$K$513])*([.A11]-[.$A$513])" office:value-type="float" office:value="20.4254962258876" calcext:value-type="float">
            <text:p>20.4254962258876</text:p>
          </table:table-cell>
          <table:table-cell/>
          <table:table-cell table:formula="of:=(([.$M$515]*[.A11]+[.$L$515])-([.J11]))*(([.$M$515]*[.A11]+[.$L$515])-([.J11]))" office:value-type="float" office:value="50.8703199275214" calcext:value-type="float">
            <text:p>50.87031992752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2]-[.$J$513])*([.A12]-[.$A$513])" office:value-type="float" office:value="2581.57534246575" calcext:value-type="float">
            <text:p>2581.57534246575</text:p>
          </table:table-cell>
          <table:table-cell table:formula="of:=([.A12]-[.$A$513])*([.A12]-[.$A$513])" office:value-type="float" office:value="60025" calcext:value-type="float">
            <text:p>60025</text:p>
          </table:table-cell>
          <table:table-cell table:formula="of:=([.K12]-[.$K$513])*([.A12]-[.$A$513])" office:value-type="float" office:value="20.3424657534247" calcext:value-type="float">
            <text:p>20.3424657534247</text:p>
          </table:table-cell>
          <table:table-cell/>
          <table:table-cell table:formula="of:=(([.$M$515]*[.A12]+[.$L$515])-([.J12]))*(([.$M$515]*[.A12]+[.$L$515])-([.J12]))" office:value-type="float" office:value="49.8508926578637" calcext:value-type="float">
            <text:p>49.85089265786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1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3]-[.$J$513])*([.A13]-[.$A$513])" office:value-type="float" office:value="2571.03830025161" calcext:value-type="float">
            <text:p>2571.03830025161</text:p>
          </table:table-cell>
          <table:table-cell table:formula="of:=([.A13]-[.$A$513])*([.A13]-[.$A$513])" office:value-type="float" office:value="59536" calcext:value-type="float">
            <text:p>59536</text:p>
          </table:table-cell>
          <table:table-cell table:formula="of:=([.K13]-[.$K$513])*([.A13]-[.$A$513])" office:value-type="float" office:value="20.2594352809617" calcext:value-type="float">
            <text:p>20.2594352809617</text:p>
          </table:table-cell>
          <table:table-cell/>
          <table:table-cell table:formula="of:=(([.$M$515]*[.A13]+[.$L$515])-([.J13]))*(([.$M$515]*[.A13]+[.$L$515])-([.J13]))" office:value-type="float" office:value="48.8417835580096" calcext:value-type="float">
            <text:p>48.84178355800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1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4]-[.$J$513])*([.A14]-[.$A$513])" office:value-type="float" office:value="2560.50125803746" calcext:value-type="float">
            <text:p>2560.50125803746</text:p>
          </table:table-cell>
          <table:table-cell table:formula="of:=([.A14]-[.$A$513])*([.A14]-[.$A$513])" office:value-type="float" office:value="59049" calcext:value-type="float">
            <text:p>59049</text:p>
          </table:table-cell>
          <table:table-cell table:formula="of:=([.K14]-[.$K$513])*([.A14]-[.$A$513])" office:value-type="float" office:value="20.1764048084987" calcext:value-type="float">
            <text:p>20.1764048084987</text:p>
          </table:table-cell>
          <table:table-cell/>
          <table:table-cell table:formula="of:=(([.$M$515]*[.A14]+[.$L$515])-([.J14]))*(([.$M$515]*[.A14]+[.$L$515])-([.J14]))" office:value-type="float" office:value="47.8429926279591" calcext:value-type="float">
            <text:p>47.842992627959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1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5]-[.$J$513])*([.A15]-[.$A$513])" office:value-type="float" office:value="2549.96421582332" calcext:value-type="float">
            <text:p>2549.96421582332</text:p>
          </table:table-cell>
          <table:table-cell table:formula="of:=([.A15]-[.$A$513])*([.A15]-[.$A$513])" office:value-type="float" office:value="58564" calcext:value-type="float">
            <text:p>58564</text:p>
          </table:table-cell>
          <table:table-cell table:formula="of:=([.K15]-[.$K$513])*([.A15]-[.$A$513])" office:value-type="float" office:value="20.0933743360358" calcext:value-type="float">
            <text:p>20.0933743360358</text:p>
          </table:table-cell>
          <table:table-cell/>
          <table:table-cell table:formula="of:=(([.$M$515]*[.A15]+[.$L$515])-([.J15]))*(([.$M$515]*[.A15]+[.$L$515])-([.J15]))" office:value-type="float" office:value="46.8545198677121" calcext:value-type="float">
            <text:p>46.85451986771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6]-[.$J$513])*([.A16]-[.$A$513])" office:value-type="float" office:value="2539.42717360917" calcext:value-type="float">
            <text:p>2539.42717360917</text:p>
          </table:table-cell>
          <table:table-cell table:formula="of:=([.A16]-[.$A$513])*([.A16]-[.$A$513])" office:value-type="float" office:value="58081" calcext:value-type="float">
            <text:p>58081</text:p>
          </table:table-cell>
          <table:table-cell table:formula="of:=([.K16]-[.$K$513])*([.A16]-[.$A$513])" office:value-type="float" office:value="20.0103438635728" calcext:value-type="float">
            <text:p>20.0103438635728</text:p>
          </table:table-cell>
          <table:table-cell/>
          <table:table-cell table:formula="of:=(([.$M$515]*[.A16]+[.$L$515])-([.J16]))*(([.$M$515]*[.A16]+[.$L$515])-([.J16]))" office:value-type="float" office:value="45.8763652772688" calcext:value-type="float">
            <text:p>45.87636527726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1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7]-[.$J$513])*([.A17]-[.$A$513])" office:value-type="float" office:value="2528.89013139502" calcext:value-type="float">
            <text:p>2528.89013139502</text:p>
          </table:table-cell>
          <table:table-cell table:formula="of:=([.A17]-[.$A$513])*([.A17]-[.$A$513])" office:value-type="float" office:value="57600" calcext:value-type="float">
            <text:p>57600</text:p>
          </table:table-cell>
          <table:table-cell table:formula="of:=([.K17]-[.$K$513])*([.A17]-[.$A$513])" office:value-type="float" office:value="19.9273133911099" calcext:value-type="float">
            <text:p>19.9273133911099</text:p>
          </table:table-cell>
          <table:table-cell/>
          <table:table-cell table:formula="of:=(([.$M$515]*[.A17]+[.$L$515])-([.J17]))*(([.$M$515]*[.A17]+[.$L$515])-([.J17]))" office:value-type="float" office:value="44.908528856629" calcext:value-type="float">
            <text:p>44.9085288566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8]-[.$J$513])*([.A18]-[.$A$513])" office:value-type="float" office:value="2518.35308918088" calcext:value-type="float">
            <text:p>2518.35308918088</text:p>
          </table:table-cell>
          <table:table-cell table:formula="of:=([.A18]-[.$A$513])*([.A18]-[.$A$513])" office:value-type="float" office:value="57121" calcext:value-type="float">
            <text:p>57121</text:p>
          </table:table-cell>
          <table:table-cell table:formula="of:=([.K18]-[.$K$513])*([.A18]-[.$A$513])" office:value-type="float" office:value="19.8442829186469" calcext:value-type="float">
            <text:p>19.8442829186469</text:p>
          </table:table-cell>
          <table:table-cell/>
          <table:table-cell table:formula="of:=(([.$M$515]*[.A18]+[.$L$515])-([.J18]))*(([.$M$515]*[.A18]+[.$L$515])-([.J18]))" office:value-type="float" office:value="43.9510106057928" calcext:value-type="float">
            <text:p>43.95101060579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19]-[.$J$513])*([.A19]-[.$A$513])" office:value-type="float" office:value="2507.81604696673" calcext:value-type="float">
            <text:p>2507.81604696673</text:p>
          </table:table-cell>
          <table:table-cell table:formula="of:=([.A19]-[.$A$513])*([.A19]-[.$A$513])" office:value-type="float" office:value="56644" calcext:value-type="float">
            <text:p>56644</text:p>
          </table:table-cell>
          <table:table-cell table:formula="of:=([.K19]-[.$K$513])*([.A19]-[.$A$513])" office:value-type="float" office:value="19.761252446184" calcext:value-type="float">
            <text:p>19.761252446184</text:p>
          </table:table-cell>
          <table:table-cell/>
          <table:table-cell table:formula="of:=(([.$M$515]*[.A19]+[.$L$515])-([.J19]))*(([.$M$515]*[.A19]+[.$L$515])-([.J19]))" office:value-type="float" office:value="43.0038105247602" calcext:value-type="float">
            <text:p>43.00381052476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1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20]-[.$J$513])*([.A20]-[.$A$513])" office:value-type="float" office:value="2497.27900475259" calcext:value-type="float">
            <text:p>2497.27900475259</text:p>
          </table:table-cell>
          <table:table-cell table:formula="of:=([.A20]-[.$A$513])*([.A20]-[.$A$513])" office:value-type="float" office:value="56169" calcext:value-type="float">
            <text:p>56169</text:p>
          </table:table-cell>
          <table:table-cell table:formula="of:=([.K20]-[.$K$513])*([.A20]-[.$A$513])" office:value-type="float" office:value="19.678221973721" calcext:value-type="float">
            <text:p>19.678221973721</text:p>
          </table:table-cell>
          <table:table-cell/>
          <table:table-cell table:formula="of:=(([.$M$515]*[.A20]+[.$L$515])-([.J20]))*(([.$M$515]*[.A20]+[.$L$515])-([.J20]))" office:value-type="float" office:value="42.0669286135312" calcext:value-type="float">
            <text:p>42.06692861353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1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21]-[.$J$513])*([.A21]-[.$A$513])" office:value-type="float" office:value="2486.74196253844" calcext:value-type="float">
            <text:p>2486.74196253844</text:p>
          </table:table-cell>
          <table:table-cell table:formula="of:=([.A21]-[.$A$513])*([.A21]-[.$A$513])" office:value-type="float" office:value="55696" calcext:value-type="float">
            <text:p>55696</text:p>
          </table:table-cell>
          <table:table-cell table:formula="of:=([.K21]-[.$K$513])*([.A21]-[.$A$513])" office:value-type="float" office:value="19.595191501258" calcext:value-type="float">
            <text:p>19.595191501258</text:p>
          </table:table-cell>
          <table:table-cell/>
          <table:table-cell table:formula="of:=(([.$M$515]*[.A21]+[.$L$515])-([.J21]))*(([.$M$515]*[.A21]+[.$L$515])-([.J21]))" office:value-type="float" office:value="41.1403648721057" calcext:value-type="float">
            <text:p>41.14036487210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J22]-[.$J$513])*([.A22]-[.$A$513])" office:value-type="float" office:value="2476.20492032429" calcext:value-type="float">
            <text:p>2476.20492032429</text:p>
          </table:table-cell>
          <table:table-cell table:formula="of:=([.A22]-[.$A$513])*([.A22]-[.$A$513])" office:value-type="float" office:value="55225" calcext:value-type="float">
            <text:p>55225</text:p>
          </table:table-cell>
          <table:table-cell table:formula="of:=([.K22]-[.$K$513])*([.A22]-[.$A$513])" office:value-type="float" office:value="19.5121610287951" calcext:value-type="float">
            <text:p>19.5121610287951</text:p>
          </table:table-cell>
          <table:table-cell/>
          <table:table-cell table:formula="of:=(([.$M$515]*[.A22]+[.$L$515])-([.J22]))*(([.$M$515]*[.A22]+[.$L$515])-([.J22]))" office:value-type="float" office:value="40.2241193004839" calcext:value-type="float">
            <text:p>40.224119300483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1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3]-[.$J$513])*([.A23]-[.$A$513])" office:value-type="float" office:value="2265.09644953872" calcext:value-type="float">
            <text:p>2265.09644953872</text:p>
          </table:table-cell>
          <table:table-cell table:formula="of:=([.A23]-[.$A$513])*([.A23]-[.$A$513])" office:value-type="float" office:value="54756" calcext:value-type="float">
            <text:p>54756</text:p>
          </table:table-cell>
          <table:table-cell table:formula="of:=([.K23]-[.$K$513])*([.A23]-[.$A$513])" office:value-type="float" office:value="19.4291305563321" calcext:value-type="float">
            <text:p>19.4291305563321</text:p>
          </table:table-cell>
          <table:table-cell/>
          <table:table-cell table:formula="of:=(([.$M$515]*[.A23]+[.$L$515])-([.J23]))*(([.$M$515]*[.A23]+[.$L$515])-([.J23]))" office:value-type="float" office:value="50.8021806115676" calcext:value-type="float">
            <text:p>50.80218061156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1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4]-[.$J$513])*([.A24]-[.$A$513])" office:value-type="float" office:value="2388.55940732457" calcext:value-type="float">
            <text:p>2388.55940732457</text:p>
          </table:table-cell>
          <table:table-cell table:formula="of:=([.A24]-[.$A$513])*([.A24]-[.$A$513])" office:value-type="float" office:value="54289" calcext:value-type="float">
            <text:p>54289</text:p>
          </table:table-cell>
          <table:table-cell table:formula="of:=([.K24]-[.$K$513])*([.A24]-[.$A$513])" office:value-type="float" office:value="19.3461000838692" calcext:value-type="float">
            <text:p>19.3461000838692</text:p>
          </table:table-cell>
          <table:table-cell/>
          <table:table-cell table:formula="of:=(([.$M$515]*[.A24]+[.$L$515])-([.J24]))*(([.$M$515]*[.A24]+[.$L$515])-([.J24]))" office:value-type="float" office:value="42.0462697295387" calcext:value-type="float">
            <text:p>42.046269729538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]-[.$J$513])*([.A25]-[.$A$513])" office:value-type="float" office:value="2378.30807939614" calcext:value-type="float">
            <text:p>2378.30807939614</text:p>
          </table:table-cell>
          <table:table-cell table:formula="of:=([.A25]-[.$A$513])*([.A25]-[.$A$513])" office:value-type="float" office:value="53824" calcext:value-type="float">
            <text:p>53824</text:p>
          </table:table-cell>
          <table:table-cell table:formula="of:=([.K25]-[.$K$513])*([.A25]-[.$A$513])" office:value-type="float" office:value="19.2630696114062" calcext:value-type="float">
            <text:p>19.2630696114062</text:p>
          </table:table-cell>
          <table:table-cell/>
          <table:table-cell table:formula="of:=(([.$M$515]*[.A25]+[.$L$515])-([.J25]))*(([.$M$515]*[.A25]+[.$L$515])-([.J25]))" office:value-type="float" office:value="41.1199347987038" calcext:value-type="float">
            <text:p>41.11993479870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]-[.$J$513])*([.A26]-[.$A$513])" office:value-type="float" office:value="2368.05675146771" calcext:value-type="float">
            <text:p>2368.05675146771</text:p>
          </table:table-cell>
          <table:table-cell table:formula="of:=([.A26]-[.$A$513])*([.A26]-[.$A$513])" office:value-type="float" office:value="53361" calcext:value-type="float">
            <text:p>53361</text:p>
          </table:table-cell>
          <table:table-cell table:formula="of:=([.K26]-[.$K$513])*([.A26]-[.$A$513])" office:value-type="float" office:value="19.1800391389433" calcext:value-type="float">
            <text:p>19.1800391389433</text:p>
          </table:table-cell>
          <table:table-cell/>
          <table:table-cell table:formula="of:=(([.$M$515]*[.A26]+[.$L$515])-([.J26]))*(([.$M$515]*[.A26]+[.$L$515])-([.J26]))" office:value-type="float" office:value="40.2039180376725" calcext:value-type="float">
            <text:p>40.20391803767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1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]-[.$J$513])*([.A27]-[.$A$513])" office:value-type="float" office:value="2357.80542353928" calcext:value-type="float">
            <text:p>2357.80542353928</text:p>
          </table:table-cell>
          <table:table-cell table:formula="of:=([.A27]-[.$A$513])*([.A27]-[.$A$513])" office:value-type="float" office:value="52900" calcext:value-type="float">
            <text:p>52900</text:p>
          </table:table-cell>
          <table:table-cell table:formula="of:=([.K27]-[.$K$513])*([.A27]-[.$A$513])" office:value-type="float" office:value="19.0970086664803" calcext:value-type="float">
            <text:p>19.0970086664803</text:p>
          </table:table-cell>
          <table:table-cell/>
          <table:table-cell table:formula="of:=(([.$M$515]*[.A27]+[.$L$515])-([.J27]))*(([.$M$515]*[.A27]+[.$L$515])-([.J27]))" office:value-type="float" office:value="39.2982194464448" calcext:value-type="float">
            <text:p>39.29821944644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1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]-[.$J$513])*([.A28]-[.$A$513])" office:value-type="float" office:value="2347.55409561085" calcext:value-type="float">
            <text:p>2347.55409561085</text:p>
          </table:table-cell>
          <table:table-cell table:formula="of:=([.A28]-[.$A$513])*([.A28]-[.$A$513])" office:value-type="float" office:value="52441" calcext:value-type="float">
            <text:p>52441</text:p>
          </table:table-cell>
          <table:table-cell table:formula="of:=([.K28]-[.$K$513])*([.A28]-[.$A$513])" office:value-type="float" office:value="19.0139781940173" calcext:value-type="float">
            <text:p>19.0139781940173</text:p>
          </table:table-cell>
          <table:table-cell/>
          <table:table-cell table:formula="of:=(([.$M$515]*[.A28]+[.$L$515])-([.J28]))*(([.$M$515]*[.A28]+[.$L$515])-([.J28]))" office:value-type="float" office:value="38.4028390250207" calcext:value-type="float">
            <text:p>38.40283902502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1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]-[.$J$513])*([.A29]-[.$A$513])" office:value-type="float" office:value="2337.30276768242" calcext:value-type="float">
            <text:p>2337.30276768242</text:p>
          </table:table-cell>
          <table:table-cell table:formula="of:=([.A29]-[.$A$513])*([.A29]-[.$A$513])" office:value-type="float" office:value="51984" calcext:value-type="float">
            <text:p>51984</text:p>
          </table:table-cell>
          <table:table-cell table:formula="of:=([.K29]-[.$K$513])*([.A29]-[.$A$513])" office:value-type="float" office:value="18.9309477215544" calcext:value-type="float">
            <text:p>18.9309477215544</text:p>
          </table:table-cell>
          <table:table-cell/>
          <table:table-cell table:formula="of:=(([.$M$515]*[.A29]+[.$L$515])-([.J29]))*(([.$M$515]*[.A29]+[.$L$515])-([.J29]))" office:value-type="float" office:value="37.5177767734001" calcext:value-type="float">
            <text:p>37.51777677340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1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1428571428571" calcext:value-type="float">
            <text:p>-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]-[.$J$513])*([.A30]-[.$A$513])" office:value-type="float" office:value="2521.62286832541" calcext:value-type="float">
            <text:p>2521.62286832541</text:p>
          </table:table-cell>
          <table:table-cell table:formula="of:=([.A30]-[.$A$513])*([.A30]-[.$A$513])" office:value-type="float" office:value="51529" calcext:value-type="float">
            <text:p>51529</text:p>
          </table:table-cell>
          <table:table-cell table:formula="of:=([.K30]-[.$K$513])*([.A30]-[.$A$513])" office:value-type="float" office:value="18.8479172490914" calcext:value-type="float">
            <text:p>18.8479172490914</text:p>
          </table:table-cell>
          <table:table-cell/>
          <table:table-cell table:formula="of:=(([.$M$515]*[.A30]+[.$L$515])-([.J30]))*(([.$M$515]*[.A30]+[.$L$515])-([.J30]))" office:value-type="float" office:value="27.000557056515" calcext:value-type="float">
            <text:p>27.0005570565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]-[.$J$513])*([.A31]-[.$A$513])" office:value-type="float" office:value="2284.51439753984" calcext:value-type="float">
            <text:p>2284.51439753984</text:p>
          </table:table-cell>
          <table:table-cell table:formula="of:=([.A31]-[.$A$513])*([.A31]-[.$A$513])" office:value-type="float" office:value="51076" calcext:value-type="float">
            <text:p>51076</text:p>
          </table:table-cell>
          <table:table-cell table:formula="of:=([.K31]-[.$K$513])*([.A31]-[.$A$513])" office:value-type="float" office:value="18.7648867766285" calcext:value-type="float">
            <text:p>18.7648867766285</text:p>
          </table:table-cell>
          <table:table-cell/>
          <table:table-cell table:formula="of:=(([.$M$515]*[.A31]+[.$L$515])-([.J31]))*(([.$M$515]*[.A31]+[.$L$515])-([.J31]))" office:value-type="float" office:value="37.5080212606264" calcext:value-type="float">
            <text:p>37.5080212606264</text:p>
          </table:table-cell>
          <table:table-cell table:formula="of:=SUM([.Q2:.Q31])" office:value-type="float" office:value="1404.74095792901" calcext:value-type="float">
            <text:p>1404.740957929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]-[.$J$513])*([.A32]-[.$A$513])" office:value-type="float" office:value="2242.26306961141" calcext:value-type="float">
            <text:p>2242.26306961141</text:p>
          </table:table-cell>
          <table:table-cell table:formula="of:=([.A32]-[.$A$513])*([.A32]-[.$A$513])" office:value-type="float" office:value="50625" calcext:value-type="float">
            <text:p>50625</text:p>
          </table:table-cell>
          <table:table-cell table:formula="of:=([.K32]-[.$K$513])*([.A32]-[.$A$513])" office:value-type="float" office:value="18.6818563041655" calcext:value-type="float">
            <text:p>18.6818563041655</text:p>
          </table:table-cell>
          <table:table-cell/>
          <table:table-cell table:formula="of:=(([.$M$515]*[.A32]+[.$L$515])-([.J32]))*(([.$M$515]*[.A32]+[.$L$515])-([.J32]))" office:value-type="float" office:value="38.38310045738" calcext:value-type="float">
            <text:p>38.38310045738</text:p>
          </table:table-cell>
          <table:table-cell table:formula="of:=SUM([.Q3:.Q32])" office:value-type="float" office:value="1382.61457539078" calcext:value-type="float">
            <text:p>1382.61457539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]-[.$J$513])*([.A33]-[.$A$513])" office:value-type="float" office:value="2200.29745596869" calcext:value-type="float">
            <text:p>2200.29745596869</text:p>
          </table:table-cell>
          <table:table-cell table:formula="of:=([.A33]-[.$A$513])*([.A33]-[.$A$513])" office:value-type="float" office:value="50176" calcext:value-type="float">
            <text:p>50176</text:p>
          </table:table-cell>
          <table:table-cell table:formula="of:=([.K33]-[.$K$513])*([.A33]-[.$A$513])" office:value-type="float" office:value="18.5988258317025" calcext:value-type="float">
            <text:p>18.5988258317025</text:p>
          </table:table-cell>
          <table:table-cell/>
          <table:table-cell table:formula="of:=(([.$M$515]*[.A33]+[.$L$515])-([.J33]))*(([.$M$515]*[.A33]+[.$L$515])-([.J33]))" office:value-type="float" office:value="39.2682702818441" calcext:value-type="float">
            <text:p>39.2682702818441</text:p>
          </table:table-cell>
          <table:table-cell table:formula="of:=SUM([.Q4:.Q33])" office:value-type="float" office:value="1362.48565347492" calcext:value-type="float">
            <text:p>1362.485653474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]-[.$J$513])*([.A34]-[.$A$513])" office:value-type="float" office:value="2190.47469946883" calcext:value-type="float">
            <text:p>2190.47469946883</text:p>
          </table:table-cell>
          <table:table-cell table:formula="of:=([.A34]-[.$A$513])*([.A34]-[.$A$513])" office:value-type="float" office:value="49729" calcext:value-type="float">
            <text:p>49729</text:p>
          </table:table-cell>
          <table:table-cell table:formula="of:=([.K34]-[.$K$513])*([.A34]-[.$A$513])" office:value-type="float" office:value="18.5157953592396" calcext:value-type="float">
            <text:p>18.5157953592396</text:p>
          </table:table-cell>
          <table:table-cell/>
          <table:table-cell table:formula="of:=(([.$M$515]*[.A34]+[.$L$515])-([.J34]))*(([.$M$515]*[.A34]+[.$L$515])-([.J34]))" office:value-type="float" office:value="38.3732330763058" calcext:value-type="float">
            <text:p>38.3732330763058</text:p>
          </table:table-cell>
          <table:table-cell table:formula="of:=SUM([.Q5:.Q34])" office:value-type="float" office:value="1342.5636669816" calcext:value-type="float">
            <text:p>1342.56366698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-02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]-[.$J$513])*([.A35]-[.$A$513])" office:value-type="float" office:value="2085.50908582611" calcext:value-type="float">
            <text:p>2085.50908582611</text:p>
          </table:table-cell>
          <table:table-cell table:formula="of:=([.A35]-[.$A$513])*([.A35]-[.$A$513])" office:value-type="float" office:value="49284" calcext:value-type="float">
            <text:p>49284</text:p>
          </table:table-cell>
          <table:table-cell table:formula="of:=([.K35]-[.$K$513])*([.A35]-[.$A$513])" office:value-type="float" office:value="18.4327648867766" calcext:value-type="float">
            <text:p>18.4327648867766</text:p>
          </table:table-cell>
          <table:table-cell/>
          <table:table-cell table:formula="of:=(([.$M$515]*[.A35]+[.$L$515])-([.J35]))*(([.$M$515]*[.A35]+[.$L$515])-([.J35]))" office:value-type="float" office:value="42.9202901903656" calcext:value-type="float">
            <text:p>42.9202901903656</text:p>
          </table:table-cell>
          <table:table-cell table:formula="of:=SUM([.Q6:.Q35])" office:value-type="float" office:value="1328.28039206062" calcext:value-type="float">
            <text:p>1328.280392060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-02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]-[.$J$513])*([.A36]-[.$A$513])" office:value-type="float" office:value="2076.11490075482" calcext:value-type="float">
            <text:p>2076.11490075482</text:p>
          </table:table-cell>
          <table:table-cell table:formula="of:=([.A36]-[.$A$513])*([.A36]-[.$A$513])" office:value-type="float" office:value="48841" calcext:value-type="float">
            <text:p>48841</text:p>
          </table:table-cell>
          <table:table-cell table:formula="of:=([.K36]-[.$K$513])*([.A36]-[.$A$513])" office:value-type="float" office:value="18.3497344143137" calcext:value-type="float">
            <text:p>18.3497344143137</text:p>
          </table:table-cell>
          <table:table-cell/>
          <table:table-cell table:formula="of:=(([.$M$515]*[.A36]+[.$L$515])-([.J36]))*(([.$M$515]*[.A36]+[.$L$515])-([.J36]))" office:value-type="float" office:value="41.9843235214988" calcext:value-type="float">
            <text:p>41.9843235214988</text:p>
          </table:table-cell>
          <table:table-cell table:formula="of:=SUM([.Q7:.Q36])" office:value-type="float" office:value="1314.14248675926" calcext:value-type="float">
            <text:p>1314.142486759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02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]-[.$J$513])*([.A37]-[.$A$513])" office:value-type="float" office:value="2003.86357282639" calcext:value-type="float">
            <text:p>2003.86357282639</text:p>
          </table:table-cell>
          <table:table-cell table:formula="of:=([.A37]-[.$A$513])*([.A37]-[.$A$513])" office:value-type="float" office:value="48400" calcext:value-type="float">
            <text:p>48400</text:p>
          </table:table-cell>
          <table:table-cell table:formula="of:=([.K37]-[.$K$513])*([.A37]-[.$A$513])" office:value-type="float" office:value="18.2667039418507" calcext:value-type="float">
            <text:p>18.2667039418507</text:p>
          </table:table-cell>
          <table:table-cell/>
          <table:table-cell table:formula="of:=(([.$M$515]*[.A37]+[.$L$515])-([.J37]))*(([.$M$515]*[.A37]+[.$L$515])-([.J37]))" office:value-type="float" office:value="44.8018530177042" calcext:value-type="float">
            <text:p>44.8018530177042</text:p>
          </table:table-cell>
          <table:table-cell table:formula="of:=SUM([.Q8:.Q37])" office:value-type="float" office:value="1303.89312907277" calcext:value-type="float">
            <text:p>1303.89312907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02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]-[.$J$513])*([.A38]-[.$A$513])" office:value-type="float" office:value="2057.32653061225" calcext:value-type="float">
            <text:p>2057.32653061225</text:p>
          </table:table-cell>
          <table:table-cell table:formula="of:=([.A38]-[.$A$513])*([.A38]-[.$A$513])" office:value-type="float" office:value="47961" calcext:value-type="float">
            <text:p>47961</text:p>
          </table:table-cell>
          <table:table-cell table:formula="of:=([.K38]-[.$K$513])*([.A38]-[.$A$513])" office:value-type="float" office:value="18.1836734693878" calcext:value-type="float">
            <text:p>18.1836734693878</text:p>
          </table:table-cell>
          <table:table-cell/>
          <table:table-cell table:formula="of:=(([.$M$515]*[.A38]+[.$L$515])-([.J38]))*(([.$M$515]*[.A38]+[.$L$515])-([.J38]))" office:value-type="float" office:value="40.143344693176" calcext:value-type="float">
            <text:p>40.143344693176</text:p>
          </table:table-cell>
          <table:table-cell table:formula="of:=SUM([.Q9:.Q38])" office:value-type="float" office:value="1290.04596301063" calcext:value-type="float">
            <text:p>1290.045963010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]-[.$J$513])*([.A39]-[.$A$513])" office:value-type="float" office:value="2079.07520268381" calcext:value-type="float">
            <text:p>2079.07520268381</text:p>
          </table:table-cell>
          <table:table-cell table:formula="of:=([.A39]-[.$A$513])*([.A39]-[.$A$513])" office:value-type="float" office:value="47524" calcext:value-type="float">
            <text:p>47524</text:p>
          </table:table-cell>
          <table:table-cell table:formula="of:=([.K39]-[.$K$513])*([.A39]-[.$A$513])" office:value-type="float" office:value="18.1006429969248" calcext:value-type="float">
            <text:p>18.1006429969248</text:p>
          </table:table-cell>
          <table:table-cell/>
          <table:table-cell table:formula="of:=(([.$M$515]*[.A39]+[.$L$515])-([.J39]))*(([.$M$515]*[.A39]+[.$L$515])-([.J39]))" office:value-type="float" office:value="37.4690118945054" calcext:value-type="float">
            <text:p>37.4690118945054</text:p>
          </table:table-cell>
          <table:table-cell table:formula="of:=SUM([.Q10:.Q39])" office:value-type="float" office:value="1274.57484592889" calcext:value-type="float">
            <text:p>1274.574845928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]-[.$J$513])*([.A40]-[.$A$513])" office:value-type="float" office:value="2069.53816046967" calcext:value-type="float">
            <text:p>2069.53816046967</text:p>
          </table:table-cell>
          <table:table-cell table:formula="of:=([.A40]-[.$A$513])*([.A40]-[.$A$513])" office:value-type="float" office:value="47089" calcext:value-type="float">
            <text:p>47089</text:p>
          </table:table-cell>
          <table:table-cell table:formula="of:=([.K40]-[.$K$513])*([.A40]-[.$A$513])" office:value-type="float" office:value="18.0176125244618" calcext:value-type="float">
            <text:p>18.0176125244618</text:p>
          </table:table-cell>
          <table:table-cell/>
          <table:table-cell table:formula="of:=(([.$M$515]*[.A40]+[.$L$515])-([.J40]))*(([.$M$515]*[.A40]+[.$L$515])-([.J40]))" office:value-type="float" office:value="36.5948398391648" calcext:value-type="float">
            <text:p>36.5948398391648</text:p>
          </table:table-cell>
          <table:table-cell table:formula="of:=SUM([.Q11:.Q40])" office:value-type="float" office:value="1259.26962040107" calcext:value-type="float">
            <text:p>1259.269620401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02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]-[.$J$513])*([.A41]-[.$A$513])" office:value-type="float" office:value="2060.00111825552" calcext:value-type="float">
            <text:p>2060.00111825552</text:p>
          </table:table-cell>
          <table:table-cell table:formula="of:=([.A41]-[.$A$513])*([.A41]-[.$A$513])" office:value-type="float" office:value="46656" calcext:value-type="float">
            <text:p>46656</text:p>
          </table:table-cell>
          <table:table-cell table:formula="of:=([.K41]-[.$K$513])*([.A41]-[.$A$513])" office:value-type="float" office:value="17.9345820519989" calcext:value-type="float">
            <text:p>17.9345820519989</text:p>
          </table:table-cell>
          <table:table-cell/>
          <table:table-cell table:formula="of:=(([.$M$515]*[.A41]+[.$L$515])-([.J41]))*(([.$M$515]*[.A41]+[.$L$515])-([.J41]))" office:value-type="float" office:value="35.7309859536278" calcext:value-type="float">
            <text:p>35.7309859536278</text:p>
          </table:table-cell>
          <table:table-cell table:formula="of:=SUM([.Q12:.Q41])" office:value-type="float" office:value="1244.13028642718" calcext:value-type="float">
            <text:p>1244.130286427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02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]-[.$J$513])*([.A42]-[.$A$513])" office:value-type="float" office:value="2111.89264746995" calcext:value-type="float">
            <text:p>2111.89264746995</text:p>
          </table:table-cell>
          <table:table-cell table:formula="of:=([.A42]-[.$A$513])*([.A42]-[.$A$513])" office:value-type="float" office:value="46225" calcext:value-type="float">
            <text:p>46225</text:p>
          </table:table-cell>
          <table:table-cell table:formula="of:=([.K42]-[.$K$513])*([.A42]-[.$A$513])" office:value-type="float" office:value="17.8515515795359" calcext:value-type="float">
            <text:p>17.8515515795359</text:p>
          </table:table-cell>
          <table:table-cell/>
          <table:table-cell table:formula="of:=(([.$M$515]*[.A42]+[.$L$515])-([.J42]))*(([.$M$515]*[.A42]+[.$L$515])-([.J42]))" office:value-type="float" office:value="31.5843895449284" calcext:value-type="float">
            <text:p>31.5843895449284</text:p>
          </table:table-cell>
          <table:table-cell table:formula="of:=SUM([.Q13:.Q42])" office:value-type="float" office:value="1225.86378331424" calcext:value-type="float">
            <text:p>1225.863783314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02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]-[.$J$513])*([.A43]-[.$A$513])" office:value-type="float" office:value="2102.06989097009" calcext:value-type="float">
            <text:p>2102.06989097009</text:p>
          </table:table-cell>
          <table:table-cell table:formula="of:=([.A43]-[.$A$513])*([.A43]-[.$A$513])" office:value-type="float" office:value="45796" calcext:value-type="float">
            <text:p>45796</text:p>
          </table:table-cell>
          <table:table-cell table:formula="of:=([.K43]-[.$K$513])*([.A43]-[.$A$513])" office:value-type="float" office:value="17.768521107073" calcext:value-type="float">
            <text:p>17.768521107073</text:p>
          </table:table-cell>
          <table:table-cell/>
          <table:table-cell table:formula="of:=(([.$M$515]*[.A43]+[.$L$515])-([.J43]))*(([.$M$515]*[.A43]+[.$L$515])-([.J43]))" office:value-type="float" office:value="30.7822158676224" calcext:value-type="float">
            <text:p>30.7822158676224</text:p>
          </table:table-cell>
          <table:table-cell table:formula="of:=SUM([.Q14:.Q43])" office:value-type="float" office:value="1207.80421562386" calcext:value-type="float">
            <text:p>1207.804215623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]-[.$J$513])*([.A44]-[.$A$513])" office:value-type="float" office:value="2122.6757058988" calcext:value-type="float">
            <text:p>2122.6757058988</text:p>
          </table:table-cell>
          <table:table-cell table:formula="of:=([.A44]-[.$A$513])*([.A44]-[.$A$513])" office:value-type="float" office:value="45369" calcext:value-type="float">
            <text:p>45369</text:p>
          </table:table-cell>
          <table:table-cell table:formula="of:=([.K44]-[.$K$513])*([.A44]-[.$A$513])" office:value-type="float" office:value="17.68549063461" calcext:value-type="float">
            <text:p>17.68549063461</text:p>
          </table:table-cell>
          <table:table-cell/>
          <table:table-cell table:formula="of:=(([.$M$515]*[.A44]+[.$L$515])-([.J44]))*(([.$M$515]*[.A44]+[.$L$515])-([.J44]))" office:value-type="float" office:value="28.4460983720566" calcext:value-type="float">
            <text:p>28.4460983720566</text:p>
          </table:table-cell>
          <table:table-cell table:formula="of:=SUM([.Q15:.Q44])" office:value-type="float" office:value="1188.40732136795" calcext:value-type="float">
            <text:p>1188.407321367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02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]-[.$J$513])*([.A45]-[.$A$513])" office:value-type="float" office:value="2142.9958065418" calcext:value-type="float">
            <text:p>2142.9958065418</text:p>
          </table:table-cell>
          <table:table-cell table:formula="of:=([.A45]-[.$A$513])*([.A45]-[.$A$513])" office:value-type="float" office:value="44944" calcext:value-type="float">
            <text:p>44944</text:p>
          </table:table-cell>
          <table:table-cell table:formula="of:=([.K45]-[.$K$513])*([.A45]-[.$A$513])" office:value-type="float" office:value="17.6024601621471" calcext:value-type="float">
            <text:p>17.6024601621471</text:p>
          </table:table-cell>
          <table:table-cell/>
          <table:table-cell table:formula="of:=(([.$M$515]*[.A45]+[.$L$515])-([.J45]))*(([.$M$515]*[.A45]+[.$L$515])-([.J45]))" office:value-type="float" office:value="26.2021592414487" calcext:value-type="float">
            <text:p>26.2021592414487</text:p>
          </table:table-cell>
          <table:table-cell table:formula="of:=SUM([.Q16:.Q45])" office:value-type="float" office:value="1167.75496074169" calcext:value-type="float">
            <text:p>1167.754960741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]-[.$J$513])*([.A46]-[.$A$513])" office:value-type="float" office:value="2132.88733575622" calcext:value-type="float">
            <text:p>2132.88733575622</text:p>
          </table:table-cell>
          <table:table-cell table:formula="of:=([.A46]-[.$A$513])*([.A46]-[.$A$513])" office:value-type="float" office:value="44521" calcext:value-type="float">
            <text:p>44521</text:p>
          </table:table-cell>
          <table:table-cell table:formula="of:=([.K46]-[.$K$513])*([.A46]-[.$A$513])" office:value-type="float" office:value="17.5194296896841" calcext:value-type="float">
            <text:p>17.5194296896841</text:p>
          </table:table-cell>
          <table:table-cell/>
          <table:table-cell table:formula="of:=(([.$M$515]*[.A46]+[.$L$515])-([.J46]))*(([.$M$515]*[.A46]+[.$L$515])-([.J46]))" office:value-type="float" office:value="25.4719839421772" calcext:value-type="float">
            <text:p>25.4719839421772</text:p>
          </table:table-cell>
          <table:table-cell table:formula="of:=SUM([.Q17:.Q46])" office:value-type="float" office:value="1147.3505794066" calcext:value-type="float">
            <text:p>1147.35057940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]-[.$J$513])*([.A47]-[.$A$513])" office:value-type="float" office:value="2152.77886497065" calcext:value-type="float">
            <text:p>2152.77886497065</text:p>
          </table:table-cell>
          <table:table-cell table:formula="of:=([.A47]-[.$A$513])*([.A47]-[.$A$513])" office:value-type="float" office:value="44100" calcext:value-type="float">
            <text:p>44100</text:p>
          </table:table-cell>
          <table:table-cell table:formula="of:=([.K47]-[.$K$513])*([.A47]-[.$A$513])" office:value-type="float" office:value="17.4363992172211" calcext:value-type="float">
            <text:p>17.4363992172211</text:p>
          </table:table-cell>
          <table:table-cell/>
          <table:table-cell table:formula="of:=(([.$M$515]*[.A47]+[.$L$515])-([.J47]))*(([.$M$515]*[.A47]+[.$L$515])-([.J47]))" office:value-type="float" office:value="23.3510632806428" calcext:value-type="float">
            <text:p>23.3510632806428</text:p>
          </table:table-cell>
          <table:table-cell table:formula="of:=SUM([.Q18:.Q47])" office:value-type="float" office:value="1125.79311383061" calcext:value-type="float">
            <text:p>1125.793113830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02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]-[.$J$513])*([.A48]-[.$A$513])" office:value-type="float" office:value="2142.52753704221" calcext:value-type="float">
            <text:p>2142.52753704221</text:p>
          </table:table-cell>
          <table:table-cell table:formula="of:=([.A48]-[.$A$513])*([.A48]-[.$A$513])" office:value-type="float" office:value="43681" calcext:value-type="float">
            <text:p>43681</text:p>
          </table:table-cell>
          <table:table-cell table:formula="of:=([.K48]-[.$K$513])*([.A48]-[.$A$513])" office:value-type="float" office:value="17.3533687447582" calcext:value-type="float">
            <text:p>17.3533687447582</text:p>
          </table:table-cell>
          <table:table-cell/>
          <table:table-cell table:formula="of:=(([.$M$515]*[.A48]+[.$L$515])-([.J48]))*(([.$M$515]*[.A48]+[.$L$515])-([.J48]))" office:value-type="float" office:value="22.6620462552903" calcext:value-type="float">
            <text:p>22.6620462552903</text:p>
          </table:table-cell>
          <table:table-cell table:formula="of:=SUM([.Q19:.Q48])" office:value-type="float" office:value="1104.50414948011" calcext:value-type="float">
            <text:p>1104.504149480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02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]-[.$J$513])*([.A49]-[.$A$513])" office:value-type="float" office:value="2161.99049482807" calcext:value-type="float">
            <text:p>2161.99049482807</text:p>
          </table:table-cell>
          <table:table-cell table:formula="of:=([.A49]-[.$A$513])*([.A49]-[.$A$513])" office:value-type="float" office:value="43264" calcext:value-type="float">
            <text:p>43264</text:p>
          </table:table-cell>
          <table:table-cell table:formula="of:=([.K49]-[.$K$513])*([.A49]-[.$A$513])" office:value-type="float" office:value="17.2703382722952" calcext:value-type="float">
            <text:p>17.2703382722952</text:p>
          </table:table-cell>
          <table:table-cell/>
          <table:table-cell table:formula="of:=(([.$M$515]*[.A49]+[.$L$515])-([.J49]))*(([.$M$515]*[.A49]+[.$L$515])-([.J49]))" office:value-type="float" office:value="20.6641440628294" calcext:value-type="float">
            <text:p>20.6641440628294</text:p>
          </table:table-cell>
          <table:table-cell table:formula="of:=SUM([.Q20:.Q49])" office:value-type="float" office:value="1082.16448301818" calcext:value-type="float">
            <text:p>1082.164483018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02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50]-[.$J$513])*([.A50]-[.$A$513])" office:value-type="float" office:value="2151.59630975678" calcext:value-type="float">
            <text:p>2151.59630975678</text:p>
          </table:table-cell>
          <table:table-cell table:formula="of:=([.A50]-[.$A$513])*([.A50]-[.$A$513])" office:value-type="float" office:value="42849" calcext:value-type="float">
            <text:p>42849</text:p>
          </table:table-cell>
          <table:table-cell table:formula="of:=([.K50]-[.$K$513])*([.A50]-[.$A$513])" office:value-type="float" office:value="17.1873077998323" calcext:value-type="float">
            <text:p>17.1873077998323</text:p>
          </table:table-cell>
          <table:table-cell/>
          <table:table-cell table:formula="of:=(([.$M$515]*[.A50]+[.$L$515])-([.J50]))*(([.$M$515]*[.A50]+[.$L$515])-([.J50]))" office:value-type="float" office:value="20.0162853113959" calcext:value-type="float">
            <text:p>20.0162853113959</text:p>
          </table:table-cell>
          <table:table-cell table:formula="of:=SUM([.Q21:.Q50])" office:value-type="float" office:value="1060.11383971604" calcext:value-type="float">
            <text:p>1060.113839716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02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1]-[.$J$513])*([.A51]-[.$A$513])" office:value-type="float" office:value="2170.63069611406" calcext:value-type="float">
            <text:p>2170.63069611406</text:p>
          </table:table-cell>
          <table:table-cell table:formula="of:=([.A51]-[.$A$513])*([.A51]-[.$A$513])" office:value-type="float" office:value="42436" calcext:value-type="float">
            <text:p>42436</text:p>
          </table:table-cell>
          <table:table-cell table:formula="of:=([.K51]-[.$K$513])*([.A51]-[.$A$513])" office:value-type="float" office:value="17.1042773273693" calcext:value-type="float">
            <text:p>17.1042773273693</text:p>
          </table:table-cell>
          <table:table-cell/>
          <table:table-cell table:formula="of:=(([.$M$515]*[.A51]+[.$L$515])-([.J51]))*(([.$M$515]*[.A51]+[.$L$515])-([.J51]))" office:value-type="float" office:value="18.1414015880084" calcext:value-type="float">
            <text:p>18.1414015880084</text:p>
          </table:table-cell>
          <table:table-cell table:formula="of:=SUM([.Q22:.Q51])" office:value-type="float" office:value="1037.11487643195" calcext:value-type="float">
            <text:p>1037.114876431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02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2]-[.$J$513])*([.A52]-[.$A$513])" office:value-type="float" office:value="2160.09365389992" calcext:value-type="float">
            <text:p>2160.09365389992</text:p>
          </table:table-cell>
          <table:table-cell table:formula="of:=([.A52]-[.$A$513])*([.A52]-[.$A$513])" office:value-type="float" office:value="42025" calcext:value-type="float">
            <text:p>42025</text:p>
          </table:table-cell>
          <table:table-cell table:formula="of:=([.K52]-[.$K$513])*([.A52]-[.$A$513])" office:value-type="float" office:value="17.0212468549064" calcext:value-type="float">
            <text:p>17.0212468549064</text:p>
          </table:table-cell>
          <table:table-cell/>
          <table:table-cell table:formula="of:=(([.$M$515]*[.A52]+[.$L$515])-([.J52]))*(([.$M$515]*[.A52]+[.$L$515])-([.J52]))" office:value-type="float" office:value="17.534701110494" calcext:value-type="float">
            <text:p>17.534701110494</text:p>
          </table:table-cell>
          <table:table-cell table:formula="of:=SUM([.Q23:.Q52])" office:value-type="float" office:value="1014.42545824196" calcext:value-type="float">
            <text:p>1014.42545824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3]-[.$J$513])*([.A53]-[.$A$513])" office:value-type="float" office:value="2149.55661168577" calcext:value-type="float">
            <text:p>2149.55661168577</text:p>
          </table:table-cell>
          <table:table-cell table:formula="of:=([.A53]-[.$A$513])*([.A53]-[.$A$513])" office:value-type="float" office:value="41616" calcext:value-type="float">
            <text:p>41616</text:p>
          </table:table-cell>
          <table:table-cell table:formula="of:=([.K53]-[.$K$513])*([.A53]-[.$A$513])" office:value-type="float" office:value="16.9382163824434" calcext:value-type="float">
            <text:p>16.9382163824434</text:p>
          </table:table-cell>
          <table:table-cell/>
          <table:table-cell table:formula="of:=(([.$M$515]*[.A53]+[.$L$515])-([.J53]))*(([.$M$515]*[.A53]+[.$L$515])-([.J53]))" office:value-type="float" office:value="16.9383188027832" calcext:value-type="float">
            <text:p>16.9383188027832</text:p>
          </table:table-cell>
          <table:table-cell table:formula="of:=SUM([.Q24:.Q53])" office:value-type="float" office:value="980.561596433172" calcext:value-type="float">
            <text:p>980.5615964331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4]-[.$J$513])*([.A54]-[.$A$513])" office:value-type="float" office:value="2139.01956947162" calcext:value-type="float">
            <text:p>2139.01956947162</text:p>
          </table:table-cell>
          <table:table-cell table:formula="of:=([.A54]-[.$A$513])*([.A54]-[.$A$513])" office:value-type="float" office:value="41209" calcext:value-type="float">
            <text:p>41209</text:p>
          </table:table-cell>
          <table:table-cell table:formula="of:=([.K54]-[.$K$513])*([.A54]-[.$A$513])" office:value-type="float" office:value="16.8551859099804" calcext:value-type="float">
            <text:p>16.8551859099804</text:p>
          </table:table-cell>
          <table:table-cell/>
          <table:table-cell table:formula="of:=(([.$M$515]*[.A54]+[.$L$515])-([.J54]))*(([.$M$515]*[.A54]+[.$L$515])-([.J54]))" office:value-type="float" office:value="16.352254664876" calcext:value-type="float">
            <text:p>16.352254664876</text:p>
          </table:table-cell>
          <table:table-cell table:formula="of:=SUM([.Q25:.Q54])" office:value-type="float" office:value="954.867581368509" calcext:value-type="float">
            <text:p>954.867581368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02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5]-[.$J$513])*([.A55]-[.$A$513])" office:value-type="float" office:value="2128.48252725748" calcext:value-type="float">
            <text:p>2128.48252725748</text:p>
          </table:table-cell>
          <table:table-cell table:formula="of:=([.A55]-[.$A$513])*([.A55]-[.$A$513])" office:value-type="float" office:value="40804" calcext:value-type="float">
            <text:p>40804</text:p>
          </table:table-cell>
          <table:table-cell table:formula="of:=([.K55]-[.$K$513])*([.A55]-[.$A$513])" office:value-type="float" office:value="16.7721554375175" calcext:value-type="float">
            <text:p>16.7721554375175</text:p>
          </table:table-cell>
          <table:table-cell/>
          <table:table-cell table:formula="of:=(([.$M$515]*[.A55]+[.$L$515])-([.J55]))*(([.$M$515]*[.A55]+[.$L$515])-([.J55]))" office:value-type="float" office:value="15.7765086967724" calcext:value-type="float">
            <text:p>15.7765086967724</text:p>
          </table:table-cell>
          <table:table-cell table:formula="of:=SUM([.Q26:.Q55])" office:value-type="float" office:value="929.524155266578" calcext:value-type="float">
            <text:p>929.5241552665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02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6]-[.$J$513])*([.A56]-[.$A$513])" office:value-type="float" office:value="2117.94548504333" calcext:value-type="float">
            <text:p>2117.94548504333</text:p>
          </table:table-cell>
          <table:table-cell table:formula="of:=([.A56]-[.$A$513])*([.A56]-[.$A$513])" office:value-type="float" office:value="40401" calcext:value-type="float">
            <text:p>40401</text:p>
          </table:table-cell>
          <table:table-cell table:formula="of:=([.K56]-[.$K$513])*([.A56]-[.$A$513])" office:value-type="float" office:value="16.6891249650545" calcext:value-type="float">
            <text:p>16.6891249650545</text:p>
          </table:table-cell>
          <table:table-cell/>
          <table:table-cell table:formula="of:=(([.$M$515]*[.A56]+[.$L$515])-([.J56]))*(([.$M$515]*[.A56]+[.$L$515])-([.J56]))" office:value-type="float" office:value="15.2110808984723" calcext:value-type="float">
            <text:p>15.2110808984723</text:p>
          </table:table-cell>
          <table:table-cell table:formula="of:=SUM([.Q27:.Q56])" office:value-type="float" office:value="904.531318127378" calcext:value-type="float">
            <text:p>904.5313181273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02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7]-[.$J$513])*([.A57]-[.$A$513])" office:value-type="float" office:value="2107.40844282919" calcext:value-type="float">
            <text:p>2107.40844282919</text:p>
          </table:table-cell>
          <table:table-cell table:formula="of:=([.A57]-[.$A$513])*([.A57]-[.$A$513])" office:value-type="float" office:value="40000" calcext:value-type="float">
            <text:p>40000</text:p>
          </table:table-cell>
          <table:table-cell table:formula="of:=([.K57]-[.$K$513])*([.A57]-[.$A$513])" office:value-type="float" office:value="16.6060944925916" calcext:value-type="float">
            <text:p>16.6060944925916</text:p>
          </table:table-cell>
          <table:table-cell/>
          <table:table-cell table:formula="of:=(([.$M$515]*[.A57]+[.$L$515])-([.J57]))*(([.$M$515]*[.A57]+[.$L$515])-([.J57]))" office:value-type="float" office:value="14.6559712699759" calcext:value-type="float">
            <text:p>14.6559712699759</text:p>
          </table:table-cell>
          <table:table-cell table:formula="of:=SUM([.Q28:.Q57])" office:value-type="float" office:value="879.889069950909" calcext:value-type="float">
            <text:p>879.8890699509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02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8]-[.$J$513])*([.A58]-[.$A$513])" office:value-type="float" office:value="2096.87140061504" calcext:value-type="float">
            <text:p>2096.87140061504</text:p>
          </table:table-cell>
          <table:table-cell table:formula="of:=([.A58]-[.$A$513])*([.A58]-[.$A$513])" office:value-type="float" office:value="39601" calcext:value-type="float">
            <text:p>39601</text:p>
          </table:table-cell>
          <table:table-cell table:formula="of:=([.K58]-[.$K$513])*([.A58]-[.$A$513])" office:value-type="float" office:value="16.5230640201286" calcext:value-type="float">
            <text:p>16.5230640201286</text:p>
          </table:table-cell>
          <table:table-cell/>
          <table:table-cell table:formula="of:=(([.$M$515]*[.A58]+[.$L$515])-([.J58]))*(([.$M$515]*[.A58]+[.$L$515])-([.J58]))" office:value-type="float" office:value="14.111179811283" calcext:value-type="float">
            <text:p>14.111179811283</text:p>
          </table:table-cell>
          <table:table-cell table:formula="of:=SUM([.Q29:.Q58])" office:value-type="float" office:value="855.597410737171" calcext:value-type="float">
            <text:p>855.597410737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02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59]-[.$J$513])*([.A59]-[.$A$513])" office:value-type="float" office:value="2086.3343584009" calcext:value-type="float">
            <text:p>2086.3343584009</text:p>
          </table:table-cell>
          <table:table-cell table:formula="of:=([.A59]-[.$A$513])*([.A59]-[.$A$513])" office:value-type="float" office:value="39204" calcext:value-type="float">
            <text:p>39204</text:p>
          </table:table-cell>
          <table:table-cell table:formula="of:=([.K59]-[.$K$513])*([.A59]-[.$A$513])" office:value-type="float" office:value="16.4400335476656" calcext:value-type="float">
            <text:p>16.4400335476656</text:p>
          </table:table-cell>
          <table:table-cell/>
          <table:table-cell table:formula="of:=(([.$M$515]*[.A59]+[.$L$515])-([.J59]))*(([.$M$515]*[.A59]+[.$L$515])-([.J59]))" office:value-type="float" office:value="13.5767065223937" calcext:value-type="float">
            <text:p>13.5767065223937</text:p>
          </table:table-cell>
          <table:table-cell table:formula="of:=SUM([.Q30:.Q59])" office:value-type="float" office:value="831.656340486165" calcext:value-type="float">
            <text:p>831.6563404861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60]-[.$J$513])*([.A60]-[.$A$513])" office:value-type="float" office:value="2075.79731618675" calcext:value-type="float">
            <text:p>2075.79731618675</text:p>
          </table:table-cell>
          <table:table-cell table:formula="of:=([.A60]-[.$A$513])*([.A60]-[.$A$513])" office:value-type="float" office:value="38809" calcext:value-type="float">
            <text:p>38809</text:p>
          </table:table-cell>
          <table:table-cell table:formula="of:=([.K60]-[.$K$513])*([.A60]-[.$A$513])" office:value-type="float" office:value="16.3570030752027" calcext:value-type="float">
            <text:p>16.3570030752027</text:p>
          </table:table-cell>
          <table:table-cell/>
          <table:table-cell table:formula="of:=(([.$M$515]*[.A60]+[.$L$515])-([.J60]))*(([.$M$515]*[.A60]+[.$L$515])-([.J60]))" office:value-type="float" office:value="13.052551403308" calcext:value-type="float">
            <text:p>13.052551403308</text:p>
          </table:table-cell>
          <table:table-cell table:formula="of:=SUM([.Q31:.Q60])" office:value-type="float" office:value="817.708334832957" calcext:value-type="float">
            <text:p>817.7083348329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61]-[.$J$513])*([.A61]-[.$A$513])" office:value-type="float" office:value="2065.2602739726" calcext:value-type="float">
            <text:p>2065.2602739726</text:p>
          </table:table-cell>
          <table:table-cell table:formula="of:=([.A61]-[.$A$513])*([.A61]-[.$A$513])" office:value-type="float" office:value="38416" calcext:value-type="float">
            <text:p>38416</text:p>
          </table:table-cell>
          <table:table-cell table:formula="of:=([.K61]-[.$K$513])*([.A61]-[.$A$513])" office:value-type="float" office:value="16.2739726027397" calcext:value-type="float">
            <text:p>16.2739726027397</text:p>
          </table:table-cell>
          <table:table-cell/>
          <table:table-cell table:formula="of:=(([.$M$515]*[.A61]+[.$L$515])-([.J61]))*(([.$M$515]*[.A61]+[.$L$515])-([.J61]))" office:value-type="float" office:value="12.5387144540258" calcext:value-type="float">
            <text:p>12.5387144540258</text:p>
          </table:table-cell>
          <table:table-cell table:formula="of:=SUM([.Q32:.Q61])" office:value-type="float" office:value="792.739028026357" calcext:value-type="float">
            <text:p>792.7390280263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03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62]-[.$J$513])*([.A62]-[.$A$513])" office:value-type="float" office:value="2054.72323175846" calcext:value-type="float">
            <text:p>2054.72323175846</text:p>
          </table:table-cell>
          <table:table-cell table:formula="of:=([.A62]-[.$A$513])*([.A62]-[.$A$513])" office:value-type="float" office:value="38025" calcext:value-type="float">
            <text:p>38025</text:p>
          </table:table-cell>
          <table:table-cell table:formula="of:=([.K62]-[.$K$513])*([.A62]-[.$A$513])" office:value-type="float" office:value="16.1909421302768" calcext:value-type="float">
            <text:p>16.1909421302768</text:p>
          </table:table-cell>
          <table:table-cell/>
          <table:table-cell table:formula="of:=(([.$M$515]*[.A62]+[.$L$515])-([.J62]))*(([.$M$515]*[.A62]+[.$L$515])-([.J62]))" office:value-type="float" office:value="12.0351956745473" calcext:value-type="float">
            <text:p>12.0351956745473</text:p>
          </table:table-cell>
          <table:table-cell table:formula="of:=SUM([.Q33:.Q62])" office:value-type="float" office:value="766.391123243524" calcext:value-type="float">
            <text:p>766.3911232435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03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63]-[.$J$513])*([.A63]-[.$A$513])" office:value-type="float" office:value="2044.18618954431" calcext:value-type="float">
            <text:p>2044.18618954431</text:p>
          </table:table-cell>
          <table:table-cell table:formula="of:=([.A63]-[.$A$513])*([.A63]-[.$A$513])" office:value-type="float" office:value="37636" calcext:value-type="float">
            <text:p>37636</text:p>
          </table:table-cell>
          <table:table-cell table:formula="of:=([.K63]-[.$K$513])*([.A63]-[.$A$513])" office:value-type="float" office:value="16.1079116578138" calcext:value-type="float">
            <text:p>16.1079116578138</text:p>
          </table:table-cell>
          <table:table-cell/>
          <table:table-cell table:formula="of:=(([.$M$515]*[.A63]+[.$L$515])-([.J63]))*(([.$M$515]*[.A63]+[.$L$515])-([.J63]))" office:value-type="float" office:value="11.5419950648723" calcext:value-type="float">
            <text:p>11.5419950648723</text:p>
          </table:table-cell>
          <table:table-cell table:formula="of:=SUM([.Q34:.Q63])" office:value-type="float" office:value="738.664848026552" calcext:value-type="float">
            <text:p>738.6648480265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03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64]-[.$J$513])*([.A64]-[.$A$513])" office:value-type="float" office:value="2033.64914733017" calcext:value-type="float">
            <text:p>2033.64914733017</text:p>
          </table:table-cell>
          <table:table-cell table:formula="of:=([.A64]-[.$A$513])*([.A64]-[.$A$513])" office:value-type="float" office:value="37249" calcext:value-type="float">
            <text:p>37249</text:p>
          </table:table-cell>
          <table:table-cell table:formula="of:=([.K64]-[.$K$513])*([.A64]-[.$A$513])" office:value-type="float" office:value="16.0248811853509" calcext:value-type="float">
            <text:p>16.0248811853509</text:p>
          </table:table-cell>
          <table:table-cell/>
          <table:table-cell table:formula="of:=(([.$M$515]*[.A64]+[.$L$515])-([.J64]))*(([.$M$515]*[.A64]+[.$L$515])-([.J64]))" office:value-type="float" office:value="11.0591126250009" calcext:value-type="float">
            <text:p>11.0591126250009</text:p>
          </table:table-cell>
          <table:table-cell table:formula="of:=SUM([.Q35:.Q64])" office:value-type="float" office:value="711.350727575248" calcext:value-type="float">
            <text:p>711.3507275752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03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65]-[.$J$513])*([.A65]-[.$A$513])" office:value-type="float" office:value="2023.11210511602" calcext:value-type="float">
            <text:p>2023.11210511602</text:p>
          </table:table-cell>
          <table:table-cell table:formula="of:=([.A65]-[.$A$513])*([.A65]-[.$A$513])" office:value-type="float" office:value="36864" calcext:value-type="float">
            <text:p>36864</text:p>
          </table:table-cell>
          <table:table-cell table:formula="of:=([.K65]-[.$K$513])*([.A65]-[.$A$513])" office:value-type="float" office:value="15.9418507128879" calcext:value-type="float">
            <text:p>15.9418507128879</text:p>
          </table:table-cell>
          <table:table-cell/>
          <table:table-cell table:formula="of:=(([.$M$515]*[.A65]+[.$L$515])-([.J65]))*(([.$M$515]*[.A65]+[.$L$515])-([.J65]))" office:value-type="float" office:value="10.5865483549331" calcext:value-type="float">
            <text:p>10.5865483549331</text:p>
          </table:table-cell>
          <table:table-cell table:formula="of:=SUM([.Q36:.Q65])" office:value-type="float" office:value="679.016985739815" calcext:value-type="float">
            <text:p>679.0169857398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03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66]-[.$J$513])*([.A66]-[.$A$513])" office:value-type="float" office:value="1958.00363433045" calcext:value-type="float">
            <text:p>1958.00363433045</text:p>
          </table:table-cell>
          <table:table-cell table:formula="of:=([.A66]-[.$A$513])*([.A66]-[.$A$513])" office:value-type="float" office:value="36481" calcext:value-type="float">
            <text:p>36481</text:p>
          </table:table-cell>
          <table:table-cell table:formula="of:=([.K66]-[.$K$513])*([.A66]-[.$A$513])" office:value-type="float" office:value="15.8588202404249" calcext:value-type="float">
            <text:p>15.8588202404249</text:p>
          </table:table-cell>
          <table:table-cell/>
          <table:table-cell table:formula="of:=(([.$M$515]*[.A66]+[.$L$515])-([.J66]))*(([.$M$515]*[.A66]+[.$L$515])-([.J66]))" office:value-type="float" office:value="12.0241468353583" calcext:value-type="float">
            <text:p>12.0241468353583</text:p>
          </table:table-cell>
          <table:table-cell table:formula="of:=SUM([.Q37:.Q66])" office:value-type="float" office:value="649.056809053675" calcext:value-type="float">
            <text:p>649.0568090536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67]-[.$J$513])*([.A67]-[.$A$513])" office:value-type="float" office:value="1893.4665921163" calcext:value-type="float">
            <text:p>1893.4665921163</text:p>
          </table:table-cell>
          <table:table-cell table:formula="of:=([.A67]-[.$A$513])*([.A67]-[.$A$513])" office:value-type="float" office:value="36100" calcext:value-type="float">
            <text:p>36100</text:p>
          </table:table-cell>
          <table:table-cell table:formula="of:=([.K67]-[.$K$513])*([.A67]-[.$A$513])" office:value-type="float" office:value="15.775789767962" calcext:value-type="float">
            <text:p>15.775789767962</text:p>
          </table:table-cell>
          <table:table-cell/>
          <table:table-cell table:formula="of:=(([.$M$515]*[.A67]+[.$L$515])-([.J67]))*(([.$M$515]*[.A67]+[.$L$515])-([.J67]))" office:value-type="float" office:value="13.553241054462" calcext:value-type="float">
            <text:p>13.553241054462</text:p>
          </table:table-cell>
          <table:table-cell table:formula="of:=SUM([.Q38:.Q67])" office:value-type="float" office:value="617.808197090433" calcext:value-type="float">
            <text:p>617.8081970904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68]-[.$J$513])*([.A68]-[.$A$513])" office:value-type="float" office:value="1613.50097847358" calcext:value-type="float">
            <text:p>1613.50097847358</text:p>
          </table:table-cell>
          <table:table-cell table:formula="of:=([.A68]-[.$A$513])*([.A68]-[.$A$513])" office:value-type="float" office:value="35721" calcext:value-type="float">
            <text:p>35721</text:p>
          </table:table-cell>
          <table:table-cell table:formula="of:=([.K68]-[.$K$513])*([.A68]-[.$A$513])" office:value-type="float" office:value="15.692759295499" calcext:value-type="float">
            <text:p>15.692759295499</text:p>
          </table:table-cell>
          <table:table-cell/>
          <table:table-cell table:formula="of:=(([.$M$515]*[.A68]+[.$L$515])-([.J68]))*(([.$M$515]*[.A68]+[.$L$515])-([.J68]))" office:value-type="float" office:value="25.3836338962158" calcext:value-type="float">
            <text:p>25.3836338962158</text:p>
          </table:table-cell>
          <table:table-cell table:formula="of:=SUM([.Q39:.Q68])" office:value-type="float" office:value="603.048486293472" calcext:value-type="float">
            <text:p>603.048486293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03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69]-[.$J$513])*([.A69]-[.$A$513])" office:value-type="float" office:value="1578.10679340229" calcext:value-type="float">
            <text:p>1578.10679340229</text:p>
          </table:table-cell>
          <table:table-cell table:formula="of:=([.A69]-[.$A$513])*([.A69]-[.$A$513])" office:value-type="float" office:value="35344" calcext:value-type="float">
            <text:p>35344</text:p>
          </table:table-cell>
          <table:table-cell table:formula="of:=([.K69]-[.$K$513])*([.A69]-[.$A$513])" office:value-type="float" office:value="15.6097288230361" calcext:value-type="float">
            <text:p>15.6097288230361</text:p>
          </table:table-cell>
          <table:table-cell/>
          <table:table-cell table:formula="of:=(([.$M$515]*[.A69]+[.$L$515])-([.J69]))*(([.$M$515]*[.A69]+[.$L$515])-([.J69]))" office:value-type="float" office:value="26.1044121205682" calcext:value-type="float">
            <text:p>26.1044121205682</text:p>
          </table:table-cell>
          <table:table-cell table:formula="of:=SUM([.Q40:.Q69])" office:value-type="float" office:value="591.683886519535" calcext:value-type="float">
            <text:p>591.6838865195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03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0]-[.$J$513])*([.A70]-[.$A$513])" office:value-type="float" office:value="1489.56975118815" calcext:value-type="float">
            <text:p>1489.56975118815</text:p>
          </table:table-cell>
          <table:table-cell table:formula="of:=([.A70]-[.$A$513])*([.A70]-[.$A$513])" office:value-type="float" office:value="34969" calcext:value-type="float">
            <text:p>34969</text:p>
          </table:table-cell>
          <table:table-cell table:formula="of:=([.K70]-[.$K$513])*([.A70]-[.$A$513])" office:value-type="float" office:value="15.5266983505731" calcext:value-type="float">
            <text:p>15.5266983505731</text:p>
          </table:table-cell>
          <table:table-cell/>
          <table:table-cell table:formula="of:=(([.$M$515]*[.A70]+[.$L$515])-([.J70]))*(([.$M$515]*[.A70]+[.$L$515])-([.J70]))" office:value-type="float" office:value="29.877072527805" calcext:value-type="float">
            <text:p>29.877072527805</text:p>
          </table:table-cell>
          <table:table-cell table:formula="of:=SUM([.Q41:.Q70])" office:value-type="float" office:value="584.966119208175" calcext:value-type="float">
            <text:p>584.966119208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03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1]-[.$J$513])*([.A71]-[.$A$513])" office:value-type="float" office:value="1375.31842325972" calcext:value-type="float">
            <text:p>1375.31842325972</text:p>
          </table:table-cell>
          <table:table-cell table:formula="of:=([.A71]-[.$A$513])*([.A71]-[.$A$513])" office:value-type="float" office:value="34596" calcext:value-type="float">
            <text:p>34596</text:p>
          </table:table-cell>
          <table:table-cell table:formula="of:=([.K71]-[.$K$513])*([.A71]-[.$A$513])" office:value-type="float" office:value="15.4436678781102" calcext:value-type="float">
            <text:p>15.4436678781102</text:p>
          </table:table-cell>
          <table:table-cell/>
          <table:table-cell table:formula="of:=(([.$M$515]*[.A71]+[.$L$515])-([.J71]))*(([.$M$515]*[.A71]+[.$L$515])-([.J71]))" office:value-type="float" office:value="35.5883137504124" calcext:value-type="float">
            <text:p>35.5883137504124</text:p>
          </table:table-cell>
          <table:table-cell table:formula="of:=SUM([.Q42:.Q71])" office:value-type="float" office:value="584.82344700496" calcext:value-type="float">
            <text:p>584.823447004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03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2]-[.$J$513])*([.A72]-[.$A$513])" office:value-type="float" office:value="1209.352809617" calcext:value-type="float">
            <text:p>1209.352809617</text:p>
          </table:table-cell>
          <table:table-cell table:formula="of:=([.A72]-[.$A$513])*([.A72]-[.$A$513])" office:value-type="float" office:value="34225" calcext:value-type="float">
            <text:p>34225</text:p>
          </table:table-cell>
          <table:table-cell table:formula="of:=([.K72]-[.$K$513])*([.A72]-[.$A$513])" office:value-type="float" office:value="15.3606374056472" calcext:value-type="float">
            <text:p>15.3606374056472</text:p>
          </table:table-cell>
          <table:table-cell/>
          <table:table-cell table:formula="of:=(([.$M$515]*[.A72]+[.$L$515])-([.J72]))*(([.$M$515]*[.A72]+[.$L$515])-([.J72]))" office:value-type="float" office:value="45.5747892413568" calcext:value-type="float">
            <text:p>45.5747892413568</text:p>
          </table:table-cell>
          <table:table-cell table:formula="of:=SUM([.Q43:.Q72])" office:value-type="float" office:value="598.813846701388" calcext:value-type="float">
            <text:p>598.8138467013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03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3]-[.$J$513])*([.A73]-[.$A$513])" office:value-type="float" office:value="1176.53005311714" calcext:value-type="float">
            <text:p>1176.53005311714</text:p>
          </table:table-cell>
          <table:table-cell table:formula="of:=([.A73]-[.$A$513])*([.A73]-[.$A$513])" office:value-type="float" office:value="33856" calcext:value-type="float">
            <text:p>33856</text:p>
          </table:table-cell>
          <table:table-cell table:formula="of:=([.K73]-[.$K$513])*([.A73]-[.$A$513])" office:value-type="float" office:value="15.2776069331842" calcext:value-type="float">
            <text:p>15.2776069331842</text:p>
          </table:table-cell>
          <table:table-cell/>
          <table:table-cell table:formula="of:=(([.$M$515]*[.A73]+[.$L$515])-([.J73]))*(([.$M$515]*[.A73]+[.$L$515])-([.J73]))" office:value-type="float" office:value="46.5388738987381" calcext:value-type="float">
            <text:p>46.5388738987381</text:p>
          </table:table-cell>
          <table:table-cell table:formula="of:=SUM([.Q44:.Q73])" office:value-type="float" office:value="614.570504732504" calcext:value-type="float">
            <text:p>614.5705047325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4]-[.$J$513])*([.A74]-[.$A$513])" office:value-type="float" office:value="1065.56443947442" calcext:value-type="float">
            <text:p>1065.56443947442</text:p>
          </table:table-cell>
          <table:table-cell table:formula="of:=([.A74]-[.$A$513])*([.A74]-[.$A$513])" office:value-type="float" office:value="33489" calcext:value-type="float">
            <text:p>33489</text:p>
          </table:table-cell>
          <table:table-cell table:formula="of:=([.K74]-[.$K$513])*([.A74]-[.$A$513])" office:value-type="float" office:value="15.1945764607213" calcext:value-type="float">
            <text:p>15.1945764607213</text:p>
          </table:table-cell>
          <table:table-cell/>
          <table:table-cell table:formula="of:=(([.$M$515]*[.A74]+[.$L$515])-([.J74]))*(([.$M$515]*[.A74]+[.$L$515])-([.J74]))" office:value-type="float" office:value="53.6049835089299" calcext:value-type="float">
            <text:p>53.6049835089299</text:p>
          </table:table-cell>
          <table:table-cell table:formula="of:=SUM([.Q45:.Q74])" office:value-type="float" office:value="639.729389869377" calcext:value-type="float">
            <text:p>639.7293898693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5]-[.$J$513])*([.A75]-[.$A$513])" office:value-type="float" office:value="1215.74168297456" calcext:value-type="float">
            <text:p>1215.74168297456</text:p>
          </table:table-cell>
          <table:table-cell table:formula="of:=([.A75]-[.$A$513])*([.A75]-[.$A$513])" office:value-type="float" office:value="33124" calcext:value-type="float">
            <text:p>33124</text:p>
          </table:table-cell>
          <table:table-cell table:formula="of:=([.K75]-[.$K$513])*([.A75]-[.$A$513])" office:value-type="float" office:value="15.1115459882583" calcext:value-type="float">
            <text:p>15.1115459882583</text:p>
          </table:table-cell>
          <table:table-cell/>
          <table:table-cell table:formula="of:=(([.$M$515]*[.A75]+[.$L$515])-([.J75]))*(([.$M$515]*[.A75]+[.$L$515])-([.J75]))" office:value-type="float" office:value="40.8649869990528" calcext:value-type="float">
            <text:p>40.8649869990528</text:p>
          </table:table-cell>
          <table:table-cell table:formula="of:=SUM([.Q46:.Q75])" office:value-type="float" office:value="654.392217626981" calcext:value-type="float">
            <text:p>654.3922176269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03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6]-[.$J$513])*([.A76]-[.$A$513])" office:value-type="float" office:value="1131.49035504613" calcext:value-type="float">
            <text:p>1131.49035504613</text:p>
          </table:table-cell>
          <table:table-cell table:formula="of:=([.A76]-[.$A$513])*([.A76]-[.$A$513])" office:value-type="float" office:value="32761" calcext:value-type="float">
            <text:p>32761</text:p>
          </table:table-cell>
          <table:table-cell table:formula="of:=([.K76]-[.$K$513])*([.A76]-[.$A$513])" office:value-type="float" office:value="15.0285155157954" calcext:value-type="float">
            <text:p>15.0285155157954</text:p>
          </table:table-cell>
          <table:table-cell/>
          <table:table-cell table:formula="of:=(([.$M$515]*[.A76]+[.$L$515])-([.J76]))*(([.$M$515]*[.A76]+[.$L$515])-([.J76]))" office:value-type="float" office:value="45.5532861508566" calcext:value-type="float">
            <text:p>45.5532861508566</text:p>
          </table:table-cell>
          <table:table-cell table:formula="of:=SUM([.Q47:.Q76])" office:value-type="float" office:value="674.473519835661" calcext:value-type="float">
            <text:p>674.4735198356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03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7]-[.$J$513])*([.A77]-[.$A$513])" office:value-type="float" office:value="1073.81045568913" calcext:value-type="float">
            <text:p>1073.81045568913</text:p>
          </table:table-cell>
          <table:table-cell table:formula="of:=([.A77]-[.$A$513])*([.A77]-[.$A$513])" office:value-type="float" office:value="32400" calcext:value-type="float">
            <text:p>32400</text:p>
          </table:table-cell>
          <table:table-cell table:formula="of:=([.K77]-[.$K$513])*([.A77]-[.$A$513])" office:value-type="float" office:value="14.9454850433324" calcext:value-type="float">
            <text:p>14.9454850433324</text:p>
          </table:table-cell>
          <table:table-cell/>
          <table:table-cell table:formula="of:=(([.$M$515]*[.A77]+[.$L$515])-([.J77]))*(([.$M$515]*[.A77]+[.$L$515])-([.J77]))" office:value-type="float" office:value="48.4862235067398" calcext:value-type="float">
            <text:p>48.4862235067398</text:p>
          </table:table-cell>
          <table:table-cell table:formula="of:=SUM([.Q48:.Q77])" office:value-type="float" office:value="699.608680061758" calcext:value-type="float">
            <text:p>699.6086800617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03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8]-[.$J$513])*([.A78]-[.$A$513])" office:value-type="float" office:value="914.416270617837" calcext:value-type="float">
            <text:p>914.416270617837</text:p>
          </table:table-cell>
          <table:table-cell table:formula="of:=([.A78]-[.$A$513])*([.A78]-[.$A$513])" office:value-type="float" office:value="32041" calcext:value-type="float">
            <text:p>32041</text:p>
          </table:table-cell>
          <table:table-cell table:formula="of:=([.K78]-[.$K$513])*([.A78]-[.$A$513])" office:value-type="float" office:value="14.8624545708694" calcext:value-type="float">
            <text:p>14.8624545708694</text:p>
          </table:table-cell>
          <table:table-cell/>
          <table:table-cell table:formula="of:=(([.$M$515]*[.A78]+[.$L$515])-([.J78]))*(([.$M$515]*[.A78]+[.$L$515])-([.J78]))" office:value-type="float" office:value="60.0395786299957" calcext:value-type="float">
            <text:p>60.0395786299957</text:p>
          </table:table-cell>
          <table:table-cell table:formula="of:=SUM([.Q49:.Q78])" office:value-type="float" office:value="736.986212436463" calcext:value-type="float">
            <text:p>736.9862124364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03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79]-[.$J$513])*([.A79]-[.$A$513])" office:value-type="float" office:value="833.022085546548" calcext:value-type="float">
            <text:p>833.022085546548</text:p>
          </table:table-cell>
          <table:table-cell table:formula="of:=([.A79]-[.$A$513])*([.A79]-[.$A$513])" office:value-type="float" office:value="31684" calcext:value-type="float">
            <text:p>31684</text:p>
          </table:table-cell>
          <table:table-cell table:formula="of:=([.K79]-[.$K$513])*([.A79]-[.$A$513])" office:value-type="float" office:value="14.7794240984065" calcext:value-type="float">
            <text:p>14.7794240984065</text:p>
          </table:table-cell>
          <table:table-cell/>
          <table:table-cell table:formula="of:=(([.$M$515]*[.A79]+[.$L$515])-([.J79]))*(([.$M$515]*[.A79]+[.$L$515])-([.J79]))" office:value-type="float" office:value="65.6953323804828" calcext:value-type="float">
            <text:p>65.6953323804828</text:p>
          </table:table-cell>
          <table:table-cell table:formula="of:=SUM([.Q50:.Q79])" office:value-type="float" office:value="782.017400754116" calcext:value-type="float">
            <text:p>782.017400754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03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0]-[.$J$513])*([.A80]-[.$A$513])" office:value-type="float" office:value="752.485043332401" calcext:value-type="float">
            <text:p>752.485043332401</text:p>
          </table:table-cell>
          <table:table-cell table:formula="of:=([.A80]-[.$A$513])*([.A80]-[.$A$513])" office:value-type="float" office:value="31329" calcext:value-type="float">
            <text:p>31329</text:p>
          </table:table-cell>
          <table:table-cell table:formula="of:=([.K80]-[.$K$513])*([.A80]-[.$A$513])" office:value-type="float" office:value="14.6963936259435" calcext:value-type="float">
            <text:p>14.6963936259435</text:p>
          </table:table-cell>
          <table:table-cell/>
          <table:table-cell table:formula="of:=(([.$M$515]*[.A80]+[.$L$515])-([.J80]))*(([.$M$515]*[.A80]+[.$L$515])-([.J80]))" office:value-type="float" office:value="71.6056196336776" calcext:value-type="float">
            <text:p>71.6056196336776</text:p>
          </table:table-cell>
          <table:table-cell table:formula="of:=SUM([.Q51:.Q80])" office:value-type="float" office:value="833.606735076398" calcext:value-type="float">
            <text:p>833.6067350763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1]-[.$J$513])*([.A81]-[.$A$513])" office:value-type="float" office:value="823.662286832541" calcext:value-type="float">
            <text:p>823.662286832541</text:p>
          </table:table-cell>
          <table:table-cell table:formula="of:=([.A81]-[.$A$513])*([.A81]-[.$A$513])" office:value-type="float" office:value="30976" calcext:value-type="float">
            <text:p>30976</text:p>
          </table:table-cell>
          <table:table-cell table:formula="of:=([.K81]-[.$K$513])*([.A81]-[.$A$513])" office:value-type="float" office:value="14.6133631534806" calcext:value-type="float">
            <text:p>14.6133631534806</text:p>
          </table:table-cell>
          <table:table-cell/>
          <table:table-cell table:formula="of:=(([.$M$515]*[.A81]+[.$L$515])-([.J81]))*(([.$M$515]*[.A81]+[.$L$515])-([.J81]))" office:value-type="float" office:value="63.3872684906836" calcext:value-type="float">
            <text:p>63.3872684906836</text:p>
          </table:table-cell>
          <table:table-cell table:formula="of:=SUM([.Q52:.Q81])" office:value-type="float" office:value="878.852601979073" calcext:value-type="float">
            <text:p>878.8526019790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2]-[.$J$513])*([.A82]-[.$A$513])" office:value-type="float" office:value="443.982387475539" calcext:value-type="float">
            <text:p>443.982387475539</text:p>
          </table:table-cell>
          <table:table-cell table:formula="of:=([.A82]-[.$A$513])*([.A82]-[.$A$513])" office:value-type="float" office:value="30625" calcext:value-type="float">
            <text:p>30625</text:p>
          </table:table-cell>
          <table:table-cell table:formula="of:=([.K82]-[.$K$513])*([.A82]-[.$A$513])" office:value-type="float" office:value="14.5303326810176" calcext:value-type="float">
            <text:p>14.5303326810176</text:p>
          </table:table-cell>
          <table:table-cell/>
          <table:table-cell table:formula="of:=(([.$M$515]*[.A82]+[.$L$515])-([.J82]))*(([.$M$515]*[.A82]+[.$L$515])-([.J82]))" office:value-type="float" office:value="100.653916573869" calcext:value-type="float">
            <text:p>100.653916573869</text:p>
          </table:table-cell>
          <table:table-cell table:formula="of:=SUM([.Q53:.Q82])" office:value-type="float" office:value="961.971817442448" calcext:value-type="float">
            <text:p>961.9718174424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03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3]-[.$J$513])*([.A83]-[.$A$513])" office:value-type="float" office:value="292.302488118535" calcext:value-type="float">
            <text:p>292.302488118535</text:p>
          </table:table-cell>
          <table:table-cell table:formula="of:=([.A83]-[.$A$513])*([.A83]-[.$A$513])" office:value-type="float" office:value="30276" calcext:value-type="float">
            <text:p>30276</text:p>
          </table:table-cell>
          <table:table-cell table:formula="of:=([.K83]-[.$K$513])*([.A83]-[.$A$513])" office:value-type="float" office:value="14.4473022085547" calcext:value-type="float">
            <text:p>14.4473022085547</text:p>
          </table:table-cell>
          <table:table-cell/>
          <table:table-cell table:formula="of:=(([.$M$515]*[.A83]+[.$L$515])-([.J83]))*(([.$M$515]*[.A83]+[.$L$515])-([.J83]))" office:value-type="float" office:value="117.028229113709" calcext:value-type="float">
            <text:p>117.028229113709</text:p>
          </table:table-cell>
          <table:table-cell table:formula="of:=SUM([.Q54:.Q83])" office:value-type="float" office:value="1062.06172775337" calcext:value-type="float">
            <text:p>1062.061727753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03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4]-[.$J$513])*([.A84]-[.$A$513])" office:value-type="float" office:value="142.336874475819" calcext:value-type="float">
            <text:p>142.336874475819</text:p>
          </table:table-cell>
          <table:table-cell table:formula="of:=([.A84]-[.$A$513])*([.A84]-[.$A$513])" office:value-type="float" office:value="29929" calcext:value-type="float">
            <text:p>29929</text:p>
          </table:table-cell>
          <table:table-cell table:formula="of:=([.K84]-[.$K$513])*([.A84]-[.$A$513])" office:value-type="float" office:value="14.3642717360917" calcext:value-type="float">
            <text:p>14.3642717360917</text:p>
          </table:table-cell>
          <table:table-cell/>
          <table:table-cell table:formula="of:=(([.$M$515]*[.A84]+[.$L$515])-([.J84]))*(([.$M$515]*[.A84]+[.$L$515])-([.J84]))" office:value-type="float" office:value="134.635984366712" calcext:value-type="float">
            <text:p>134.635984366712</text:p>
          </table:table-cell>
          <table:table-cell table:formula="of:=SUM([.Q55:.Q84])" office:value-type="float" office:value="1180.34545745521" calcext:value-type="float">
            <text:p>1180.345457455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03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8571428571429" calcext:value-type="float">
            <text:p>9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5]-[.$J$513])*([.A85]-[.$A$513])" office:value-type="float" office:value="215.228403690243" calcext:value-type="float">
            <text:p>215.228403690243</text:p>
          </table:table-cell>
          <table:table-cell table:formula="of:=([.A85]-[.$A$513])*([.A85]-[.$A$513])" office:value-type="float" office:value="29584" calcext:value-type="float">
            <text:p>29584</text:p>
          </table:table-cell>
          <table:table-cell table:formula="of:=([.K85]-[.$K$513])*([.A85]-[.$A$513])" office:value-type="float" office:value="14.2812412636287" calcext:value-type="float">
            <text:p>14.2812412636287</text:p>
          </table:table-cell>
          <table:table-cell/>
          <table:table-cell table:formula="of:=(([.$M$515]*[.A85]+[.$L$515])-([.J85]))*(([.$M$515]*[.A85]+[.$L$515])-([.J85]))" office:value-type="float" office:value="123.273867180986" calcext:value-type="float">
            <text:p>123.273867180986</text:p>
          </table:table-cell>
          <table:table-cell table:formula="of:=SUM([.Q56:.Q85])" office:value-type="float" office:value="1287.84281593942" calcext:value-type="float">
            <text:p>1287.842815939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03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6]-[.$J$513])*([.A86]-[.$A$513])" office:value-type="float" office:value="140.691361476099" calcext:value-type="float">
            <text:p>140.691361476099</text:p>
          </table:table-cell>
          <table:table-cell table:formula="of:=([.A86]-[.$A$513])*([.A86]-[.$A$513])" office:value-type="float" office:value="29241" calcext:value-type="float">
            <text:p>29241</text:p>
          </table:table-cell>
          <table:table-cell table:formula="of:=([.K86]-[.$K$513])*([.A86]-[.$A$513])" office:value-type="float" office:value="14.1982107911658" calcext:value-type="float">
            <text:p>14.1982107911658</text:p>
          </table:table-cell>
          <table:table-cell/>
          <table:table-cell table:formula="of:=(([.$M$515]*[.A86]+[.$L$515])-([.J86]))*(([.$M$515]*[.A86]+[.$L$515])-([.J86]))" office:value-type="float" office:value="131.322917722107" calcext:value-type="float">
            <text:p>131.322917722107</text:p>
          </table:table-cell>
          <table:table-cell table:formula="of:=SUM([.Q57:.Q86])" office:value-type="float" office:value="1403.95465276306" calcext:value-type="float">
            <text:p>1403.954652763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03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7]-[.$J$513])*([.A87]-[.$A$513])" office:value-type="float" office:value="42.725747833378" calcext:value-type="float">
            <text:p>42.725747833378</text:p>
          </table:table-cell>
          <table:table-cell table:formula="of:=([.A87]-[.$A$513])*([.A87]-[.$A$513])" office:value-type="float" office:value="28900" calcext:value-type="float">
            <text:p>28900</text:p>
          </table:table-cell>
          <table:table-cell table:formula="of:=([.K87]-[.$K$513])*([.A87]-[.$A$513])" office:value-type="float" office:value="14.1151803187028" calcext:value-type="float">
            <text:p>14.1151803187028</text:p>
          </table:table-cell>
          <table:table-cell/>
          <table:table-cell table:formula="of:=(([.$M$515]*[.A87]+[.$L$515])-([.J87]))*(([.$M$515]*[.A87]+[.$L$515])-([.J87]))" office:value-type="float" office:value="143.02301445614" calcext:value-type="float">
            <text:p>143.02301445614</text:p>
          </table:table-cell>
          <table:table-cell table:formula="of:=SUM([.Q58:.Q87])" office:value-type="float" office:value="1532.32169594922" calcext:value-type="float">
            <text:p>1532.321695949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8]-[.$J$513])*([.A88]-[.$A$513])" office:value-type="float" office:value="-150.668437237903" calcext:value-type="float">
            <text:p>-150.668437237903</text:p>
          </table:table-cell>
          <table:table-cell table:formula="of:=([.A88]-[.$A$513])*([.A88]-[.$A$513])" office:value-type="float" office:value="28561" calcext:value-type="float">
            <text:p>28561</text:p>
          </table:table-cell>
          <table:table-cell table:formula="of:=([.K88]-[.$K$513])*([.A88]-[.$A$513])" office:value-type="float" office:value="14.0321498462399" calcext:value-type="float">
            <text:p>14.0321498462399</text:p>
          </table:table-cell>
          <table:table-cell/>
          <table:table-cell table:formula="of:=(([.$M$515]*[.A88]+[.$L$515])-([.J88]))*(([.$M$515]*[.A88]+[.$L$515])-([.J88]))" office:value-type="float" office:value="169.787502623331" calcext:value-type="float">
            <text:p>169.787502623331</text:p>
          </table:table-cell>
          <table:table-cell table:formula="of:=SUM([.Q59:.Q88])" office:value-type="float" office:value="1687.99801876127" calcext:value-type="float">
            <text:p>1687.998018761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89]-[.$J$513])*([.A89]-[.$A$513])" office:value-type="float" office:value="-29.7769080234802" calcext:value-type="float">
            <text:p>-29.7769080234802</text:p>
          </table:table-cell>
          <table:table-cell table:formula="of:=([.A89]-[.$A$513])*([.A89]-[.$A$513])" office:value-type="float" office:value="28224" calcext:value-type="float">
            <text:p>28224</text:p>
          </table:table-cell>
          <table:table-cell table:formula="of:=([.K89]-[.$K$513])*([.A89]-[.$A$513])" office:value-type="float" office:value="13.9491193737769" calcext:value-type="float">
            <text:p>13.9491193737769</text:p>
          </table:table-cell>
          <table:table-cell/>
          <table:table-cell table:formula="of:=(([.$M$515]*[.A89]+[.$L$515])-([.J89]))*(([.$M$515]*[.A89]+[.$L$515])-([.J89]))" office:value-type="float" office:value="149.918985779782" calcext:value-type="float">
            <text:p>149.918985779782</text:p>
          </table:table-cell>
          <table:table-cell table:formula="of:=SUM([.Q60:.Q89])" office:value-type="float" office:value="1824.34029801866" calcext:value-type="float">
            <text:p>1824.34029801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03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0]-[.$J$513])*([.A90]-[.$A$513])" office:value-type="float" office:value="-148.885378809053" calcext:value-type="float">
            <text:p>-148.885378809053</text:p>
          </table:table-cell>
          <table:table-cell table:formula="of:=([.A90]-[.$A$513])*([.A90]-[.$A$513])" office:value-type="float" office:value="27889" calcext:value-type="float">
            <text:p>27889</text:p>
          </table:table-cell>
          <table:table-cell table:formula="of:=([.K90]-[.$K$513])*([.A90]-[.$A$513])" office:value-type="float" office:value="13.866088901314" calcext:value-type="float">
            <text:p>13.866088901314</text:p>
          </table:table-cell>
          <table:table-cell/>
          <table:table-cell table:formula="of:=(([.$M$515]*[.A90]+[.$L$515])-([.J90]))*(([.$M$515]*[.A90]+[.$L$515])-([.J90]))" office:value-type="float" office:value="166.064454913669" calcext:value-type="float">
            <text:p>166.064454913669</text:p>
          </table:table-cell>
          <table:table-cell table:formula="of:=SUM([.Q61:.Q90])" office:value-type="float" office:value="1977.35220152902" calcext:value-type="float">
            <text:p>1977.352201529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04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285714285714" calcext:value-type="float">
            <text:p>10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1]-[.$J$513])*([.A91]-[.$A$513])" office:value-type="float" office:value="18.0061504053729" calcext:value-type="float">
            <text:p>18.0061504053729</text:p>
          </table:table-cell>
          <table:table-cell table:formula="of:=([.A91]-[.$A$513])*([.A91]-[.$A$513])" office:value-type="float" office:value="27556" calcext:value-type="float">
            <text:p>27556</text:p>
          </table:table-cell>
          <table:table-cell table:formula="of:=([.K91]-[.$K$513])*([.A91]-[.$A$513])" office:value-type="float" office:value="13.783058428851" calcext:value-type="float">
            <text:p>13.783058428851</text:p>
          </table:table-cell>
          <table:table-cell/>
          <table:table-cell table:formula="of:=(([.$M$515]*[.A91]+[.$L$515])-([.J91]))*(([.$M$515]*[.A91]+[.$L$515])-([.J91]))" office:value-type="float" office:value="139.588862214282" calcext:value-type="float">
            <text:p>139.588862214282</text:p>
          </table:table-cell>
          <table:table-cell table:formula="of:=SUM([.Q62:.Q91])" office:value-type="float" office:value="2104.40234928927" calcext:value-type="float">
            <text:p>2104.402349289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2]-[.$J$513])*([.A92]-[.$A$513])" office:value-type="float" office:value="-76.3880346659205" calcext:value-type="float">
            <text:p>-76.3880346659205</text:p>
          </table:table-cell>
          <table:table-cell table:formula="of:=([.A92]-[.$A$513])*([.A92]-[.$A$513])" office:value-type="float" office:value="27225" calcext:value-type="float">
            <text:p>27225</text:p>
          </table:table-cell>
          <table:table-cell table:formula="of:=([.K92]-[.$K$513])*([.A92]-[.$A$513])" office:value-type="float" office:value="13.700027956388" calcext:value-type="float">
            <text:p>13.700027956388</text:p>
          </table:table-cell>
          <table:table-cell/>
          <table:table-cell table:formula="of:=(([.$M$515]*[.A92]+[.$L$515])-([.J92]))*(([.$M$515]*[.A92]+[.$L$515])-([.J92]))" office:value-type="float" office:value="151.643827970148" calcext:value-type="float">
            <text:p>151.643827970148</text:p>
          </table:table-cell>
          <table:table-cell table:formula="of:=SUM([.Q63:.Q92])" office:value-type="float" office:value="2244.01098158488" calcext:value-type="float">
            <text:p>2244.010981584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3]-[.$J$513])*([.A93]-[.$A$513])" office:value-type="float" office:value="-146.210791165776" calcext:value-type="float">
            <text:p>-146.210791165776</text:p>
          </table:table-cell>
          <table:table-cell table:formula="of:=([.A93]-[.$A$513])*([.A93]-[.$A$513])" office:value-type="float" office:value="26896" calcext:value-type="float">
            <text:p>26896</text:p>
          </table:table-cell>
          <table:table-cell table:formula="of:=([.K93]-[.$K$513])*([.A93]-[.$A$513])" office:value-type="float" office:value="13.6169974839251" calcext:value-type="float">
            <text:p>13.6169974839251</text:p>
          </table:table-cell>
          <table:table-cell/>
          <table:table-cell table:formula="of:=(([.$M$515]*[.A93]+[.$L$515])-([.J93]))*(([.$M$515]*[.A93]+[.$L$515])-([.J93]))" office:value-type="float" office:value="160.557269622703" calcext:value-type="float">
            <text:p>160.557269622703</text:p>
          </table:table-cell>
          <table:table-cell table:formula="of:=SUM([.Q64:.Q93])" office:value-type="float" office:value="2393.02625614271" calcext:value-type="float">
            <text:p>2393.026256142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04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4]-[.$J$513])*([.A94]-[.$A$513])" office:value-type="float" office:value="-52.1764048085052" calcext:value-type="float">
            <text:p>-52.1764048085052</text:p>
          </table:table-cell>
          <table:table-cell table:formula="of:=([.A94]-[.$A$513])*([.A94]-[.$A$513])" office:value-type="float" office:value="26569" calcext:value-type="float">
            <text:p>26569</text:p>
          </table:table-cell>
          <table:table-cell table:formula="of:=([.K94]-[.$K$513])*([.A94]-[.$A$513])" office:value-type="float" office:value="13.5339670114621" calcext:value-type="float">
            <text:p>13.5339670114621</text:p>
          </table:table-cell>
          <table:table-cell/>
          <table:table-cell table:formula="of:=(([.$M$515]*[.A94]+[.$L$515])-([.J94]))*(([.$M$515]*[.A94]+[.$L$515])-([.J94]))" office:value-type="float" office:value="144.669516442114" calcext:value-type="float">
            <text:p>144.669516442114</text:p>
          </table:table-cell>
          <table:table-cell table:formula="of:=SUM([.Q65:.Q94])" office:value-type="float" office:value="2526.63665995982" calcext:value-type="float">
            <text:p>2526.636659959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5]-[.$J$513])*([.A95]-[.$A$513])" office:value-type="float" office:value="179.57226726307" calcext:value-type="float">
            <text:p>179.57226726307</text:p>
          </table:table-cell>
          <table:table-cell table:formula="of:=([.A95]-[.$A$513])*([.A95]-[.$A$513])" office:value-type="float" office:value="26244" calcext:value-type="float">
            <text:p>26244</text:p>
          </table:table-cell>
          <table:table-cell table:formula="of:=([.K95]-[.$K$513])*([.A95]-[.$A$513])" office:value-type="float" office:value="13.4509365389992" calcext:value-type="float">
            <text:p>13.4509365389992</text:p>
          </table:table-cell>
          <table:table-cell/>
          <table:table-cell table:formula="of:=(([.$M$515]*[.A95]+[.$L$515])-([.J95]))*(([.$M$515]*[.A95]+[.$L$515])-([.J95]))" office:value-type="float" office:value="110.82753973402" calcext:value-type="float">
            <text:p>110.82753973402</text:p>
          </table:table-cell>
          <table:table-cell table:formula="of:=SUM([.Q66:.Q95])" office:value-type="float" office:value="2626.87765133891" calcext:value-type="float">
            <text:p>2626.877651338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6]-[.$J$513])*([.A96]-[.$A$513])" office:value-type="float" office:value="477.463796477496" calcext:value-type="float">
            <text:p>477.463796477496</text:p>
          </table:table-cell>
          <table:table-cell table:formula="of:=([.A96]-[.$A$513])*([.A96]-[.$A$513])" office:value-type="float" office:value="25921" calcext:value-type="float">
            <text:p>25921</text:p>
          </table:table-cell>
          <table:table-cell table:formula="of:=([.K96]-[.$K$513])*([.A96]-[.$A$513])" office:value-type="float" office:value="13.3679060665362" calcext:value-type="float">
            <text:p>13.3679060665362</text:p>
          </table:table-cell>
          <table:table-cell/>
          <table:table-cell table:formula="of:=(([.$M$515]*[.A96]+[.$L$515])-([.J96]))*(([.$M$515]*[.A96]+[.$L$515])-([.J96]))" office:value-type="float" office:value="73.9341393439026" calcext:value-type="float">
            <text:p>73.9341393439026</text:p>
          </table:table-cell>
          <table:table-cell table:formula="of:=SUM([.Q67:.Q96])" office:value-type="float" office:value="2688.78764384745" calcext:value-type="float">
            <text:p>2688.787643847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7]-[.$J$513])*([.A97]-[.$A$513])" office:value-type="float" office:value="725.92675426335" calcext:value-type="float">
            <text:p>725.92675426335</text:p>
          </table:table-cell>
          <table:table-cell table:formula="of:=([.A97]-[.$A$513])*([.A97]-[.$A$513])" office:value-type="float" office:value="25600" calcext:value-type="float">
            <text:p>25600</text:p>
          </table:table-cell>
          <table:table-cell table:formula="of:=([.K97]-[.$K$513])*([.A97]-[.$A$513])" office:value-type="float" office:value="13.2848755940732" calcext:value-type="float">
            <text:p>13.2848755940732</text:p>
          </table:table-cell>
          <table:table-cell/>
          <table:table-cell table:formula="of:=(([.$M$515]*[.A97]+[.$L$515])-([.J97]))*(([.$M$515]*[.A97]+[.$L$515])-([.J97]))" office:value-type="float" office:value="48.3753773751724" calcext:value-type="float">
            <text:p>48.3753773751724</text:p>
          </table:table-cell>
          <table:table-cell table:formula="of:=SUM([.Q68:.Q97])" office:value-type="float" office:value="2723.60978016816" calcext:value-type="float">
            <text:p>2723.609780168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04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8]-[.$J$513])*([.A98]-[.$A$513])" office:value-type="float" office:value="721.389712049204" calcext:value-type="float">
            <text:p>721.389712049204</text:p>
          </table:table-cell>
          <table:table-cell table:formula="of:=([.A98]-[.$A$513])*([.A98]-[.$A$513])" office:value-type="float" office:value="25281" calcext:value-type="float">
            <text:p>25281</text:p>
          </table:table-cell>
          <table:table-cell table:formula="of:=([.K98]-[.$K$513])*([.A98]-[.$A$513])" office:value-type="float" office:value="13.2018451216103" calcext:value-type="float">
            <text:p>13.2018451216103</text:p>
          </table:table-cell>
          <table:table-cell/>
          <table:table-cell table:formula="of:=(([.$M$515]*[.A98]+[.$L$515])-([.J98]))*(([.$M$515]*[.A98]+[.$L$515])-([.J98]))" office:value-type="float" office:value="47.3813914675237" calcext:value-type="float">
            <text:p>47.3813914675237</text:p>
          </table:table-cell>
          <table:table-cell table:formula="of:=SUM([.Q69:.Q98])" office:value-type="float" office:value="2745.60753773947" calcext:value-type="float">
            <text:p>2745.607537739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04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99]-[.$J$513])*([.A99]-[.$A$513])" office:value-type="float" office:value="919.995526977916" calcext:value-type="float">
            <text:p>919.995526977916</text:p>
          </table:table-cell>
          <table:table-cell table:formula="of:=([.A99]-[.$A$513])*([.A99]-[.$A$513])" office:value-type="float" office:value="24964" calcext:value-type="float">
            <text:p>24964</text:p>
          </table:table-cell>
          <table:table-cell table:formula="of:=([.K99]-[.$K$513])*([.A99]-[.$A$513])" office:value-type="float" office:value="13.1188146491473" calcext:value-type="float">
            <text:p>13.1188146491473</text:p>
          </table:table-cell>
          <table:table-cell/>
          <table:table-cell table:formula="of:=(([.$M$515]*[.A99]+[.$L$515])-([.J99]))*(([.$M$515]*[.A99]+[.$L$515])-([.J99]))" office:value-type="float" office:value="30.5352743418999" calcext:value-type="float">
            <text:p>30.5352743418999</text:p>
          </table:table-cell>
          <table:table-cell table:formula="of:=SUM([.Q70:.Q99])" office:value-type="float" office:value="2750.0383999608" calcext:value-type="float">
            <text:p>2750.03839996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04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0]-[.$J$513])*([.A100]-[.$A$513])" office:value-type="float" office:value="1160.88705619234" calcext:value-type="float">
            <text:p>1160.88705619234</text:p>
          </table:table-cell>
          <table:table-cell table:formula="of:=([.A100]-[.$A$513])*([.A100]-[.$A$513])" office:value-type="float" office:value="24649" calcext:value-type="float">
            <text:p>24649</text:p>
          </table:table-cell>
          <table:table-cell table:formula="of:=([.K100]-[.$K$513])*([.A100]-[.$A$513])" office:value-type="float" office:value="13.0357841766844" calcext:value-type="float">
            <text:p>13.0357841766844</text:p>
          </table:table-cell>
          <table:table-cell/>
          <table:table-cell table:formula="of:=(([.$M$515]*[.A100]+[.$L$515])-([.J100]))*(([.$M$515]*[.A100]+[.$L$515])-([.J100]))" office:value-type="float" office:value="15.0747212378451" calcext:value-type="float">
            <text:p>15.0747212378451</text:p>
          </table:table-cell>
          <table:table-cell table:formula="of:=SUM([.Q71:.Q100])" office:value-type="float" office:value="2735.23604867084" calcext:value-type="float">
            <text:p>2735.23604867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-04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1]-[.$J$513])*([.A101]-[.$A$513])" office:value-type="float" office:value="1242.63572826391" calcext:value-type="float">
            <text:p>1242.63572826391</text:p>
          </table:table-cell>
          <table:table-cell table:formula="of:=([.A101]-[.$A$513])*([.A101]-[.$A$513])" office:value-type="float" office:value="24336" calcext:value-type="float">
            <text:p>24336</text:p>
          </table:table-cell>
          <table:table-cell table:formula="of:=([.K101]-[.$K$513])*([.A101]-[.$A$513])" office:value-type="float" office:value="12.9527537042214" calcext:value-type="float">
            <text:p>12.9527537042214</text:p>
          </table:table-cell>
          <table:table-cell/>
          <table:table-cell table:formula="of:=(([.$M$515]*[.A101]+[.$L$515])-([.J101]))*(([.$M$515]*[.A101]+[.$L$515])-([.J101]))" office:value-type="float" office:value="10.4934693518034" calcext:value-type="float">
            <text:p>10.4934693518034</text:p>
          </table:table-cell>
          <table:table-cell table:formula="of:=SUM([.Q72:.Q101])" office:value-type="float" office:value="2710.14120427223" calcext:value-type="float">
            <text:p>2710.141204272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2]-[.$J$513])*([.A102]-[.$A$513])" office:value-type="float" office:value="1234.67011462119" calcext:value-type="float">
            <text:p>1234.67011462119</text:p>
          </table:table-cell>
          <table:table-cell table:formula="of:=([.A102]-[.$A$513])*([.A102]-[.$A$513])" office:value-type="float" office:value="24025" calcext:value-type="float">
            <text:p>24025</text:p>
          </table:table-cell>
          <table:table-cell table:formula="of:=([.K102]-[.$K$513])*([.A102]-[.$A$513])" office:value-type="float" office:value="12.8697232317585" calcext:value-type="float">
            <text:p>12.8697232317585</text:p>
          </table:table-cell>
          <table:table-cell/>
          <table:table-cell table:formula="of:=(([.$M$515]*[.A102]+[.$L$515])-([.J102]))*(([.$M$515]*[.A102]+[.$L$515])-([.J102]))" office:value-type="float" office:value="10.0332825468542" calcext:value-type="float">
            <text:p>10.0332825468542</text:p>
          </table:table-cell>
          <table:table-cell table:formula="of:=SUM([.Q73:.Q102])" office:value-type="float" office:value="2674.59969757773" calcext:value-type="float">
            <text:p>2674.599697577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3]-[.$J$513])*([.A103]-[.$A$513])" office:value-type="float" office:value="1160.70450097847" calcext:value-type="float">
            <text:p>1160.70450097847</text:p>
          </table:table-cell>
          <table:table-cell table:formula="of:=([.A103]-[.$A$513])*([.A103]-[.$A$513])" office:value-type="float" office:value="23716" calcext:value-type="float">
            <text:p>23716</text:p>
          </table:table-cell>
          <table:table-cell table:formula="of:=([.K103]-[.$K$513])*([.A103]-[.$A$513])" office:value-type="float" office:value="12.7866927592955" calcext:value-type="float">
            <text:p>12.7866927592955</text:p>
          </table:table-cell>
          <table:table-cell/>
          <table:table-cell table:formula="of:=(([.$M$515]*[.A103]+[.$L$515])-([.J103]))*(([.$M$515]*[.A103]+[.$L$515])-([.J103]))" office:value-type="float" office:value="12.4205521965724" calcext:value-type="float">
            <text:p>12.4205521965724</text:p>
          </table:table-cell>
          <table:table-cell table:formula="of:=SUM([.Q74:.Q103])" office:value-type="float" office:value="2640.48137587556" calcext:value-type="float">
            <text:p>2640.481375875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04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4]-[.$J$513])*([.A104]-[.$A$513])" office:value-type="float" office:value="1175.02460162147" calcext:value-type="float">
            <text:p>1175.02460162147</text:p>
          </table:table-cell>
          <table:table-cell table:formula="of:=([.A104]-[.$A$513])*([.A104]-[.$A$513])" office:value-type="float" office:value="23409" calcext:value-type="float">
            <text:p>23409</text:p>
          </table:table-cell>
          <table:table-cell table:formula="of:=([.K104]-[.$K$513])*([.A104]-[.$A$513])" office:value-type="float" office:value="12.7036622868325" calcext:value-type="float">
            <text:p>12.7036622868325</text:p>
          </table:table-cell>
          <table:table-cell/>
          <table:table-cell table:formula="of:=(([.$M$515]*[.A104]+[.$L$515])-([.J104]))*(([.$M$515]*[.A104]+[.$L$515])-([.J104]))" office:value-type="float" office:value="10.9534287744548" calcext:value-type="float">
            <text:p>10.9534287744548</text:p>
          </table:table-cell>
          <table:table-cell table:formula="of:=SUM([.Q75:.Q104])" office:value-type="float" office:value="2597.82982114109" calcext:value-type="float">
            <text:p>2597.82982114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04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5]-[.$J$513])*([.A105]-[.$A$513])" office:value-type="float" office:value="1232.48755940732" calcext:value-type="float">
            <text:p>1232.48755940732</text:p>
          </table:table-cell>
          <table:table-cell table:formula="of:=([.A105]-[.$A$513])*([.A105]-[.$A$513])" office:value-type="float" office:value="23104" calcext:value-type="float">
            <text:p>23104</text:p>
          </table:table-cell>
          <table:table-cell table:formula="of:=([.K105]-[.$K$513])*([.A105]-[.$A$513])" office:value-type="float" office:value="12.6206318143696" calcext:value-type="float">
            <text:p>12.6206318143696</text:p>
          </table:table-cell>
          <table:table-cell/>
          <table:table-cell table:formula="of:=(([.$M$515]*[.A105]+[.$L$515])-([.J105]))*(([.$M$515]*[.A105]+[.$L$515])-([.J105]))" office:value-type="float" office:value="7.89159491089185" calcext:value-type="float">
            <text:p>7.89159491089185</text:p>
          </table:table-cell>
          <table:table-cell table:formula="of:=SUM([.Q76:.Q105])" office:value-type="float" office:value="2564.85642905293" calcext:value-type="float">
            <text:p>2564.856429052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04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6]-[.$J$513])*([.A106]-[.$A$513])" office:value-type="float" office:value="1245.95051719318" calcext:value-type="float">
            <text:p>1245.95051719318</text:p>
          </table:table-cell>
          <table:table-cell table:formula="of:=([.A106]-[.$A$513])*([.A106]-[.$A$513])" office:value-type="float" office:value="22801" calcext:value-type="float">
            <text:p>22801</text:p>
          </table:table-cell>
          <table:table-cell table:formula="of:=([.K106]-[.$K$513])*([.A106]-[.$A$513])" office:value-type="float" office:value="12.5376013419066" calcext:value-type="float">
            <text:p>12.5376013419066</text:p>
          </table:table-cell>
          <table:table-cell/>
          <table:table-cell table:formula="of:=(([.$M$515]*[.A106]+[.$L$515])-([.J106]))*(([.$M$515]*[.A106]+[.$L$515])-([.J106]))" office:value-type="float" office:value="6.7315047403751" calcext:value-type="float">
            <text:p>6.7315047403751</text:p>
          </table:table-cell>
          <table:table-cell table:formula="of:=SUM([.Q77:.Q106])" office:value-type="float" office:value="2526.03464764245" calcext:value-type="float">
            <text:p>2526.034647642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04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7]-[.$J$513])*([.A107]-[.$A$513])" office:value-type="float" office:value="1301.98490355046" calcext:value-type="float">
            <text:p>1301.98490355046</text:p>
          </table:table-cell>
          <table:table-cell table:formula="of:=([.A107]-[.$A$513])*([.A107]-[.$A$513])" office:value-type="float" office:value="22500" calcext:value-type="float">
            <text:p>22500</text:p>
          </table:table-cell>
          <table:table-cell table:formula="of:=([.K107]-[.$K$513])*([.A107]-[.$A$513])" office:value-type="float" office:value="12.4545708694437" calcext:value-type="float">
            <text:p>12.4545708694437</text:p>
          </table:table-cell>
          <table:table-cell/>
          <table:table-cell table:formula="of:=(([.$M$515]*[.A107]+[.$L$515])-([.J107]))*(([.$M$515]*[.A107]+[.$L$515])-([.J107]))" office:value-type="float" office:value="4.38532247790555" calcext:value-type="float">
            <text:p>4.38532247790555</text:p>
          </table:table-cell>
          <table:table-cell table:formula="of:=SUM([.Q78:.Q107])" office:value-type="float" office:value="2481.93374661361" calcext:value-type="float">
            <text:p>2481.933746613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8]-[.$J$513])*([.A108]-[.$A$513])" office:value-type="float" office:value="1335.87643276489" calcext:value-type="float">
            <text:p>1335.87643276489</text:p>
          </table:table-cell>
          <table:table-cell table:formula="of:=([.A108]-[.$A$513])*([.A108]-[.$A$513])" office:value-type="float" office:value="22201" calcext:value-type="float">
            <text:p>22201</text:p>
          </table:table-cell>
          <table:table-cell table:formula="of:=([.K108]-[.$K$513])*([.A108]-[.$A$513])" office:value-type="float" office:value="12.3715403969807" calcext:value-type="float">
            <text:p>12.3715403969807</text:p>
          </table:table-cell>
          <table:table-cell/>
          <table:table-cell table:formula="of:=(([.$M$515]*[.A108]+[.$L$515])-([.J108]))*(([.$M$515]*[.A108]+[.$L$515])-([.J108]))" office:value-type="float" office:value="3.01569308117275" calcext:value-type="float">
            <text:p>3.01569308117275</text:p>
          </table:table-cell>
          <table:table-cell table:formula="of:=SUM([.Q79:.Q108])" office:value-type="float" office:value="2424.90986106479" calcext:value-type="float">
            <text:p>2424.909861064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09]-[.$J$513])*([.A109]-[.$A$513])" office:value-type="float" office:value="1348.05367626503" calcext:value-type="float">
            <text:p>1348.05367626503</text:p>
          </table:table-cell>
          <table:table-cell table:formula="of:=([.A109]-[.$A$513])*([.A109]-[.$A$513])" office:value-type="float" office:value="21904" calcext:value-type="float">
            <text:p>21904</text:p>
          </table:table-cell>
          <table:table-cell table:formula="of:=([.K109]-[.$K$513])*([.A109]-[.$A$513])" office:value-type="float" office:value="12.2885099245178" calcext:value-type="float">
            <text:p>12.2885099245178</text:p>
          </table:table-cell>
          <table:table-cell/>
          <table:table-cell table:formula="of:=(([.$M$515]*[.A109]+[.$L$515])-([.J109]))*(([.$M$515]*[.A109]+[.$L$515])-([.J109]))" office:value-type="float" office:value="2.31615278805739" calcext:value-type="float">
            <text:p>2.31615278805739</text:p>
          </table:table-cell>
          <table:table-cell table:formula="of:=SUM([.Q80:.Q109])" office:value-type="float" office:value="2361.53068147236" calcext:value-type="float">
            <text:p>2361.530681472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0]-[.$J$513])*([.A110]-[.$A$513])" office:value-type="float" office:value="1422.94520547945" calcext:value-type="float">
            <text:p>1422.94520547945</text:p>
          </table:table-cell>
          <table:table-cell table:formula="of:=([.A110]-[.$A$513])*([.A110]-[.$A$513])" office:value-type="float" office:value="21609" calcext:value-type="float">
            <text:p>21609</text:p>
          </table:table-cell>
          <table:table-cell table:formula="of:=([.K110]-[.$K$513])*([.A110]-[.$A$513])" office:value-type="float" office:value="12.2054794520548" calcext:value-type="float">
            <text:p>12.2054794520548</text:p>
          </table:table-cell>
          <table:table-cell/>
          <table:table-cell table:formula="of:=(([.$M$515]*[.A110]+[.$L$515])-([.J110]))*(([.$M$515]*[.A110]+[.$L$515])-([.J110]))" office:value-type="float" office:value="0.772000950687768" calcext:value-type="float">
            <text:p>0.772000950687768</text:p>
          </table:table-cell>
          <table:table-cell table:formula="of:=SUM([.Q81:.Q110])" office:value-type="float" office:value="2290.69706278937" calcext:value-type="float">
            <text:p>2290.697062789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04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1]-[.$J$513])*([.A111]-[.$A$513])" office:value-type="float" office:value="1475.83673469388" calcext:value-type="float">
            <text:p>1475.83673469388</text:p>
          </table:table-cell>
          <table:table-cell table:formula="of:=([.A111]-[.$A$513])*([.A111]-[.$A$513])" office:value-type="float" office:value="21316" calcext:value-type="float">
            <text:p>21316</text:p>
          </table:table-cell>
          <table:table-cell table:formula="of:=([.K111]-[.$K$513])*([.A111]-[.$A$513])" office:value-type="float" office:value="12.1224489795918" calcext:value-type="float">
            <text:p>12.1224489795918</text:p>
          </table:table-cell>
          <table:table-cell/>
          <table:table-cell table:formula="of:=(([.$M$515]*[.A111]+[.$L$515])-([.J111]))*(([.$M$515]*[.A111]+[.$L$515])-([.J111]))" office:value-type="float" office:value="0.143063718212403" calcext:value-type="float">
            <text:p>0.143063718212403</text:p>
          </table:table-cell>
          <table:table-cell table:formula="of:=SUM([.Q82:.Q111])" office:value-type="float" office:value="2227.4528580169" calcext:value-type="float">
            <text:p>2227.45285801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04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2]-[.$J$513])*([.A112]-[.$A$513])" office:value-type="float" office:value="1486.44254962259" calcext:value-type="float">
            <text:p>1486.44254962259</text:p>
          </table:table-cell>
          <table:table-cell table:formula="of:=([.A112]-[.$A$513])*([.A112]-[.$A$513])" office:value-type="float" office:value="21025" calcext:value-type="float">
            <text:p>21025</text:p>
          </table:table-cell>
          <table:table-cell table:formula="of:=([.K112]-[.$K$513])*([.A112]-[.$A$513])" office:value-type="float" office:value="12.0394185071289" calcext:value-type="float">
            <text:p>12.0394185071289</text:p>
          </table:table-cell>
          <table:table-cell/>
          <table:table-cell table:formula="of:=(([.$M$515]*[.A112]+[.$L$515])-([.J112]))*(([.$M$515]*[.A112]+[.$L$515])-([.J112]))" office:value-type="float" office:value="0.0267498241834179" calcext:value-type="float">
            <text:p>0.026749824183418</text:p>
          </table:table-cell>
          <table:table-cell table:formula="of:=SUM([.Q83:.Q112])" office:value-type="float" office:value="2126.82569126722" calcext:value-type="float">
            <text:p>2126.825691267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04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3]-[.$J$513])*([.A113]-[.$A$513])" office:value-type="float" office:value="1496.76265026559" calcext:value-type="float">
            <text:p>1496.76265026559</text:p>
          </table:table-cell>
          <table:table-cell table:formula="of:=([.A113]-[.$A$513])*([.A113]-[.$A$513])" office:value-type="float" office:value="20736" calcext:value-type="float">
            <text:p>20736</text:p>
          </table:table-cell>
          <table:table-cell table:formula="of:=([.K113]-[.$K$513])*([.A113]-[.$A$513])" office:value-type="float" office:value="11.9563880346659" calcext:value-type="float">
            <text:p>11.9563880346659</text:p>
          </table:table-cell>
          <table:table-cell/>
          <table:table-cell table:formula="of:=(([.$M$515]*[.A113]+[.$L$515])-([.J113]))*(([.$M$515]*[.A113]+[.$L$515])-([.J113]))" office:value-type="float" office:value="0.00261429511239844" calcext:value-type="float">
            <text:p>0.002614295112398</text:p>
          </table:table-cell>
          <table:table-cell table:formula="of:=SUM([.Q84:.Q113])" office:value-type="float" office:value="2009.80007644862" calcext:value-type="float">
            <text:p>2009.800076448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04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114]-[.$J$513])*([.A114]-[.$A$513])" office:value-type="float" office:value="1506.79703662287" calcext:value-type="float">
            <text:p>1506.79703662287</text:p>
          </table:table-cell>
          <table:table-cell table:formula="of:=([.A114]-[.$A$513])*([.A114]-[.$A$513])" office:value-type="float" office:value="20449" calcext:value-type="float">
            <text:p>20449</text:p>
          </table:table-cell>
          <table:table-cell table:formula="of:=([.K114]-[.$K$513])*([.A114]-[.$A$513])" office:value-type="float" office:value="11.873357562203" calcext:value-type="float">
            <text:p>11.873357562203</text:p>
          </table:table-cell>
          <table:table-cell/>
          <table:table-cell table:formula="of:=(([.$M$515]*[.A114]+[.$L$515])-([.J114]))*(([.$M$515]*[.A114]+[.$L$515])-([.J114]))" office:value-type="float" office:value="0.0706571309993449" calcext:value-type="float">
            <text:p>0.070657130999345</text:p>
          </table:table-cell>
          <table:table-cell table:formula="of:=SUM([.Q85:.Q114])" office:value-type="float" office:value="1875.23474921291" calcext:value-type="float">
            <text:p>1875.234749212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04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5]-[.$J$513])*([.A115]-[.$A$513])" office:value-type="float" office:value="1455.68856583729" calcext:value-type="float">
            <text:p>1455.68856583729</text:p>
          </table:table-cell>
          <table:table-cell table:formula="of:=([.A115]-[.$A$513])*([.A115]-[.$A$513])" office:value-type="float" office:value="20164" calcext:value-type="float">
            <text:p>20164</text:p>
          </table:table-cell>
          <table:table-cell table:formula="of:=([.K115]-[.$K$513])*([.A115]-[.$A$513])" office:value-type="float" office:value="11.79032708974" calcext:value-type="float">
            <text:p>11.79032708974</text:p>
          </table:table-cell>
          <table:table-cell/>
          <table:table-cell table:formula="of:=(([.$M$515]*[.A115]+[.$L$515])-([.J115]))*(([.$M$515]*[.A115]+[.$L$515])-([.J115]))" office:value-type="float" office:value="0.00269636923533616" calcext:value-type="float">
            <text:p>0.002696369235336</text:p>
          </table:table-cell>
          <table:table-cell table:formula="of:=SUM([.Q86:.Q115])" office:value-type="float" office:value="1751.96357840116" calcext:value-type="float">
            <text:p>1751.96357840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6]-[.$J$513])*([.A116]-[.$A$513])" office:value-type="float" office:value="1445.43723790886" calcext:value-type="float">
            <text:p>1445.43723790886</text:p>
          </table:table-cell>
          <table:table-cell table:formula="of:=([.A116]-[.$A$513])*([.A116]-[.$A$513])" office:value-type="float" office:value="19881" calcext:value-type="float">
            <text:p>19881</text:p>
          </table:table-cell>
          <table:table-cell table:formula="of:=([.K116]-[.$K$513])*([.A116]-[.$A$513])" office:value-type="float" office:value="11.7072966172771" calcext:value-type="float">
            <text:p>11.7072966172771</text:p>
          </table:table-cell>
          <table:table-cell/>
          <table:table-cell table:formula="of:=(([.$M$515]*[.A116]+[.$L$515])-([.J116]))*(([.$M$515]*[.A116]+[.$L$515])-([.J116]))" office:value-type="float" office:value="0.0153148905264744" calcext:value-type="float">
            <text:p>0.015314890526474</text:p>
          </table:table-cell>
          <table:table-cell table:formula="of:=SUM([.Q87:.Q116])" office:value-type="float" office:value="1620.65597556958" calcext:value-type="float">
            <text:p>1620.655975569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7]-[.$J$513])*([.A117]-[.$A$513])" office:value-type="float" office:value="1435.18590998043" calcext:value-type="float">
            <text:p>1435.18590998043</text:p>
          </table:table-cell>
          <table:table-cell table:formula="of:=([.A117]-[.$A$513])*([.A117]-[.$A$513])" office:value-type="float" office:value="19600" calcext:value-type="float">
            <text:p>19600</text:p>
          </table:table-cell>
          <table:table-cell table:formula="of:=([.K117]-[.$K$513])*([.A117]-[.$A$513])" office:value-type="float" office:value="11.6242661448141" calcext:value-type="float">
            <text:p>11.6242661448141</text:p>
          </table:table-cell>
          <table:table-cell/>
          <table:table-cell table:formula="of:=(([.$M$515]*[.A117]+[.$L$515])-([.J117]))*(([.$M$515]*[.A117]+[.$L$515])-([.J117]))" office:value-type="float" office:value="0.0382515816211948" calcext:value-type="float">
            <text:p>0.038251581621195</text:p>
          </table:table-cell>
          <table:table-cell table:formula="of:=SUM([.Q88:.Q117])" office:value-type="float" office:value="1477.67121269506" calcext:value-type="float">
            <text:p>1477.671212695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04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8]-[.$J$513])*([.A118]-[.$A$513])" office:value-type="float" office:value="1424.934582052" calcext:value-type="float">
            <text:p>1424.934582052</text:p>
          </table:table-cell>
          <table:table-cell table:formula="of:=([.A118]-[.$A$513])*([.A118]-[.$A$513])" office:value-type="float" office:value="19321" calcext:value-type="float">
            <text:p>19321</text:p>
          </table:table-cell>
          <table:table-cell table:formula="of:=([.K118]-[.$K$513])*([.A118]-[.$A$513])" office:value-type="float" office:value="11.5412356723511" calcext:value-type="float">
            <text:p>11.5412356723511</text:p>
          </table:table-cell>
          <table:table-cell/>
          <table:table-cell table:formula="of:=(([.$M$515]*[.A118]+[.$L$515])-([.J118]))*(([.$M$515]*[.A118]+[.$L$515])-([.J118]))" office:value-type="float" office:value="0.0715064425194985" calcext:value-type="float">
            <text:p>0.071506442519499</text:p>
          </table:table-cell>
          <table:table-cell table:formula="of:=SUM([.Q89:.Q118])" office:value-type="float" office:value="1307.95521651425" calcext:value-type="float">
            <text:p>1307.95521651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04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19]-[.$J$513])*([.A119]-[.$A$513])" office:value-type="float" office:value="1414.68325412357" calcext:value-type="float">
            <text:p>1414.68325412357</text:p>
          </table:table-cell>
          <table:table-cell table:formula="of:=([.A119]-[.$A$513])*([.A119]-[.$A$513])" office:value-type="float" office:value="19044" calcext:value-type="float">
            <text:p>19044</text:p>
          </table:table-cell>
          <table:table-cell table:formula="of:=([.K119]-[.$K$513])*([.A119]-[.$A$513])" office:value-type="float" office:value="11.4582051998882" calcext:value-type="float">
            <text:p>11.4582051998882</text:p>
          </table:table-cell>
          <table:table-cell/>
          <table:table-cell table:formula="of:=(([.$M$515]*[.A119]+[.$L$515])-([.J119]))*(([.$M$515]*[.A119]+[.$L$515])-([.J119]))" office:value-type="float" office:value="0.115079473221385" calcext:value-type="float">
            <text:p>0.115079473221385</text:p>
          </table:table-cell>
          <table:table-cell table:formula="of:=SUM([.Q90:.Q119])" office:value-type="float" office:value="1158.15131020769" calcext:value-type="float">
            <text:p>1158.151310207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04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0]-[.$J$513])*([.A120]-[.$A$513])" office:value-type="float" office:value="1404.43192619514" calcext:value-type="float">
            <text:p>1404.43192619514</text:p>
          </table:table-cell>
          <table:table-cell table:formula="of:=([.A120]-[.$A$513])*([.A120]-[.$A$513])" office:value-type="float" office:value="18769" calcext:value-type="float">
            <text:p>18769</text:p>
          </table:table-cell>
          <table:table-cell table:formula="of:=([.K120]-[.$K$513])*([.A120]-[.$A$513])" office:value-type="float" office:value="11.3751747274252" calcext:value-type="float">
            <text:p>11.3751747274252</text:p>
          </table:table-cell>
          <table:table-cell/>
          <table:table-cell table:formula="of:=(([.$M$515]*[.A120]+[.$L$515])-([.J120]))*(([.$M$515]*[.A120]+[.$L$515])-([.J120]))" office:value-type="float" office:value="0.168970673726853" calcext:value-type="float">
            <text:p>0.168970673726853</text:p>
          </table:table-cell>
          <table:table-cell table:formula="of:=SUM([.Q91:.Q120])" office:value-type="float" office:value="992.255825967745" calcext:value-type="float">
            <text:p>992.2558259677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05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1]-[.$J$513])*([.A121]-[.$A$513])" office:value-type="float" office:value="1394.1805982667" calcext:value-type="float">
            <text:p>1394.1805982667</text:p>
          </table:table-cell>
          <table:table-cell table:formula="of:=([.A121]-[.$A$513])*([.A121]-[.$A$513])" office:value-type="float" office:value="18496" calcext:value-type="float">
            <text:p>18496</text:p>
          </table:table-cell>
          <table:table-cell table:formula="of:=([.K121]-[.$K$513])*([.A121]-[.$A$513])" office:value-type="float" office:value="11.2921442549623" calcext:value-type="float">
            <text:p>11.2921442549623</text:p>
          </table:table-cell>
          <table:table-cell/>
          <table:table-cell table:formula="of:=(([.$M$515]*[.A121]+[.$L$515])-([.J121]))*(([.$M$515]*[.A121]+[.$L$515])-([.J121]))" office:value-type="float" office:value="0.233180044035905" calcext:value-type="float">
            <text:p>0.233180044035905</text:p>
          </table:table-cell>
          <table:table-cell table:formula="of:=SUM([.Q92:.Q121])" office:value-type="float" office:value="852.900143797499" calcext:value-type="float">
            <text:p>852.9001437974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05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122]-[.$J$513])*([.A122]-[.$A$513])" office:value-type="float" office:value="1422.5006989097" calcext:value-type="float">
            <text:p>1422.5006989097</text:p>
          </table:table-cell>
          <table:table-cell table:formula="of:=([.A122]-[.$A$513])*([.A122]-[.$A$513])" office:value-type="float" office:value="18225" calcext:value-type="float">
            <text:p>18225</text:p>
          </table:table-cell>
          <table:table-cell table:formula="of:=([.K122]-[.$K$513])*([.A122]-[.$A$513])" office:value-type="float" office:value="11.2091137824993" calcext:value-type="float">
            <text:p>11.2091137824993</text:p>
          </table:table-cell>
          <table:table-cell/>
          <table:table-cell table:formula="of:=(([.$M$515]*[.A122]+[.$L$515])-([.J122]))*(([.$M$515]*[.A122]+[.$L$515])-([.J122]))" office:value-type="float" office:value="0.706319646390266" calcext:value-type="float">
            <text:p>0.706319646390266</text:p>
          </table:table-cell>
          <table:table-cell table:formula="of:=SUM([.Q93:.Q122])" office:value-type="float" office:value="701.962635473741" calcext:value-type="float">
            <text:p>701.9626354737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123]-[.$J$513])*([.A123]-[.$A$513])" office:value-type="float" office:value="1411.96365669556" calcext:value-type="float">
            <text:p>1411.96365669556</text:p>
          </table:table-cell>
          <table:table-cell table:formula="of:=([.A123]-[.$A$513])*([.A123]-[.$A$513])" office:value-type="float" office:value="17956" calcext:value-type="float">
            <text:p>17956</text:p>
          </table:table-cell>
          <table:table-cell table:formula="of:=([.K123]-[.$K$513])*([.A123]-[.$A$513])" office:value-type="float" office:value="11.1260833100363" calcext:value-type="float">
            <text:p>11.1260833100363</text:p>
          </table:table-cell>
          <table:table-cell/>
          <table:table-cell table:formula="of:=(([.$M$515]*[.A123]+[.$L$515])-([.J123]))*(([.$M$515]*[.A123]+[.$L$515])-([.J123]))" office:value-type="float" office:value="0.832209224930254" calcext:value-type="float">
            <text:p>0.832209224930254</text:p>
          </table:table-cell>
          <table:table-cell table:formula="of:=SUM([.Q94:.Q123])" office:value-type="float" office:value="542.237575075968" calcext:value-type="float">
            <text:p>542.2375750759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4]-[.$J$513])*([.A124]-[.$A$513])" office:value-type="float" office:value="1382.42661448141" calcext:value-type="float">
            <text:p>1382.42661448141</text:p>
          </table:table-cell>
          <table:table-cell table:formula="of:=([.A124]-[.$A$513])*([.A124]-[.$A$513])" office:value-type="float" office:value="17689" calcext:value-type="float">
            <text:p>17689</text:p>
          </table:table-cell>
          <table:table-cell table:formula="of:=([.K124]-[.$K$513])*([.A124]-[.$A$513])" office:value-type="float" office:value="11.0430528375734" calcext:value-type="float">
            <text:p>11.0430528375734</text:p>
          </table:table-cell>
          <table:table-cell/>
          <table:table-cell table:formula="of:=(([.$M$515]*[.A124]+[.$L$515])-([.J124]))*(([.$M$515]*[.A124]+[.$L$515])-([.J124]))" office:value-type="float" office:value="0.707658910263882" calcext:value-type="float">
            <text:p>0.707658910263882</text:p>
          </table:table-cell>
          <table:table-cell table:formula="of:=SUM([.Q95:.Q124])" office:value-type="float" office:value="398.275717544118" calcext:value-type="float">
            <text:p>398.2757175441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05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5]-[.$J$513])*([.A125]-[.$A$513])" office:value-type="float" office:value="1372.03242941012" calcext:value-type="float">
            <text:p>1372.03242941012</text:p>
          </table:table-cell>
          <table:table-cell table:formula="of:=([.A125]-[.$A$513])*([.A125]-[.$A$513])" office:value-type="float" office:value="17424" calcext:value-type="float">
            <text:p>17424</text:p>
          </table:table-cell>
          <table:table-cell table:formula="of:=([.K125]-[.$K$513])*([.A125]-[.$A$513])" office:value-type="float" office:value="10.9600223651104" calcext:value-type="float">
            <text:p>10.9600223651104</text:p>
          </table:table-cell>
          <table:table-cell/>
          <table:table-cell table:formula="of:=(([.$M$515]*[.A125]+[.$L$515])-([.J125]))*(([.$M$515]*[.A125]+[.$L$515])-([.J125]))" office:value-type="float" office:value="0.83366289409915" calcext:value-type="float">
            <text:p>0.83366289409915</text:p>
          </table:table-cell>
          <table:table-cell table:formula="of:=SUM([.Q96:.Q125])" office:value-type="float" office:value="288.281840704197" calcext:value-type="float">
            <text:p>288.2818407041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05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6]-[.$J$513])*([.A126]-[.$A$513])" office:value-type="float" office:value="1361.63824433883" calcext:value-type="float">
            <text:p>1361.63824433883</text:p>
          </table:table-cell>
          <table:table-cell table:formula="of:=([.A126]-[.$A$513])*([.A126]-[.$A$513])" office:value-type="float" office:value="17161" calcext:value-type="float">
            <text:p>17161</text:p>
          </table:table-cell>
          <table:table-cell table:formula="of:=([.K126]-[.$K$513])*([.A126]-[.$A$513])" office:value-type="float" office:value="10.8769918926475" calcext:value-type="float">
            <text:p>10.8769918926475</text:p>
          </table:table-cell>
          <table:table-cell/>
          <table:table-cell table:formula="of:=(([.$M$515]*[.A126]+[.$L$515])-([.J126]))*(([.$M$515]*[.A126]+[.$L$515])-([.J126]))" office:value-type="float" office:value="0.969985047737998" calcext:value-type="float">
            <text:p>0.969985047737998</text:p>
          </table:table-cell>
          <table:table-cell table:formula="of:=SUM([.Q97:.Q126])" office:value-type="float" office:value="215.317686408032" calcext:value-type="float">
            <text:p>215.3176864080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05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7]-[.$J$513])*([.A127]-[.$A$513])" office:value-type="float" office:value="1351.24405926754" calcext:value-type="float">
            <text:p>1351.24405926754</text:p>
          </table:table-cell>
          <table:table-cell table:formula="of:=([.A127]-[.$A$513])*([.A127]-[.$A$513])" office:value-type="float" office:value="16900" calcext:value-type="float">
            <text:p>16900</text:p>
          </table:table-cell>
          <table:table-cell table:formula="of:=([.K127]-[.$K$513])*([.A127]-[.$A$513])" office:value-type="float" office:value="10.7939614201845" calcext:value-type="float">
            <text:p>10.7939614201845</text:p>
          </table:table-cell>
          <table:table-cell/>
          <table:table-cell table:formula="of:=(([.$M$515]*[.A127]+[.$L$515])-([.J127]))*(([.$M$515]*[.A127]+[.$L$515])-([.J127]))" office:value-type="float" office:value="1.11662537118043" calcext:value-type="float">
            <text:p>1.11662537118043</text:p>
          </table:table-cell>
          <table:table-cell table:formula="of:=SUM([.Q98:.Q127])" office:value-type="float" office:value="168.05893440404" calcext:value-type="float">
            <text:p>168.058934404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05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8]-[.$J$513])*([.A128]-[.$A$513])" office:value-type="float" office:value="1027.56415991054" calcext:value-type="float">
            <text:p>1027.56415991054</text:p>
          </table:table-cell>
          <table:table-cell table:formula="of:=([.A128]-[.$A$513])*([.A128]-[.$A$513])" office:value-type="float" office:value="16641" calcext:value-type="float">
            <text:p>16641</text:p>
          </table:table-cell>
          <table:table-cell table:formula="of:=([.K128]-[.$K$513])*([.A128]-[.$A$513])" office:value-type="float" office:value="10.7109309477216" calcext:value-type="float">
            <text:p>10.7109309477216</text:p>
          </table:table-cell>
          <table:table-cell/>
          <table:table-cell table:formula="of:=(([.$M$515]*[.A128]+[.$L$515])-([.J128]))*(([.$M$515]*[.A128]+[.$L$515])-([.J128]))" office:value-type="float" office:value="1.69010321923294" calcext:value-type="float">
            <text:p>1.69010321923294</text:p>
          </table:table-cell>
          <table:table-cell table:formula="of:=SUM([.Q99:.Q128])" office:value-type="float" office:value="122.367646155749" calcext:value-type="float">
            <text:p>122.3676461557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5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29]-[.$J$513])*([.A129]-[.$A$513])" office:value-type="float" office:value="1019.59854626782" calcext:value-type="float">
            <text:p>1019.59854626782</text:p>
          </table:table-cell>
          <table:table-cell table:formula="of:=([.A129]-[.$A$513])*([.A129]-[.$A$513])" office:value-type="float" office:value="16384" calcext:value-type="float">
            <text:p>16384</text:p>
          </table:table-cell>
          <table:table-cell table:formula="of:=([.K129]-[.$K$513])*([.A129]-[.$A$513])" office:value-type="float" office:value="10.6279004752586" calcext:value-type="float">
            <text:p>10.6279004752586</text:p>
          </table:table-cell>
          <table:table-cell/>
          <table:table-cell table:formula="of:=(([.$M$515]*[.A129]+[.$L$515])-([.J129]))*(([.$M$515]*[.A129]+[.$L$515])-([.J129]))" office:value-type="float" office:value="1.50850699898048" calcext:value-type="float">
            <text:p>1.50850699898048</text:p>
          </table:table-cell>
          <table:table-cell table:formula="of:=SUM([.Q100:.Q129])" office:value-type="float" office:value="93.3408788128298" calcext:value-type="float">
            <text:p>93.34087881282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0]-[.$J$513])*([.A130]-[.$A$513])" office:value-type="float" office:value="1011.63293262511" calcext:value-type="float">
            <text:p>1011.63293262511</text:p>
          </table:table-cell>
          <table:table-cell table:formula="of:=([.A130]-[.$A$513])*([.A130]-[.$A$513])" office:value-type="float" office:value="16129" calcext:value-type="float">
            <text:p>16129</text:p>
          </table:table-cell>
          <table:table-cell table:formula="of:=([.K130]-[.$K$513])*([.A130]-[.$A$513])" office:value-type="float" office:value="10.5448700027956" calcext:value-type="float">
            <text:p>10.5448700027956</text:p>
          </table:table-cell>
          <table:table-cell/>
          <table:table-cell table:formula="of:=(([.$M$515]*[.A130]+[.$L$515])-([.J130]))*(([.$M$515]*[.A130]+[.$L$515])-([.J130]))" office:value-type="float" office:value="1.33722894853161" calcext:value-type="float">
            <text:p>1.33722894853161</text:p>
          </table:table-cell>
          <table:table-cell table:formula="of:=SUM([.Q101:.Q130])" office:value-type="float" office:value="79.6033865235163" calcext:value-type="float">
            <text:p>79.60338652351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1]-[.$J$513])*([.A131]-[.$A$513])" office:value-type="float" office:value="1021.66731898239" calcext:value-type="float">
            <text:p>1021.66731898239</text:p>
          </table:table-cell>
          <table:table-cell table:formula="of:=([.A131]-[.$A$513])*([.A131]-[.$A$513])" office:value-type="float" office:value="15876" calcext:value-type="float">
            <text:p>15876</text:p>
          </table:table-cell>
          <table:table-cell table:formula="of:=([.K131]-[.$K$513])*([.A131]-[.$A$513])" office:value-type="float" office:value="10.4618395303327" calcext:value-type="float">
            <text:p>10.4618395303327</text:p>
          </table:table-cell>
          <table:table-cell/>
          <table:table-cell table:formula="of:=(([.$M$515]*[.A131]+[.$L$515])-([.J131]))*(([.$M$515]*[.A131]+[.$L$515])-([.J131]))" office:value-type="float" office:value="0.886803120059065" calcext:value-type="float">
            <text:p>0.886803120059065</text:p>
          </table:table-cell>
          <table:table-cell table:formula="of:=SUM([.Q102:.Q131])" office:value-type="float" office:value="69.9967202917721" calcext:value-type="float">
            <text:p>69.99672029177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2]-[.$J$513])*([.A132]-[.$A$513])" office:value-type="float" office:value="1013.55884819681" calcext:value-type="float">
            <text:p>1013.55884819681</text:p>
          </table:table-cell>
          <table:table-cell table:formula="of:=([.A132]-[.$A$513])*([.A132]-[.$A$513])" office:value-type="float" office:value="15625" calcext:value-type="float">
            <text:p>15625</text:p>
          </table:table-cell>
          <table:table-cell table:formula="of:=([.K132]-[.$K$513])*([.A132]-[.$A$513])" office:value-type="float" office:value="10.3788090578697" calcext:value-type="float">
            <text:p>10.3788090578697</text:p>
          </table:table-cell>
          <table:table-cell/>
          <table:table-cell table:formula="of:=(([.$M$515]*[.A132]+[.$L$515])-([.J132]))*(([.$M$515]*[.A132]+[.$L$515])-([.J132]))" office:value-type="float" office:value="0.756683343529246" calcext:value-type="float">
            <text:p>0.756683343529246</text:p>
          </table:table-cell>
          <table:table-cell table:formula="of:=SUM([.Q103:.Q132])" office:value-type="float" office:value="60.7201210884471" calcext:value-type="float">
            <text:p>60.72012108844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3]-[.$J$513])*([.A133]-[.$A$513])" office:value-type="float" office:value="1005.45037741124" calcext:value-type="float">
            <text:p>1005.45037741124</text:p>
          </table:table-cell>
          <table:table-cell table:formula="of:=([.A133]-[.$A$513])*([.A133]-[.$A$513])" office:value-type="float" office:value="15376" calcext:value-type="float">
            <text:p>15376</text:p>
          </table:table-cell>
          <table:table-cell table:formula="of:=([.K133]-[.$K$513])*([.A133]-[.$A$513])" office:value-type="float" office:value="10.2957785854068" calcext:value-type="float">
            <text:p>10.2957785854068</text:p>
          </table:table-cell>
          <table:table-cell/>
          <table:table-cell table:formula="of:=(([.$M$515]*[.A133]+[.$L$515])-([.J133]))*(([.$M$515]*[.A133]+[.$L$515])-([.J133]))" office:value-type="float" office:value="0.636881736803012" calcext:value-type="float">
            <text:p>0.636881736803012</text:p>
          </table:table-cell>
          <table:table-cell table:formula="of:=SUM([.Q104:.Q133])" office:value-type="float" office:value="48.9364506286777" calcext:value-type="float">
            <text:p>48.93645062867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4]-[.$J$513])*([.A134]-[.$A$513])" office:value-type="float" office:value="997.341906625664" calcext:value-type="float">
            <text:p>997.341906625664</text:p>
          </table:table-cell>
          <table:table-cell table:formula="of:=([.A134]-[.$A$513])*([.A134]-[.$A$513])" office:value-type="float" office:value="15129" calcext:value-type="float">
            <text:p>15129</text:p>
          </table:table-cell>
          <table:table-cell table:formula="of:=([.K134]-[.$K$513])*([.A134]-[.$A$513])" office:value-type="float" office:value="10.2127481129438" calcext:value-type="float">
            <text:p>10.2127481129438</text:p>
          </table:table-cell>
          <table:table-cell/>
          <table:table-cell table:formula="of:=(([.$M$515]*[.A134]+[.$L$515])-([.J134]))*(([.$M$515]*[.A134]+[.$L$515])-([.J134]))" office:value-type="float" office:value="0.527398299880357" calcext:value-type="float">
            <text:p>0.527398299880357</text:p>
          </table:table-cell>
          <table:table-cell table:formula="of:=SUM([.Q105:.Q134])" office:value-type="float" office:value="38.5104201541033" calcext:value-type="float">
            <text:p>38.51042015410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135]-[.$J$513])*([.A135]-[.$A$513])" office:value-type="float" office:value="1285.5191501258" calcext:value-type="float">
            <text:p>1285.5191501258</text:p>
          </table:table-cell>
          <table:table-cell table:formula="of:=([.A135]-[.$A$513])*([.A135]-[.$A$513])" office:value-type="float" office:value="14884" calcext:value-type="float">
            <text:p>14884</text:p>
          </table:table-cell>
          <table:table-cell table:formula="of:=([.K135]-[.$K$513])*([.A135]-[.$A$513])" office:value-type="float" office:value="10.1297176404809" calcext:value-type="float">
            <text:p>10.1297176404809</text:p>
          </table:table-cell>
          <table:table-cell/>
          <table:table-cell table:formula="of:=(([.$M$515]*[.A135]+[.$L$515])-([.J135]))*(([.$M$515]*[.A135]+[.$L$515])-([.J135]))" office:value-type="float" office:value="3.14770141208954" calcext:value-type="float">
            <text:p>3.14770141208954</text:p>
          </table:table-cell>
          <table:table-cell table:formula="of:=SUM([.Q106:.Q135])" office:value-type="float" office:value="33.766526655301" calcext:value-type="float">
            <text:p>33.7665266553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5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5" calcext:value-type="float">
            <text:p>2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6]-[.$J$513])*([.A136]-[.$A$513])" office:value-type="float" office:value="842.839250768801" calcext:value-type="float">
            <text:p>842.839250768801</text:p>
          </table:table-cell>
          <table:table-cell table:formula="of:=([.A136]-[.$A$513])*([.A136]-[.$A$513])" office:value-type="float" office:value="14641" calcext:value-type="float">
            <text:p>14641</text:p>
          </table:table-cell>
          <table:table-cell table:formula="of:=([.K136]-[.$K$513])*([.A136]-[.$A$513])" office:value-type="float" office:value="10.0466871680179" calcext:value-type="float">
            <text:p>10.0466871680179</text:p>
          </table:table-cell>
          <table:table-cell/>
          <table:table-cell table:formula="of:=(([.$M$515]*[.A136]+[.$L$515])-([.J136]))*(([.$M$515]*[.A136]+[.$L$515])-([.J136]))" office:value-type="float" office:value="2.9770932884457" calcext:value-type="float">
            <text:p>2.9770932884457</text:p>
          </table:table-cell>
          <table:table-cell table:style-name="ce13" table:formula="of:=SUM([.Q107:.Q136])" office:value-type="float" office:value="30.0121152033716" calcext:value-type="float">
            <text:p>30.01211520337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7]-[.$J$513])*([.A137]-[.$A$513])" office:value-type="float" office:value="750.159351411797" calcext:value-type="float">
            <text:p>750.159351411797</text:p>
          </table:table-cell>
          <table:table-cell table:formula="of:=([.A137]-[.$A$513])*([.A137]-[.$A$513])" office:value-type="float" office:value="14400" calcext:value-type="float">
            <text:p>14400</text:p>
          </table:table-cell>
          <table:table-cell table:formula="of:=([.K137]-[.$K$513])*([.A137]-[.$A$513])" office:value-type="float" office:value="9.96365669555494" calcext:value-type="float">
            <text:p>9.96365669555494</text:p>
          </table:table-cell>
          <table:table-cell/>
          <table:table-cell table:formula="of:=(([.$M$515]*[.A137]+[.$L$515])-([.J137]))*(([.$M$515]*[.A137]+[.$L$515])-([.J137]))" office:value-type="float" office:value="5.60687692274915" calcext:value-type="float">
            <text:p>5.60687692274915</text:p>
          </table:table-cell>
          <table:table-cell table:formula="of:=SUM([.Q108:.Q137])" office:value-type="float" office:value="31.2336696482152" calcext:value-type="float">
            <text:p>31.23366964821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8]-[.$J$513])*([.A138]-[.$A$513])" office:value-type="float" office:value="709.908023483367" calcext:value-type="float">
            <text:p>709.908023483367</text:p>
          </table:table-cell>
          <table:table-cell table:formula="of:=([.A138]-[.$A$513])*([.A138]-[.$A$513])" office:value-type="float" office:value="14161" calcext:value-type="float">
            <text:p>14161</text:p>
          </table:table-cell>
          <table:table-cell table:formula="of:=([.K138]-[.$K$513])*([.A138]-[.$A$513])" office:value-type="float" office:value="9.88062622309198" calcext:value-type="float">
            <text:p>9.88062622309198</text:p>
          </table:table-cell>
          <table:table-cell/>
          <table:table-cell table:formula="of:=(([.$M$515]*[.A138]+[.$L$515])-([.J138]))*(([.$M$515]*[.A138]+[.$L$515])-([.J138]))" office:value-type="float" office:value="6.66554665060097" calcext:value-type="float">
            <text:p>6.66554665060097</text:p>
          </table:table-cell>
          <table:table-cell table:formula="of:=SUM([.Q109:.Q138])" office:value-type="float" office:value="34.8835232176434" calcext:value-type="float">
            <text:p>34.88352321764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-05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39]-[.$J$513])*([.A139]-[.$A$513])" office:value-type="float" office:value="636.513838412078" calcext:value-type="float">
            <text:p>636.513838412078</text:p>
          </table:table-cell>
          <table:table-cell table:formula="of:=([.A139]-[.$A$513])*([.A139]-[.$A$513])" office:value-type="float" office:value="13924" calcext:value-type="float">
            <text:p>13924</text:p>
          </table:table-cell>
          <table:table-cell table:formula="of:=([.K139]-[.$K$513])*([.A139]-[.$A$513])" office:value-type="float" office:value="9.79759575062902" calcext:value-type="float">
            <text:p>9.79759575062902</text:p>
          </table:table-cell>
          <table:table-cell/>
          <table:table-cell table:formula="of:=(([.$M$515]*[.A139]+[.$L$515])-([.J139]))*(([.$M$515]*[.A139]+[.$L$515])-([.J139]))" office:value-type="float" office:value="9.49486449236711" calcext:value-type="float">
            <text:p>9.49486449236711</text:p>
          </table:table-cell>
          <table:table-cell table:formula="of:=SUM([.Q110:.Q139])" office:value-type="float" office:value="42.0622349219531" calcext:value-type="float">
            <text:p>42.06223492195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0]-[.$J$513])*([.A140]-[.$A$513])" office:value-type="float" office:value="631.119653340789" calcext:value-type="float">
            <text:p>631.119653340789</text:p>
          </table:table-cell>
          <table:table-cell table:formula="of:=([.A140]-[.$A$513])*([.A140]-[.$A$513])" office:value-type="float" office:value="13689" calcext:value-type="float">
            <text:p>13689</text:p>
          </table:table-cell>
          <table:table-cell table:formula="of:=([.K140]-[.$K$513])*([.A140]-[.$A$513])" office:value-type="float" office:value="9.71456527816606" calcext:value-type="float">
            <text:p>9.71456527816606</text:p>
          </table:table-cell>
          <table:table-cell/>
          <table:table-cell table:formula="of:=(([.$M$515]*[.A140]+[.$L$515])-([.J140]))*(([.$M$515]*[.A140]+[.$L$515])-([.J140]))" office:value-type="float" office:value="9.05737332234013" calcext:value-type="float">
            <text:p>9.05737332234013</text:p>
          </table:table-cell>
          <table:table-cell table:formula="of:=SUM([.Q111:.Q140])" office:value-type="float" office:value="50.3476072936055" calcext:value-type="float">
            <text:p>50.34760729360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-05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1]-[.$J$513])*([.A141]-[.$A$513])" office:value-type="float" office:value="625.7254682695" calcext:value-type="float">
            <text:p>625.7254682695</text:p>
          </table:table-cell>
          <table:table-cell table:formula="of:=([.A141]-[.$A$513])*([.A141]-[.$A$513])" office:value-type="float" office:value="13456" calcext:value-type="float">
            <text:p>13456</text:p>
          </table:table-cell>
          <table:table-cell table:formula="of:=([.K141]-[.$K$513])*([.A141]-[.$A$513])" office:value-type="float" office:value="9.6315348057031" calcext:value-type="float">
            <text:p>9.6315348057031</text:p>
          </table:table-cell>
          <table:table-cell/>
          <table:table-cell table:formula="of:=(([.$M$515]*[.A141]+[.$L$515])-([.J141]))*(([.$M$515]*[.A141]+[.$L$515])-([.J141]))" office:value-type="float" office:value="8.63020032211673" calcext:value-type="float">
            <text:p>8.63020032211673</text:p>
          </table:table-cell>
          <table:table-cell table:formula="of:=SUM([.Q112:.Q141])" office:value-type="float" office:value="58.8347438975098" calcext:value-type="float">
            <text:p>58.83474389750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2]-[.$J$513])*([.A142]-[.$A$513])" office:value-type="float" office:value="620.331283198212" calcext:value-type="float">
            <text:p>620.331283198212</text:p>
          </table:table-cell>
          <table:table-cell table:formula="of:=([.A142]-[.$A$513])*([.A142]-[.$A$513])" office:value-type="float" office:value="13225" calcext:value-type="float">
            <text:p>13225</text:p>
          </table:table-cell>
          <table:table-cell table:formula="of:=([.K142]-[.$K$513])*([.A142]-[.$A$513])" office:value-type="float" office:value="9.54850433324015" calcext:value-type="float">
            <text:p>9.54850433324015</text:p>
          </table:table-cell>
          <table:table-cell/>
          <table:table-cell table:formula="of:=(([.$M$515]*[.A142]+[.$L$515])-([.J142]))*(([.$M$515]*[.A142]+[.$L$515])-([.J142]))" office:value-type="float" office:value="8.21334549169693" calcext:value-type="float">
            <text:p>8.21334549169693</text:p>
          </table:table-cell>
          <table:table-cell table:formula="of:=SUM([.Q113:.Q142])" office:value-type="float" office:value="67.0213395650233" calcext:value-type="float">
            <text:p>67.02133956502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-05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3]-[.$J$513])*([.A143]-[.$A$513])" office:value-type="float" office:value="1022.07995526978" calcext:value-type="float">
            <text:p>1022.07995526978</text:p>
          </table:table-cell>
          <table:table-cell table:formula="of:=([.A143]-[.$A$513])*([.A143]-[.$A$513])" office:value-type="float" office:value="12996" calcext:value-type="float">
            <text:p>12996</text:p>
          </table:table-cell>
          <table:table-cell table:formula="of:=([.K143]-[.$K$513])*([.A143]-[.$A$513])" office:value-type="float" office:value="9.46547386077719" calcext:value-type="float">
            <text:p>9.46547386077719</text:p>
          </table:table-cell>
          <table:table-cell/>
          <table:table-cell table:formula="of:=(([.$M$515]*[.A143]+[.$L$515])-([.J143]))*(([.$M$515]*[.A143]+[.$L$515])-([.J143]))" office:value-type="float" office:value="0.604291449372669" calcext:value-type="float">
            <text:p>0.604291449372669</text:p>
          </table:table-cell>
          <table:table-cell table:formula="of:=SUM([.Q114:.Q143])" office:value-type="float" office:value="67.6230167192836" calcext:value-type="float">
            <text:p>67.62301671928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4]-[.$J$513])*([.A144]-[.$A$513])" office:value-type="float" office:value="1077.68577019849" calcext:value-type="float">
            <text:p>1077.68577019849</text:p>
          </table:table-cell>
          <table:table-cell table:formula="of:=([.A144]-[.$A$513])*([.A144]-[.$A$513])" office:value-type="float" office:value="12769" calcext:value-type="float">
            <text:p>12769</text:p>
          </table:table-cell>
          <table:table-cell table:formula="of:=([.K144]-[.$K$513])*([.A144]-[.$A$513])" office:value-type="float" office:value="9.38244338831423" calcext:value-type="float">
            <text:p>9.38244338831423</text:p>
          </table:table-cell>
          <table:table-cell/>
          <table:table-cell table:formula="of:=(([.$M$515]*[.A144]+[.$L$515])-([.J144]))*(([.$M$515]*[.A144]+[.$L$515])-([.J144]))" office:value-type="float" office:value="2.01815321130691" calcext:value-type="float">
            <text:p>2.01815321130691</text:p>
          </table:table-cell>
          <table:table-cell table:formula="of:=SUM([.Q115:.Q144])" office:value-type="float" office:value="69.5705127995912" calcext:value-type="float">
            <text:p>69.57051279959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5]-[.$J$513])*([.A145]-[.$A$513])" office:value-type="float" office:value="1100.14872798435" calcext:value-type="float">
            <text:p>1100.14872798435</text:p>
          </table:table-cell>
          <table:table-cell table:formula="of:=([.A145]-[.$A$513])*([.A145]-[.$A$513])" office:value-type="float" office:value="12544" calcext:value-type="float">
            <text:p>12544</text:p>
          </table:table-cell>
          <table:table-cell table:formula="of:=([.K145]-[.$K$513])*([.A145]-[.$A$513])" office:value-type="float" office:value="9.29941291585127" calcext:value-type="float">
            <text:p>9.29941291585127</text:p>
          </table:table-cell>
          <table:table-cell/>
          <table:table-cell table:formula="of:=(([.$M$515]*[.A145]+[.$L$515])-([.J145]))*(([.$M$515]*[.A145]+[.$L$515])-([.J145]))" office:value-type="float" office:value="3.16184676062485" calcext:value-type="float">
            <text:p>3.16184676062485</text:p>
          </table:table-cell>
          <table:table-cell table:formula="of:=SUM([.Q116:.Q145])" office:value-type="float" office:value="72.7296631909807" calcext:value-type="float">
            <text:p>72.72966319098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6]-[.$J$513])*([.A146]-[.$A$513])" office:value-type="float" office:value="1137.89740005591" calcext:value-type="float">
            <text:p>1137.89740005591</text:p>
          </table:table-cell>
          <table:table-cell table:formula="of:=([.A146]-[.$A$513])*([.A146]-[.$A$513])" office:value-type="float" office:value="12321" calcext:value-type="float">
            <text:p>12321</text:p>
          </table:table-cell>
          <table:table-cell table:formula="of:=([.K146]-[.$K$513])*([.A146]-[.$A$513])" office:value-type="float" office:value="9.21638244338832" calcext:value-type="float">
            <text:p>9.21638244338832</text:p>
          </table:table-cell>
          <table:table-cell/>
          <table:table-cell table:formula="of:=(([.$M$515]*[.A146]+[.$L$515])-([.J146]))*(([.$M$515]*[.A146]+[.$L$515])-([.J146]))" office:value-type="float" office:value="5.19181948792654" calcext:value-type="float">
            <text:p>5.19181948792654</text:p>
          </table:table-cell>
          <table:table-cell table:formula="of:=SUM([.Q117:.Q146])" office:value-type="float" office:value="77.9061677883807" calcext:value-type="float">
            <text:p>77.90616778838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-05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7]-[.$J$513])*([.A147]-[.$A$513])" office:value-type="float" office:value="1111.9317864132" calcext:value-type="float">
            <text:p>1111.9317864132</text:p>
          </table:table-cell>
          <table:table-cell table:formula="of:=([.A147]-[.$A$513])*([.A147]-[.$A$513])" office:value-type="float" office:value="12100" calcext:value-type="float">
            <text:p>12100</text:p>
          </table:table-cell>
          <table:table-cell table:formula="of:=([.K147]-[.$K$513])*([.A147]-[.$A$513])" office:value-type="float" office:value="9.13335197092536" calcext:value-type="float">
            <text:p>9.13335197092536</text:p>
          </table:table-cell>
          <table:table-cell/>
          <table:table-cell table:formula="of:=(([.$M$515]*[.A147]+[.$L$515])-([.J147]))*(([.$M$515]*[.A147]+[.$L$515])-([.J147]))" office:value-type="float" office:value="4.87317137400667" calcext:value-type="float">
            <text:p>4.87317137400667</text:p>
          </table:table-cell>
          <table:table-cell table:formula="of:=SUM([.Q118:.Q147])" office:value-type="float" office:value="82.7410875807662" calcext:value-type="float">
            <text:p>82.74108758076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-05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8]-[.$J$513])*([.A148]-[.$A$513])" office:value-type="float" office:value="1101.82331562762" calcext:value-type="float">
            <text:p>1101.82331562762</text:p>
          </table:table-cell>
          <table:table-cell table:formula="of:=([.A148]-[.$A$513])*([.A148]-[.$A$513])" office:value-type="float" office:value="11881" calcext:value-type="float">
            <text:p>11881</text:p>
          </table:table-cell>
          <table:table-cell table:formula="of:=([.K148]-[.$K$513])*([.A148]-[.$A$513])" office:value-type="float" office:value="9.0503214984624" calcext:value-type="float">
            <text:p>9.0503214984624</text:p>
          </table:table-cell>
          <table:table-cell/>
          <table:table-cell table:formula="of:=(([.$M$515]*[.A148]+[.$L$515])-([.J148]))*(([.$M$515]*[.A148]+[.$L$515])-([.J148]))" office:value-type="float" office:value="5.19544939470056" calcext:value-type="float">
            <text:p>5.19544939470056</text:p>
          </table:table-cell>
          <table:table-cell table:formula="of:=SUM([.Q119:.Q148])" office:value-type="float" office:value="87.8650305329473" calcext:value-type="float">
            <text:p>87.86503053294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-05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49]-[.$J$513])*([.A149]-[.$A$513])" office:value-type="float" office:value="1091.71484484205" calcext:value-type="float">
            <text:p>1091.71484484205</text:p>
          </table:table-cell>
          <table:table-cell table:formula="of:=([.A149]-[.$A$513])*([.A149]-[.$A$513])" office:value-type="float" office:value="11664" calcext:value-type="float">
            <text:p>11664</text:p>
          </table:table-cell>
          <table:table-cell table:formula="of:=([.K149]-[.$K$513])*([.A149]-[.$A$513])" office:value-type="float" office:value="8.96729102599944" calcext:value-type="float">
            <text:p>8.96729102599944</text:p>
          </table:table-cell>
          <table:table-cell/>
          <table:table-cell table:formula="of:=(([.$M$515]*[.A149]+[.$L$515])-([.J149]))*(([.$M$515]*[.A149]+[.$L$515])-([.J149]))" office:value-type="float" office:value="5.52804558519805" calcext:value-type="float">
            <text:p>5.52804558519805</text:p>
          </table:table-cell>
          <table:table-cell table:formula="of:=SUM([.Q120:.Q149])" office:value-type="float" office:value="93.2779966449239" calcext:value-type="float">
            <text:p>93.27799664492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-05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0]-[.$J$513])*([.A150]-[.$A$513])" office:value-type="float" office:value="1081.60637405647" calcext:value-type="float">
            <text:p>1081.60637405647</text:p>
          </table:table-cell>
          <table:table-cell table:formula="of:=([.A150]-[.$A$513])*([.A150]-[.$A$513])" office:value-type="float" office:value="11449" calcext:value-type="float">
            <text:p>11449</text:p>
          </table:table-cell>
          <table:table-cell table:formula="of:=([.K150]-[.$K$513])*([.A150]-[.$A$513])" office:value-type="float" office:value="8.88426055353649" calcext:value-type="float">
            <text:p>8.88426055353649</text:p>
          </table:table-cell>
          <table:table-cell/>
          <table:table-cell table:formula="of:=(([.$M$515]*[.A150]+[.$L$515])-([.J150]))*(([.$M$515]*[.A150]+[.$L$515])-([.J150]))" office:value-type="float" office:value="5.8709599454991" calcext:value-type="float">
            <text:p>5.8709599454991</text:p>
          </table:table-cell>
          <table:table-cell table:formula="of:=SUM([.Q121:.Q150])" office:value-type="float" office:value="98.9799859166962" calcext:value-type="float">
            <text:p>98.97998591669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1]-[.$J$513])*([.A151]-[.$A$513])" office:value-type="float" office:value="1071.4979032709" calcext:value-type="float">
            <text:p>1071.4979032709</text:p>
          </table:table-cell>
          <table:table-cell table:formula="of:=([.A151]-[.$A$513])*([.A151]-[.$A$513])" office:value-type="float" office:value="11236" calcext:value-type="float">
            <text:p>11236</text:p>
          </table:table-cell>
          <table:table-cell table:formula="of:=([.K151]-[.$K$513])*([.A151]-[.$A$513])" office:value-type="float" office:value="8.80123008107353" calcext:value-type="float">
            <text:p>8.80123008107353</text:p>
          </table:table-cell>
          <table:table-cell/>
          <table:table-cell table:formula="of:=(([.$M$515]*[.A151]+[.$L$515])-([.J151]))*(([.$M$515]*[.A151]+[.$L$515])-([.J151]))" office:value-type="float" office:value="6.22419247560375" calcext:value-type="float">
            <text:p>6.22419247560375</text:p>
          </table:table-cell>
          <table:table-cell table:formula="of:=SUM([.Q122:.Q151])" office:value-type="float" office:value="104.970998348264" calcext:value-type="float">
            <text:p>104.9709983482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2]-[.$J$513])*([.A152]-[.$A$513])" office:value-type="float" office:value="1061.38943248532" calcext:value-type="float">
            <text:p>1061.38943248532</text:p>
          </table:table-cell>
          <table:table-cell table:formula="of:=([.A152]-[.$A$513])*([.A152]-[.$A$513])" office:value-type="float" office:value="11025" calcext:value-type="float">
            <text:p>11025</text:p>
          </table:table-cell>
          <table:table-cell table:formula="of:=([.K152]-[.$K$513])*([.A152]-[.$A$513])" office:value-type="float" office:value="8.71819960861057" calcext:value-type="float">
            <text:p>8.71819960861057</text:p>
          </table:table-cell>
          <table:table-cell/>
          <table:table-cell table:formula="of:=(([.$M$515]*[.A152]+[.$L$515])-([.J152]))*(([.$M$515]*[.A152]+[.$L$515])-([.J152]))" office:value-type="float" office:value="6.58774317551199" calcext:value-type="float">
            <text:p>6.58774317551199</text:p>
          </table:table-cell>
          <table:table-cell table:formula="of:=SUM([.Q123:.Q152])" office:value-type="float" office:value="110.852421877386" calcext:value-type="float">
            <text:p>110.8524218773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-06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3]-[.$J$513])*([.A153]-[.$A$513])" office:value-type="float" office:value="1066.13810455689" calcext:value-type="float">
            <text:p>1066.13810455689</text:p>
          </table:table-cell>
          <table:table-cell table:formula="of:=([.A153]-[.$A$513])*([.A153]-[.$A$513])" office:value-type="float" office:value="10816" calcext:value-type="float">
            <text:p>10816</text:p>
          </table:table-cell>
          <table:table-cell table:formula="of:=([.K153]-[.$K$513])*([.A153]-[.$A$513])" office:value-type="float" office:value="8.63516913614761" calcext:value-type="float">
            <text:p>8.63516913614761</text:p>
          </table:table-cell>
          <table:table-cell/>
          <table:table-cell table:formula="of:=(([.$M$515]*[.A153]+[.$L$515])-([.J153]))*(([.$M$515]*[.A153]+[.$L$515])-([.J153]))" office:value-type="float" office:value="7.73587355021718" calcext:value-type="float">
            <text:p>7.73587355021718</text:p>
          </table:table-cell>
          <table:table-cell table:formula="of:=SUM([.Q124:.Q153])" office:value-type="float" office:value="117.756086202673" calcext:value-type="float">
            <text:p>117.7560862026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-06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4]-[.$J$513])*([.A154]-[.$A$513])" office:value-type="float" office:value="1070.60106234275" calcext:value-type="float">
            <text:p>1070.60106234275</text:p>
          </table:table-cell>
          <table:table-cell table:formula="of:=([.A154]-[.$A$513])*([.A154]-[.$A$513])" office:value-type="float" office:value="10609" calcext:value-type="float">
            <text:p>10609</text:p>
          </table:table-cell>
          <table:table-cell table:formula="of:=([.K154]-[.$K$513])*([.A154]-[.$A$513])" office:value-type="float" office:value="8.55213866368465" calcext:value-type="float">
            <text:p>8.55213866368465</text:p>
          </table:table-cell>
          <table:table-cell/>
          <table:table-cell table:formula="of:=(([.$M$515]*[.A154]+[.$L$515])-([.J154]))*(([.$M$515]*[.A154]+[.$L$515])-([.J154]))" office:value-type="float" office:value="8.97618228988035" calcext:value-type="float">
            <text:p>8.97618228988035</text:p>
          </table:table-cell>
          <table:table-cell table:formula="of:=SUM([.Q125:.Q154])" office:value-type="float" office:value="126.024609582289" calcext:value-type="float">
            <text:p>126.0246095822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0-06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5]-[.$J$513])*([.A155]-[.$A$513])" office:value-type="float" office:value="1060.20687727146" calcext:value-type="float">
            <text:p>1060.20687727146</text:p>
          </table:table-cell>
          <table:table-cell table:formula="of:=([.A155]-[.$A$513])*([.A155]-[.$A$513])" office:value-type="float" office:value="10404" calcext:value-type="float">
            <text:p>10404</text:p>
          </table:table-cell>
          <table:table-cell table:formula="of:=([.K155]-[.$K$513])*([.A155]-[.$A$513])" office:value-type="float" office:value="8.4691081912217" calcext:value-type="float">
            <text:p>8.4691081912217</text:p>
          </table:table-cell>
          <table:table-cell/>
          <table:table-cell table:formula="of:=(([.$M$515]*[.A155]+[.$L$515])-([.J155]))*(([.$M$515]*[.A155]+[.$L$515])-([.J155]))" office:value-type="float" office:value="9.41173136782309" calcext:value-type="float">
            <text:p>9.41173136782309</text:p>
          </table:table-cell>
          <table:table-cell table:formula="of:=SUM([.Q126:.Q155])" office:value-type="float" office:value="134.602678056013" calcext:value-type="float">
            <text:p>134.6026780560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0-06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6]-[.$J$513])*([.A156]-[.$A$513])" office:value-type="float" office:value="1049.81269220017" calcext:value-type="float">
            <text:p>1049.81269220017</text:p>
          </table:table-cell>
          <table:table-cell table:formula="of:=([.A156]-[.$A$513])*([.A156]-[.$A$513])" office:value-type="float" office:value="10201" calcext:value-type="float">
            <text:p>10201</text:p>
          </table:table-cell>
          <table:table-cell table:formula="of:=([.K156]-[.$K$513])*([.A156]-[.$A$513])" office:value-type="float" office:value="8.38607771875874" calcext:value-type="float">
            <text:p>8.38607771875874</text:p>
          </table:table-cell>
          <table:table-cell/>
          <table:table-cell table:formula="of:=(([.$M$515]*[.A156]+[.$L$515])-([.J156]))*(([.$M$515]*[.A156]+[.$L$515])-([.J156]))" office:value-type="float" office:value="9.85759861556942" calcext:value-type="float">
            <text:p>9.85759861556942</text:p>
          </table:table-cell>
          <table:table-cell table:formula="of:=SUM([.Q127:.Q156])" office:value-type="float" office:value="143.490291623845" calcext:value-type="float">
            <text:p>143.4902916238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0-06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7]-[.$J$513])*([.A157]-[.$A$513])" office:value-type="float" office:value="1025.13279284316" calcext:value-type="float">
            <text:p>1025.13279284316</text:p>
          </table:table-cell>
          <table:table-cell table:formula="of:=([.A157]-[.$A$513])*([.A157]-[.$A$513])" office:value-type="float" office:value="10000" calcext:value-type="float">
            <text:p>10000</text:p>
          </table:table-cell>
          <table:table-cell table:formula="of:=([.K157]-[.$K$513])*([.A157]-[.$A$513])" office:value-type="float" office:value="8.30304724629578" calcext:value-type="float">
            <text:p>8.30304724629578</text:p>
          </table:table-cell>
          <table:table-cell/>
          <table:table-cell table:formula="of:=(([.$M$515]*[.A157]+[.$L$515])-([.J157]))*(([.$M$515]*[.A157]+[.$L$515])-([.J157]))" office:value-type="float" office:value="9.41661846434779" calcext:value-type="float">
            <text:p>9.41661846434779</text:p>
          </table:table-cell>
          <table:table-cell table:formula="of:=SUM([.Q128:.Q157])" office:value-type="float" office:value="151.790284717012" calcext:value-type="float">
            <text:p>151.7902847170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8]-[.$J$513])*([.A158]-[.$A$513])" office:value-type="float" office:value="1029.02432205759" calcext:value-type="float">
            <text:p>1029.02432205759</text:p>
          </table:table-cell>
          <table:table-cell table:formula="of:=([.A158]-[.$A$513])*([.A158]-[.$A$513])" office:value-type="float" office:value="9801" calcext:value-type="float">
            <text:p>9801</text:p>
          </table:table-cell>
          <table:table-cell table:formula="of:=([.K158]-[.$K$513])*([.A158]-[.$A$513])" office:value-type="float" office:value="8.22001677383282" calcext:value-type="float">
            <text:p>8.22001677383282</text:p>
          </table:table-cell>
          <table:table-cell/>
          <table:table-cell table:formula="of:=(([.$M$515]*[.A158]+[.$L$515])-([.J158]))*(([.$M$515]*[.A158]+[.$L$515])-([.J158]))" office:value-type="float" office:value="10.7802876204728" calcext:value-type="float">
            <text:p>10.7802876204728</text:p>
          </table:table-cell>
          <table:table-cell table:formula="of:=SUM([.Q129:.Q158])" office:value-type="float" office:value="160.880469118252" calcext:value-type="float">
            <text:p>160.8804691182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59]-[.$J$513])*([.A159]-[.$A$513])" office:value-type="float" office:value="1018.6301369863" calcext:value-type="float">
            <text:p>1018.6301369863</text:p>
          </table:table-cell>
          <table:table-cell table:formula="of:=([.A159]-[.$A$513])*([.A159]-[.$A$513])" office:value-type="float" office:value="9604" calcext:value-type="float">
            <text:p>9604</text:p>
          </table:table-cell>
          <table:table-cell table:formula="of:=([.K159]-[.$K$513])*([.A159]-[.$A$513])" office:value-type="float" office:value="8.13698630136986" calcext:value-type="float">
            <text:p>8.13698630136986</text:p>
          </table:table-cell>
          <table:table-cell/>
          <table:table-cell table:formula="of:=(([.$M$515]*[.A159]+[.$L$515])-([.J159]))*(([.$M$515]*[.A159]+[.$L$515])-([.J159]))" office:value-type="float" office:value="11.2571093776299" calcext:value-type="float">
            <text:p>11.2571093776299</text:p>
          </table:table-cell>
          <table:table-cell table:formula="of:=SUM([.Q130:.Q159])" office:value-type="float" office:value="170.629071496901" calcext:value-type="float">
            <text:p>170.6290714969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0-06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0]-[.$J$513])*([.A160]-[.$A$513])" office:value-type="float" office:value="966.664523343584" calcext:value-type="float">
            <text:p>966.664523343584</text:p>
          </table:table-cell>
          <table:table-cell table:formula="of:=([.A160]-[.$A$513])*([.A160]-[.$A$513])" office:value-type="float" office:value="9409" calcext:value-type="float">
            <text:p>9409</text:p>
          </table:table-cell>
          <table:table-cell table:formula="of:=([.K160]-[.$K$513])*([.A160]-[.$A$513])" office:value-type="float" office:value="8.05395582890691" calcext:value-type="float">
            <text:p>8.05395582890691</text:p>
          </table:table-cell>
          <table:table-cell/>
          <table:table-cell table:formula="of:=(([.$M$515]*[.A160]+[.$L$515])-([.J160]))*(([.$M$515]*[.A160]+[.$L$515])-([.J160]))" office:value-type="float" office:value="8.99050416906081" calcext:value-type="float">
            <text:p>8.99050416906081</text:p>
          </table:table-cell>
          <table:table-cell table:formula="of:=SUM([.Q131:.Q160])" office:value-type="float" office:value="178.28234671743" calcext:value-type="float">
            <text:p>178.282346717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1]-[.$J$513])*([.A161]-[.$A$513])" office:value-type="float" office:value="956.698909700867" calcext:value-type="float">
            <text:p>956.698909700867</text:p>
          </table:table-cell>
          <table:table-cell table:formula="of:=([.A161]-[.$A$513])*([.A161]-[.$A$513])" office:value-type="float" office:value="9216" calcext:value-type="float">
            <text:p>9216</text:p>
          </table:table-cell>
          <table:table-cell table:formula="of:=([.K161]-[.$K$513])*([.A161]-[.$A$513])" office:value-type="float" office:value="7.97092535644395" calcext:value-type="float">
            <text:p>7.97092535644395</text:p>
          </table:table-cell>
          <table:table-cell/>
          <table:table-cell table:formula="of:=(([.$M$515]*[.A161]+[.$L$515])-([.J161]))*(([.$M$515]*[.A161]+[.$L$515])-([.J161]))" office:value-type="float" office:value="9.4263964628894" calcext:value-type="float">
            <text:p>9.4263964628894</text:p>
          </table:table-cell>
          <table:table-cell table:formula="of:=SUM([.Q132:.Q161])" office:value-type="float" office:value="186.821940060261" calcext:value-type="float">
            <text:p>186.8219400602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2]-[.$J$513])*([.A162]-[.$A$513])" office:value-type="float" office:value="946.73329605815" calcext:value-type="float">
            <text:p>946.73329605815</text:p>
          </table:table-cell>
          <table:table-cell table:formula="of:=([.A162]-[.$A$513])*([.A162]-[.$A$513])" office:value-type="float" office:value="9025" calcext:value-type="float">
            <text:p>9025</text:p>
          </table:table-cell>
          <table:table-cell table:formula="of:=([.K162]-[.$K$513])*([.A162]-[.$A$513])" office:value-type="float" office:value="7.88789488398099" calcext:value-type="float">
            <text:p>7.88789488398099</text:p>
          </table:table-cell>
          <table:table-cell/>
          <table:table-cell table:formula="of:=(([.$M$515]*[.A162]+[.$L$515])-([.J162]))*(([.$M$515]*[.A162]+[.$L$515])-([.J162]))" office:value-type="float" office:value="9.87260692652157" calcext:value-type="float">
            <text:p>9.87260692652157</text:p>
          </table:table-cell>
          <table:table-cell table:formula="of:=SUM([.Q133:.Q162])" office:value-type="float" office:value="195.937863643253" calcext:value-type="float">
            <text:p>195.9378636432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0-06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3]-[.$J$513])*([.A163]-[.$A$513])" office:value-type="float" office:value="936.767682415432" calcext:value-type="float">
            <text:p>936.767682415432</text:p>
          </table:table-cell>
          <table:table-cell table:formula="of:=([.A163]-[.$A$513])*([.A163]-[.$A$513])" office:value-type="float" office:value="8836" calcext:value-type="float">
            <text:p>8836</text:p>
          </table:table-cell>
          <table:table-cell table:formula="of:=([.K163]-[.$K$513])*([.A163]-[.$A$513])" office:value-type="float" office:value="7.80486441151803" calcext:value-type="float">
            <text:p>7.80486441151803</text:p>
          </table:table-cell>
          <table:table-cell/>
          <table:table-cell table:formula="of:=(([.$M$515]*[.A163]+[.$L$515])-([.J163]))*(([.$M$515]*[.A163]+[.$L$515])-([.J163]))" office:value-type="float" office:value="10.3291355599573" calcext:value-type="float">
            <text:p>10.3291355599573</text:p>
          </table:table-cell>
          <table:table-cell table:formula="of:=SUM([.Q134:.Q163])" office:value-type="float" office:value="205.630117466407" calcext:value-type="float">
            <text:p>205.6301174664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0-06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4]-[.$J$513])*([.A164]-[.$A$513])" office:value-type="float" office:value="940.087783058429" calcext:value-type="float">
            <text:p>940.087783058429</text:p>
          </table:table-cell>
          <table:table-cell table:formula="of:=([.A164]-[.$A$513])*([.A164]-[.$A$513])" office:value-type="float" office:value="8649" calcext:value-type="float">
            <text:p>8649</text:p>
          </table:table-cell>
          <table:table-cell table:formula="of:=([.K164]-[.$K$513])*([.A164]-[.$A$513])" office:value-type="float" office:value="7.72183393905508" calcext:value-type="float">
            <text:p>7.72183393905508</text:p>
          </table:table-cell>
          <table:table-cell/>
          <table:table-cell table:formula="of:=(([.$M$515]*[.A164]+[.$L$515])-([.J164]))*(([.$M$515]*[.A164]+[.$L$515])-([.J164]))" office:value-type="float" office:value="11.7551688190902" calcext:value-type="float">
            <text:p>11.7551688190902</text:p>
          </table:table-cell>
          <table:table-cell table:formula="of:=SUM([.Q135:.Q164])" office:value-type="float" office:value="216.857887985617" calcext:value-type="float">
            <text:p>216.8578879856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5]-[.$J$513])*([.A165]-[.$A$513])" office:value-type="float" office:value="903.693597987141" calcext:value-type="float">
            <text:p>903.693597987141</text:p>
          </table:table-cell>
          <table:table-cell table:formula="of:=([.A165]-[.$A$513])*([.A165]-[.$A$513])" office:value-type="float" office:value="8464" calcext:value-type="float">
            <text:p>8464</text:p>
          </table:table-cell>
          <table:table-cell table:formula="of:=([.K165]-[.$K$513])*([.A165]-[.$A$513])" office:value-type="float" office:value="7.63880346659212" calcext:value-type="float">
            <text:p>7.63880346659212</text:p>
          </table:table-cell>
          <table:table-cell/>
          <table:table-cell table:formula="of:=(([.$M$515]*[.A165]+[.$L$515])-([.J165]))*(([.$M$515]*[.A165]+[.$L$515])-([.J165]))" office:value-type="float" office:value="10.3342552725648" calcext:value-type="float">
            <text:p>10.3342552725648</text:p>
          </table:table-cell>
          <table:table-cell table:formula="of:=SUM([.Q136:.Q165])" office:value-type="float" office:value="224.044441846092" calcext:value-type="float">
            <text:p>224.0444418460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6]-[.$J$513])*([.A166]-[.$A$513])" office:value-type="float" office:value="893.87084148728" calcext:value-type="float">
            <text:p>893.87084148728</text:p>
          </table:table-cell>
          <table:table-cell table:formula="of:=([.A166]-[.$A$513])*([.A166]-[.$A$513])" office:value-type="float" office:value="8281" calcext:value-type="float">
            <text:p>8281</text:p>
          </table:table-cell>
          <table:table-cell table:formula="of:=([.K166]-[.$K$513])*([.A166]-[.$A$513])" office:value-type="float" office:value="7.55577299412916" calcext:value-type="float">
            <text:p>7.55577299412916</text:p>
          </table:table-cell>
          <table:table-cell/>
          <table:table-cell table:formula="of:=(([.$M$515]*[.A166]+[.$L$515])-([.J166]))*(([.$M$515]*[.A166]+[.$L$515])-([.J166]))" office:value-type="float" office:value="10.8012164810994" calcext:value-type="float">
            <text:p>10.8012164810994</text:p>
          </table:table-cell>
          <table:table-cell table:formula="of:=SUM([.Q137:.Q166])" office:value-type="float" office:value="231.868565038746" calcext:value-type="float">
            <text:p>231.8685650387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0-06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7]-[.$J$513])*([.A167]-[.$A$513])" office:value-type="float" office:value="922.619513558849" calcext:value-type="float">
            <text:p>922.619513558849</text:p>
          </table:table-cell>
          <table:table-cell table:formula="of:=([.A167]-[.$A$513])*([.A167]-[.$A$513])" office:value-type="float" office:value="8100" calcext:value-type="float">
            <text:p>8100</text:p>
          </table:table-cell>
          <table:table-cell table:formula="of:=([.K167]-[.$K$513])*([.A167]-[.$A$513])" office:value-type="float" office:value="7.4727425216662" calcext:value-type="float">
            <text:p>7.4727425216662</text:p>
          </table:table-cell>
          <table:table-cell/>
          <table:table-cell table:formula="of:=(([.$M$515]*[.A167]+[.$L$515])-([.J167]))*(([.$M$515]*[.A167]+[.$L$515])-([.J167]))" office:value-type="float" office:value="14.3407526359251" calcext:value-type="float">
            <text:p>14.3407526359251</text:p>
          </table:table-cell>
          <table:table-cell table:formula="of:=SUM([.Q138:.Q167])" office:value-type="float" office:value="240.602440751922" calcext:value-type="float">
            <text:p>240.6024407519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0-06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8]-[.$J$513])*([.A168]-[.$A$513])" office:value-type="float" office:value="899.653899916131" calcext:value-type="float">
            <text:p>899.653899916131</text:p>
          </table:table-cell>
          <table:table-cell table:formula="of:=([.A168]-[.$A$513])*([.A168]-[.$A$513])" office:value-type="float" office:value="7921" calcext:value-type="float">
            <text:p>7921</text:p>
          </table:table-cell>
          <table:table-cell table:formula="of:=([.K168]-[.$K$513])*([.A168]-[.$A$513])" office:value-type="float" office:value="7.38971204920324" calcext:value-type="float">
            <text:p>7.38971204920324</text:p>
          </table:table-cell>
          <table:table-cell/>
          <table:table-cell table:formula="of:=(([.$M$515]*[.A168]+[.$L$515])-([.J168]))*(([.$M$515]*[.A168]+[.$L$515])-([.J168]))" office:value-type="float" office:value="13.8078254673309" calcext:value-type="float">
            <text:p>13.8078254673309</text:p>
          </table:table-cell>
          <table:table-cell table:formula="of:=SUM([.Q139:.Q168])" office:value-type="float" office:value="247.744719568652" calcext:value-type="float">
            <text:p>247.7447195686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0-06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69]-[.$J$513])*([.A169]-[.$A$513])" office:value-type="float" office:value="889.545429130557" calcext:value-type="float">
            <text:p>889.545429130557</text:p>
          </table:table-cell>
          <table:table-cell table:formula="of:=([.A169]-[.$A$513])*([.A169]-[.$A$513])" office:value-type="float" office:value="7744" calcext:value-type="float">
            <text:p>7744</text:p>
          </table:table-cell>
          <table:table-cell table:formula="of:=([.K169]-[.$K$513])*([.A169]-[.$A$513])" office:value-type="float" office:value="7.30668157674029" calcext:value-type="float">
            <text:p>7.30668157674029</text:p>
          </table:table-cell>
          <table:table-cell/>
          <table:table-cell table:formula="of:=(([.$M$515]*[.A169]+[.$L$515])-([.J169]))*(([.$M$515]*[.A169]+[.$L$515])-([.J169]))" office:value-type="float" office:value="14.3467850539" calcext:value-type="float">
            <text:p>14.3467850539</text:p>
          </table:table-cell>
          <table:table-cell table:formula="of:=SUM([.Q140:.Q169])" office:value-type="float" office:value="252.596640130185" calcext:value-type="float">
            <text:p>252.59664013018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0-06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0]-[.$J$513])*([.A170]-[.$A$513])" office:value-type="float" office:value="792.436958344982" calcext:value-type="float">
            <text:p>792.436958344982</text:p>
          </table:table-cell>
          <table:table-cell table:formula="of:=([.A170]-[.$A$513])*([.A170]-[.$A$513])" office:value-type="float" office:value="7569" calcext:value-type="float">
            <text:p>7569</text:p>
          </table:table-cell>
          <table:table-cell table:formula="of:=([.K170]-[.$K$513])*([.A170]-[.$A$513])" office:value-type="float" office:value="7.22365110427733" calcext:value-type="float">
            <text:p>7.22365110427733</text:p>
          </table:table-cell>
          <table:table-cell/>
          <table:table-cell table:formula="of:=(([.$M$515]*[.A170]+[.$L$515])-([.J170]))*(([.$M$515]*[.A170]+[.$L$515])-([.J170]))" office:value-type="float" office:value="8.1769792350618" calcext:value-type="float">
            <text:p>8.1769792350618</text:p>
          </table:table-cell>
          <table:table-cell table:formula="of:=SUM([.Q141:.Q170])" office:value-type="float" office:value="251.716246042906" calcext:value-type="float">
            <text:p>251.7162460429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0-06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1]-[.$J$513])*([.A171]-[.$A$513])" office:value-type="float" office:value="697.328487559407" calcext:value-type="float">
            <text:p>697.328487559407</text:p>
          </table:table-cell>
          <table:table-cell table:formula="of:=([.A171]-[.$A$513])*([.A171]-[.$A$513])" office:value-type="float" office:value="7396" calcext:value-type="float">
            <text:p>7396</text:p>
          </table:table-cell>
          <table:table-cell table:formula="of:=([.K171]-[.$K$513])*([.A171]-[.$A$513])" office:value-type="float" office:value="7.14062063181437" calcext:value-type="float">
            <text:p>7.14062063181437</text:p>
          </table:table-cell>
          <table:table-cell/>
          <table:table-cell table:formula="of:=(([.$M$515]*[.A171]+[.$L$515])-([.J171]))*(([.$M$515]*[.A171]+[.$L$515])-([.J171]))" office:value-type="float" office:value="3.73018450566079" calcext:value-type="float">
            <text:p>3.73018450566079</text:p>
          </table:table-cell>
          <table:table-cell table:formula="of:=SUM([.Q142:.Q171])" office:value-type="float" office:value="246.81623022645" calcext:value-type="float">
            <text:p>246.816230226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2]-[.$J$513])*([.A172]-[.$A$513])" office:value-type="float" office:value="713.505731059548" calcext:value-type="float">
            <text:p>713.505731059548</text:p>
          </table:table-cell>
          <table:table-cell table:formula="of:=([.A172]-[.$A$513])*([.A172]-[.$A$513])" office:value-type="float" office:value="7225" calcext:value-type="float">
            <text:p>7225</text:p>
          </table:table-cell>
          <table:table-cell table:formula="of:=([.K172]-[.$K$513])*([.A172]-[.$A$513])" office:value-type="float" office:value="7.05759015935141" calcext:value-type="float">
            <text:p>7.05759015935141</text:p>
          </table:table-cell>
          <table:table-cell/>
          <table:table-cell table:formula="of:=(([.$M$515]*[.A172]+[.$L$515])-([.J172]))*(([.$M$515]*[.A172]+[.$L$515])-([.J172]))" office:value-type="float" office:value="5.23910721878619" calcext:value-type="float">
            <text:p>5.23910721878619</text:p>
          </table:table-cell>
          <table:table-cell table:formula="of:=SUM([.Q143:.Q172])" office:value-type="float" office:value="243.84199195354" calcext:value-type="float">
            <text:p>243.841991953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3]-[.$J$513])*([.A173]-[.$A$513])" office:value-type="float" office:value="705.111545988259" calcext:value-type="float">
            <text:p>705.111545988259</text:p>
          </table:table-cell>
          <table:table-cell table:formula="of:=([.A173]-[.$A$513])*([.A173]-[.$A$513])" office:value-type="float" office:value="7056" calcext:value-type="float">
            <text:p>7056</text:p>
          </table:table-cell>
          <table:table-cell table:formula="of:=([.K173]-[.$K$513])*([.A173]-[.$A$513])" office:value-type="float" office:value="6.97455968688846" calcext:value-type="float">
            <text:p>6.97455968688846</text:p>
          </table:table-cell>
          <table:table-cell/>
          <table:table-cell table:formula="of:=(([.$M$515]*[.A173]+[.$L$515])-([.J173]))*(([.$M$515]*[.A173]+[.$L$515])-([.J173]))" office:value-type="float" office:value="5.57307627282702" calcext:value-type="float">
            <text:p>5.57307627282702</text:p>
          </table:table-cell>
          <table:table-cell table:formula="of:=SUM([.Q144:.Q173])" office:value-type="float" office:value="248.810776776994" calcext:value-type="float">
            <text:p>248.8107767769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0-06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4]-[.$J$513])*([.A174]-[.$A$513])" office:value-type="float" office:value="696.71736091697" calcext:value-type="float">
            <text:p>696.71736091697</text:p>
          </table:table-cell>
          <table:table-cell table:formula="of:=([.A174]-[.$A$513])*([.A174]-[.$A$513])" office:value-type="float" office:value="6889" calcext:value-type="float">
            <text:p>6889</text:p>
          </table:table-cell>
          <table:table-cell table:formula="of:=([.K174]-[.$K$513])*([.A174]-[.$A$513])" office:value-type="float" office:value="6.8915292144255" calcext:value-type="float">
            <text:p>6.8915292144255</text:p>
          </table:table-cell>
          <table:table-cell/>
          <table:table-cell table:formula="of:=(([.$M$515]*[.A174]+[.$L$515])-([.J174]))*(([.$M$515]*[.A174]+[.$L$515])-([.J174]))" office:value-type="float" office:value="5.91736349667145" calcext:value-type="float">
            <text:p>5.91736349667145</text:p>
          </table:table-cell>
          <table:table-cell table:formula="of:=SUM([.Q145:.Q174])" office:value-type="float" office:value="252.709987062359" calcext:value-type="float">
            <text:p>252.7099870623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0-06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5]-[.$J$513])*([.A175]-[.$A$513])" office:value-type="float" office:value="700.037461559967" calcext:value-type="float">
            <text:p>700.037461559967</text:p>
          </table:table-cell>
          <table:table-cell table:formula="of:=([.A175]-[.$A$513])*([.A175]-[.$A$513])" office:value-type="float" office:value="6724" calcext:value-type="float">
            <text:p>6724</text:p>
          </table:table-cell>
          <table:table-cell table:formula="of:=([.K175]-[.$K$513])*([.A175]-[.$A$513])" office:value-type="float" office:value="6.80849874196254" calcext:value-type="float">
            <text:p>6.80849874196254</text:p>
          </table:table-cell>
          <table:table-cell/>
          <table:table-cell table:formula="of:=(([.$M$515]*[.A175]+[.$L$515])-([.J175]))*(([.$M$515]*[.A175]+[.$L$515])-([.J175]))" office:value-type="float" office:value="7.00791703180695" calcext:value-type="float">
            <text:p>7.00791703180695</text:p>
          </table:table-cell>
          <table:table-cell table:formula="of:=SUM([.Q146:.Q175])" office:value-type="float" office:value="256.556057333541" calcext:value-type="float">
            <text:p>256.5560573335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0-06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6]-[.$J$513])*([.A176]-[.$A$513])" office:value-type="float" office:value="656.786133631535" calcext:value-type="float">
            <text:p>656.786133631535</text:p>
          </table:table-cell>
          <table:table-cell table:formula="of:=([.A176]-[.$A$513])*([.A176]-[.$A$513])" office:value-type="float" office:value="6561" calcext:value-type="float">
            <text:p>6561</text:p>
          </table:table-cell>
          <table:table-cell table:formula="of:=([.K176]-[.$K$513])*([.A176]-[.$A$513])" office:value-type="float" office:value="6.72546826949958" calcext:value-type="float">
            <text:p>6.72546826949958</text:p>
          </table:table-cell>
          <table:table-cell/>
          <table:table-cell table:formula="of:=(([.$M$515]*[.A176]+[.$L$515])-([.J176]))*(([.$M$515]*[.A176]+[.$L$515])-([.J176]))" office:value-type="float" office:value="5.24640128176406" calcext:value-type="float">
            <text:p>5.24640128176406</text:p>
          </table:table-cell>
          <table:table-cell table:formula="of:=SUM([.Q147:.Q176])" office:value-type="float" office:value="256.610639127378" calcext:value-type="float">
            <text:p>256.6106391273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0-06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7]-[.$J$513])*([.A177]-[.$A$513])" office:value-type="float" office:value="728.67766284596" calcext:value-type="float">
            <text:p>728.67766284596</text:p>
          </table:table-cell>
          <table:table-cell table:formula="of:=([.A177]-[.$A$513])*([.A177]-[.$A$513])" office:value-type="float" office:value="6400" calcext:value-type="float">
            <text:p>6400</text:p>
          </table:table-cell>
          <table:table-cell table:formula="of:=([.K177]-[.$K$513])*([.A177]-[.$A$513])" office:value-type="float" office:value="6.64243779703662" calcext:value-type="float">
            <text:p>6.64243779703662</text:p>
          </table:table-cell>
          <table:table-cell/>
          <table:table-cell table:formula="of:=(([.$M$515]*[.A177]+[.$L$515])-([.J177]))*(([.$M$515]*[.A177]+[.$L$515])-([.J177]))" office:value-type="float" office:value="11.3052575028887" calcext:value-type="float">
            <text:p>11.3052575028887</text:p>
          </table:table-cell>
          <table:table-cell table:formula="of:=SUM([.Q148:.Q177])" office:value-type="float" office:value="263.04272525626" calcext:value-type="float">
            <text:p>263.042725256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0-06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8]-[.$J$513])*([.A178]-[.$A$513])" office:value-type="float" office:value="787.283477774672" calcext:value-type="float">
            <text:p>787.283477774672</text:p>
          </table:table-cell>
          <table:table-cell table:formula="of:=([.A178]-[.$A$513])*([.A178]-[.$A$513])" office:value-type="float" office:value="6241" calcext:value-type="float">
            <text:p>6241</text:p>
          </table:table-cell>
          <table:table-cell table:formula="of:=([.K178]-[.$K$513])*([.A178]-[.$A$513])" office:value-type="float" office:value="6.55940732457367" calcext:value-type="float">
            <text:p>6.55940732457367</text:p>
          </table:table-cell>
          <table:table-cell/>
          <table:table-cell table:formula="of:=(([.$M$515]*[.A178]+[.$L$515])-([.J178]))*(([.$M$515]*[.A178]+[.$L$515])-([.J178]))" office:value-type="float" office:value="18.4152454379235" calcext:value-type="float">
            <text:p>18.4152454379235</text:p>
          </table:table-cell>
          <table:table-cell table:formula="of:=SUM([.Q149:.Q178])" office:value-type="float" office:value="276.262521299483" calcext:value-type="float">
            <text:p>276.2625212994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79]-[.$J$513])*([.A179]-[.$A$513])" office:value-type="float" office:value="755.03214984624" calcext:value-type="float">
            <text:p>755.03214984624</text:p>
          </table:table-cell>
          <table:table-cell table:formula="of:=([.A179]-[.$A$513])*([.A179]-[.$A$513])" office:value-type="float" office:value="6084" calcext:value-type="float">
            <text:p>6084</text:p>
          </table:table-cell>
          <table:table-cell table:formula="of:=([.K179]-[.$K$513])*([.A179]-[.$A$513])" office:value-type="float" office:value="6.47637685211071" calcext:value-type="float">
            <text:p>6.47637685211071</text:p>
          </table:table-cell>
          <table:table-cell/>
          <table:table-cell table:formula="of:=(([.$M$515]*[.A179]+[.$L$515])-([.J179]))*(([.$M$515]*[.A179]+[.$L$515])-([.J179]))" office:value-type="float" office:value="16.6252828266648" calcext:value-type="float">
            <text:p>16.6252828266648</text:p>
          </table:table-cell>
          <table:table-cell table:formula="of:=SUM([.Q150:.Q179])" office:value-type="float" office:value="287.35975854095" calcext:value-type="float">
            <text:p>287.359758540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0]-[.$J$513])*([.A180]-[.$A$513])" office:value-type="float" office:value="745.352250489237" calcext:value-type="float">
            <text:p>745.352250489237</text:p>
          </table:table-cell>
          <table:table-cell table:formula="of:=([.A180]-[.$A$513])*([.A180]-[.$A$513])" office:value-type="float" office:value="5929" calcext:value-type="float">
            <text:p>5929</text:p>
          </table:table-cell>
          <table:table-cell table:formula="of:=([.K180]-[.$K$513])*([.A180]-[.$A$513])" office:value-type="float" office:value="6.39334637964775" calcext:value-type="float">
            <text:p>6.39334637964775</text:p>
          </table:table-cell>
          <table:table-cell/>
          <table:table-cell table:formula="of:=(([.$M$515]*[.A180]+[.$L$515])-([.J180]))*(([.$M$515]*[.A180]+[.$L$515])-([.J180]))" office:value-type="float" office:value="17.2161764781377" calcext:value-type="float">
            <text:p>17.2161764781377</text:p>
          </table:table-cell>
          <table:table-cell table:formula="of:=SUM([.Q151:.Q180])" office:value-type="float" office:value="298.704975073589" calcext:value-type="float">
            <text:p>298.7049750735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0-06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1]-[.$J$513])*([.A181]-[.$A$513])" office:value-type="float" office:value="735.672351132234" calcext:value-type="float">
            <text:p>735.672351132234</text:p>
          </table:table-cell>
          <table:table-cell table:formula="of:=([.A181]-[.$A$513])*([.A181]-[.$A$513])" office:value-type="float" office:value="5776" calcext:value-type="float">
            <text:p>5776</text:p>
          </table:table-cell>
          <table:table-cell table:formula="of:=([.K181]-[.$K$513])*([.A181]-[.$A$513])" office:value-type="float" office:value="6.31031590718479" calcext:value-type="float">
            <text:p>6.31031590718479</text:p>
          </table:table-cell>
          <table:table-cell/>
          <table:table-cell table:formula="of:=(([.$M$515]*[.A181]+[.$L$515])-([.J181]))*(([.$M$515]*[.A181]+[.$L$515])-([.J181]))" office:value-type="float" office:value="17.8173882994142" calcext:value-type="float">
            <text:p>17.8173882994142</text:p>
          </table:table-cell>
          <table:table-cell table:formula="of:=SUM([.Q152:.Q181])" office:value-type="float" office:value="310.298170897399" calcext:value-type="float">
            <text:p>310.2981708973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0-07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2]-[.$J$513])*([.A182]-[.$A$513])" office:value-type="float" office:value="725.992451775231" calcext:value-type="float">
            <text:p>725.992451775231</text:p>
          </table:table-cell>
          <table:table-cell table:formula="of:=([.A182]-[.$A$513])*([.A182]-[.$A$513])" office:value-type="float" office:value="5625" calcext:value-type="float">
            <text:p>5625</text:p>
          </table:table-cell>
          <table:table-cell table:formula="of:=([.K182]-[.$K$513])*([.A182]-[.$A$513])" office:value-type="float" office:value="6.22728543472184" calcext:value-type="float">
            <text:p>6.22728543472184</text:p>
          </table:table-cell>
          <table:table-cell/>
          <table:table-cell table:formula="of:=(([.$M$515]*[.A182]+[.$L$515])-([.J182]))*(([.$M$515]*[.A182]+[.$L$515])-([.J182]))" office:value-type="float" office:value="18.4289182904943" calcext:value-type="float">
            <text:p>18.4289182904943</text:p>
          </table:table-cell>
          <table:table-cell table:formula="of:=SUM([.Q153:.Q182])" office:value-type="float" office:value="322.139346012381" calcext:value-type="float">
            <text:p>322.1393460123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0-07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3]-[.$J$513])*([.A183]-[.$A$513])" office:value-type="float" office:value="748.026838132514" calcext:value-type="float">
            <text:p>748.026838132514</text:p>
          </table:table-cell>
          <table:table-cell table:formula="of:=([.A183]-[.$A$513])*([.A183]-[.$A$513])" office:value-type="float" office:value="5476" calcext:value-type="float">
            <text:p>5476</text:p>
          </table:table-cell>
          <table:table-cell table:formula="of:=([.K183]-[.$K$513])*([.A183]-[.$A$513])" office:value-type="float" office:value="6.14425496225888" calcext:value-type="float">
            <text:p>6.14425496225888</text:p>
          </table:table-cell>
          <table:table-cell/>
          <table:table-cell table:formula="of:=(([.$M$515]*[.A183]+[.$L$515])-([.J183]))*(([.$M$515]*[.A183]+[.$L$515])-([.J183]))" office:value-type="float" office:value="22.975627095244" calcext:value-type="float">
            <text:p>22.975627095244</text:p>
          </table:table-cell>
          <table:table-cell table:formula="of:=SUM([.Q154:.Q183])" office:value-type="float" office:value="337.379099557408" calcext:value-type="float">
            <text:p>337.3790995574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0-07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4]-[.$J$513])*([.A184]-[.$A$513])" office:value-type="float" office:value="737.918367346939" calcext:value-type="float">
            <text:p>737.918367346939</text:p>
          </table:table-cell>
          <table:table-cell table:formula="of:=([.A184]-[.$A$513])*([.A184]-[.$A$513])" office:value-type="float" office:value="5329" calcext:value-type="float">
            <text:p>5329</text:p>
          </table:table-cell>
          <table:table-cell table:formula="of:=([.K184]-[.$K$513])*([.A184]-[.$A$513])" office:value-type="float" office:value="6.06122448979592" calcext:value-type="float">
            <text:p>6.06122448979592</text:p>
          </table:table-cell>
          <table:table-cell/>
          <table:table-cell table:formula="of:=(([.$M$515]*[.A184]+[.$L$515])-([.J184]))*(([.$M$515]*[.A184]+[.$L$515])-([.J184]))" office:value-type="float" office:value="23.6693592288669" calcext:value-type="float">
            <text:p>23.6693592288669</text:p>
          </table:table-cell>
          <table:table-cell table:formula="of:=SUM([.Q155:.Q184])" office:value-type="float" office:value="352.072276496395" calcext:value-type="float">
            <text:p>352.0722764963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0-07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5]-[.$J$513])*([.A185]-[.$A$513])" office:value-type="float" office:value="738.095610847079" calcext:value-type="float">
            <text:p>738.095610847079</text:p>
          </table:table-cell>
          <table:table-cell table:formula="of:=([.A185]-[.$A$513])*([.A185]-[.$A$513])" office:value-type="float" office:value="5184" calcext:value-type="float">
            <text:p>5184</text:p>
          </table:table-cell>
          <table:table-cell table:formula="of:=([.K185]-[.$K$513])*([.A185]-[.$A$513])" office:value-type="float" office:value="5.97819401733296" calcext:value-type="float">
            <text:p>5.97819401733296</text:p>
          </table:table-cell>
          <table:table-cell/>
          <table:table-cell table:formula="of:=(([.$M$515]*[.A185]+[.$L$515])-([.J185]))*(([.$M$515]*[.A185]+[.$L$515])-([.J185]))" office:value-type="float" office:value="25.8043729352671" calcext:value-type="float">
            <text:p>25.8043729352671</text:p>
          </table:table-cell>
          <table:table-cell table:formula="of:=SUM([.Q156:.Q185])" office:value-type="float" office:value="368.464918063839" calcext:value-type="float">
            <text:p>368.4649180638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186]-[.$J$513])*([.A186]-[.$A$513])" office:value-type="float" office:value="748.129997204361" calcext:value-type="float">
            <text:p>748.129997204361</text:p>
          </table:table-cell>
          <table:table-cell table:formula="of:=([.A186]-[.$A$513])*([.A186]-[.$A$513])" office:value-type="float" office:value="5041" calcext:value-type="float">
            <text:p>5041</text:p>
          </table:table-cell>
          <table:table-cell table:formula="of:=([.K186]-[.$K$513])*([.A186]-[.$A$513])" office:value-type="float" office:value="5.89516354487" calcext:value-type="float">
            <text:p>5.89516354487</text:p>
          </table:table-cell>
          <table:table-cell/>
          <table:table-cell table:formula="of:=(([.$M$515]*[.A186]+[.$L$515])-([.J186]))*(([.$M$515]*[.A186]+[.$L$515])-([.J186]))" office:value-type="float" office:value="29.564682996972" calcext:value-type="float">
            <text:p>29.564682996972</text:p>
          </table:table-cell>
          <table:table-cell table:formula="of:=SUM([.Q157:.Q186])" office:value-type="float" office:value="388.172002445241" calcext:value-type="float">
            <text:p>388.1720024452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J187]-[.$J$513])*([.A187]-[.$A$513])" office:value-type="float" office:value="737.592954990216" calcext:value-type="float">
            <text:p>737.592954990216</text:p>
          </table:table-cell>
          <table:table-cell table:formula="of:=([.A187]-[.$A$513])*([.A187]-[.$A$513])" office:value-type="float" office:value="4900" calcext:value-type="float">
            <text:p>4900</text:p>
          </table:table-cell>
          <table:table-cell table:formula="of:=([.K187]-[.$K$513])*([.A187]-[.$A$513])" office:value-type="float" office:value="5.81213307240705" calcext:value-type="float">
            <text:p>5.81213307240705</text:p>
          </table:table-cell>
          <table:table-cell/>
          <table:table-cell table:formula="of:=(([.$M$515]*[.A187]+[.$L$515])-([.J187]))*(([.$M$515]*[.A187]+[.$L$515])-([.J187]))" office:value-type="float" office:value="30.3509354429413" calcext:value-type="float">
            <text:p>30.3509354429413</text:p>
          </table:table-cell>
          <table:table-cell table:formula="of:=SUM([.Q158:.Q187])" office:value-type="float" office:value="409.106319423835" calcext:value-type="float">
            <text:p>409.1063194238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0-07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8]-[.$J$513])*([.A188]-[.$A$513])" office:value-type="float" office:value="589.05591277607" calcext:value-type="float">
            <text:p>589.05591277607</text:p>
          </table:table-cell>
          <table:table-cell table:formula="of:=([.A188]-[.$A$513])*([.A188]-[.$A$513])" office:value-type="float" office:value="4761" calcext:value-type="float">
            <text:p>4761</text:p>
          </table:table-cell>
          <table:table-cell table:formula="of:=([.K188]-[.$K$513])*([.A188]-[.$A$513])" office:value-type="float" office:value="5.72910259994409" calcext:value-type="float">
            <text:p>5.72910259994409</text:p>
          </table:table-cell>
          <table:table-cell/>
          <table:table-cell table:formula="of:=(([.$M$515]*[.A188]+[.$L$515])-([.J188]))*(([.$M$515]*[.A188]+[.$L$515])-([.J188]))" office:value-type="float" office:value="12.8235257474116" calcext:value-type="float">
            <text:p>12.8235257474116</text:p>
          </table:table-cell>
          <table:table-cell table:formula="of:=SUM([.Q159:.Q188])" office:value-type="float" office:value="411.149557550774" calcext:value-type="float">
            <text:p>411.1495575507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89]-[.$J$513])*([.A189]-[.$A$513])" office:value-type="float" office:value="580.518870561924" calcext:value-type="float">
            <text:p>580.518870561924</text:p>
          </table:table-cell>
          <table:table-cell table:formula="of:=([.A189]-[.$A$513])*([.A189]-[.$A$513])" office:value-type="float" office:value="4624" calcext:value-type="float">
            <text:p>4624</text:p>
          </table:table-cell>
          <table:table-cell table:formula="of:=([.K189]-[.$K$513])*([.A189]-[.$A$513])" office:value-type="float" office:value="5.64607212748113" calcext:value-type="float">
            <text:p>5.64607212748113</text:p>
          </table:table-cell>
          <table:table-cell/>
          <table:table-cell table:formula="of:=(([.$M$515]*[.A189]+[.$L$515])-([.J189]))*(([.$M$515]*[.A189]+[.$L$515])-([.J189]))" office:value-type="float" office:value="13.3431074526216" calcext:value-type="float">
            <text:p>13.3431074526216</text:p>
          </table:table-cell>
          <table:table-cell table:formula="of:=SUM([.Q160:.Q189])" office:value-type="float" office:value="413.235555625765" calcext:value-type="float">
            <text:p>413.2355556257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0-07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0]-[.$J$513])*([.A190]-[.$A$513])" office:value-type="float" office:value="571.981828347778" calcext:value-type="float">
            <text:p>571.981828347778</text:p>
          </table:table-cell>
          <table:table-cell table:formula="of:=([.A190]-[.$A$513])*([.A190]-[.$A$513])" office:value-type="float" office:value="4489" calcext:value-type="float">
            <text:p>4489</text:p>
          </table:table-cell>
          <table:table-cell table:formula="of:=([.K190]-[.$K$513])*([.A190]-[.$A$513])" office:value-type="float" office:value="5.56304165501817" calcext:value-type="float">
            <text:p>5.56304165501817</text:p>
          </table:table-cell>
          <table:table-cell/>
          <table:table-cell table:formula="of:=(([.$M$515]*[.A190]+[.$L$515])-([.J190]))*(([.$M$515]*[.A190]+[.$L$515])-([.J190]))" office:value-type="float" office:value="13.8730073276352" calcext:value-type="float">
            <text:p>13.8730073276352</text:p>
          </table:table-cell>
          <table:table-cell table:formula="of:=SUM([.Q161:.Q190])" office:value-type="float" office:value="418.11805878434" calcext:value-type="float">
            <text:p>418.118058784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0-07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1]-[.$J$513])*([.A191]-[.$A$513])" office:value-type="float" office:value="563.444786133632" calcext:value-type="float">
            <text:p>563.444786133632</text:p>
          </table:table-cell>
          <table:table-cell table:formula="of:=([.A191]-[.$A$513])*([.A191]-[.$A$513])" office:value-type="float" office:value="4356" calcext:value-type="float">
            <text:p>4356</text:p>
          </table:table-cell>
          <table:table-cell table:formula="of:=([.K191]-[.$K$513])*([.A191]-[.$A$513])" office:value-type="float" office:value="5.48001118255522" calcext:value-type="float">
            <text:p>5.48001118255522</text:p>
          </table:table-cell>
          <table:table-cell/>
          <table:table-cell table:formula="of:=(([.$M$515]*[.A191]+[.$L$515])-([.J191]))*(([.$M$515]*[.A191]+[.$L$515])-([.J191]))" office:value-type="float" office:value="14.4132253724525" calcext:value-type="float">
            <text:p>14.4132253724525</text:p>
          </table:table-cell>
          <table:table-cell table:formula="of:=SUM([.Q162:.Q191])" office:value-type="float" office:value="423.104887693903" calcext:value-type="float">
            <text:p>423.1048876939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2]-[.$J$513])*([.A192]-[.$A$513])" office:value-type="float" office:value="545.622029633772" calcext:value-type="float">
            <text:p>545.622029633772</text:p>
          </table:table-cell>
          <table:table-cell table:formula="of:=([.A192]-[.$A$513])*([.A192]-[.$A$513])" office:value-type="float" office:value="4225" calcext:value-type="float">
            <text:p>4225</text:p>
          </table:table-cell>
          <table:table-cell table:formula="of:=([.K192]-[.$K$513])*([.A192]-[.$A$513])" office:value-type="float" office:value="5.39698071009226" calcext:value-type="float">
            <text:p>5.39698071009226</text:p>
          </table:table-cell>
          <table:table-cell/>
          <table:table-cell table:formula="of:=(([.$M$515]*[.A192]+[.$L$515])-([.J192]))*(([.$M$515]*[.A192]+[.$L$515])-([.J192]))" office:value-type="float" office:value="13.8789405622837" calcext:value-type="float">
            <text:p>13.8789405622837</text:p>
          </table:table-cell>
          <table:table-cell table:formula="of:=SUM([.Q163:.Q192])" office:value-type="float" office:value="427.111221329665" calcext:value-type="float">
            <text:p>427.1112213296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3]-[.$J$513])*([.A193]-[.$A$513])" office:value-type="float" office:value="537.227844562483" calcext:value-type="float">
            <text:p>537.227844562483</text:p>
          </table:table-cell>
          <table:table-cell table:formula="of:=([.A193]-[.$A$513])*([.A193]-[.$A$513])" office:value-type="float" office:value="4096" calcext:value-type="float">
            <text:p>4096</text:p>
          </table:table-cell>
          <table:table-cell table:formula="of:=([.K193]-[.$K$513])*([.A193]-[.$A$513])" office:value-type="float" office:value="5.3139502376293" calcext:value-type="float">
            <text:p>5.3139502376293</text:p>
          </table:table-cell>
          <table:table-cell/>
          <table:table-cell table:formula="of:=(([.$M$515]*[.A193]+[.$L$515])-([.J193]))*(([.$M$515]*[.A193]+[.$L$515])-([.J193]))" office:value-type="float" office:value="14.4192730123962" calcext:value-type="float">
            <text:p>14.4192730123962</text:p>
          </table:table-cell>
          <table:table-cell table:formula="of:=SUM([.Q164:.Q193])" office:value-type="float" office:value="431.201358782104" calcext:value-type="float">
            <text:p>431.2013587821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4]-[.$J$513])*([.A194]-[.$A$513])" office:value-type="float" office:value="510.833659491194" calcext:value-type="float">
            <text:p>510.833659491194</text:p>
          </table:table-cell>
          <table:table-cell table:formula="of:=([.A194]-[.$A$513])*([.A194]-[.$A$513])" office:value-type="float" office:value="3969" calcext:value-type="float">
            <text:p>3969</text:p>
          </table:table-cell>
          <table:table-cell table:formula="of:=([.K194]-[.$K$513])*([.A194]-[.$A$513])" office:value-type="float" office:value="5.23091976516634" calcext:value-type="float">
            <text:p>5.23091976516634</text:p>
          </table:table-cell>
          <table:table-cell/>
          <table:table-cell table:formula="of:=(([.$M$515]*[.A194]+[.$L$515])-([.J194]))*(([.$M$515]*[.A194]+[.$L$515])-([.J194]))" office:value-type="float" office:value="12.8406428250774" calcext:value-type="float">
            <text:p>12.8406428250774</text:p>
          </table:table-cell>
          <table:table-cell table:formula="of:=SUM([.Q165:.Q194])" office:value-type="float" office:value="432.286832788091" calcext:value-type="float">
            <text:p>432.2868327880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0-07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5]-[.$J$513])*([.A195]-[.$A$513])" office:value-type="float" office:value="626.725188705619" calcext:value-type="float">
            <text:p>626.725188705619</text:p>
          </table:table-cell>
          <table:table-cell table:formula="of:=([.A195]-[.$A$513])*([.A195]-[.$A$513])" office:value-type="float" office:value="3844" calcext:value-type="float">
            <text:p>3844</text:p>
          </table:table-cell>
          <table:table-cell table:formula="of:=([.K195]-[.$K$513])*([.A195]-[.$A$513])" office:value-type="float" office:value="5.14788929270338" calcext:value-type="float">
            <text:p>5.14788929270338</text:p>
          </table:table-cell>
          <table:table-cell/>
          <table:table-cell table:formula="of:=(([.$M$515]*[.A195]+[.$L$515])-([.J195]))*(([.$M$515]*[.A195]+[.$L$515])-([.J195]))" office:value-type="float" office:value="31.981411905755" calcext:value-type="float">
            <text:p>31.981411905755</text:p>
          </table:table-cell>
          <table:table-cell table:formula="of:=SUM([.Q166:.Q195])" office:value-type="float" office:value="453.933989421281" calcext:value-type="float">
            <text:p>453.9339894212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0-07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6]-[.$J$513])*([.A196]-[.$A$513])" office:value-type="float" office:value="607.902432205759" calcext:value-type="float">
            <text:p>607.902432205759</text:p>
          </table:table-cell>
          <table:table-cell table:formula="of:=([.A196]-[.$A$513])*([.A196]-[.$A$513])" office:value-type="float" office:value="3721" calcext:value-type="float">
            <text:p>3721</text:p>
          </table:table-cell>
          <table:table-cell table:formula="of:=([.K196]-[.$K$513])*([.A196]-[.$A$513])" office:value-type="float" office:value="5.06485882024043" calcext:value-type="float">
            <text:p>5.06485882024043</text:p>
          </table:table-cell>
          <table:table-cell/>
          <table:table-cell table:formula="of:=(([.$M$515]*[.A196]+[.$L$515])-([.J196]))*(([.$M$515]*[.A196]+[.$L$515])-([.J196]))" office:value-type="float" office:value="31.183073723147" calcext:value-type="float">
            <text:p>31.183073723147</text:p>
          </table:table-cell>
          <table:table-cell table:formula="of:=SUM([.Q167:.Q196])" office:value-type="float" office:value="474.315846663329" calcext:value-type="float">
            <text:p>474.3158466633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7]-[.$J$513])*([.A197]-[.$A$513])" office:value-type="float" office:value="529.365389991614" calcext:value-type="float">
            <text:p>529.365389991614</text:p>
          </table:table-cell>
          <table:table-cell table:formula="of:=([.A197]-[.$A$513])*([.A197]-[.$A$513])" office:value-type="float" office:value="3600" calcext:value-type="float">
            <text:p>3600</text:p>
          </table:table-cell>
          <table:table-cell table:formula="of:=([.K197]-[.$K$513])*([.A197]-[.$A$513])" office:value-type="float" office:value="4.98182834777747" calcext:value-type="float">
            <text:p>4.98182834777747</text:p>
          </table:table-cell>
          <table:table-cell/>
          <table:table-cell table:formula="of:=(([.$M$515]*[.A197]+[.$L$515])-([.J197]))*(([.$M$515]*[.A197]+[.$L$515])-([.J197]))" office:value-type="float" office:value="20.3685255795208" calcext:value-type="float">
            <text:p>20.3685255795208</text:p>
          </table:table-cell>
          <table:table-cell table:formula="of:=SUM([.Q168:.Q197])" office:value-type="float" office:value="480.343619606925" calcext:value-type="float">
            <text:p>480.3436196069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0-07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8]-[.$J$513])*([.A198]-[.$A$513])" office:value-type="float" office:value="520.542633491753" calcext:value-type="float">
            <text:p>520.542633491753</text:p>
          </table:table-cell>
          <table:table-cell table:formula="of:=([.A198]-[.$A$513])*([.A198]-[.$A$513])" office:value-type="float" office:value="3481" calcext:value-type="float">
            <text:p>3481</text:p>
          </table:table-cell>
          <table:table-cell table:formula="of:=([.K198]-[.$K$513])*([.A198]-[.$A$513])" office:value-type="float" office:value="4.89879787531451" calcext:value-type="float">
            <text:p>4.89879787531451</text:p>
          </table:table-cell>
          <table:table-cell/>
          <table:table-cell table:formula="of:=(([.$M$515]*[.A198]+[.$L$515])-([.J198]))*(([.$M$515]*[.A198]+[.$L$515])-([.J198]))" office:value-type="float" office:value="21.0220146815869" calcext:value-type="float">
            <text:p>21.0220146815869</text:p>
          </table:table-cell>
          <table:table-cell table:formula="of:=SUM([.Q169:.Q198])" office:value-type="float" office:value="487.557808821181" calcext:value-type="float">
            <text:p>487.5578088211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0-07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199]-[.$J$513])*([.A199]-[.$A$513])" office:value-type="float" office:value="511.719876991893" calcext:value-type="float">
            <text:p>511.719876991893</text:p>
          </table:table-cell>
          <table:table-cell table:formula="of:=([.A199]-[.$A$513])*([.A199]-[.$A$513])" office:value-type="float" office:value="3364" calcext:value-type="float">
            <text:p>3364</text:p>
          </table:table-cell>
          <table:table-cell table:formula="of:=([.K199]-[.$K$513])*([.A199]-[.$A$513])" office:value-type="float" office:value="4.81576740285155" calcext:value-type="float">
            <text:p>4.81576740285155</text:p>
          </table:table-cell>
          <table:table-cell/>
          <table:table-cell table:formula="of:=(([.$M$515]*[.A199]+[.$L$515])-([.J199]))*(([.$M$515]*[.A199]+[.$L$515])-([.J199]))" office:value-type="float" office:value="21.6858219534565" calcext:value-type="float">
            <text:p>21.6858219534565</text:p>
          </table:table-cell>
          <table:table-cell table:formula="of:=SUM([.Q170:.Q199])" office:value-type="float" office:value="494.896845720737" calcext:value-type="float">
            <text:p>494.8968457207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0]-[.$J$513])*([.A200]-[.$A$513])" office:value-type="float" office:value="502.897120492033" calcext:value-type="float">
            <text:p>502.897120492033</text:p>
          </table:table-cell>
          <table:table-cell table:formula="of:=([.A200]-[.$A$513])*([.A200]-[.$A$513])" office:value-type="float" office:value="3249" calcext:value-type="float">
            <text:p>3249</text:p>
          </table:table-cell>
          <table:table-cell table:formula="of:=([.K200]-[.$K$513])*([.A200]-[.$A$513])" office:value-type="float" office:value="4.73273693038859" calcext:value-type="float">
            <text:p>4.73273693038859</text:p>
          </table:table-cell>
          <table:table-cell/>
          <table:table-cell table:formula="of:=(([.$M$515]*[.A200]+[.$L$515])-([.J200]))*(([.$M$515]*[.A200]+[.$L$515])-([.J200]))" office:value-type="float" office:value="22.3599473951298" calcext:value-type="float">
            <text:p>22.3599473951298</text:p>
          </table:table-cell>
          <table:table-cell table:formula="of:=SUM([.Q171:.Q200])" office:value-type="float" office:value="509.079813880805" calcext:value-type="float">
            <text:p>509.0798138808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1]-[.$J$513])*([.A201]-[.$A$513])" office:value-type="float" office:value="502.074363992173" calcext:value-type="float">
            <text:p>502.074363992173</text:p>
          </table:table-cell>
          <table:table-cell table:formula="of:=([.A201]-[.$A$513])*([.A201]-[.$A$513])" office:value-type="float" office:value="3136" calcext:value-type="float">
            <text:p>3136</text:p>
          </table:table-cell>
          <table:table-cell table:formula="of:=([.K201]-[.$K$513])*([.A201]-[.$A$513])" office:value-type="float" office:value="4.64970645792564" calcext:value-type="float">
            <text:p>4.64970645792564</text:p>
          </table:table-cell>
          <table:table-cell/>
          <table:table-cell table:formula="of:=(([.$M$515]*[.A201]+[.$L$515])-([.J201]))*(([.$M$515]*[.A201]+[.$L$515])-([.J201]))" office:value-type="float" office:value="24.4363584197949" calcext:value-type="float">
            <text:p>24.4363584197949</text:p>
          </table:table-cell>
          <table:table-cell table:formula="of:=SUM([.Q172:.Q201])" office:value-type="float" office:value="529.785987794939" calcext:value-type="float">
            <text:p>529.7859877949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0-07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2]-[.$J$513])*([.A202]-[.$A$513])" office:value-type="float" office:value="485.251607492312" calcext:value-type="float">
            <text:p>485.251607492312</text:p>
          </table:table-cell>
          <table:table-cell table:formula="of:=([.A202]-[.$A$513])*([.A202]-[.$A$513])" office:value-type="float" office:value="3025" calcext:value-type="float">
            <text:p>3025</text:p>
          </table:table-cell>
          <table:table-cell table:formula="of:=([.K202]-[.$K$513])*([.A202]-[.$A$513])" office:value-type="float" office:value="4.56667598546268" calcext:value-type="float">
            <text:p>4.56667598546268</text:p>
          </table:table-cell>
          <table:table-cell/>
          <table:table-cell table:formula="of:=(([.$M$515]*[.A202]+[.$L$515])-([.J202]))*(([.$M$515]*[.A202]+[.$L$515])-([.J202]))" office:value-type="float" office:value="23.739152787887" calcext:value-type="float">
            <text:p>23.739152787887</text:p>
          </table:table-cell>
          <table:table-cell table:formula="of:=SUM([.Q173:.Q202])" office:value-type="float" office:value="548.28603336404" calcext:value-type="float">
            <text:p>548.286033364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0-07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7" calcext:value-type="float">
            <text:p>17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3]-[.$J$513])*([.A203]-[.$A$513])" office:value-type="float" office:value="353.000279563881" calcext:value-type="float">
            <text:p>353.000279563881</text:p>
          </table:table-cell>
          <table:table-cell table:formula="of:=([.A203]-[.$A$513])*([.A203]-[.$A$513])" office:value-type="float" office:value="2916" calcext:value-type="float">
            <text:p>2916</text:p>
          </table:table-cell>
          <table:table-cell table:formula="of:=([.K203]-[.$K$513])*([.A203]-[.$A$513])" office:value-type="float" office:value="4.48364551299972" calcext:value-type="float">
            <text:p>4.48364551299972</text:p>
          </table:table-cell>
          <table:table-cell/>
          <table:table-cell table:formula="of:=(([.$M$515]*[.A203]+[.$L$515])-([.J203]))*(([.$M$515]*[.A203]+[.$L$515])-([.J203]))" office:value-type="float" office:value="7.06707263813994" calcext:value-type="float">
            <text:p>7.06707263813994</text:p>
          </table:table-cell>
          <table:table-cell table:formula="of:=SUM([.Q174:.Q203])" office:value-type="float" office:value="549.780029729353" calcext:value-type="float">
            <text:p>549.7800297293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4]-[.$J$513])*([.A204]-[.$A$513])" office:value-type="float" office:value="354.034665921163" calcext:value-type="float">
            <text:p>354.034665921163</text:p>
          </table:table-cell>
          <table:table-cell table:formula="of:=([.A204]-[.$A$513])*([.A204]-[.$A$513])" office:value-type="float" office:value="2809" calcext:value-type="float">
            <text:p>2809</text:p>
          </table:table-cell>
          <table:table-cell table:formula="of:=([.K204]-[.$K$513])*([.A204]-[.$A$513])" office:value-type="float" office:value="4.40061504053676" calcext:value-type="float">
            <text:p>4.40061504053676</text:p>
          </table:table-cell>
          <table:table-cell/>
          <table:table-cell table:formula="of:=(([.$M$515]*[.A204]+[.$L$515])-([.J204]))*(([.$M$515]*[.A204]+[.$L$515])-([.J204]))" office:value-type="float" office:value="8.25459180167155" calcext:value-type="float">
            <text:p>8.25459180167155</text:p>
          </table:table-cell>
          <table:table-cell table:formula="of:=SUM([.Q175:.Q204])" office:value-type="float" office:value="552.117258034353" calcext:value-type="float">
            <text:p>552.1172580343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5]-[.$J$513])*([.A205]-[.$A$513])" office:value-type="float" office:value="317.640480849874" calcext:value-type="float">
            <text:p>317.640480849874</text:p>
          </table:table-cell>
          <table:table-cell table:formula="of:=([.A205]-[.$A$513])*([.A205]-[.$A$513])" office:value-type="float" office:value="2704" calcext:value-type="float">
            <text:p>2704</text:p>
          </table:table-cell>
          <table:table-cell table:formula="of:=([.K205]-[.$K$513])*([.A205]-[.$A$513])" office:value-type="float" office:value="4.31758456807381" calcext:value-type="float">
            <text:p>4.31758456807381</text:p>
          </table:table-cell>
          <table:table-cell/>
          <table:table-cell table:formula="of:=(([.$M$515]*[.A205]+[.$L$515])-([.J205]))*(([.$M$515]*[.A205]+[.$L$515])-([.J205]))" office:value-type="float" office:value="5.63340133308365" calcext:value-type="float">
            <text:p>5.63340133308365</text:p>
          </table:table-cell>
          <table:table-cell table:formula="of:=SUM([.Q176:.Q205])" office:value-type="float" office:value="550.74274233563" calcext:value-type="float">
            <text:p>550.742742335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6]-[.$J$513])*([.A206]-[.$A$513])" office:value-type="float" office:value="296.960581492872" calcext:value-type="float">
            <text:p>296.960581492872</text:p>
          </table:table-cell>
          <table:table-cell table:formula="of:=([.A206]-[.$A$513])*([.A206]-[.$A$513])" office:value-type="float" office:value="2601" calcext:value-type="float">
            <text:p>2601</text:p>
          </table:table-cell>
          <table:table-cell table:formula="of:=([.K206]-[.$K$513])*([.A206]-[.$A$513])" office:value-type="float" office:value="4.23455409561085" calcext:value-type="float">
            <text:p>4.23455409561085</text:p>
          </table:table-cell>
          <table:table-cell/>
          <table:table-cell table:formula="of:=(([.$M$515]*[.A206]+[.$L$515])-([.J206]))*(([.$M$515]*[.A206]+[.$L$515])-([.J206]))" office:value-type="float" office:value="4.66383425991209" calcext:value-type="float">
            <text:p>4.66383425991209</text:p>
          </table:table-cell>
          <table:table-cell table:formula="of:=SUM([.Q177:.Q206])" office:value-type="float" office:value="550.160175313778" calcext:value-type="float">
            <text:p>550.1601753137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7]-[.$J$513])*([.A207]-[.$A$513])" office:value-type="float" office:value="269.70925356444" calcext:value-type="float">
            <text:p>269.70925356444</text:p>
          </table:table-cell>
          <table:table-cell table:formula="of:=([.A207]-[.$A$513])*([.A207]-[.$A$513])" office:value-type="float" office:value="2500" calcext:value-type="float">
            <text:p>2500</text:p>
          </table:table-cell>
          <table:table-cell table:formula="of:=([.K207]-[.$K$513])*([.A207]-[.$A$513])" office:value-type="float" office:value="4.15152362314789" calcext:value-type="float">
            <text:p>4.15152362314789</text:p>
          </table:table-cell>
          <table:table-cell/>
          <table:table-cell table:formula="of:=(([.$M$515]*[.A207]+[.$L$515])-([.J207]))*(([.$M$515]*[.A207]+[.$L$515])-([.J207]))" office:value-type="float" office:value="3.250255743094" calcext:value-type="float">
            <text:p>3.250255743094</text:p>
          </table:table-cell>
          <table:table-cell table:formula="of:=SUM([.Q178:.Q207])" office:value-type="float" office:value="542.105173553983" calcext:value-type="float">
            <text:p>542.1051735539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8]-[.$J$513])*([.A208]-[.$A$513])" office:value-type="float" office:value="257.315068493151" calcext:value-type="float">
            <text:p>257.315068493151</text:p>
          </table:table-cell>
          <table:table-cell table:formula="of:=([.A208]-[.$A$513])*([.A208]-[.$A$513])" office:value-type="float" office:value="2401" calcext:value-type="float">
            <text:p>2401</text:p>
          </table:table-cell>
          <table:table-cell table:formula="of:=([.K208]-[.$K$513])*([.A208]-[.$A$513])" office:value-type="float" office:value="4.06849315068493" calcext:value-type="float">
            <text:p>4.06849315068493</text:p>
          </table:table-cell>
          <table:table-cell/>
          <table:table-cell table:formula="of:=(([.$M$515]*[.A208]+[.$L$515])-([.J208]))*(([.$M$515]*[.A208]+[.$L$515])-([.J208]))" office:value-type="float" office:value="2.99918732960436" calcext:value-type="float">
            <text:p>2.99918732960436</text:p>
          </table:table-cell>
          <table:table-cell table:formula="of:=SUM([.Q179:.Q208])" office:value-type="float" office:value="526.689115445664" calcext:value-type="float">
            <text:p>526.68911544566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09]-[.$J$513])*([.A209]-[.$A$513])" office:value-type="float" office:value="183.492311993291" calcext:value-type="float">
            <text:p>183.492311993291</text:p>
          </table:table-cell>
          <table:table-cell table:formula="of:=([.A209]-[.$A$513])*([.A209]-[.$A$513])" office:value-type="float" office:value="2304" calcext:value-type="float">
            <text:p>2304</text:p>
          </table:table-cell>
          <table:table-cell table:formula="of:=([.K209]-[.$K$513])*([.A209]-[.$A$513])" office:value-type="float" office:value="3.98546267822197" calcext:value-type="float">
            <text:p>3.98546267822197</text:p>
          </table:table-cell>
          <table:table-cell/>
          <table:table-cell table:formula="of:=(([.$M$515]*[.A209]+[.$L$515])-([.J209]))*(([.$M$515]*[.A209]+[.$L$515])-([.J209]))" office:value-type="float" office:value="0.140678656714954" calcext:value-type="float">
            <text:p>0.140678656714954</text:p>
          </table:table-cell>
          <table:table-cell table:formula="of:=SUM([.Q180:.Q209])" office:value-type="float" office:value="510.204511275714" calcext:value-type="float">
            <text:p>510.2045112757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10]-[.$J$513])*([.A210]-[.$A$513])" office:value-type="float" office:value="193.098126922002" calcext:value-type="float">
            <text:p>193.098126922002</text:p>
          </table:table-cell>
          <table:table-cell table:formula="of:=([.A210]-[.$A$513])*([.A210]-[.$A$513])" office:value-type="float" office:value="2209" calcext:value-type="float">
            <text:p>2209</text:p>
          </table:table-cell>
          <table:table-cell table:formula="of:=([.K210]-[.$K$513])*([.A210]-[.$A$513])" office:value-type="float" office:value="3.90243220575902" calcext:value-type="float">
            <text:p>3.90243220575902</text:p>
          </table:table-cell>
          <table:table-cell/>
          <table:table-cell table:formula="of:=(([.$M$515]*[.A210]+[.$L$515])-([.J210]))*(([.$M$515]*[.A210]+[.$L$515])-([.J210]))" office:value-type="float" office:value="0.536721208886444" calcext:value-type="float">
            <text:p>0.536721208886444</text:p>
          </table:table-cell>
          <table:table-cell table:formula="of:=SUM([.Q181:.Q210])" office:value-type="float" office:value="493.525056006463" calcext:value-type="float">
            <text:p>493.5250560064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0-07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3" calcext:value-type="float">
            <text:p>13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11]-[.$J$513])*([.A211]-[.$A$513])" office:value-type="float" office:value="149.561084707856" calcext:value-type="float">
            <text:p>149.561084707856</text:p>
          </table:table-cell>
          <table:table-cell table:formula="of:=([.A211]-[.$A$513])*([.A211]-[.$A$513])" office:value-type="float" office:value="2116" calcext:value-type="float">
            <text:p>2116</text:p>
          </table:table-cell>
          <table:table-cell table:formula="of:=([.K211]-[.$K$513])*([.A211]-[.$A$513])" office:value-type="float" office:value="3.81940173329606" calcext:value-type="float">
            <text:p>3.81940173329606</text:p>
          </table:table-cell>
          <table:table-cell/>
          <table:table-cell table:formula="of:=(([.$M$515]*[.A211]+[.$L$515])-([.J211]))*(([.$M$515]*[.A211]+[.$L$515])-([.J211]))" office:value-type="float" office:value="0.00277765846763014" calcext:value-type="float">
            <text:p>0.00277765846763</text:p>
          </table:table-cell>
          <table:table-cell table:formula="of:=SUM([.Q182:.Q211])" office:value-type="float" office:value="475.710445365516" calcext:value-type="float">
            <text:p>475.7104453655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71428571429" calcext:value-type="float">
            <text:p>13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12]-[.$J$513])*([.A212]-[.$A$513])" office:value-type="float" office:value="-149.404528934863" calcext:value-type="float">
            <text:p>-149.404528934863</text:p>
          </table:table-cell>
          <table:table-cell table:formula="of:=([.A212]-[.$A$513])*([.A212]-[.$A$513])" office:value-type="float" office:value="2025" calcext:value-type="float">
            <text:p>2025</text:p>
          </table:table-cell>
          <table:table-cell table:formula="of:=([.K212]-[.$K$513])*([.A212]-[.$A$513])" office:value-type="float" office:value="3.7363712608331" calcext:value-type="float">
            <text:p>3.7363712608331</text:p>
          </table:table-cell>
          <table:table-cell/>
          <table:table-cell table:formula="of:=(([.$M$515]*[.A212]+[.$L$515])-([.J212]))*(([.$M$515]*[.A212]+[.$L$515])-([.J212]))" office:value-type="float" office:value="42.9327047066523" calcext:value-type="float">
            <text:p>42.9327047066523</text:p>
          </table:table-cell>
          <table:table-cell table:formula="of:=SUM([.Q183:.Q212])" office:value-type="float" office:value="500.214231781674" calcext:value-type="float">
            <text:p>500.2142317816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9" calcext:value-type="float">
            <text:p>4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.4285714285714" calcext:value-type="float">
            <text:p>20.4285714285714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J213]-[.$J$513])*([.A213]-[.$A$513])" office:value-type="float" office:value="-435.22728543472" calcext:value-type="float">
            <text:p>-435.22728543472</text:p>
          </table:table-cell>
          <table:table-cell table:formula="of:=([.A213]-[.$A$513])*([.A213]-[.$A$513])" office:value-type="float" office:value="1936" calcext:value-type="float">
            <text:p>1936</text:p>
          </table:table-cell>
          <table:table-cell table:formula="of:=([.K213]-[.$K$513])*([.A213]-[.$A$513])" office:value-type="float" office:value="-8.91808778305844" calcext:value-type="float">
            <text:p>-8.91808778305844</text:p>
          </table:table-cell>
          <table:table-cell/>
          <table:table-cell table:formula="of:=(([.$M$515]*[.A213]+[.$L$515])-([.J213]))*(([.$M$515]*[.A213]+[.$L$515])-([.J213]))" office:value-type="float" office:value="170.352278906721" calcext:value-type="float">
            <text:p>170.352278906721</text:p>
          </table:table-cell>
          <table:table-cell table:formula="of:=SUM([.Q184:.Q213])" office:value-type="float" office:value="647.590883593151" calcext:value-type="float">
            <text:p>647.5908835931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2" calcext:value-type="float">
            <text:p>32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.5714285714286" calcext:value-type="float">
            <text:p>24.5714285714286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214]-[.$J$513])*([.A214]-[.$A$513])" office:value-type="float" office:value="-603.478613363155" calcext:value-type="float">
            <text:p>-603.478613363155</text:p>
          </table:table-cell>
          <table:table-cell table:formula="of:=([.A214]-[.$A$513])*([.A214]-[.$A$513])" office:value-type="float" office:value="1849" calcext:value-type="float">
            <text:p>1849</text:p>
          </table:table-cell>
          <table:table-cell table:formula="of:=([.K214]-[.$K$513])*([.A214]-[.$A$513])" office:value-type="float" office:value="-14.8582611126643" calcext:value-type="float">
            <text:p>-14.8582611126643</text:p>
          </table:table-cell>
          <table:table-cell/>
          <table:table-cell table:formula="of:=(([.$M$515]*[.A214]+[.$L$515])-([.J214]))*(([.$M$515]*[.A214]+[.$L$515])-([.J214]))" office:value-type="float" office:value="293.194987643358" calcext:value-type="float">
            <text:p>293.194987643358</text:p>
          </table:table-cell>
          <table:table-cell table:formula="of:=SUM([.Q185:.Q214])" office:value-type="float" office:value="917.116512007642" calcext:value-type="float">
            <text:p>917.1165120076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1" calcext:value-type="float">
            <text:p>31</text:p>
          </table:table-cell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.7142857142857" calcext:value-type="float">
            <text:p>28.7142857142857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J215]-[.$J$513])*([.A215]-[.$A$513])" office:value-type="float" office:value="-763.44422700587" calcext:value-type="float">
            <text:p>-763.44422700587</text:p>
          </table:table-cell>
          <table:table-cell table:formula="of:=([.A215]-[.$A$513])*([.A215]-[.$A$513])" office:value-type="float" office:value="1764" calcext:value-type="float">
            <text:p>1764</text:p>
          </table:table-cell>
          <table:table-cell table:formula="of:=([.K215]-[.$K$513])*([.A215]-[.$A$513])" office:value-type="float" office:value="-32.5127201565558" calcext:value-type="float">
            <text:p>-32.5127201565558</text:p>
          </table:table-cell>
          <table:table-cell/>
          <table:table-cell table:formula="of:=(([.$M$515]*[.A215]+[.$L$515])-([.J215]))*(([.$M$515]*[.A215]+[.$L$515])-([.J215]))" office:value-type="float" office:value="449.18427297195" calcext:value-type="float">
            <text:p>449.18427297195</text:p>
          </table:table-cell>
          <table:table-cell table:formula="of:=SUM([.Q186:.Q215])" office:value-type="float" office:value="1340.49641204432" calcext:value-type="float">
            <text:p>1340.496412044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1" calcext:value-type="float">
            <text:p>31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.5714285714286" calcext:value-type="float">
            <text:p>31.5714285714286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J216]-[.$J$513])*([.A216]-[.$A$513])" office:value-type="float" office:value="-862.409840648589" calcext:value-type="float">
            <text:p>-862.409840648589</text:p>
          </table:table-cell>
          <table:table-cell table:formula="of:=([.A216]-[.$A$513])*([.A216]-[.$A$513])" office:value-type="float" office:value="1681" calcext:value-type="float">
            <text:p>1681</text:p>
          </table:table-cell>
          <table:table-cell table:formula="of:=([.K216]-[.$K$513])*([.A216]-[.$A$513])" office:value-type="float" office:value="-31.7386077718759" calcext:value-type="float">
            <text:p>-31.7386077718759</text:p>
          </table:table-cell>
          <table:table-cell/>
          <table:table-cell table:formula="of:=(([.$M$515]*[.A216]+[.$L$515])-([.J216]))*(([.$M$515]*[.A216]+[.$L$515])-([.J216]))" office:value-type="float" office:value="575.006057845347" calcext:value-type="float">
            <text:p>575.006057845347</text:p>
          </table:table-cell>
          <table:table-cell table:formula="of:=SUM([.Q187:.Q216])" office:value-type="float" office:value="1885.9377868927" calcext:value-type="float">
            <text:p>1885.93778689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0" calcext:value-type="float">
            <text:p>2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.2857142857143" calcext:value-type="float">
            <text:p>32.2857142857143</text:p>
          </table:table-cell>
          <table:table-cell office:value-type="float" office:value="1.14285714285714" calcext:value-type="float">
            <text:p>1.14285714285714</text:p>
          </table:table-cell>
          <table:table-cell/>
          <table:table-cell table:formula="of:=([.J217]-[.$J$513])*([.A217]-[.$A$513])" office:value-type="float" office:value="-869.946882862735" calcext:value-type="float">
            <text:p>-869.946882862735</text:p>
          </table:table-cell>
          <table:table-cell table:formula="of:=([.A217]-[.$A$513])*([.A217]-[.$A$513])" office:value-type="float" office:value="1600" calcext:value-type="float">
            <text:p>1600</text:p>
          </table:table-cell>
          <table:table-cell table:formula="of:=([.K217]-[.$K$513])*([.A217]-[.$A$513])" office:value-type="float" office:value="-42.3930668157673" calcext:value-type="float">
            <text:p>-42.3930668157673</text:p>
          </table:table-cell>
          <table:table-cell/>
          <table:table-cell table:formula="of:=(([.$M$515]*[.A217]+[.$L$515])-([.J217]))*(([.$M$515]*[.A217]+[.$L$515])-([.J217]))" office:value-type="float" office:value="606.230222214052" calcext:value-type="float">
            <text:p>606.230222214052</text:p>
          </table:table-cell>
          <table:table-cell table:formula="of:=SUM([.Q188:.Q217])" office:value-type="float" office:value="2461.81707366381" calcext:value-type="float">
            <text:p>2461.8170736638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5" calcext:value-type="float">
            <text:p>4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.8571428571429" calcext:value-type="float">
            <text:p>36.8571428571429</text:p>
          </table:table-cell>
          <table:table-cell office:value-type="float" office:value="1.14285714285714" calcext:value-type="float">
            <text:p>1.14285714285714</text:p>
          </table:table-cell>
          <table:table-cell/>
          <table:table-cell table:formula="of:=([.J218]-[.$J$513])*([.A218]-[.$A$513])" office:value-type="float" office:value="-1026.48392507688" calcext:value-type="float">
            <text:p>-1026.48392507688</text:p>
          </table:table-cell>
          <table:table-cell table:formula="of:=([.A218]-[.$A$513])*([.A218]-[.$A$513])" office:value-type="float" office:value="1521" calcext:value-type="float">
            <text:p>1521</text:p>
          </table:table-cell>
          <table:table-cell table:formula="of:=([.K218]-[.$K$513])*([.A218]-[.$A$513])" office:value-type="float" office:value="-41.3332401453731" calcext:value-type="float">
            <text:p>-41.3332401453731</text:p>
          </table:table-cell>
          <table:table-cell/>
          <table:table-cell table:formula="of:=(([.$M$515]*[.A218]+[.$L$515])-([.J218]))*(([.$M$515]*[.A218]+[.$L$515])-([.J218]))" office:value-type="float" office:value="848.052715771551" calcext:value-type="float">
            <text:p>848.052715771551</text:p>
          </table:table-cell>
          <table:table-cell table:formula="of:=SUM([.Q189:.Q218])" office:value-type="float" office:value="3297.04626368795" calcext:value-type="float">
            <text:p>3297.046263687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3" calcext:value-type="float">
            <text:p>33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.4285714285714" calcext:value-type="float">
            <text:p>34.4285714285714</text:p>
          </table:table-cell>
          <table:table-cell office:value-type="float" office:value="1.42857142857143" calcext:value-type="float">
            <text:p>1.42857142857143</text:p>
          </table:table-cell>
          <table:table-cell/>
          <table:table-cell table:formula="of:=([.J219]-[.$J$513])*([.A219]-[.$A$513])" office:value-type="float" office:value="-907.878110148168" calcext:value-type="float">
            <text:p>-907.878110148168</text:p>
          </table:table-cell>
          <table:table-cell table:formula="of:=([.A219]-[.$A$513])*([.A219]-[.$A$513])" office:value-type="float" office:value="1444" calcext:value-type="float">
            <text:p>1444</text:p>
          </table:table-cell>
          <table:table-cell table:formula="of:=([.K219]-[.$K$513])*([.A219]-[.$A$513])" office:value-type="float" office:value="-51.1305563321219" calcext:value-type="float">
            <text:p>-51.1305563321219</text:p>
          </table:table-cell>
          <table:table-cell/>
          <table:table-cell table:formula="of:=(([.$M$515]*[.A219]+[.$L$515])-([.J219]))*(([.$M$515]*[.A219]+[.$L$515])-([.J219]))" office:value-type="float" office:value="708.674791379547" calcext:value-type="float">
            <text:p>708.674791379547</text:p>
          </table:table-cell>
          <table:table-cell table:formula="of:=SUM([.Q190:.Q219])" office:value-type="float" office:value="3992.37794761487" calcext:value-type="float">
            <text:p>3992.377947614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9" calcext:value-type="float">
            <text:p>39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.14285714285714" calcext:value-type="float">
            <text:p>1.14285714285714</text:p>
          </table:table-cell>
          <table:table-cell/>
          <table:table-cell table:formula="of:=([.J220]-[.$J$513])*([.A220]-[.$A$513])" office:value-type="float" office:value="-831.1294380766" calcext:value-type="float">
            <text:p>-831.1294380766</text:p>
          </table:table-cell>
          <table:table-cell table:formula="of:=([.A220]-[.$A$513])*([.A220]-[.$A$513])" office:value-type="float" office:value="1369" calcext:value-type="float">
            <text:p>1369</text:p>
          </table:table-cell>
          <table:table-cell table:formula="of:=([.K220]-[.$K$513])*([.A220]-[.$A$513])" office:value-type="float" office:value="-39.2135868045847" calcext:value-type="float">
            <text:p>-39.2135868045847</text:p>
          </table:table-cell>
          <table:table-cell/>
          <table:table-cell table:formula="of:=(([.$M$515]*[.A220]+[.$L$515])-([.J220]))*(([.$M$515]*[.A220]+[.$L$515])-([.J220]))" office:value-type="float" office:value="631.041945849789" calcext:value-type="float">
            <text:p>631.041945849789</text:p>
          </table:table-cell>
          <table:table-cell table:formula="of:=SUM([.Q191:.Q220])" office:value-type="float" office:value="4609.54688613703" calcext:value-type="float">
            <text:p>4609.546886137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3" calcext:value-type="float">
            <text:p>23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.7142857142857" calcext:value-type="float">
            <text:p>31.714285714285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221]-[.$J$513])*([.A221]-[.$A$513])" office:value-type="float" office:value="-762.380766005032" calcext:value-type="float">
            <text:p>-762.380766005032</text:p>
          </table:table-cell>
          <table:table-cell table:formula="of:=([.A221]-[.$A$513])*([.A221]-[.$A$513])" office:value-type="float" office:value="1296" calcext:value-type="float">
            <text:p>1296</text:p>
          </table:table-cell>
          <table:table-cell table:formula="of:=([.K221]-[.$K$513])*([.A221]-[.$A$513])" office:value-type="float" office:value="-33.0109029913335" calcext:value-type="float">
            <text:p>-33.0109029913335</text:p>
          </table:table-cell>
          <table:table-cell/>
          <table:table-cell table:formula="of:=(([.$M$515]*[.A221]+[.$L$515])-([.J221]))*(([.$M$515]*[.A221]+[.$L$515])-([.J221]))" office:value-type="float" office:value="564.680512301134" calcext:value-type="float">
            <text:p>564.680512301134</text:p>
          </table:table-cell>
          <table:table-cell table:formula="of:=SUM([.Q192:.Q221])" office:value-type="float" office:value="5159.81417306571" calcext:value-type="float">
            <text:p>5159.814173065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222]-[.$J$513])*([.A222]-[.$A$513])" office:value-type="float" office:value="-731.203522504891" calcext:value-type="float">
            <text:p>-731.203522504891</text:p>
          </table:table-cell>
          <table:table-cell table:formula="of:=([.A222]-[.$A$513])*([.A222]-[.$A$513])" office:value-type="float" office:value="1225" calcext:value-type="float">
            <text:p>1225</text:p>
          </table:table-cell>
          <table:table-cell table:formula="of:=([.K222]-[.$K$513])*([.A222]-[.$A$513])" office:value-type="float" office:value="-32.0939334637965" calcext:value-type="float">
            <text:p>-32.0939334637965</text:p>
          </table:table-cell>
          <table:table-cell/>
          <table:table-cell table:formula="of:=(([.$M$515]*[.A222]+[.$L$515])-([.J222]))*(([.$M$515]*[.A222]+[.$L$515])-([.J222]))" office:value-type="float" office:value="547.815846524138" calcext:value-type="float">
            <text:p>547.815846524138</text:p>
          </table:table-cell>
          <table:table-cell table:formula="of:=SUM([.Q193:.Q222])" office:value-type="float" office:value="5693.75107902756" calcext:value-type="float">
            <text:p>5693.751079027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.8571428571429" calcext:value-type="float">
            <text:p>27.8571428571429</text:p>
          </table:table-cell>
          <table:table-cell office:value-type="float" office:value="1.28571428571429" calcext:value-type="float">
            <text:p>1.28571428571429</text:p>
          </table:table-cell>
          <table:table-cell/>
          <table:table-cell table:formula="of:=([.J223]-[.$J$513])*([.A223]-[.$A$513])" office:value-type="float" office:value="-588.883421861897" calcext:value-type="float">
            <text:p>-588.883421861897</text:p>
          </table:table-cell>
          <table:table-cell table:formula="of:=([.A223]-[.$A$513])*([.A223]-[.$A$513])" office:value-type="float" office:value="1156" calcext:value-type="float">
            <text:p>1156</text:p>
          </table:table-cell>
          <table:table-cell table:formula="of:=([.K223]-[.$K$513])*([.A223]-[.$A$513])" office:value-type="float" office:value="-40.8912496505453" calcext:value-type="float">
            <text:p>-40.8912496505453</text:p>
          </table:table-cell>
          <table:table-cell/>
          <table:table-cell table:formula="of:=(([.$M$515]*[.A223]+[.$L$515])-([.J223]))*(([.$M$515]*[.A223]+[.$L$515])-([.J223]))" office:value-type="float" office:value="390.544976735671" calcext:value-type="float">
            <text:p>390.544976735671</text:p>
          </table:table-cell>
          <table:table-cell table:formula="of:=SUM([.Q194:.Q223])" office:value-type="float" office:value="6069.87678275084" calcext:value-type="float">
            <text:p>6069.876782750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9" calcext:value-type="float">
            <text:p>19</text:p>
          </table:table-cell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.7142857142857" calcext:value-type="float">
            <text:p>27.7142857142857</text:p>
          </table:table-cell>
          <table:table-cell office:value-type="float" office:value="1.28571428571429" calcext:value-type="float">
            <text:p>1.28571428571429</text:p>
          </table:table-cell>
          <table:table-cell/>
          <table:table-cell table:formula="of:=([.J224]-[.$J$513])*([.A224]-[.$A$513])" office:value-type="float" office:value="-566.849035504612" calcext:value-type="float">
            <text:p>-566.849035504612</text:p>
          </table:table-cell>
          <table:table-cell table:formula="of:=([.A224]-[.$A$513])*([.A224]-[.$A$513])" office:value-type="float" office:value="1089" calcext:value-type="float">
            <text:p>1089</text:p>
          </table:table-cell>
          <table:table-cell table:formula="of:=([.K224]-[.$K$513])*([.A224]-[.$A$513])" office:value-type="float" office:value="-39.688565837294" calcext:value-type="float">
            <text:p>-39.688565837294</text:p>
          </table:table-cell>
          <table:table-cell/>
          <table:table-cell table:formula="of:=(([.$M$515]*[.A224]+[.$L$515])-([.J224]))*(([.$M$515]*[.A224]+[.$L$515])-([.J224]))" office:value-type="float" office:value="382.105808420813" calcext:value-type="float">
            <text:p>382.105808420813</text:p>
          </table:table-cell>
          <table:table-cell table:formula="of:=SUM([.Q195:.Q224])" office:value-type="float" office:value="6439.14194834657" calcext:value-type="float">
            <text:p>6439.141948346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.7142857142857" calcext:value-type="float">
            <text:p>23.7142857142857</text:p>
          </table:table-cell>
          <table:table-cell office:value-type="float" office:value="1.42857142857143" calcext:value-type="float">
            <text:p>1.42857142857143</text:p>
          </table:table-cell>
          <table:table-cell/>
          <table:table-cell table:formula="of:=([.J225]-[.$J$513])*([.A225]-[.$A$513])" office:value-type="float" office:value="-421.671792004473" calcext:value-type="float">
            <text:p>-421.671792004473</text:p>
          </table:table-cell>
          <table:table-cell table:formula="of:=([.A225]-[.$A$513])*([.A225]-[.$A$513])" office:value-type="float" office:value="1024" calcext:value-type="float">
            <text:p>1024</text:p>
          </table:table-cell>
          <table:table-cell table:formula="of:=([.K225]-[.$K$513])*([.A225]-[.$A$513])" office:value-type="float" office:value="-43.0573105954711" calcext:value-type="float">
            <text:p>-43.0573105954711</text:p>
          </table:table-cell>
          <table:table-cell/>
          <table:table-cell table:formula="of:=(([.$M$515]*[.A225]+[.$L$515])-([.J225]))*(([.$M$515]*[.A225]+[.$L$515])-([.J225]))" office:value-type="float" office:value="239.497294918245" calcext:value-type="float">
            <text:p>239.497294918245</text:p>
          </table:table-cell>
          <table:table-cell table:formula="of:=SUM([.Q196:.Q225])" office:value-type="float" office:value="6646.65783135906" calcext:value-type="float">
            <text:p>6646.657831359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8" calcext:value-type="float">
            <text:p>28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.57142857142857" calcext:value-type="float">
            <text:p>1.57142857142857</text:p>
          </table:table-cell>
          <table:table-cell/>
          <table:table-cell table:formula="of:=([.J226]-[.$J$513])*([.A226]-[.$A$513])" office:value-type="float" office:value="-386.351691361476" calcext:value-type="float">
            <text:p>-386.351691361476</text:p>
          </table:table-cell>
          <table:table-cell table:formula="of:=([.A226]-[.$A$513])*([.A226]-[.$A$513])" office:value-type="float" office:value="961" calcext:value-type="float">
            <text:p>961</text:p>
          </table:table-cell>
          <table:table-cell table:formula="of:=([.K226]-[.$K$513])*([.A226]-[.$A$513])" office:value-type="float" office:value="-46.140341067934" calcext:value-type="float">
            <text:p>-46.140341067934</text:p>
          </table:table-cell>
          <table:table-cell/>
          <table:table-cell table:formula="of:=(([.$M$515]*[.A226]+[.$L$515])-([.J226]))*(([.$M$515]*[.A226]+[.$L$515])-([.J226]))" office:value-type="float" office:value="215.783985582444" calcext:value-type="float">
            <text:p>215.783985582444</text:p>
          </table:table-cell>
          <table:table-cell table:formula="of:=SUM([.Q197:.Q226])" office:value-type="float" office:value="6831.25874321836" calcext:value-type="float">
            <text:p>6831.258743218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9" calcext:value-type="float">
            <text:p>19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.1428571428571" calcext:value-type="float">
            <text:p>20.1428571428571</text:p>
          </table:table-cell>
          <table:table-cell office:value-type="float" office:value="1.71428571428571" calcext:value-type="float">
            <text:p>1.71428571428571</text:p>
          </table:table-cell>
          <table:table-cell/>
          <table:table-cell table:formula="of:=([.J227]-[.$J$513])*([.A227]-[.$A$513])" office:value-type="float" office:value="-288.174447861335" calcext:value-type="float">
            <text:p>-288.174447861335</text:p>
          </table:table-cell>
          <table:table-cell table:formula="of:=([.A227]-[.$A$513])*([.A227]-[.$A$513])" office:value-type="float" office:value="900" calcext:value-type="float">
            <text:p>900</text:p>
          </table:table-cell>
          <table:table-cell table:formula="of:=([.K227]-[.$K$513])*([.A227]-[.$A$513])" office:value-type="float" office:value="-48.9376572546826" calcext:value-type="float">
            <text:p>-48.9376572546826</text:p>
          </table:table-cell>
          <table:table-cell/>
          <table:table-cell table:formula="of:=(([.$M$515]*[.A227]+[.$L$515])-([.J227]))*(([.$M$515]*[.A227]+[.$L$515])-([.J227]))" office:value-type="float" office:value="138.312136481881" calcext:value-type="float">
            <text:p>138.312136481881</text:p>
          </table:table-cell>
          <table:table-cell table:formula="of:=SUM([.Q198:.Q227])" office:value-type="float" office:value="6949.20235412072" calcext:value-type="float">
            <text:p>6949.202354120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1" calcext:value-type="float">
            <text:p>21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.8571428571429" calcext:value-type="float">
            <text:p>19.8571428571429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table:formula="of:=([.J228]-[.$J$513])*([.A228]-[.$A$513])" office:value-type="float" office:value="-270.282918646912" calcext:value-type="float">
            <text:p>-270.282918646912</text:p>
          </table:table-cell>
          <table:table-cell table:formula="of:=([.A228]-[.$A$513])*([.A228]-[.$A$513])" office:value-type="float" office:value="841" calcext:value-type="float">
            <text:p>841</text:p>
          </table:table-cell>
          <table:table-cell table:formula="of:=([.K228]-[.$K$513])*([.A228]-[.$A$513])" office:value-type="float" office:value="-51.4492591557172" calcext:value-type="float">
            <text:p>-51.4492591557172</text:p>
          </table:table-cell>
          <table:table-cell/>
          <table:table-cell table:formula="of:=(([.$M$515]*[.A228]+[.$L$515])-([.J228]))*(([.$M$515]*[.A228]+[.$L$515])-([.J228]))" office:value-type="float" office:value="130.030164512675" calcext:value-type="float">
            <text:p>130.030164512675</text:p>
          </table:table-cell>
          <table:table-cell table:formula="of:=SUM([.Q199:.Q228])" office:value-type="float" office:value="7058.21050395181" calcext:value-type="float">
            <text:p>7058.2105039518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.5714285714286" calcext:value-type="float">
            <text:p>17.5714285714286</text:p>
          </table:table-cell>
          <table:table-cell office:value-type="float" office:value="1.57142857142857" calcext:value-type="float">
            <text:p>1.57142857142857</text:p>
          </table:table-cell>
          <table:table-cell/>
          <table:table-cell table:formula="of:=([.J229]-[.$J$513])*([.A229]-[.$A$513])" office:value-type="float" office:value="-196.962818003915" calcext:value-type="float">
            <text:p>-196.962818003915</text:p>
          </table:table-cell>
          <table:table-cell table:formula="of:=([.A229]-[.$A$513])*([.A229]-[.$A$513])" office:value-type="float" office:value="784" calcext:value-type="float">
            <text:p>784</text:p>
          </table:table-cell>
          <table:table-cell table:formula="of:=([.K229]-[.$K$513])*([.A229]-[.$A$513])" office:value-type="float" office:value="-41.6751467710371" calcext:value-type="float">
            <text:p>-41.6751467710371</text:p>
          </table:table-cell>
          <table:table-cell/>
          <table:table-cell table:formula="of:=(([.$M$515]*[.A229]+[.$L$515])-([.J229]))*(([.$M$515]*[.A229]+[.$L$515])-([.J229]))" office:value-type="float" office:value="81.8217200772499" calcext:value-type="float">
            <text:p>81.8217200772499</text:p>
          </table:table-cell>
          <table:table-cell table:formula="of:=SUM([.Q200:.Q229])" office:value-type="float" office:value="7118.3464020756" calcext:value-type="float">
            <text:p>7118.34640207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9" calcext:value-type="float">
            <text:p>19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.4285714285714" calcext:value-type="float">
            <text:p>19.4285714285714</text:p>
          </table:table-cell>
          <table:table-cell office:value-type="float" office:value="1.42857142857143" calcext:value-type="float">
            <text:p>1.42857142857143</text:p>
          </table:table-cell>
          <table:table-cell/>
          <table:table-cell table:formula="of:=([.J230]-[.$J$513])*([.A230]-[.$A$513])" office:value-type="float" office:value="-240.071288789487" calcext:value-type="float">
            <text:p>-240.071288789487</text:p>
          </table:table-cell>
          <table:table-cell table:formula="of:=([.A230]-[.$A$513])*([.A230]-[.$A$513])" office:value-type="float" office:value="729" calcext:value-type="float">
            <text:p>729</text:p>
          </table:table-cell>
          <table:table-cell table:formula="of:=([.K230]-[.$K$513])*([.A230]-[.$A$513])" office:value-type="float" office:value="-36.3296058149287" calcext:value-type="float">
            <text:p>-36.3296058149287</text:p>
          </table:table-cell>
          <table:table-cell/>
          <table:table-cell table:formula="of:=(([.$M$515]*[.A230]+[.$L$515])-([.J230]))*(([.$M$515]*[.A230]+[.$L$515])-([.J230]))" office:value-type="float" office:value="117.30735519534" calcext:value-type="float">
            <text:p>117.30735519534</text:p>
          </table:table-cell>
          <table:table-cell table:formula="of:=SUM([.Q201:.Q230])" office:value-type="float" office:value="7213.29380987581" calcext:value-type="float">
            <text:p>7213.293809875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.5714285714286" calcext:value-type="float">
            <text:p>17.5714285714286</text:p>
          </table:table-cell>
          <table:table-cell office:value-type="float" office:value="1.14285714285714" calcext:value-type="float">
            <text:p>1.14285714285714</text:p>
          </table:table-cell>
          <table:table-cell/>
          <table:table-cell table:formula="of:=([.J231]-[.$J$513])*([.A231]-[.$A$513])" office:value-type="float" office:value="-182.894045289349" calcext:value-type="float">
            <text:p>-182.894045289349</text:p>
          </table:table-cell>
          <table:table-cell table:formula="of:=([.A231]-[.$A$513])*([.A231]-[.$A$513])" office:value-type="float" office:value="676" calcext:value-type="float">
            <text:p>676</text:p>
          </table:table-cell>
          <table:table-cell table:formula="of:=([.K231]-[.$K$513])*([.A231]-[.$A$513])" office:value-type="float" office:value="-27.5554934302487" calcext:value-type="float">
            <text:p>-27.5554934302487</text:p>
          </table:table-cell>
          <table:table-cell/>
          <table:table-cell table:formula="of:=(([.$M$515]*[.A231]+[.$L$515])-([.J231]))*(([.$M$515]*[.A231]+[.$L$515])-([.J231]))" office:value-type="float" office:value="79.2435099013763" calcext:value-type="float">
            <text:p>79.2435099013763</text:p>
          </table:table-cell>
          <table:table-cell table:formula="of:=SUM([.Q202:.Q231])" office:value-type="float" office:value="7268.10096135739" calcext:value-type="float">
            <text:p>7268.100961357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.7142857142857" calcext:value-type="float">
            <text:p>15.714285714285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232]-[.$J$513])*([.A232]-[.$A$513])" office:value-type="float" office:value="-129.431087503494" calcext:value-type="float">
            <text:p>-129.431087503494</text:p>
          </table:table-cell>
          <table:table-cell table:formula="of:=([.A232]-[.$A$513])*([.A232]-[.$A$513])" office:value-type="float" office:value="625" calcext:value-type="float">
            <text:p>625</text:p>
          </table:table-cell>
          <table:table-cell table:formula="of:=([.K232]-[.$K$513])*([.A232]-[.$A$513])" office:value-type="float" office:value="-22.9242381884261" calcext:value-type="float">
            <text:p>-22.9242381884261</text:p>
          </table:table-cell>
          <table:table-cell/>
          <table:table-cell table:formula="of:=(([.$M$515]*[.A232]+[.$L$515])-([.J232]))*(([.$M$515]*[.A232]+[.$L$515])-([.J232]))" office:value-type="float" office:value="48.621512252997" calcext:value-type="float">
            <text:p>48.621512252997</text:p>
          </table:table-cell>
          <table:table-cell table:formula="of:=SUM([.Q203:.Q232])" office:value-type="float" office:value="7292.9833208225" calcext:value-type="float">
            <text:p>7292.98332082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0-08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.7142857142857" calcext:value-type="float">
            <text:p>13.7142857142857</text:p>
          </table:table-cell>
          <table:table-cell office:value-type="float" office:value="0.571428571428571" calcext:value-type="float">
            <text:p>0.571428571428571</text:p>
          </table:table-cell>
          <table:table-cell/>
          <table:table-cell table:formula="of:=([.J233]-[.$J$513])*([.A233]-[.$A$513])" office:value-type="float" office:value="-76.2538440033543" calcext:value-type="float">
            <text:p>-76.2538440033543</text:p>
          </table:table-cell>
          <table:table-cell table:formula="of:=([.A233]-[.$A$513])*([.A233]-[.$A$513])" office:value-type="float" office:value="576" calcext:value-type="float">
            <text:p>576</text:p>
          </table:table-cell>
          <table:table-cell table:formula="of:=([.K233]-[.$K$513])*([.A233]-[.$A$513])" office:value-type="float" office:value="-11.7215543751747" calcext:value-type="float">
            <text:p>-11.7215543751747</text:p>
          </table:table-cell>
          <table:table-cell/>
          <table:table-cell table:formula="of:=(([.$M$515]*[.A233]+[.$L$515])-([.J233]))*(([.$M$515]*[.A233]+[.$L$515])-([.J233]))" office:value-type="float" office:value="24.0206438062713" calcext:value-type="float">
            <text:p>24.0206438062713</text:p>
          </table:table-cell>
          <table:table-cell table:formula="of:=SUM([.Q204:.Q233])" office:value-type="float" office:value="7309.93689199063" calcext:value-type="float">
            <text:p>7309.9368919906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2857142857143" calcext:value-type="float">
            <text:p>11.2857142857143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234]-[.$J$513])*([.A234]-[.$A$513])" office:value-type="float" office:value="-17.2194576460724" calcext:value-type="float">
            <text:p>-17.2194576460724</text:p>
          </table:table-cell>
          <table:table-cell table:formula="of:=([.A234]-[.$A$513])*([.A234]-[.$A$513])" office:value-type="float" office:value="529" calcext:value-type="float">
            <text:p>529</text:p>
          </table:table-cell>
          <table:table-cell table:formula="of:=([.K234]-[.$K$513])*([.A234]-[.$A$513])" office:value-type="float" office:value="-7.94744199049484" calcext:value-type="float">
            <text:p>-7.94744199049484</text:p>
          </table:table-cell>
          <table:table-cell/>
          <table:table-cell table:formula="of:=(([.$M$515]*[.A234]+[.$L$515])-([.J234]))*(([.$M$515]*[.A234]+[.$L$515])-([.J234]))" office:value-type="float" office:value="5.76330183468698" calcext:value-type="float">
            <text:p>5.76330183468698</text:p>
          </table:table-cell>
          <table:table-cell table:formula="of:=SUM([.Q205:.Q234])" office:value-type="float" office:value="7307.44560202365" calcext:value-type="float">
            <text:p>7307.445602023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235]-[.$J$513])*([.A235]-[.$A$513])" office:value-type="float" office:value="33.8149287112106" calcext:value-type="float">
            <text:p>33.8149287112106</text:p>
          </table:table-cell>
          <table:table-cell table:formula="of:=([.A235]-[.$A$513])*([.A235]-[.$A$513])" office:value-type="float" office:value="484" calcext:value-type="float">
            <text:p>484</text:p>
          </table:table-cell>
          <table:table-cell table:formula="of:=([.K235]-[.$K$513])*([.A235]-[.$A$513])" office:value-type="float" office:value="-7.60190103438637" calcext:value-type="float">
            <text:p>-7.60190103438637</text:p>
          </table:table-cell>
          <table:table-cell/>
          <table:table-cell table:formula="of:=(([.$M$515]*[.A235]+[.$L$515])-([.J235]))*(([.$M$515]*[.A235]+[.$L$515])-([.J235]))" office:value-type="float" office:value="0.00186164012582107" calcext:value-type="float">
            <text:p>0.001861640125821</text:p>
          </table:table-cell>
          <table:table-cell table:formula="of:=SUM([.Q206:.Q235])" office:value-type="float" office:value="7301.81406233069" calcext:value-type="float">
            <text:p>7301.814062330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236]-[.$J$513])*([.A236]-[.$A$513])" office:value-type="float" office:value="65.2778864970646" calcext:value-type="float">
            <text:p>65.2778864970646</text:p>
          </table:table-cell>
          <table:table-cell table:formula="of:=([.A236]-[.$A$513])*([.A236]-[.$A$513])" office:value-type="float" office:value="441" calcext:value-type="float">
            <text:p>441</text:p>
          </table:table-cell>
          <table:table-cell table:formula="of:=([.K236]-[.$K$513])*([.A236]-[.$A$513])" office:value-type="float" office:value="-7.2563600782779" calcext:value-type="float">
            <text:p>-7.2563600782779</text:p>
          </table:table-cell>
          <table:table-cell/>
          <table:table-cell table:formula="of:=(([.$M$515]*[.A236]+[.$L$515])-([.J236]))*(([.$M$515]*[.A236]+[.$L$515])-([.J236]))" office:value-type="float" office:value="2.56034757547994" calcext:value-type="float">
            <text:p>2.56034757547994</text:p>
          </table:table-cell>
          <table:table-cell table:formula="of:=SUM([.Q207:.Q236])" office:value-type="float" office:value="7299.71057564626" calcext:value-type="float">
            <text:p>7299.710575646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J237]-[.$J$513])*([.A237]-[.$A$513])" office:value-type="float" office:value="99.3122728543473" calcext:value-type="float">
            <text:p>99.3122728543473</text:p>
          </table:table-cell>
          <table:table-cell table:formula="of:=([.A237]-[.$A$513])*([.A237]-[.$A$513])" office:value-type="float" office:value="400" calcext:value-type="float">
            <text:p>400</text:p>
          </table:table-cell>
          <table:table-cell table:formula="of:=([.K237]-[.$K$513])*([.A237]-[.$A$513])" office:value-type="float" office:value="-4.05367626502656" calcext:value-type="float">
            <text:p>-4.05367626502656</text:p>
          </table:table-cell>
          <table:table-cell/>
          <table:table-cell table:formula="of:=(([.$M$515]*[.A237]+[.$L$515])-([.J237]))*(([.$M$515]*[.A237]+[.$L$515])-([.J237]))" office:value-type="float" office:value="12.4543932302908" calcext:value-type="float">
            <text:p>12.4543932302908</text:p>
          </table:table-cell>
          <table:table-cell table:formula="of:=SUM([.Q208:.Q237])" office:value-type="float" office:value="7308.91471313345" calcext:value-type="float">
            <text:p>7308.914713133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J238]-[.$J$513])*([.A238]-[.$A$513])" office:value-type="float" office:value="91.6323734973443" calcext:value-type="float">
            <text:p>91.6323734973443</text:p>
          </table:table-cell>
          <table:table-cell table:formula="of:=([.A238]-[.$A$513])*([.A238]-[.$A$513])" office:value-type="float" office:value="361" calcext:value-type="float">
            <text:p>361</text:p>
          </table:table-cell>
          <table:table-cell table:formula="of:=([.K238]-[.$K$513])*([.A238]-[.$A$513])" office:value-type="float" office:value="-3.85099245177524" calcext:value-type="float">
            <text:p>-3.85099245177524</text:p>
          </table:table-cell>
          <table:table-cell/>
          <table:table-cell table:formula="of:=(([.$M$515]*[.A238]+[.$L$515])-([.J238]))*(([.$M$515]*[.A238]+[.$L$515])-([.J238]))" office:value-type="float" office:value="11.9580950582083" calcext:value-type="float">
            <text:p>11.9580950582083</text:p>
          </table:table-cell>
          <table:table-cell table:formula="of:=SUM([.Q209:.Q238])" office:value-type="float" office:value="7317.87362086206" calcext:value-type="float">
            <text:p>7317.873620862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0-08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0.571428571428571" calcext:value-type="float">
            <text:p>0.571428571428571</text:p>
          </table:table-cell>
          <table:table-cell/>
          <table:table-cell table:formula="of:=([.J239]-[.$J$513])*([.A239]-[.$A$513])" office:value-type="float" office:value="84.2381884260554" calcext:value-type="float">
            <text:p>84.2381884260554</text:p>
          </table:table-cell>
          <table:table-cell table:formula="of:=([.A239]-[.$A$513])*([.A239]-[.$A$513])" office:value-type="float" office:value="324" calcext:value-type="float">
            <text:p>324</text:p>
          </table:table-cell>
          <table:table-cell table:formula="of:=([.K239]-[.$K$513])*([.A239]-[.$A$513])" office:value-type="float" office:value="-8.79116578138104" calcext:value-type="float">
            <text:p>-8.79116578138104</text:p>
          </table:table-cell>
          <table:table-cell/>
          <table:table-cell table:formula="of:=(([.$M$515]*[.A239]+[.$L$515])-([.J239]))*(([.$M$515]*[.A239]+[.$L$515])-([.J239]))" office:value-type="float" office:value="11.4718875138362" calcext:value-type="float">
            <text:p>11.4718875138362</text:p>
          </table:table-cell>
          <table:table-cell table:formula="of:=SUM([.Q210:.Q239])" office:value-type="float" office:value="7329.20482971918" calcext:value-type="float">
            <text:p>7329.204829719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240]-[.$J$513])*([.A240]-[.$A$513])" office:value-type="float" office:value="108.70114621191" calcext:value-type="float">
            <text:p>108.70114621191</text:p>
          </table:table-cell>
          <table:table-cell table:formula="of:=([.A240]-[.$A$513])*([.A240]-[.$A$513])" office:value-type="float" office:value="289" calcext:value-type="float">
            <text:p>289</text:p>
          </table:table-cell>
          <table:table-cell table:formula="of:=([.K240]-[.$K$513])*([.A240]-[.$A$513])" office:value-type="float" office:value="-10.7313391109869" calcext:value-type="float">
            <text:p>-10.7313391109869</text:p>
          </table:table-cell>
          <table:table-cell/>
          <table:table-cell table:formula="of:=(([.$M$515]*[.A240]+[.$L$515])-([.J240]))*(([.$M$515]*[.A240]+[.$L$515])-([.J240]))" office:value-type="float" office:value="26.7612737871981" calcext:value-type="float">
            <text:p>26.7612737871981</text:p>
          </table:table-cell>
          <table:table-cell table:formula="of:=SUM([.Q211:.Q240])" office:value-type="float" office:value="7355.42938229749" calcext:value-type="float">
            <text:p>7355.429382297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0-08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241]-[.$J$513])*([.A241]-[.$A$513])" office:value-type="float" office:value="102.306961140621" calcext:value-type="float">
            <text:p>102.306961140621</text:p>
          </table:table-cell>
          <table:table-cell table:formula="of:=([.A241]-[.$A$513])*([.A241]-[.$A$513])" office:value-type="float" office:value="256" calcext:value-type="float">
            <text:p>256</text:p>
          </table:table-cell>
          <table:table-cell table:formula="of:=([.K241]-[.$K$513])*([.A241]-[.$A$513])" office:value-type="float" office:value="-10.1000838691641" calcext:value-type="float">
            <text:p>-10.1000838691641</text:p>
          </table:table-cell>
          <table:table-cell/>
          <table:table-cell table:formula="of:=(([.$M$515]*[.A241]+[.$L$515])-([.J241]))*(([.$M$515]*[.A241]+[.$L$515])-([.J241]))" office:value-type="float" office:value="27.5095713075162" calcext:value-type="float">
            <text:p>27.5095713075162</text:p>
          </table:table-cell>
          <table:table-cell table:formula="of:=SUM([.Q212:.Q241])" office:value-type="float" office:value="7382.93617594654" calcext:value-type="float">
            <text:p>7382.936175946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J242]-[.$J$513])*([.A242]-[.$A$513])" office:value-type="float" office:value="102.341347497903" calcext:value-type="float">
            <text:p>102.341347497903</text:p>
          </table:table-cell>
          <table:table-cell table:formula="of:=([.A242]-[.$A$513])*([.A242]-[.$A$513])" office:value-type="float" office:value="225" calcext:value-type="float">
            <text:p>225</text:p>
          </table:table-cell>
          <table:table-cell table:formula="of:=([.K242]-[.$K$513])*([.A242]-[.$A$513])" office:value-type="float" office:value="-11.6116857701985" calcext:value-type="float">
            <text:p>-11.6116857701985</text:p>
          </table:table-cell>
          <table:table-cell/>
          <table:table-cell table:formula="of:=(([.$M$515]*[.A242]+[.$L$515])-([.J242]))*(([.$M$515]*[.A242]+[.$L$515])-([.J242]))" office:value-type="float" office:value="33.0091034840955" calcext:value-type="float">
            <text:p>33.0091034840955</text:p>
          </table:table-cell>
          <table:table-cell table:formula="of:=SUM([.Q213:.Q242])" office:value-type="float" office:value="7373.01257472398" calcext:value-type="float">
            <text:p>7373.012574723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243]-[.$J$513])*([.A243]-[.$A$513])" office:value-type="float" office:value="99.5185909980431" calcext:value-type="float">
            <text:p>99.5185909980431</text:p>
          </table:table-cell>
          <table:table-cell table:formula="of:=([.A243]-[.$A$513])*([.A243]-[.$A$513])" office:value-type="float" office:value="196" calcext:value-type="float">
            <text:p>196</text:p>
          </table:table-cell>
          <table:table-cell table:formula="of:=([.K243]-[.$K$513])*([.A243]-[.$A$513])" office:value-type="float" office:value="-8.83757338551859" calcext:value-type="float">
            <text:p>-8.83757338551859</text:p>
          </table:table-cell>
          <table:table-cell/>
          <table:table-cell table:formula="of:=(([.$M$515]*[.A243]+[.$L$515])-([.J243]))*(([.$M$515]*[.A243]+[.$L$515])-([.J243]))" office:value-type="float" office:value="37.2453396392048" calcext:value-type="float">
            <text:p>37.2453396392048</text:p>
          </table:table-cell>
          <table:table-cell table:formula="of:=SUM([.Q214:.Q243])" office:value-type="float" office:value="7239.90563545647" calcext:value-type="float">
            <text:p>7239.905635456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0-09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244]-[.$J$513])*([.A244]-[.$A$513])" office:value-type="float" office:value="96.1244059267544" calcext:value-type="float">
            <text:p>96.1244059267544</text:p>
          </table:table-cell>
          <table:table-cell table:formula="of:=([.A244]-[.$A$513])*([.A244]-[.$A$513])" office:value-type="float" office:value="169" calcext:value-type="float">
            <text:p>169</text:p>
          </table:table-cell>
          <table:table-cell table:formula="of:=([.K244]-[.$K$513])*([.A244]-[.$A$513])" office:value-type="float" office:value="-11.9206038579815" calcext:value-type="float">
            <text:p>-11.9206038579815</text:p>
          </table:table-cell>
          <table:table-cell/>
          <table:table-cell table:formula="of:=(([.$M$515]*[.A244]+[.$L$515])-([.J244]))*(([.$M$515]*[.A244]+[.$L$515])-([.J244]))" office:value-type="float" office:value="41.7372470074879" calcext:value-type="float">
            <text:p>41.7372470074879</text:p>
          </table:table-cell>
          <table:table-cell table:formula="of:=SUM([.Q215:.Q244])" office:value-type="float" office:value="6988.4478948206" calcext:value-type="float">
            <text:p>6988.44789482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0-09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245]-[.$J$513])*([.A245]-[.$A$513])" office:value-type="float" office:value="100.730220855466" calcext:value-type="float">
            <text:p>100.730220855466</text:p>
          </table:table-cell>
          <table:table-cell table:formula="of:=([.A245]-[.$A$513])*([.A245]-[.$A$513])" office:value-type="float" office:value="144" calcext:value-type="float">
            <text:p>144</text:p>
          </table:table-cell>
          <table:table-cell table:formula="of:=([.K245]-[.$K$513])*([.A245]-[.$A$513])" office:value-type="float" office:value="-11.0036343304445" calcext:value-type="float">
            <text:p>-11.0036343304445</text:p>
          </table:table-cell>
          <table:table-cell/>
          <table:table-cell table:formula="of:=(([.$M$515]*[.A245]+[.$L$515])-([.J245]))*(([.$M$515]*[.A245]+[.$L$515])-([.J245]))" office:value-type="float" office:value="56.7349984075828" calcext:value-type="float">
            <text:p>56.7349984075828</text:p>
          </table:table-cell>
          <table:table-cell table:formula="of:=SUM([.Q216:.Q245])" office:value-type="float" office:value="6595.99862025623" calcext:value-type="float">
            <text:p>6595.998620256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0-09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246]-[.$J$513])*([.A246]-[.$A$513])" office:value-type="float" office:value="97.0503214984625" calcext:value-type="float">
            <text:p>97.0503214984625</text:p>
          </table:table-cell>
          <table:table-cell table:formula="of:=([.A246]-[.$A$513])*([.A246]-[.$A$513])" office:value-type="float" office:value="121" calcext:value-type="float">
            <text:p>121</text:p>
          </table:table-cell>
          <table:table-cell table:formula="of:=([.K246]-[.$K$513])*([.A246]-[.$A$513])" office:value-type="float" office:value="-6.94380766005032" calcext:value-type="float">
            <text:p>-6.94380766005032</text:p>
          </table:table-cell>
          <table:table-cell/>
          <table:table-cell table:formula="of:=(([.$M$515]*[.A246]+[.$L$515])-([.J246]))*(([.$M$515]*[.A246]+[.$L$515])-([.J246]))" office:value-type="float" office:value="64.5236592697711" calcext:value-type="float">
            <text:p>64.5236592697711</text:p>
          </table:table-cell>
          <table:table-cell table:formula="of:=SUM([.Q217:.Q246])" office:value-type="float" office:value="6085.51622168065" calcext:value-type="float">
            <text:p>6085.516221680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0-09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247]-[.$J$513])*([.A247]-[.$A$513])" office:value-type="float" office:value="91.0847078557451" calcext:value-type="float">
            <text:p>91.0847078557451</text:p>
          </table:table-cell>
          <table:table-cell table:formula="of:=([.A247]-[.$A$513])*([.A247]-[.$A$513])" office:value-type="float" office:value="100" calcext:value-type="float">
            <text:p>100</text:p>
          </table:table-cell>
          <table:table-cell table:formula="of:=([.K247]-[.$K$513])*([.A247]-[.$A$513])" office:value-type="float" office:value="-6.31255241822756" calcext:value-type="float">
            <text:p>-6.31255241822756</text:p>
          </table:table-cell>
          <table:table-cell/>
          <table:table-cell table:formula="of:=(([.$M$515]*[.A247]+[.$L$515])-([.J247]))*(([.$M$515]*[.A247]+[.$L$515])-([.J247]))" office:value-type="float" office:value="70.3955078018134" calcext:value-type="float">
            <text:p>70.3955078018134</text:p>
          </table:table-cell>
          <table:table-cell table:formula="of:=SUM([.Q218:.Q247])" office:value-type="float" office:value="5549.68150726842" calcext:value-type="float">
            <text:p>5549.681507268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0-09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248]-[.$J$513])*([.A248]-[.$A$513])" office:value-type="float" office:value="80.6905227844563" calcext:value-type="float">
            <text:p>80.6905227844563</text:p>
          </table:table-cell>
          <table:table-cell table:formula="of:=([.A248]-[.$A$513])*([.A248]-[.$A$513])" office:value-type="float" office:value="81" calcext:value-type="float">
            <text:p>81</text:p>
          </table:table-cell>
          <table:table-cell table:formula="of:=([.K248]-[.$K$513])*([.A248]-[.$A$513])" office:value-type="float" office:value="-5.68129717640481" calcext:value-type="float">
            <text:p>-5.68129717640481</text:p>
          </table:table-cell>
          <table:table-cell/>
          <table:table-cell table:formula="of:=(([.$M$515]*[.A248]+[.$L$515])-([.J248]))*(([.$M$515]*[.A248]+[.$L$515])-([.J248]))" office:value-type="float" office:value="69.2086346103049" calcext:value-type="float">
            <text:p>69.2086346103049</text:p>
          </table:table-cell>
          <table:table-cell table:formula="of:=SUM([.Q219:.Q248])" office:value-type="float" office:value="4770.83742610717" calcext:value-type="float">
            <text:p>4770.837426107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249]-[.$J$513])*([.A249]-[.$A$513])" office:value-type="float" office:value="74.0106234274532" calcext:value-type="float">
            <text:p>74.0106234274532</text:p>
          </table:table-cell>
          <table:table-cell table:formula="of:=([.A249]-[.$A$513])*([.A249]-[.$A$513])" office:value-type="float" office:value="64" calcext:value-type="float">
            <text:p>64</text:p>
          </table:table-cell>
          <table:table-cell table:formula="of:=([.K249]-[.$K$513])*([.A249]-[.$A$513])" office:value-type="float" office:value="-2.76432764886777" calcext:value-type="float">
            <text:p>-2.76432764886777</text:p>
          </table:table-cell>
          <table:table-cell/>
          <table:table-cell table:formula="of:=(([.$M$515]*[.A249]+[.$L$515])-([.J249]))*(([.$M$515]*[.A249]+[.$L$515])-([.J249]))" office:value-type="float" office:value="75.285361806575" calcext:value-type="float">
            <text:p>75.285361806575</text:p>
          </table:table-cell>
          <table:table-cell table:formula="of:=SUM([.Q220:.Q249])" office:value-type="float" office:value="4137.4479965342" calcext:value-type="float">
            <text:p>4137.44799653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250]-[.$J$513])*([.A250]-[.$A$513])" office:value-type="float" office:value="64.7592954990215" calcext:value-type="float">
            <text:p>64.7592954990215</text:p>
          </table:table-cell>
          <table:table-cell table:formula="of:=([.A250]-[.$A$513])*([.A250]-[.$A$513])" office:value-type="float" office:value="49" calcext:value-type="float">
            <text:p>49</text:p>
          </table:table-cell>
          <table:table-cell table:formula="of:=([.K250]-[.$K$513])*([.A250]-[.$A$513])" office:value-type="float" office:value="-2.4187866927593" calcext:value-type="float">
            <text:p>-2.4187866927593</text:p>
          </table:table-cell>
          <table:table-cell/>
          <table:table-cell table:formula="of:=(([.$M$515]*[.A250]+[.$L$515])-([.J250]))*(([.$M$515]*[.A250]+[.$L$515])-([.J250]))" office:value-type="float" office:value="76.536961541363" calcext:value-type="float">
            <text:p>76.536961541363</text:p>
          </table:table-cell>
          <table:table-cell table:formula="of:=SUM([.Q221:.Q250])" office:value-type="float" office:value="3582.94301222577" calcext:value-type="float">
            <text:p>3582.943012225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0-09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142857142857143" calcext:value-type="float">
            <text:p>0.142857142857143</text:p>
          </table:table-cell>
          <table:table-cell/>
          <table:table-cell table:formula="of:=([.J251]-[.$J$513])*([.A251]-[.$A$513])" office:value-type="float" office:value="58.9365389991613" calcext:value-type="float">
            <text:p>58.9365389991613</text:p>
          </table:table-cell>
          <table:table-cell table:formula="of:=([.A251]-[.$A$513])*([.A251]-[.$A$513])" office:value-type="float" office:value="36" calcext:value-type="float">
            <text:p>36</text:p>
          </table:table-cell>
          <table:table-cell table:formula="of:=([.K251]-[.$K$513])*([.A251]-[.$A$513])" office:value-type="float" office:value="-0.358960022365111" calcext:value-type="float">
            <text:p>-0.358960022365111</text:p>
          </table:table-cell>
          <table:table-cell/>
          <table:table-cell table:formula="of:=(([.$M$515]*[.A251]+[.$L$515])-([.J251]))*(([.$M$515]*[.A251]+[.$L$515])-([.J251]))" office:value-type="float" office:value="88.2058298386362" calcext:value-type="float">
            <text:p>88.2058298386362</text:p>
          </table:table-cell>
          <table:table-cell table:formula="of:=SUM([.Q222:.Q251])" office:value-type="float" office:value="3106.46832976328" calcext:value-type="float">
            <text:p>3106.468329763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0-09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.142857142857143" calcext:value-type="float">
            <text:p>0.142857142857143</text:p>
          </table:table-cell>
          <table:table-cell/>
          <table:table-cell table:formula="of:=([.J252]-[.$J$513])*([.A252]-[.$A$513])" office:value-type="float" office:value="45.5423539278725" calcext:value-type="float">
            <text:p>45.5423539278725</text:p>
          </table:table-cell>
          <table:table-cell table:formula="of:=([.A252]-[.$A$513])*([.A252]-[.$A$513])" office:value-type="float" office:value="25" calcext:value-type="float">
            <text:p>25</text:p>
          </table:table-cell>
          <table:table-cell table:formula="of:=([.K252]-[.$K$513])*([.A252]-[.$A$513])" office:value-type="float" office:value="-0.299133351970926" calcext:value-type="float">
            <text:p>-0.299133351970926</text:p>
          </table:table-cell>
          <table:table-cell/>
          <table:table-cell table:formula="of:=(([.$M$515]*[.A252]+[.$L$515])-([.J252]))*(([.$M$515]*[.A252]+[.$L$515])-([.J252]))" office:value-type="float" office:value="76.5508968041941" calcext:value-type="float">
            <text:p>76.5508968041941</text:p>
          </table:table-cell>
          <table:table-cell table:formula="of:=SUM([.Q223:.Q252])" office:value-type="float" office:value="2635.20338004333" calcext:value-type="float">
            <text:p>2635.203380043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142857142857143" calcext:value-type="float">
            <text:p>0.142857142857143</text:p>
          </table:table-cell>
          <table:table-cell/>
          <table:table-cell table:formula="of:=([.J253]-[.$J$513])*([.A253]-[.$A$513])" office:value-type="float" office:value="34.7195974280123" calcext:value-type="float">
            <text:p>34.7195974280123</text:p>
          </table:table-cell>
          <table:table-cell table:formula="of:=([.A253]-[.$A$513])*([.A253]-[.$A$513])" office:value-type="float" office:value="16" calcext:value-type="float">
            <text:p>16</text:p>
          </table:table-cell>
          <table:table-cell table:formula="of:=([.K253]-[.$K$513])*([.A253]-[.$A$513])" office:value-type="float" office:value="-0.239306681576741" calcext:value-type="float">
            <text:p>-0.239306681576741</text:p>
          </table:table-cell>
          <table:table-cell/>
          <table:table-cell table:formula="of:=(([.$M$515]*[.A253]+[.$L$515])-([.J253]))*(([.$M$515]*[.A253]+[.$L$515])-([.J253]))" office:value-type="float" office:value="70.4356051218617" calcext:value-type="float">
            <text:p>70.4356051218617</text:p>
          </table:table-cell>
          <table:table-cell table:formula="of:=SUM([.Q224:.Q253])" office:value-type="float" office:value="2315.09400842952" calcext:value-type="float">
            <text:p>2315.094008429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4]-[.$J$513])*([.A254]-[.$A$513])" office:value-type="float" office:value="26.0396980710092" calcext:value-type="float">
            <text:p>26.0396980710092</text:p>
          </table:table-cell>
          <table:table-cell table:formula="of:=([.A254]-[.$A$513])*([.A254]-[.$A$513])" office:value-type="float" office:value="9" calcext:value-type="float">
            <text:p>9</text:p>
          </table:table-cell>
          <table:table-cell table:formula="of:=([.K254]-[.$K$513])*([.A254]-[.$A$513])" office:value-type="float" office:value="0.249091417388873" calcext:value-type="float">
            <text:p>0.249091417388873</text:p>
          </table:table-cell>
          <table:table-cell/>
          <table:table-cell table:formula="of:=(([.$M$515]*[.A254]+[.$L$515])-([.J254]))*(([.$M$515]*[.A254]+[.$L$515])-([.J254]))" office:value-type="float" office:value="71.6463897986165" calcext:value-type="float">
            <text:p>71.6463897986165</text:p>
          </table:table-cell>
          <table:table-cell table:formula="of:=SUM([.Q225:.Q254])" office:value-type="float" office:value="2004.63458980733" calcext:value-type="float">
            <text:p>2004.634589807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0-09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5]-[.$J$513])*([.A255]-[.$A$513])" office:value-type="float" office:value="17.9312272854347" calcext:value-type="float">
            <text:p>17.9312272854347</text:p>
          </table:table-cell>
          <table:table-cell table:formula="of:=([.A255]-[.$A$513])*([.A255]-[.$A$513])" office:value-type="float" office:value="4" calcext:value-type="float">
            <text:p>4</text:p>
          </table:table-cell>
          <table:table-cell table:formula="of:=([.K255]-[.$K$513])*([.A255]-[.$A$513])" office:value-type="float" office:value="0.166060944925916" calcext:value-type="float">
            <text:p>0.166060944925916</text:p>
          </table:table-cell>
          <table:table-cell/>
          <table:table-cell table:formula="of:=(([.$M$515]*[.A255]+[.$L$515])-([.J255]))*(([.$M$515]*[.A255]+[.$L$515])-([.J255]))" office:value-type="float" office:value="77.8269800507047" calcext:value-type="float">
            <text:p>77.8269800507047</text:p>
          </table:table-cell>
          <table:table-cell table:formula="of:=SUM([.Q226:.Q255])" office:value-type="float" office:value="1842.96427493979" calcext:value-type="float">
            <text:p>1842.964274939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6]-[.$J$513])*([.A256]-[.$A$513])" office:value-type="float" office:value="8.96561364271737" calcext:value-type="float">
            <text:p>8.96561364271737</text:p>
          </table:table-cell>
          <table:table-cell table:formula="of:=([.A256]-[.$A$513])*([.A256]-[.$A$513])" office:value-type="float" office:value="1" calcext:value-type="float">
            <text:p>1</text:p>
          </table:table-cell>
          <table:table-cell table:formula="of:=([.K256]-[.$K$513])*([.A256]-[.$A$513])" office:value-type="float" office:value="0.0830304724629578" calcext:value-type="float">
            <text:p>0.083030472462958</text:p>
          </table:table-cell>
          <table:table-cell/>
          <table:table-cell table:formula="of:=(([.$M$515]*[.A256]+[.$L$515])-([.J256]))*(([.$M$515]*[.A256]+[.$L$515])-([.J256]))" office:value-type="float" office:value="79.0994449356905" calcext:value-type="float">
            <text:p>79.0994449356905</text:p>
          </table:table-cell>
          <table:table-cell table:formula="of:=SUM([.Q227:.Q256])" office:value-type="float" office:value="1706.27973429303" calcext:value-type="float">
            <text:p>1706.279734293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7]-[.$J$513])*([.A257]-[.$A$513])" office:value-type="float" office:value="-0" calcext:value-type="float">
            <text:p>0</text:p>
          </table:table-cell>
          <table:table-cell table:formula="of:=([.A257]-[.$A$513])*([.A257]-[.$A$513])" office:value-type="float" office:value="0" calcext:value-type="float">
            <text:p>0</text:p>
          </table:table-cell>
          <table:table-cell table:formula="of:=([.K257]-[.$K$513])*([.A257]-[.$A$513])" office:value-type="float" office:value="-0" calcext:value-type="float">
            <text:p>0</text:p>
          </table:table-cell>
          <table:table-cell/>
          <table:table-cell table:formula="of:=(([.$M$515]*[.A257]+[.$L$515])-([.J257]))*(([.$M$515]*[.A257]+[.$L$515])-([.J257]))" office:value-type="float" office:value="72.8810897661098" calcext:value-type="float">
            <text:p>72.8810897661098</text:p>
          </table:table-cell>
          <table:table-cell table:formula="of:=SUM([.Q228:.Q257])" office:value-type="float" office:value="1640.84868757726" calcext:value-type="float">
            <text:p>1640.848687577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8]-[.$J$513])*([.A258]-[.$A$513])" office:value-type="float" office:value="-8.53704221414594" calcext:value-type="float">
            <text:p>-8.53704221414594</text:p>
          </table:table-cell>
          <table:table-cell table:formula="of:=([.A258]-[.$A$513])*([.A258]-[.$A$513])" office:value-type="float" office:value="1" calcext:value-type="float">
            <text:p>1</text:p>
          </table:table-cell>
          <table:table-cell table:formula="of:=([.K258]-[.$K$513])*([.A258]-[.$A$513])" office:value-type="float" office:value="-0.0830304724629578" calcext:value-type="float">
            <text:p>-0.083030472462958</text:p>
          </table:table-cell>
          <table:table-cell/>
          <table:table-cell table:formula="of:=(([.$M$515]*[.A258]+[.$L$515])-([.J258]))*(([.$M$515]*[.A258]+[.$L$515])-([.J258]))" office:value-type="float" office:value="74.112625187767" calcext:value-type="float">
            <text:p>74.112625187767</text:p>
          </table:table-cell>
          <table:table-cell table:formula="of:=SUM([.Q229:.Q258])" office:value-type="float" office:value="1584.93114825235" calcext:value-type="float">
            <text:p>1584.931148252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59]-[.$J$513])*([.A259]-[.$A$513])" office:value-type="float" office:value="-18.5026558568633" calcext:value-type="float">
            <text:p>-18.5026558568633</text:p>
          </table:table-cell>
          <table:table-cell table:formula="of:=([.A259]-[.$A$513])*([.A259]-[.$A$513])" office:value-type="float" office:value="4" calcext:value-type="float">
            <text:p>4</text:p>
          </table:table-cell>
          <table:table-cell table:formula="of:=([.K259]-[.$K$513])*([.A259]-[.$A$513])" office:value-type="float" office:value="-0.166060944925916" calcext:value-type="float">
            <text:p>-0.166060944925916</text:p>
          </table:table-cell>
          <table:table-cell/>
          <table:table-cell table:formula="of:=(([.$M$515]*[.A259]+[.$L$515])-([.J259]))*(([.$M$515]*[.A259]+[.$L$515])-([.J259]))" office:value-type="float" office:value="88.2656767956163" calcext:value-type="float">
            <text:p>88.2656767956163</text:p>
          </table:table-cell>
          <table:table-cell table:formula="of:=SUM([.Q230:.Q259])" office:value-type="float" office:value="1591.37510497072" calcext:value-type="float">
            <text:p>1591.375104970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0]-[.$J$513])*([.A260]-[.$A$513])" office:value-type="float" office:value="-29.8968409281521" calcext:value-type="float">
            <text:p>-29.8968409281521</text:p>
          </table:table-cell>
          <table:table-cell table:formula="of:=([.A260]-[.$A$513])*([.A260]-[.$A$513])" office:value-type="float" office:value="9" calcext:value-type="float">
            <text:p>9</text:p>
          </table:table-cell>
          <table:table-cell table:formula="of:=([.K260]-[.$K$513])*([.A260]-[.$A$513])" office:value-type="float" office:value="-0.249091417388873" calcext:value-type="float">
            <text:p>-0.249091417388873</text:p>
          </table:table-cell>
          <table:table-cell/>
          <table:table-cell table:formula="of:=(([.$M$515]*[.A260]+[.$L$515])-([.J260]))*(([.$M$515]*[.A260]+[.$L$515])-([.J260]))" office:value-type="float" office:value="103.654674079654" calcext:value-type="float">
            <text:p>103.654674079654</text:p>
          </table:table-cell>
          <table:table-cell table:formula="of:=SUM([.Q231:.Q260])" office:value-type="float" office:value="1577.72242385504" calcext:value-type="float">
            <text:p>1577.722423855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1]-[.$J$513])*([.A261]-[.$A$513])" office:value-type="float" office:value="-38.1481688565837" calcext:value-type="float">
            <text:p>-38.1481688565837</text:p>
          </table:table-cell>
          <table:table-cell table:formula="of:=([.A261]-[.$A$513])*([.A261]-[.$A$513])" office:value-type="float" office:value="16" calcext:value-type="float">
            <text:p>16</text:p>
          </table:table-cell>
          <table:table-cell table:formula="of:=([.K261]-[.$K$513])*([.A261]-[.$A$513])" office:value-type="float" office:value="-0.332121889851831" calcext:value-type="float">
            <text:p>-0.332121889851831</text:p>
          </table:table-cell>
          <table:table-cell/>
          <table:table-cell table:formula="of:=(([.$M$515]*[.A261]+[.$L$515])-([.J261]))*(([.$M$515]*[.A261]+[.$L$515])-([.J261]))" office:value-type="float" office:value="96.5178390605849" calcext:value-type="float">
            <text:p>96.5178390605849</text:p>
          </table:table-cell>
          <table:table-cell table:formula="of:=SUM([.Q232:.Q261])" office:value-type="float" office:value="1594.99675301424" calcext:value-type="float">
            <text:p>1594.996753014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0-09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2]-[.$J$513])*([.A262]-[.$A$513])" office:value-type="float" office:value="-46.970925356444" calcext:value-type="float">
            <text:p>-46.970925356444</text:p>
          </table:table-cell>
          <table:table-cell table:formula="of:=([.A262]-[.$A$513])*([.A262]-[.$A$513])" office:value-type="float" office:value="25" calcext:value-type="float">
            <text:p>25</text:p>
          </table:table-cell>
          <table:table-cell table:formula="of:=([.K262]-[.$K$513])*([.A262]-[.$A$513])" office:value-type="float" office:value="-0.415152362314789" calcext:value-type="float">
            <text:p>-0.415152362314789</text:p>
          </table:table-cell>
          <table:table-cell/>
          <table:table-cell table:formula="of:=(([.$M$515]*[.A262]+[.$L$515])-([.J262]))*(([.$M$515]*[.A262]+[.$L$515])-([.J262]))" office:value-type="float" office:value="95.1272299893039" calcext:value-type="float">
            <text:p>95.1272299893039</text:p>
          </table:table-cell>
          <table:table-cell table:formula="of:=SUM([.Q233:.Q262])" office:value-type="float" office:value="1641.50247075055" calcext:value-type="float">
            <text:p>1641.502470750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3]-[.$J$513])*([.A263]-[.$A$513])" office:value-type="float" office:value="-56.3651104277328" calcext:value-type="float">
            <text:p>-56.3651104277328</text:p>
          </table:table-cell>
          <table:table-cell table:formula="of:=([.A263]-[.$A$513])*([.A263]-[.$A$513])" office:value-type="float" office:value="36" calcext:value-type="float">
            <text:p>36</text:p>
          </table:table-cell>
          <table:table-cell table:formula="of:=([.K263]-[.$K$513])*([.A263]-[.$A$513])" office:value-type="float" office:value="-0.498182834777747" calcext:value-type="float">
            <text:p>-0.498182834777747</text:p>
          </table:table-cell>
          <table:table-cell/>
          <table:table-cell table:formula="of:=(([.$M$515]*[.A263]+[.$L$515])-([.J263]))*(([.$M$515]*[.A263]+[.$L$515])-([.J263]))" office:value-type="float" office:value="96.5334878658504" calcext:value-type="float">
            <text:p>96.5334878658504</text:p>
          </table:table-cell>
          <table:table-cell table:formula="of:=SUM([.Q234:.Q263])" office:value-type="float" office:value="1714.01531481013" calcext:value-type="float">
            <text:p>1714.015314810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4]-[.$J$513])*([.A264]-[.$A$513])" office:value-type="float" office:value="-68.7592954990216" calcext:value-type="float">
            <text:p>-68.7592954990216</text:p>
          </table:table-cell>
          <table:table-cell table:formula="of:=([.A264]-[.$A$513])*([.A264]-[.$A$513])" office:value-type="float" office:value="49" calcext:value-type="float">
            <text:p>49</text:p>
          </table:table-cell>
          <table:table-cell table:formula="of:=([.K264]-[.$K$513])*([.A264]-[.$A$513])" office:value-type="float" office:value="-0.581213307240705" calcext:value-type="float">
            <text:p>-0.581213307240705</text:p>
          </table:table-cell>
          <table:table-cell/>
          <table:table-cell table:formula="of:=(([.$M$515]*[.A264]+[.$L$515])-([.J264]))*(([.$M$515]*[.A264]+[.$L$515])-([.J264]))" office:value-type="float" office:value="106.616856634671" calcext:value-type="float">
            <text:p>106.616856634671</text:p>
          </table:table-cell>
          <table:table-cell table:formula="of:=SUM([.Q235:.Q264])" office:value-type="float" office:value="1814.86886961011" calcext:value-type="float">
            <text:p>1814.868869610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5]-[.$J$513])*([.A265]-[.$A$513])" office:value-type="float" office:value="-78.5820519988818" calcext:value-type="float">
            <text:p>-78.5820519988818</text:p>
          </table:table-cell>
          <table:table-cell table:formula="of:=([.A265]-[.$A$513])*([.A265]-[.$A$513])" office:value-type="float" office:value="64" calcext:value-type="float">
            <text:p>64</text:p>
          </table:table-cell>
          <table:table-cell table:formula="of:=([.K265]-[.$K$513])*([.A265]-[.$A$513])" office:value-type="float" office:value="-0.664243779703662" calcext:value-type="float">
            <text:p>-0.664243779703662</text:p>
          </table:table-cell>
          <table:table-cell/>
          <table:table-cell table:formula="of:=(([.$M$515]*[.A265]+[.$L$515])-([.J265]))*(([.$M$515]*[.A265]+[.$L$515])-([.J265]))" office:value-type="float" office:value="108.10531665376" calcext:value-type="float">
            <text:p>108.10531665376</text:p>
          </table:table-cell>
          <table:table-cell table:formula="of:=SUM([.Q236:.Q265])" office:value-type="float" office:value="1922.97232462375" calcext:value-type="float">
            <text:p>1922.97232462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6]-[.$J$513])*([.A266]-[.$A$513])" office:value-type="float" office:value="-88.404808498742" calcext:value-type="float">
            <text:p>-88.404808498742</text:p>
          </table:table-cell>
          <table:table-cell table:formula="of:=([.A266]-[.$A$513])*([.A266]-[.$A$513])" office:value-type="float" office:value="81" calcext:value-type="float">
            <text:p>81</text:p>
          </table:table-cell>
          <table:table-cell table:formula="of:=([.K266]-[.$K$513])*([.A266]-[.$A$513])" office:value-type="float" office:value="-0.74727425216662" calcext:value-type="float">
            <text:p>-0.74727425216662</text:p>
          </table:table-cell>
          <table:table-cell/>
          <table:table-cell table:formula="of:=(([.$M$515]*[.A266]+[.$L$515])-([.J266]))*(([.$M$515]*[.A266]+[.$L$515])-([.J266]))" office:value-type="float" office:value="109.604094842653" calcext:value-type="float">
            <text:p>109.604094842653</text:p>
          </table:table-cell>
          <table:table-cell table:formula="of:=SUM([.Q237:.Q266])" office:value-type="float" office:value="2030.01607189092" calcext:value-type="float">
            <text:p>2030.016071890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7]-[.$J$513])*([.A267]-[.$A$513])" office:value-type="float" office:value="-96.7989935700308" calcext:value-type="float">
            <text:p>-96.7989935700308</text:p>
          </table:table-cell>
          <table:table-cell table:formula="of:=([.A267]-[.$A$513])*([.A267]-[.$A$513])" office:value-type="float" office:value="100" calcext:value-type="float">
            <text:p>100</text:p>
          </table:table-cell>
          <table:table-cell table:formula="of:=([.K267]-[.$K$513])*([.A267]-[.$A$513])" office:value-type="float" office:value="-0.830304724629578" calcext:value-type="float">
            <text:p>-0.830304724629578</text:p>
          </table:table-cell>
          <table:table-cell/>
          <table:table-cell table:formula="of:=(([.$M$515]*[.A267]+[.$L$515])-([.J267]))*(([.$M$515]*[.A267]+[.$L$515])-([.J267]))" office:value-type="float" office:value="108.121878164393" calcext:value-type="float">
            <text:p>108.121878164393</text:p>
          </table:table-cell>
          <table:table-cell table:formula="of:=SUM([.Q238:.Q267])" office:value-type="float" office:value="2125.68355682502" calcext:value-type="float">
            <text:p>2125.683556825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8]-[.$J$513])*([.A268]-[.$A$513])" office:value-type="float" office:value="-111.19317864132" calcext:value-type="float">
            <text:p>-111.19317864132</text:p>
          </table:table-cell>
          <table:table-cell table:formula="of:=([.A268]-[.$A$513])*([.A268]-[.$A$513])" office:value-type="float" office:value="121" calcext:value-type="float">
            <text:p>121</text:p>
          </table:table-cell>
          <table:table-cell table:formula="of:=([.K268]-[.$K$513])*([.A268]-[.$A$513])" office:value-type="float" office:value="-0.913335197092536" calcext:value-type="float">
            <text:p>-0.913335197092536</text:p>
          </table:table-cell>
          <table:table-cell/>
          <table:table-cell table:formula="of:=(([.$M$515]*[.A268]+[.$L$515])-([.J268]))*(([.$M$515]*[.A268]+[.$L$515])-([.J268]))" office:value-type="float" office:value="118.778724651978" calcext:value-type="float">
            <text:p>118.778724651978</text:p>
          </table:table-cell>
          <table:table-cell table:formula="of:=SUM([.Q239:.Q268])" office:value-type="float" office:value="2232.50418641879" calcext:value-type="float">
            <text:p>2232.5041864187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69]-[.$J$513])*([.A269]-[.$A$513])" office:value-type="float" office:value="-124.730220855466" calcext:value-type="float">
            <text:p>-124.730220855466</text:p>
          </table:table-cell>
          <table:table-cell table:formula="of:=([.A269]-[.$A$513])*([.A269]-[.$A$513])" office:value-type="float" office:value="144" calcext:value-type="float">
            <text:p>144</text:p>
          </table:table-cell>
          <table:table-cell table:formula="of:=([.K269]-[.$K$513])*([.A269]-[.$A$513])" office:value-type="float" office:value="-0.996365669555494" calcext:value-type="float">
            <text:p>-0.996365669555494</text:p>
          </table:table-cell>
          <table:table-cell/>
          <table:table-cell table:formula="of:=(([.$M$515]*[.A269]+[.$L$515])-([.J269]))*(([.$M$515]*[.A269]+[.$L$515])-([.J269]))" office:value-type="float" office:value="126.69992931578" calcext:value-type="float">
            <text:p>126.69992931578</text:p>
          </table:table-cell>
          <table:table-cell table:formula="of:=SUM([.Q240:.Q269])" office:value-type="float" office:value="2347.73222822074" calcext:value-type="float">
            <text:p>2347.732228220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0]-[.$J$513])*([.A270]-[.$A$513])" office:value-type="float" office:value="-135.124405926754" calcext:value-type="float">
            <text:p>-135.124405926754</text:p>
          </table:table-cell>
          <table:table-cell table:formula="of:=([.A270]-[.$A$513])*([.A270]-[.$A$513])" office:value-type="float" office:value="169" calcext:value-type="float">
            <text:p>169</text:p>
          </table:table-cell>
          <table:table-cell table:formula="of:=([.K270]-[.$K$513])*([.A270]-[.$A$513])" office:value-type="float" office:value="-1.07939614201845" calcext:value-type="float">
            <text:p>-1.07939614201845</text:p>
          </table:table-cell>
          <table:table-cell/>
          <table:table-cell table:formula="of:=(([.$M$515]*[.A270]+[.$L$515])-([.J270]))*(([.$M$515]*[.A270]+[.$L$515])-([.J270]))" office:value-type="float" office:value="128.322067921135" calcext:value-type="float">
            <text:p>128.322067921135</text:p>
          </table:table-cell>
          <table:table-cell table:formula="of:=SUM([.Q241:.Q270])" office:value-type="float" office:value="2449.29302235468" calcext:value-type="float">
            <text:p>2449.293022354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1]-[.$J$513])*([.A271]-[.$A$513])" office:value-type="float" office:value="-135.518590998043" calcext:value-type="float">
            <text:p>-135.518590998043</text:p>
          </table:table-cell>
          <table:table-cell table:formula="of:=([.A271]-[.$A$513])*([.A271]-[.$A$513])" office:value-type="float" office:value="196" calcext:value-type="float">
            <text:p>196</text:p>
          </table:table-cell>
          <table:table-cell table:formula="of:=([.K271]-[.$K$513])*([.A271]-[.$A$513])" office:value-type="float" office:value="-1.16242661448141" calcext:value-type="float">
            <text:p>-1.16242661448141</text:p>
          </table:table-cell>
          <table:table-cell/>
          <table:table-cell table:formula="of:=(([.$M$515]*[.A271]+[.$L$515])-([.J271]))*(([.$M$515]*[.A271]+[.$L$515])-([.J271]))" office:value-type="float" office:value="114.179357559967" calcext:value-type="float">
            <text:p>114.179357559967</text:p>
          </table:table-cell>
          <table:table-cell table:formula="of:=SUM([.Q242:.Q271])" office:value-type="float" office:value="2535.96280860713" calcext:value-type="float">
            <text:p>2535.962808607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0-09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2]-[.$J$513])*([.A272]-[.$A$513])" office:value-type="float" office:value="-138.769918926475" calcext:value-type="float">
            <text:p>-138.769918926475</text:p>
          </table:table-cell>
          <table:table-cell table:formula="of:=([.A272]-[.$A$513])*([.A272]-[.$A$513])" office:value-type="float" office:value="225" calcext:value-type="float">
            <text:p>225</text:p>
          </table:table-cell>
          <table:table-cell table:formula="of:=([.K272]-[.$K$513])*([.A272]-[.$A$513])" office:value-type="float" office:value="-1.24545708694437" calcext:value-type="float">
            <text:p>-1.24545708694437</text:p>
          </table:table-cell>
          <table:table-cell/>
          <table:table-cell table:formula="of:=(([.$M$515]*[.A272]+[.$L$515])-([.J272]))*(([.$M$515]*[.A272]+[.$L$515])-([.J272]))" office:value-type="float" office:value="106.682652667006" calcext:value-type="float">
            <text:p>106.682652667006</text:p>
          </table:table-cell>
          <table:table-cell table:formula="of:=SUM([.Q243:.Q272])" office:value-type="float" office:value="2609.63635779004" calcext:value-type="float">
            <text:p>2609.636357790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20-09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7" calcext:value-type="float">
            <text:p>17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3]-[.$J$513])*([.A273]-[.$A$513])" office:value-type="float" office:value="-109.164103997764" calcext:value-type="float">
            <text:p>-109.164103997764</text:p>
          </table:table-cell>
          <table:table-cell table:formula="of:=([.A273]-[.$A$513])*([.A273]-[.$A$513])" office:value-type="float" office:value="256" calcext:value-type="float">
            <text:p>256</text:p>
          </table:table-cell>
          <table:table-cell table:formula="of:=([.K273]-[.$K$513])*([.A273]-[.$A$513])" office:value-type="float" office:value="-1.32848755940732" calcext:value-type="float">
            <text:p>-1.32848755940732</text:p>
          </table:table-cell>
          <table:table-cell/>
          <table:table-cell table:formula="of:=(([.$M$515]*[.A273]+[.$L$515])-([.J273]))*(([.$M$515]*[.A273]+[.$L$515])-([.J273]))" office:value-type="float" office:value="63.5525419914489" calcext:value-type="float">
            <text:p>63.5525419914489</text:p>
          </table:table-cell>
          <table:table-cell table:formula="of:=SUM([.Q244:.Q273])" office:value-type="float" office:value="2635.94356014228" calcext:value-type="float">
            <text:p>2635.943560142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4]-[.$J$513])*([.A274]-[.$A$513])" office:value-type="float" office:value="-115.986860497624" calcext:value-type="float">
            <text:p>-115.986860497624</text:p>
          </table:table-cell>
          <table:table-cell table:formula="of:=([.A274]-[.$A$513])*([.A274]-[.$A$513])" office:value-type="float" office:value="289" calcext:value-type="float">
            <text:p>289</text:p>
          </table:table-cell>
          <table:table-cell table:formula="of:=([.K274]-[.$K$513])*([.A274]-[.$A$513])" office:value-type="float" office:value="-1.41151803187028" calcext:value-type="float">
            <text:p>-1.41151803187028</text:p>
          </table:table-cell>
          <table:table-cell/>
          <table:table-cell table:formula="of:=(([.$M$515]*[.A274]+[.$L$515])-([.J274]))*(([.$M$515]*[.A274]+[.$L$515])-([.J274]))" office:value-type="float" office:value="64.7029049182209" calcext:value-type="float">
            <text:p>64.7029049182209</text:p>
          </table:table-cell>
          <table:table-cell table:formula="of:=SUM([.Q245:.Q274])" office:value-type="float" office:value="2658.90921805301" calcext:value-type="float">
            <text:p>2658.909218053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5]-[.$J$513])*([.A275]-[.$A$513])" office:value-type="float" office:value="-122.809616997484" calcext:value-type="float">
            <text:p>-122.809616997484</text:p>
          </table:table-cell>
          <table:table-cell table:formula="of:=([.A275]-[.$A$513])*([.A275]-[.$A$513])" office:value-type="float" office:value="324" calcext:value-type="float">
            <text:p>324</text:p>
          </table:table-cell>
          <table:table-cell table:formula="of:=([.K275]-[.$K$513])*([.A275]-[.$A$513])" office:value-type="float" office:value="-1.49454850433324" calcext:value-type="float">
            <text:p>-1.49454850433324</text:p>
          </table:table-cell>
          <table:table-cell/>
          <table:table-cell table:formula="of:=(([.$M$515]*[.A275]+[.$L$515])-([.J275]))*(([.$M$515]*[.A275]+[.$L$515])-([.J275]))" office:value-type="float" office:value="65.8635860147964" calcext:value-type="float">
            <text:p>65.8635860147964</text:p>
          </table:table-cell>
          <table:table-cell table:formula="of:=SUM([.Q246:.Q275])" office:value-type="float" office:value="2668.03780566023" calcext:value-type="float">
            <text:p>2668.037805660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20-10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6]-[.$J$513])*([.A276]-[.$A$513])" office:value-type="float" office:value="-126.918087783058" calcext:value-type="float">
            <text:p>-126.918087783058</text:p>
          </table:table-cell>
          <table:table-cell table:formula="of:=([.A276]-[.$A$513])*([.A276]-[.$A$513])" office:value-type="float" office:value="361" calcext:value-type="float">
            <text:p>361</text:p>
          </table:table-cell>
          <table:table-cell table:formula="of:=([.K276]-[.$K$513])*([.A276]-[.$A$513])" office:value-type="float" office:value="-1.5775789767962" calcext:value-type="float">
            <text:p>-1.5775789767962</text:p>
          </table:table-cell>
          <table:table-cell/>
          <table:table-cell table:formula="of:=(([.$M$515]*[.A276]+[.$L$515])-([.J276]))*(([.$M$515]*[.A276]+[.$L$515])-([.J276]))" office:value-type="float" office:value="64.7157176925548" calcext:value-type="float">
            <text:p>64.7157176925548</text:p>
          </table:table-cell>
          <table:table-cell table:formula="of:=SUM([.Q247:.Q276])" office:value-type="float" office:value="2668.22986408301" calcext:value-type="float">
            <text:p>2668.229864083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7]-[.$J$513])*([.A277]-[.$A$513])" office:value-type="float" office:value="-133.597987140062" calcext:value-type="float">
            <text:p>-133.597987140062</text:p>
          </table:table-cell>
          <table:table-cell table:formula="of:=([.A277]-[.$A$513])*([.A277]-[.$A$513])" office:value-type="float" office:value="400" calcext:value-type="float">
            <text:p>400</text:p>
          </table:table-cell>
          <table:table-cell table:formula="of:=([.K277]-[.$K$513])*([.A277]-[.$A$513])" office:value-type="float" office:value="-1.66060944925916" calcext:value-type="float">
            <text:p>-1.66060944925916</text:p>
          </table:table-cell>
          <table:table-cell/>
          <table:table-cell table:formula="of:=(([.$M$515]*[.A277]+[.$L$515])-([.J277]))*(([.$M$515]*[.A277]+[.$L$515])-([.J277]))" office:value-type="float" office:value="65.8765131944256" calcext:value-type="float">
            <text:p>65.8765131944256</text:p>
          </table:table-cell>
          <table:table-cell table:formula="of:=SUM([.Q248:.Q277])" office:value-type="float" office:value="2663.71086947562" calcext:value-type="float">
            <text:p>2663.710869475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8]-[.$J$513])*([.A278]-[.$A$513])" office:value-type="float" office:value="-155.277886497065" calcext:value-type="float">
            <text:p>-155.277886497065</text:p>
          </table:table-cell>
          <table:table-cell table:formula="of:=([.A278]-[.$A$513])*([.A278]-[.$A$513])" office:value-type="float" office:value="441" calcext:value-type="float">
            <text:p>441</text:p>
          </table:table-cell>
          <table:table-cell table:formula="of:=([.K278]-[.$K$513])*([.A278]-[.$A$513])" office:value-type="float" office:value="-1.74363992172211" calcext:value-type="float">
            <text:p>-1.74363992172211</text:p>
          </table:table-cell>
          <table:table-cell/>
          <table:table-cell table:formula="of:=(([.$M$515]*[.A278]+[.$L$515])-([.J278]))*(([.$M$515]*[.A278]+[.$L$515])-([.J278]))" office:value-type="float" office:value="79.255347417628" calcext:value-type="float">
            <text:p>79.255347417628</text:p>
          </table:table-cell>
          <table:table-cell table:formula="of:=SUM([.Q249:.Q278])" office:value-type="float" office:value="2673.75758228295" calcext:value-type="float">
            <text:p>2673.757582282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79]-[.$J$513])*([.A279]-[.$A$513])" office:value-type="float" office:value="-168.957785854068" calcext:value-type="float">
            <text:p>-168.957785854068</text:p>
          </table:table-cell>
          <table:table-cell table:formula="of:=([.A279]-[.$A$513])*([.A279]-[.$A$513])" office:value-type="float" office:value="484" calcext:value-type="float">
            <text:p>484</text:p>
          </table:table-cell>
          <table:table-cell table:formula="of:=([.K279]-[.$K$513])*([.A279]-[.$A$513])" office:value-type="float" office:value="-1.82667039418507" calcext:value-type="float">
            <text:p>-1.82667039418507</text:p>
          </table:table-cell>
          <table:table-cell/>
          <table:table-cell table:formula="of:=(([.$M$515]*[.A279]+[.$L$515])-([.J279]))*(([.$M$515]*[.A279]+[.$L$515])-([.J279]))" office:value-type="float" office:value="85.7492353056145" calcext:value-type="float">
            <text:p>85.7492353056145</text:p>
          </table:table-cell>
          <table:table-cell table:formula="of:=SUM([.Q250:.Q279])" office:value-type="float" office:value="2684.22145578199" calcext:value-type="float">
            <text:p>2684.221455781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0]-[.$J$513])*([.A280]-[.$A$513])" office:value-type="float" office:value="-229.209113782499" calcext:value-type="float">
            <text:p>-229.209113782499</text:p>
          </table:table-cell>
          <table:table-cell table:formula="of:=([.A280]-[.$A$513])*([.A280]-[.$A$513])" office:value-type="float" office:value="529" calcext:value-type="float">
            <text:p>529</text:p>
          </table:table-cell>
          <table:table-cell table:formula="of:=([.K280]-[.$K$513])*([.A280]-[.$A$513])" office:value-type="float" office:value="-1.90970086664803" calcext:value-type="float">
            <text:p>-1.90970086664803</text:p>
          </table:table-cell>
          <table:table-cell/>
          <table:table-cell table:formula="of:=(([.$M$515]*[.A280]+[.$L$515])-([.J280]))*(([.$M$515]*[.A280]+[.$L$515])-([.J280]))" office:value-type="float" office:value="134.969311826071" calcext:value-type="float">
            <text:p>134.969311826071</text:p>
          </table:table-cell>
          <table:table-cell table:formula="of:=SUM([.Q251:.Q280])" office:value-type="float" office:value="2742.65380606669" calcext:value-type="float">
            <text:p>2742.653806066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20-10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1]-[.$J$513])*([.A281]-[.$A$513])" office:value-type="float" office:value="-239.174727425217" calcext:value-type="float">
            <text:p>-239.174727425217</text:p>
          </table:table-cell>
          <table:table-cell table:formula="of:=([.A281]-[.$A$513])*([.A281]-[.$A$513])" office:value-type="float" office:value="576" calcext:value-type="float">
            <text:p>576</text:p>
          </table:table-cell>
          <table:table-cell table:formula="of:=([.K281]-[.$K$513])*([.A281]-[.$A$513])" office:value-type="float" office:value="-1.99273133911099" calcext:value-type="float">
            <text:p>-1.99273133911099</text:p>
          </table:table-cell>
          <table:table-cell/>
          <table:table-cell table:formula="of:=(([.$M$515]*[.A281]+[.$L$515])-([.J281]))*(([.$M$515]*[.A281]+[.$L$515])-([.J281]))" office:value-type="float" office:value="136.64338449633" calcext:value-type="float">
            <text:p>136.64338449633</text:p>
          </table:table-cell>
          <table:table-cell table:formula="of:=SUM([.Q252:.Q281])" office:value-type="float" office:value="2791.09136072439" calcext:value-type="float">
            <text:p>2791.091360724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2]-[.$J$513])*([.A282]-[.$A$513])" office:value-type="float" office:value="-245.568912496506" calcext:value-type="float">
            <text:p>-245.568912496506</text:p>
          </table:table-cell>
          <table:table-cell table:formula="of:=([.A282]-[.$A$513])*([.A282]-[.$A$513])" office:value-type="float" office:value="625" calcext:value-type="float">
            <text:p>625</text:p>
          </table:table-cell>
          <table:table-cell table:formula="of:=([.K282]-[.$K$513])*([.A282]-[.$A$513])" office:value-type="float" office:value="-2.07576181157394" calcext:value-type="float">
            <text:p>-2.07576181157394</text:p>
          </table:table-cell>
          <table:table-cell/>
          <table:table-cell table:formula="of:=(([.$M$515]*[.A282]+[.$L$515])-([.J282]))*(([.$M$515]*[.A282]+[.$L$515])-([.J282]))" office:value-type="float" office:value="134.987816958226" calcext:value-type="float">
            <text:p>134.987816958226</text:p>
          </table:table-cell>
          <table:table-cell table:formula="of:=SUM([.Q253:.Q282])" office:value-type="float" office:value="2849.52828087842" calcext:value-type="float">
            <text:p>2849.528280878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20-10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3]-[.$J$513])*([.A283]-[.$A$513])" office:value-type="float" office:value="-240.534526139223" calcext:value-type="float">
            <text:p>-240.534526139223</text:p>
          </table:table-cell>
          <table:table-cell table:formula="of:=([.A283]-[.$A$513])*([.A283]-[.$A$513])" office:value-type="float" office:value="676" calcext:value-type="float">
            <text:p>676</text:p>
          </table:table-cell>
          <table:table-cell table:formula="of:=([.K283]-[.$K$513])*([.A283]-[.$A$513])" office:value-type="float" office:value="-2.1587922840369" calcext:value-type="float">
            <text:p>-2.1587922840369</text:p>
          </table:table-cell>
          <table:table-cell/>
          <table:table-cell table:formula="of:=(([.$M$515]*[.A283]+[.$L$515])-([.J283]))*(([.$M$515]*[.A283]+[.$L$515])-([.J283]))" office:value-type="float" office:value="123.628246049177" calcext:value-type="float">
            <text:p>123.628246049177</text:p>
          </table:table-cell>
          <table:table-cell table:formula="of:=SUM([.Q254:.Q283])" office:value-type="float" office:value="2902.72092180574" calcext:value-type="float">
            <text:p>2902.720921805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4]-[.$J$513])*([.A284]-[.$A$513])" office:value-type="float" office:value="-242.071568353369" calcext:value-type="float">
            <text:p>-242.071568353369</text:p>
          </table:table-cell>
          <table:table-cell table:formula="of:=([.A284]-[.$A$513])*([.A284]-[.$A$513])" office:value-type="float" office:value="729" calcext:value-type="float">
            <text:p>729</text:p>
          </table:table-cell>
          <table:table-cell table:formula="of:=([.K284]-[.$K$513])*([.A284]-[.$A$513])" office:value-type="float" office:value="-2.24182275649986" calcext:value-type="float">
            <text:p>-2.24182275649986</text:p>
          </table:table-cell>
          <table:table-cell/>
          <table:table-cell table:formula="of:=(([.$M$515]*[.A284]+[.$L$515])-([.J284]))*(([.$M$515]*[.A284]+[.$L$515])-([.J284]))" office:value-type="float" office:value="118.917638655546" calcext:value-type="float">
            <text:p>118.917638655546</text:p>
          </table:table-cell>
          <table:table-cell table:formula="of:=SUM([.Q255:.Q284])" office:value-type="float" office:value="2949.99217066267" calcext:value-type="float">
            <text:p>2949.992170662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5]-[.$J$513])*([.A285]-[.$A$513])" office:value-type="float" office:value="-243.037181996086" calcext:value-type="float">
            <text:p>-243.037181996086</text:p>
          </table:table-cell>
          <table:table-cell table:formula="of:=([.A285]-[.$A$513])*([.A285]-[.$A$513])" office:value-type="float" office:value="784" calcext:value-type="float">
            <text:p>784</text:p>
          </table:table-cell>
          <table:table-cell table:formula="of:=([.K285]-[.$K$513])*([.A285]-[.$A$513])" office:value-type="float" office:value="-2.32485322896282" calcext:value-type="float">
            <text:p>-2.32485322896282</text:p>
          </table:table-cell>
          <table:table-cell/>
          <table:table-cell table:formula="of:=(([.$M$515]*[.A285]+[.$L$515])-([.J285]))*(([.$M$515]*[.A285]+[.$L$515])-([.J285]))" office:value-type="float" office:value="114.298527000592" calcext:value-type="float">
            <text:p>114.298527000592</text:p>
          </table:table-cell>
          <table:table-cell table:formula="of:=SUM([.Q256:.Q285])" office:value-type="float" office:value="2986.46371761255" calcext:value-type="float">
            <text:p>2986.463717612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20-10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6]-[.$J$513])*([.A286]-[.$A$513])" office:value-type="float" office:value="-251.717081353089" calcext:value-type="float">
            <text:p>-251.717081353089</text:p>
          </table:table-cell>
          <table:table-cell table:formula="of:=([.A286]-[.$A$513])*([.A286]-[.$A$513])" office:value-type="float" office:value="841" calcext:value-type="float">
            <text:p>841</text:p>
          </table:table-cell>
          <table:table-cell table:formula="of:=([.K286]-[.$K$513])*([.A286]-[.$A$513])" office:value-type="float" office:value="-2.40788370142578" calcext:value-type="float">
            <text:p>-2.40788370142578</text:p>
          </table:table-cell>
          <table:table-cell/>
          <table:table-cell table:formula="of:=(([.$M$515]*[.A286]+[.$L$515])-([.J286]))*(([.$M$515]*[.A286]+[.$L$515])-([.J286]))" office:value-type="float" office:value="115.839493111062" calcext:value-type="float">
            <text:p>115.839493111062</text:p>
          </table:table-cell>
          <table:table-cell table:formula="of:=SUM([.Q257:.Q286])" office:value-type="float" office:value="3023.20376578792" calcext:value-type="float">
            <text:p>3023.203765787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0-10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7]-[.$J$513])*([.A287]-[.$A$513])" office:value-type="float" office:value="-251.825552138664" calcext:value-type="float">
            <text:p>-251.825552138664</text:p>
          </table:table-cell>
          <table:table-cell table:formula="of:=([.A287]-[.$A$513])*([.A287]-[.$A$513])" office:value-type="float" office:value="900" calcext:value-type="float">
            <text:p>900</text:p>
          </table:table-cell>
          <table:table-cell table:formula="of:=([.K287]-[.$K$513])*([.A287]-[.$A$513])" office:value-type="float" office:value="-2.49091417388873" calcext:value-type="float">
            <text:p>-2.49091417388873</text:p>
          </table:table-cell>
          <table:table-cell/>
          <table:table-cell table:formula="of:=(([.$M$515]*[.A287]+[.$L$515])-([.J287]))*(([.$M$515]*[.A287]+[.$L$515])-([.J287]))" office:value-type="float" office:value="111.281151495967" calcext:value-type="float">
            <text:p>111.281151495967</text:p>
          </table:table-cell>
          <table:table-cell table:formula="of:=SUM([.Q258:.Q287])" office:value-type="float" office:value="3061.60382751778" calcext:value-type="float">
            <text:p>3061.603827517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8]-[.$J$513])*([.A288]-[.$A$513])" office:value-type="float" office:value="-224.791165781381" calcext:value-type="float">
            <text:p>-224.791165781381</text:p>
          </table:table-cell>
          <table:table-cell table:formula="of:=([.A288]-[.$A$513])*([.A288]-[.$A$513])" office:value-type="float" office:value="961" calcext:value-type="float">
            <text:p>961</text:p>
          </table:table-cell>
          <table:table-cell table:formula="of:=([.K288]-[.$K$513])*([.A288]-[.$A$513])" office:value-type="float" office:value="-2.57394464635169" calcext:value-type="float">
            <text:p>-2.57394464635169</text:p>
          </table:table-cell>
          <table:table-cell/>
          <table:table-cell table:formula="of:=(([.$M$515]*[.A288]+[.$L$515])-([.J288]))*(([.$M$515]*[.A288]+[.$L$515])-([.J288]))" office:value-type="float" office:value="89.8316840826774" calcext:value-type="float">
            <text:p>89.8316840826774</text:p>
          </table:table-cell>
          <table:table-cell table:formula="of:=SUM([.Q259:.Q288])" office:value-type="float" office:value="3077.32288641269" calcext:value-type="float">
            <text:p>3077.3228864126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89]-[.$J$513])*([.A289]-[.$A$513])" office:value-type="float" office:value="-227.471065138384" calcext:value-type="float">
            <text:p>-227.471065138384</text:p>
          </table:table-cell>
          <table:table-cell table:formula="of:=([.A289]-[.$A$513])*([.A289]-[.$A$513])" office:value-type="float" office:value="1024" calcext:value-type="float">
            <text:p>1024</text:p>
          </table:table-cell>
          <table:table-cell table:formula="of:=([.K289]-[.$K$513])*([.A289]-[.$A$513])" office:value-type="float" office:value="-2.65697511881465" calcext:value-type="float">
            <text:p>-2.65697511881465</text:p>
          </table:table-cell>
          <table:table-cell/>
          <table:table-cell table:formula="of:=(([.$M$515]*[.A289]+[.$L$515])-([.J289]))*(([.$M$515]*[.A289]+[.$L$515])-([.J289]))" office:value-type="float" office:value="88.490283645172" calcext:value-type="float">
            <text:p>88.490283645172</text:p>
          </table:table-cell>
          <table:table-cell table:formula="of:=SUM([.Q260:.Q289])" office:value-type="float" office:value="3077.54749326225" calcext:value-type="float">
            <text:p>3077.547493262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0]-[.$J$513])*([.A290]-[.$A$513])" office:value-type="float" office:value="-258.150964495387" calcext:value-type="float">
            <text:p>-258.150964495387</text:p>
          </table:table-cell>
          <table:table-cell table:formula="of:=([.A290]-[.$A$513])*([.A290]-[.$A$513])" office:value-type="float" office:value="1089" calcext:value-type="float">
            <text:p>1089</text:p>
          </table:table-cell>
          <table:table-cell table:formula="of:=([.K290]-[.$K$513])*([.A290]-[.$A$513])" office:value-type="float" office:value="-2.74000559127761" calcext:value-type="float">
            <text:p>-2.74000559127761</text:p>
          </table:table-cell>
          <table:table-cell/>
          <table:table-cell table:formula="of:=(([.$M$515]*[.A290]+[.$L$515])-([.J290]))*(([.$M$515]*[.A290]+[.$L$515])-([.J290]))" office:value-type="float" office:value="103.898062665625" calcext:value-type="float">
            <text:p>103.898062665625</text:p>
          </table:table-cell>
          <table:table-cell table:formula="of:=SUM([.Q261:.Q290])" office:value-type="float" office:value="3077.79088184822" calcext:value-type="float">
            <text:p>3077.790881848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1]-[.$J$513])*([.A291]-[.$A$513])" office:value-type="float" office:value="-265.973720995248" calcext:value-type="float">
            <text:p>-265.973720995248</text:p>
          </table:table-cell>
          <table:table-cell table:formula="of:=([.A291]-[.$A$513])*([.A291]-[.$A$513])" office:value-type="float" office:value="1156" calcext:value-type="float">
            <text:p>1156</text:p>
          </table:table-cell>
          <table:table-cell table:formula="of:=([.K291]-[.$K$513])*([.A291]-[.$A$513])" office:value-type="float" office:value="-2.82303606374057" calcext:value-type="float">
            <text:p>-2.82303606374057</text:p>
          </table:table-cell>
          <table:table-cell/>
          <table:table-cell table:formula="of:=(([.$M$515]*[.A291]+[.$L$515])-([.J291]))*(([.$M$515]*[.A291]+[.$L$515])-([.J291]))" office:value-type="float" office:value="105.367488019241" calcext:value-type="float">
            <text:p>105.367488019241</text:p>
          </table:table-cell>
          <table:table-cell table:formula="of:=SUM([.Q262:.Q291])" office:value-type="float" office:value="3086.64053080688" calcext:value-type="float">
            <text:p>3086.640530806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2]-[.$J$513])*([.A292]-[.$A$513])" office:value-type="float" office:value="-243.796477495108" calcext:value-type="float">
            <text:p>-243.796477495108</text:p>
          </table:table-cell>
          <table:table-cell table:formula="of:=([.A292]-[.$A$513])*([.A292]-[.$A$513])" office:value-type="float" office:value="1225" calcext:value-type="float">
            <text:p>1225</text:p>
          </table:table-cell>
          <table:table-cell table:formula="of:=([.K292]-[.$K$513])*([.A292]-[.$A$513])" office:value-type="float" office:value="-2.90606653620352" calcext:value-type="float">
            <text:p>-2.90606653620352</text:p>
          </table:table-cell>
          <table:table-cell/>
          <table:table-cell table:formula="of:=(([.$M$515]*[.A292]+[.$L$515])-([.J292]))*(([.$M$515]*[.A292]+[.$L$515])-([.J292]))" office:value-type="float" office:value="89.86187950067" calcext:value-type="float">
            <text:p>89.86187950067</text:p>
          </table:table-cell>
          <table:table-cell table:formula="of:=SUM([.Q263:.Q292])" office:value-type="float" office:value="3081.37518031824" calcext:value-type="float">
            <text:p>3081.375180318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20-10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3]-[.$J$513])*([.A293]-[.$A$513])" office:value-type="float" office:value="-225.047805423539" calcext:value-type="float">
            <text:p>-225.047805423539</text:p>
          </table:table-cell>
          <table:table-cell table:formula="of:=([.A293]-[.$A$513])*([.A293]-[.$A$513])" office:value-type="float" office:value="1296" calcext:value-type="float">
            <text:p>1296</text:p>
          </table:table-cell>
          <table:table-cell table:formula="of:=([.K293]-[.$K$513])*([.A293]-[.$A$513])" office:value-type="float" office:value="-2.98909700866648" calcext:value-type="float">
            <text:p>-2.98909700866648</text:p>
          </table:table-cell>
          <table:table-cell/>
          <table:table-cell table:formula="of:=(([.$M$515]*[.A293]+[.$L$515])-([.J293]))*(([.$M$515]*[.A293]+[.$L$515])-([.J293]))" office:value-type="float" office:value="78.0941888610617" calcext:value-type="float">
            <text:p>78.0941888610617</text:p>
          </table:table-cell>
          <table:table-cell table:formula="of:=SUM([.Q264:.Q293])" office:value-type="float" office:value="3062.93588131345" calcext:value-type="float">
            <text:p>3062.935881313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20-10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4]-[.$J$513])*([.A294]-[.$A$513])" office:value-type="float" office:value="-241.8705619234" calcext:value-type="float">
            <text:p>-241.8705619234</text:p>
          </table:table-cell>
          <table:table-cell table:formula="of:=([.A294]-[.$A$513])*([.A294]-[.$A$513])" office:value-type="float" office:value="1369" calcext:value-type="float">
            <text:p>1369</text:p>
          </table:table-cell>
          <table:table-cell table:formula="of:=([.K294]-[.$K$513])*([.A294]-[.$A$513])" office:value-type="float" office:value="-3.07212748112944" calcext:value-type="float">
            <text:p>-3.07212748112944</text:p>
          </table:table-cell>
          <table:table-cell/>
          <table:table-cell table:formula="of:=(([.$M$515]*[.A294]+[.$L$515])-([.J294]))*(([.$M$515]*[.A294]+[.$L$515])-([.J294]))" office:value-type="float" office:value="84.5412706264738" calcext:value-type="float">
            <text:p>84.5412706264738</text:p>
          </table:table-cell>
          <table:table-cell table:formula="of:=SUM([.Q265:.Q294])" office:value-type="float" office:value="3040.86029530526" calcext:value-type="float">
            <text:p>3040.860295305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20-10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5]-[.$J$513])*([.A295]-[.$A$513])" office:value-type="float" office:value="-275.550461280403" calcext:value-type="float">
            <text:p>-275.550461280403</text:p>
          </table:table-cell>
          <table:table-cell table:formula="of:=([.A295]-[.$A$513])*([.A295]-[.$A$513])" office:value-type="float" office:value="1444" calcext:value-type="float">
            <text:p>1444</text:p>
          </table:table-cell>
          <table:table-cell table:formula="of:=([.K295]-[.$K$513])*([.A295]-[.$A$513])" office:value-type="float" office:value="-3.1551579535924" calcext:value-type="float">
            <text:p>-3.1551579535924</text:p>
          </table:table-cell>
          <table:table-cell/>
          <table:table-cell table:formula="of:=(([.$M$515]*[.A295]+[.$L$515])-([.J295]))*(([.$M$515]*[.A295]+[.$L$515])-([.J295]))" office:value-type="float" office:value="99.6152745858821" calcext:value-type="float">
            <text:p>99.6152745858821</text:p>
          </table:table-cell>
          <table:table-cell table:formula="of:=SUM([.Q266:.Q295])" office:value-type="float" office:value="3032.37025323738" calcext:value-type="float">
            <text:p>3032.370253237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0-10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6]-[.$J$513])*([.A296]-[.$A$513])" office:value-type="float" office:value="-277.230360637406" calcext:value-type="float">
            <text:p>-277.230360637406</text:p>
          </table:table-cell>
          <table:table-cell table:formula="of:=([.A296]-[.$A$513])*([.A296]-[.$A$513])" office:value-type="float" office:value="1521" calcext:value-type="float">
            <text:p>1521</text:p>
          </table:table-cell>
          <table:table-cell table:formula="of:=([.K296]-[.$K$513])*([.A296]-[.$A$513])" office:value-type="float" office:value="-3.23818842605535" calcext:value-type="float">
            <text:p>-3.23818842605535</text:p>
          </table:table-cell>
          <table:table-cell/>
          <table:table-cell table:formula="of:=(([.$M$515]*[.A296]+[.$L$515])-([.J296]))*(([.$M$515]*[.A296]+[.$L$515])-([.J296]))" office:value-type="float" office:value="98.2024477968185" calcext:value-type="float">
            <text:p>98.2024477968185</text:p>
          </table:table-cell>
          <table:table-cell table:formula="of:=SUM([.Q267:.Q296])" office:value-type="float" office:value="3020.96860619154" calcext:value-type="float">
            <text:p>3020.968606191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20-10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7]-[.$J$513])*([.A297]-[.$A$513])" office:value-type="float" office:value="-284.33883142298" calcext:value-type="float">
            <text:p>-284.33883142298</text:p>
          </table:table-cell>
          <table:table-cell table:formula="of:=([.A297]-[.$A$513])*([.A297]-[.$A$513])" office:value-type="float" office:value="1600" calcext:value-type="float">
            <text:p>1600</text:p>
          </table:table-cell>
          <table:table-cell table:formula="of:=([.K297]-[.$K$513])*([.A297]-[.$A$513])" office:value-type="float" office:value="-3.32121889851831" calcext:value-type="float">
            <text:p>-3.32121889851831</text:p>
          </table:table-cell>
          <table:table-cell/>
          <table:table-cell table:formula="of:=(([.$M$515]*[.A297]+[.$L$515])-([.J297]))*(([.$M$515]*[.A297]+[.$L$515])-([.J297]))" office:value-type="float" office:value="99.6311724976966" calcext:value-type="float">
            <text:p>99.6311724976966</text:p>
          </table:table-cell>
          <table:table-cell table:formula="of:=SUM([.Q268:.Q297])" office:value-type="float" office:value="3012.47790052485" calcext:value-type="float">
            <text:p>3012.4779005248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8]-[.$J$513])*([.A298]-[.$A$513])" office:value-type="float" office:value="-232.875873637126" calcext:value-type="float">
            <text:p>-232.875873637126</text:p>
          </table:table-cell>
          <table:table-cell table:formula="of:=([.A298]-[.$A$513])*([.A298]-[.$A$513])" office:value-type="float" office:value="1681" calcext:value-type="float">
            <text:p>1681</text:p>
          </table:table-cell>
          <table:table-cell table:formula="of:=([.K298]-[.$K$513])*([.A298]-[.$A$513])" office:value-type="float" office:value="-3.40424937098127" calcext:value-type="float">
            <text:p>-3.40424937098127</text:p>
          </table:table-cell>
          <table:table-cell/>
          <table:table-cell table:formula="of:=(([.$M$515]*[.A298]+[.$L$515])-([.J298]))*(([.$M$515]*[.A298]+[.$L$515])-([.J298]))" office:value-type="float" office:value="74.3871220968231" calcext:value-type="float">
            <text:p>74.3871220968231</text:p>
          </table:table-cell>
          <table:table-cell table:formula="of:=SUM([.Q269:.Q298])" office:value-type="float" office:value="2968.08629796969" calcext:value-type="float">
            <text:p>2968.086297969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299]-[.$J$513])*([.A299]-[.$A$513])" office:value-type="float" office:value="-238.555772994129" calcext:value-type="float">
            <text:p>-238.555772994129</text:p>
          </table:table-cell>
          <table:table-cell table:formula="of:=([.A299]-[.$A$513])*([.A299]-[.$A$513])" office:value-type="float" office:value="1764" calcext:value-type="float">
            <text:p>1764</text:p>
          </table:table-cell>
          <table:table-cell table:formula="of:=([.K299]-[.$K$513])*([.A299]-[.$A$513])" office:value-type="float" office:value="-3.48727984344423" calcext:value-type="float">
            <text:p>-3.48727984344423</text:p>
          </table:table-cell>
          <table:table-cell/>
          <table:table-cell table:formula="of:=(([.$M$515]*[.A299]+[.$L$515])-([.J299]))*(([.$M$515]*[.A299]+[.$L$515])-([.J299]))" office:value-type="float" office:value="75.6312637941895" calcext:value-type="float">
            <text:p>75.6312637941895</text:p>
          </table:table-cell>
          <table:table-cell table:formula="of:=SUM([.Q270:.Q299])" office:value-type="float" office:value="2917.0176324481" calcext:value-type="float">
            <text:p>2917.01763244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0-10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0]-[.$J$513])*([.A300]-[.$A$513])" office:value-type="float" office:value="-274.949958065418" calcext:value-type="float">
            <text:p>-274.949958065418</text:p>
          </table:table-cell>
          <table:table-cell table:formula="of:=([.A300]-[.$A$513])*([.A300]-[.$A$513])" office:value-type="float" office:value="1849" calcext:value-type="float">
            <text:p>1849</text:p>
          </table:table-cell>
          <table:table-cell table:formula="of:=([.K300]-[.$K$513])*([.A300]-[.$A$513])" office:value-type="float" office:value="-3.57031031590719" calcext:value-type="float">
            <text:p>-3.57031031590719</text:p>
          </table:table-cell>
          <table:table-cell/>
          <table:table-cell table:formula="of:=(([.$M$515]*[.A300]+[.$L$515])-([.J300]))*(([.$M$515]*[.A300]+[.$L$515])-([.J300]))" office:value-type="float" office:value="89.9222855586234" calcext:value-type="float">
            <text:p>89.9222855586234</text:p>
          </table:table-cell>
          <table:table-cell table:formula="of:=SUM([.Q271:.Q300])" office:value-type="float" office:value="2878.61785008559" calcext:value-type="float">
            <text:p>2878.617850085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1]-[.$J$513])*([.A301]-[.$A$513])" office:value-type="float" office:value="-268.772714565278" calcext:value-type="float">
            <text:p>-268.772714565278</text:p>
          </table:table-cell>
          <table:table-cell table:formula="of:=([.A301]-[.$A$513])*([.A301]-[.$A$513])" office:value-type="float" office:value="1936" calcext:value-type="float">
            <text:p>1936</text:p>
          </table:table-cell>
          <table:table-cell table:formula="of:=([.K301]-[.$K$513])*([.A301]-[.$A$513])" office:value-type="float" office:value="-3.65334078837014" calcext:value-type="float">
            <text:p>-3.65334078837014</text:p>
          </table:table-cell>
          <table:table-cell/>
          <table:table-cell table:formula="of:=(([.$M$515]*[.A301]+[.$L$515])-([.J301]))*(([.$M$515]*[.A301]+[.$L$515])-([.J301]))" office:value-type="float" office:value="85.9115556600353" calcext:value-type="float">
            <text:p>85.9115556600353</text:p>
          </table:table-cell>
          <table:table-cell table:formula="of:=SUM([.Q272:.Q301])" office:value-type="float" office:value="2850.35004818566" calcext:value-type="float">
            <text:p>2850.350048185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20-10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2]-[.$J$513])*([.A302]-[.$A$513])" office:value-type="float" office:value="-294.166899636567" calcext:value-type="float">
            <text:p>-294.166899636567</text:p>
          </table:table-cell>
          <table:table-cell table:formula="of:=([.A302]-[.$A$513])*([.A302]-[.$A$513])" office:value-type="float" office:value="2025" calcext:value-type="float">
            <text:p>2025</text:p>
          </table:table-cell>
          <table:table-cell table:formula="of:=([.K302]-[.$K$513])*([.A302]-[.$A$513])" office:value-type="float" office:value="-3.7363712608331" calcext:value-type="float">
            <text:p>-3.7363712608331</text:p>
          </table:table-cell>
          <table:table-cell/>
          <table:table-cell table:formula="of:=(([.$M$515]*[.A302]+[.$L$515])-([.J302]))*(([.$M$515]*[.A302]+[.$L$515])-([.J302]))" office:value-type="float" office:value="95.4381843731614" calcext:value-type="float">
            <text:p>95.4381843731614</text:p>
          </table:table-cell>
          <table:table-cell table:formula="of:=SUM([.Q273:.Q302])" office:value-type="float" office:value="2839.10557989181" calcext:value-type="float">
            <text:p>2839.105579891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20-10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3]-[.$J$513])*([.A303]-[.$A$513])" office:value-type="float" office:value="-294.132513279285" calcext:value-type="float">
            <text:p>-294.132513279285</text:p>
          </table:table-cell>
          <table:table-cell table:formula="of:=([.A303]-[.$A$513])*([.A303]-[.$A$513])" office:value-type="float" office:value="2116" calcext:value-type="float">
            <text:p>2116</text:p>
          </table:table-cell>
          <table:table-cell table:formula="of:=([.K303]-[.$K$513])*([.A303]-[.$A$513])" office:value-type="float" office:value="-3.81940173329606" calcext:value-type="float">
            <text:p>-3.81940173329606</text:p>
          </table:table-cell>
          <table:table-cell/>
          <table:table-cell table:formula="of:=(([.$M$515]*[.A303]+[.$L$515])-([.J303]))*(([.$M$515]*[.A303]+[.$L$515])-([.J303]))" office:value-type="float" office:value="94.0554031936333" calcext:value-type="float">
            <text:p>94.0554031936333</text:p>
          </table:table-cell>
          <table:table-cell table:formula="of:=SUM([.Q274:.Q303])" office:value-type="float" office:value="2869.608441094" calcext:value-type="float">
            <text:p>2869.6084410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20-10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4]-[.$J$513])*([.A304]-[.$A$513])" office:value-type="float" office:value="-300.526698350573" calcext:value-type="float">
            <text:p>-300.526698350573</text:p>
          </table:table-cell>
          <table:table-cell table:formula="of:=([.A304]-[.$A$513])*([.A304]-[.$A$513])" office:value-type="float" office:value="2209" calcext:value-type="float">
            <text:p>2209</text:p>
          </table:table-cell>
          <table:table-cell table:formula="of:=([.K304]-[.$K$513])*([.A304]-[.$A$513])" office:value-type="float" office:value="-3.90243220575902" calcext:value-type="float">
            <text:p>-3.90243220575902</text:p>
          </table:table-cell>
          <table:table-cell/>
          <table:table-cell table:formula="of:=(([.$M$515]*[.A304]+[.$L$515])-([.J304]))*(([.$M$515]*[.A304]+[.$L$515])-([.J304]))" office:value-type="float" office:value="95.453745411577" calcext:value-type="float">
            <text:p>95.453745411577</text:p>
          </table:table-cell>
          <table:table-cell table:formula="of:=SUM([.Q275:.Q304])" office:value-type="float" office:value="2900.35928158735" calcext:value-type="float">
            <text:p>2900.359281587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5]-[.$J$513])*([.A305]-[.$A$513])" office:value-type="float" office:value="-368.635169136148" calcext:value-type="float">
            <text:p>-368.635169136148</text:p>
          </table:table-cell>
          <table:table-cell table:formula="of:=([.A305]-[.$A$513])*([.A305]-[.$A$513])" office:value-type="float" office:value="2304" calcext:value-type="float">
            <text:p>2304</text:p>
          </table:table-cell>
          <table:table-cell table:formula="of:=([.K305]-[.$K$513])*([.A305]-[.$A$513])" office:value-type="float" office:value="-3.98546267822197" calcext:value-type="float">
            <text:p>-3.98546267822197</text:p>
          </table:table-cell>
          <table:table-cell/>
          <table:table-cell table:formula="of:=(([.$M$515]*[.A305]+[.$L$515])-([.J305]))*(([.$M$515]*[.A305]+[.$L$515])-([.J305]))" office:value-type="float" office:value="123.823132829863" calcext:value-type="float">
            <text:p>123.823132829863</text:p>
          </table:table-cell>
          <table:table-cell table:formula="of:=SUM([.Q276:.Q305])" office:value-type="float" office:value="2958.31882840242" calcext:value-type="float">
            <text:p>2958.318828402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6]-[.$J$513])*([.A306]-[.$A$513])" office:value-type="float" office:value="-432.315068493151" calcext:value-type="float">
            <text:p>-432.315068493151</text:p>
          </table:table-cell>
          <table:table-cell table:formula="of:=([.A306]-[.$A$513])*([.A306]-[.$A$513])" office:value-type="float" office:value="2401" calcext:value-type="float">
            <text:p>2401</text:p>
          </table:table-cell>
          <table:table-cell table:formula="of:=([.K306]-[.$K$513])*([.A306]-[.$A$513])" office:value-type="float" office:value="-4.06849315068493" calcext:value-type="float">
            <text:p>-4.06849315068493</text:p>
          </table:table-cell>
          <table:table-cell/>
          <table:table-cell table:formula="of:=(([.$M$515]*[.A306]+[.$L$515])-([.J306]))*(([.$M$515]*[.A306]+[.$L$515])-([.J306]))" office:value-type="float" office:value="152.331585168609" calcext:value-type="float">
            <text:p>152.331585168609</text:p>
          </table:table-cell>
          <table:table-cell table:formula="of:=SUM([.Q277:.Q306])" office:value-type="float" office:value="3045.93469587847" calcext:value-type="float">
            <text:p>3045.934695878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20-11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7]-[.$J$513])*([.A307]-[.$A$513])" office:value-type="float" office:value="-362.566396421582" calcext:value-type="float">
            <text:p>-362.566396421582</text:p>
          </table:table-cell>
          <table:table-cell table:formula="of:=([.A307]-[.$A$513])*([.A307]-[.$A$513])" office:value-type="float" office:value="2500" calcext:value-type="float">
            <text:p>2500</text:p>
          </table:table-cell>
          <table:table-cell table:formula="of:=([.K307]-[.$K$513])*([.A307]-[.$A$513])" office:value-type="float" office:value="-4.15152362314789" calcext:value-type="float">
            <text:p>-4.15152362314789</text:p>
          </table:table-cell>
          <table:table-cell/>
          <table:table-cell table:formula="of:=(([.$M$515]*[.A307]+[.$L$515])-([.J307]))*(([.$M$515]*[.A307]+[.$L$515])-([.J307]))" office:value-type="float" office:value="117.563415377556" calcext:value-type="float">
            <text:p>117.563415377556</text:p>
          </table:table-cell>
          <table:table-cell table:formula="of:=SUM([.Q278:.Q307])" office:value-type="float" office:value="3097.6215980616" calcext:value-type="float">
            <text:p>3097.62159806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20-11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8]-[.$J$513])*([.A308]-[.$A$513])" office:value-type="float" office:value="-311.5320100643" calcext:value-type="float">
            <text:p>-311.5320100643</text:p>
          </table:table-cell>
          <table:table-cell table:formula="of:=([.A308]-[.$A$513])*([.A308]-[.$A$513])" office:value-type="float" office:value="2601" calcext:value-type="float">
            <text:p>2601</text:p>
          </table:table-cell>
          <table:table-cell table:formula="of:=([.K308]-[.$K$513])*([.A308]-[.$A$513])" office:value-type="float" office:value="-4.23455409561085" calcext:value-type="float">
            <text:p>-4.23455409561085</text:p>
          </table:table-cell>
          <table:table-cell/>
          <table:table-cell table:formula="of:=(([.$M$515]*[.A308]+[.$L$515])-([.J308]))*(([.$M$515]*[.A308]+[.$L$515])-([.J308]))" office:value-type="float" office:value="95.4848712939004" calcext:value-type="float">
            <text:p>95.4848712939004</text:p>
          </table:table-cell>
          <table:table-cell table:formula="of:=SUM([.Q279:.Q308])" office:value-type="float" office:value="3113.85112193788" calcext:value-type="float">
            <text:p>3113.851121937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20-11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09]-[.$J$513])*([.A309]-[.$A$513])" office:value-type="float" office:value="-295.35476656416" calcext:value-type="float">
            <text:p>-295.35476656416</text:p>
          </table:table-cell>
          <table:table-cell table:formula="of:=([.A309]-[.$A$513])*([.A309]-[.$A$513])" office:value-type="float" office:value="2704" calcext:value-type="float">
            <text:p>2704</text:p>
          </table:table-cell>
          <table:table-cell table:formula="of:=([.K309]-[.$K$513])*([.A309]-[.$A$513])" office:value-type="float" office:value="-4.31758456807381" calcext:value-type="float">
            <text:p>-4.31758456807381</text:p>
          </table:table-cell>
          <table:table-cell/>
          <table:table-cell table:formula="of:=(([.$M$515]*[.A309]+[.$L$515])-([.J309]))*(([.$M$515]*[.A309]+[.$L$515])-([.J309]))" office:value-type="float" office:value="88.6401801070509" calcext:value-type="float">
            <text:p>88.6401801070509</text:p>
          </table:table-cell>
          <table:table-cell table:formula="of:=SUM([.Q280:.Q309])" office:value-type="float" office:value="3116.74206673931" calcext:value-type="float">
            <text:p>3116.742066739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20-11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0]-[.$J$513])*([.A310]-[.$A$513])" office:value-type="float" office:value="-308.606094492592" calcext:value-type="float">
            <text:p>-308.606094492592</text:p>
          </table:table-cell>
          <table:table-cell table:formula="of:=([.A310]-[.$A$513])*([.A310]-[.$A$513])" office:value-type="float" office:value="2809" calcext:value-type="float">
            <text:p>2809</text:p>
          </table:table-cell>
          <table:table-cell table:formula="of:=([.K310]-[.$K$513])*([.A310]-[.$A$513])" office:value-type="float" office:value="-4.40061504053676" calcext:value-type="float">
            <text:p>-4.40061504053676</text:p>
          </table:table-cell>
          <table:table-cell/>
          <table:table-cell table:formula="of:=(([.$M$515]*[.A310]+[.$L$515])-([.J310]))*(([.$M$515]*[.A310]+[.$L$515])-([.J310]))" office:value-type="float" office:value="92.7287207417672" calcext:value-type="float">
            <text:p>92.7287207417672</text:p>
          </table:table-cell>
          <table:table-cell table:formula="of:=SUM([.Q281:.Q310])" office:value-type="float" office:value="3074.50147565501" calcext:value-type="float">
            <text:p>3074.501475655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20-11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1]-[.$J$513])*([.A311]-[.$A$513])" office:value-type="float" office:value="-291.285993849595" calcext:value-type="float">
            <text:p>-291.285993849595</text:p>
          </table:table-cell>
          <table:table-cell table:formula="of:=([.A311]-[.$A$513])*([.A311]-[.$A$513])" office:value-type="float" office:value="2916" calcext:value-type="float">
            <text:p>2916</text:p>
          </table:table-cell>
          <table:table-cell table:formula="of:=([.K311]-[.$K$513])*([.A311]-[.$A$513])" office:value-type="float" office:value="-4.48364551299972" calcext:value-type="float">
            <text:p>-4.48364551299972</text:p>
          </table:table-cell>
          <table:table-cell/>
          <table:table-cell table:formula="of:=(([.$M$515]*[.A311]+[.$L$515])-([.J311]))*(([.$M$515]*[.A311]+[.$L$515])-([.J311]))" office:value-type="float" office:value="85.9853883792136" calcext:value-type="float">
            <text:p>85.9853883792136</text:p>
          </table:table-cell>
          <table:table-cell table:formula="of:=SUM([.Q282:.Q311])" office:value-type="float" office:value="3023.84347953789" calcext:value-type="float">
            <text:p>3023.8434795378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2]-[.$J$513])*([.A312]-[.$A$513])" office:value-type="float" office:value="-320.251607492312" calcext:value-type="float">
            <text:p>-320.251607492312</text:p>
          </table:table-cell>
          <table:table-cell table:formula="of:=([.A312]-[.$A$513])*([.A312]-[.$A$513])" office:value-type="float" office:value="3025" calcext:value-type="float">
            <text:p>3025</text:p>
          </table:table-cell>
          <table:table-cell table:formula="of:=([.K312]-[.$K$513])*([.A312]-[.$A$513])" office:value-type="float" office:value="-4.56667598546268" calcext:value-type="float">
            <text:p>-4.56667598546268</text:p>
          </table:table-cell>
          <table:table-cell/>
          <table:table-cell table:formula="of:=(([.$M$515]*[.A312]+[.$L$515])-([.J312]))*(([.$M$515]*[.A312]+[.$L$515])-([.J312]))" office:value-type="float" office:value="95.5160022502135" calcext:value-type="float">
            <text:p>95.5160022502135</text:p>
          </table:table-cell>
          <table:table-cell table:formula="of:=SUM([.Q283:.Q312])" office:value-type="float" office:value="2984.37166482988" calcext:value-type="float">
            <text:p>2984.371664829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3]-[.$J$513])*([.A313]-[.$A$513])" office:value-type="float" office:value="-326.074363992173" calcext:value-type="float">
            <text:p>-326.074363992173</text:p>
          </table:table-cell>
          <table:table-cell table:formula="of:=([.A313]-[.$A$513])*([.A313]-[.$A$513])" office:value-type="float" office:value="3136" calcext:value-type="float">
            <text:p>3136</text:p>
          </table:table-cell>
          <table:table-cell table:formula="of:=([.K313]-[.$K$513])*([.A313]-[.$A$513])" office:value-type="float" office:value="-4.64970645792564" calcext:value-type="float">
            <text:p>-4.64970645792564</text:p>
          </table:table-cell>
          <table:table-cell/>
          <table:table-cell table:formula="of:=(([.$M$515]*[.A313]+[.$L$515])-([.J313]))*(([.$M$515]*[.A313]+[.$L$515])-([.J313]))" office:value-type="float" office:value="96.9251202591419" calcext:value-type="float">
            <text:p>96.9251202591419</text:p>
          </table:table-cell>
          <table:table-cell table:formula="of:=SUM([.Q284:.Q313])" office:value-type="float" office:value="2957.66853903984" calcext:value-type="float">
            <text:p>2957.668539039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20-11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4]-[.$J$513])*([.A314]-[.$A$513])" office:value-type="float" office:value="-405.182834777747" calcext:value-type="float">
            <text:p>-405.182834777747</text:p>
          </table:table-cell>
          <table:table-cell table:formula="of:=([.A314]-[.$A$513])*([.A314]-[.$A$513])" office:value-type="float" office:value="3249" calcext:value-type="float">
            <text:p>3249</text:p>
          </table:table-cell>
          <table:table-cell table:formula="of:=([.K314]-[.$K$513])*([.A314]-[.$A$513])" office:value-type="float" office:value="-4.73273693038859" calcext:value-type="float">
            <text:p>-4.73273693038859</text:p>
          </table:table-cell>
          <table:table-cell/>
          <table:table-cell table:formula="of:=(([.$M$515]*[.A314]+[.$L$515])-([.J314]))*(([.$M$515]*[.A314]+[.$L$515])-([.J314]))" office:value-type="float" office:value="125.498172392573" calcext:value-type="float">
            <text:p>125.498172392573</text:p>
          </table:table-cell>
          <table:table-cell table:formula="of:=SUM([.Q285:.Q314])" office:value-type="float" office:value="2964.24907277687" calcext:value-type="float">
            <text:p>2964.2490727768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20-11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5]-[.$J$513])*([.A315]-[.$A$513])" office:value-type="float" office:value="-420.577019849036" calcext:value-type="float">
            <text:p>-420.577019849036</text:p>
          </table:table-cell>
          <table:table-cell table:formula="of:=([.A315]-[.$A$513])*([.A315]-[.$A$513])" office:value-type="float" office:value="3364" calcext:value-type="float">
            <text:p>3364</text:p>
          </table:table-cell>
          <table:table-cell table:formula="of:=([.K315]-[.$K$513])*([.A315]-[.$A$513])" office:value-type="float" office:value="-4.81576740285155" calcext:value-type="float">
            <text:p>-4.81576740285155</text:p>
          </table:table-cell>
          <table:table-cell/>
          <table:table-cell table:formula="of:=(([.$M$515]*[.A315]+[.$L$515])-([.J315]))*(([.$M$515]*[.A315]+[.$L$515])-([.J315]))" office:value-type="float" office:value="130.354296156291" calcext:value-type="float">
            <text:p>130.354296156291</text:p>
          </table:table-cell>
          <table:table-cell table:formula="of:=SUM([.Q286:.Q315])" office:value-type="float" office:value="2980.30484193257" calcext:value-type="float">
            <text:p>2980.304841932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20-11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6" calcext:value-type="float">
            <text:p>26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42857142857143" calcext:value-type="float">
            <text:p>6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6]-[.$J$513])*([.A316]-[.$A$513])" office:value-type="float" office:value="-242.399776348896" calcext:value-type="float">
            <text:p>-242.399776348896</text:p>
          </table:table-cell>
          <table:table-cell table:formula="of:=([.A316]-[.$A$513])*([.A316]-[.$A$513])" office:value-type="float" office:value="3481" calcext:value-type="float">
            <text:p>3481</text:p>
          </table:table-cell>
          <table:table-cell table:formula="of:=([.K316]-[.$K$513])*([.A316]-[.$A$513])" office:value-type="float" office:value="-4.89879787531451" calcext:value-type="float">
            <text:p>-4.89879787531451</text:p>
          </table:table-cell>
          <table:table-cell/>
          <table:table-cell table:formula="of:=(([.$M$515]*[.A316]+[.$L$515])-([.J316]))*(([.$M$515]*[.A316]+[.$L$515])-([.J316]))" office:value-type="float" office:value="69.6598927511888" calcext:value-type="float">
            <text:p>69.6598927511888</text:p>
          </table:table-cell>
          <table:table-cell table:formula="of:=SUM([.Q287:.Q316])" office:value-type="float" office:value="2934.1252415727" calcext:value-type="float">
            <text:p>2934.12524157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20-11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7]-[.$J$513])*([.A317]-[.$A$513])" office:value-type="float" office:value="-263.651104277328" calcext:value-type="float">
            <text:p>-263.651104277328</text:p>
          </table:table-cell>
          <table:table-cell table:formula="of:=([.A317]-[.$A$513])*([.A317]-[.$A$513])" office:value-type="float" office:value="3600" calcext:value-type="float">
            <text:p>3600</text:p>
          </table:table-cell>
          <table:table-cell table:formula="of:=([.K317]-[.$K$513])*([.A317]-[.$A$513])" office:value-type="float" office:value="-4.98182834777747" calcext:value-type="float">
            <text:p>-4.98182834777747</text:p>
          </table:table-cell>
          <table:table-cell/>
          <table:table-cell table:formula="of:=(([.$M$515]*[.A317]+[.$L$515])-([.J317]))*(([.$M$515]*[.A317]+[.$L$515])-([.J317]))" office:value-type="float" office:value="75.7559825898333" calcext:value-type="float">
            <text:p>75.7559825898333</text:p>
          </table:table-cell>
          <table:table-cell table:formula="of:=SUM([.Q288:.Q317])" office:value-type="float" office:value="2898.60007266656" calcext:value-type="float">
            <text:p>2898.600072666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20-11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8]-[.$J$513])*([.A318]-[.$A$513])" office:value-type="float" office:value="-268.045289348617" calcext:value-type="float">
            <text:p>-268.045289348617</text:p>
          </table:table-cell>
          <table:table-cell table:formula="of:=([.A318]-[.$A$513])*([.A318]-[.$A$513])" office:value-type="float" office:value="3721" calcext:value-type="float">
            <text:p>3721</text:p>
          </table:table-cell>
          <table:table-cell table:formula="of:=([.K318]-[.$K$513])*([.A318]-[.$A$513])" office:value-type="float" office:value="-5.06485882024043" calcext:value-type="float">
            <text:p>-5.06485882024043</text:p>
          </table:table-cell>
          <table:table-cell/>
          <table:table-cell table:formula="of:=(([.$M$515]*[.A318]+[.$L$515])-([.J318]))*(([.$M$515]*[.A318]+[.$L$515])-([.J318]))" office:value-type="float" office:value="77.0114721046609" calcext:value-type="float">
            <text:p>77.0114721046609</text:p>
          </table:table-cell>
          <table:table-cell table:formula="of:=SUM([.Q289:.Q318])" office:value-type="float" office:value="2885.77986068855" calcext:value-type="float">
            <text:p>2885.779860688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19]-[.$J$513])*([.A319]-[.$A$513])" office:value-type="float" office:value="-192.725188705619" calcext:value-type="float">
            <text:p>-192.725188705619</text:p>
          </table:table-cell>
          <table:table-cell table:formula="of:=([.A319]-[.$A$513])*([.A319]-[.$A$513])" office:value-type="float" office:value="3844" calcext:value-type="float">
            <text:p>3844</text:p>
          </table:table-cell>
          <table:table-cell table:formula="of:=([.K319]-[.$K$513])*([.A319]-[.$A$513])" office:value-type="float" office:value="-5.14788929270338" calcext:value-type="float">
            <text:p>-5.14788929270338</text:p>
          </table:table-cell>
          <table:table-cell/>
          <table:table-cell table:formula="of:=(([.$M$515]*[.A319]+[.$L$515])-([.J319]))*(([.$M$515]*[.A319]+[.$L$515])-([.J319]))" office:value-type="float" office:value="57.1797686272929" calcext:value-type="float">
            <text:p>57.1797686272929</text:p>
          </table:table-cell>
          <table:table-cell table:formula="of:=SUM([.Q290:.Q319])" office:value-type="float" office:value="2854.46934567067" calcext:value-type="float">
            <text:p>2854.469345670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6" calcext:value-type="float">
            <text:p>16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0]-[.$J$513])*([.A320]-[.$A$513])" office:value-type="float" office:value="-51.8336594911943" calcext:value-type="float">
            <text:p>-51.8336594911943</text:p>
          </table:table-cell>
          <table:table-cell table:formula="of:=([.A320]-[.$A$513])*([.A320]-[.$A$513])" office:value-type="float" office:value="3969" calcext:value-type="float">
            <text:p>3969</text:p>
          </table:table-cell>
          <table:table-cell table:formula="of:=([.K320]-[.$K$513])*([.A320]-[.$A$513])" office:value-type="float" office:value="-5.23091976516634" calcext:value-type="float">
            <text:p>-5.23091976516634</text:p>
          </table:table-cell>
          <table:table-cell/>
          <table:table-cell table:formula="of:=(([.$M$515]*[.A320]+[.$L$515])-([.J320]))*(([.$M$515]*[.A320]+[.$L$515])-([.J320]))" office:value-type="float" office:value="28.5994249198324" calcext:value-type="float">
            <text:p>28.5994249198324</text:p>
          </table:table-cell>
          <table:table-cell table:formula="of:=SUM([.Q291:.Q320])" office:value-type="float" office:value="2779.17070792487" calcext:value-type="float">
            <text:p>2779.170707924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57142857142857" calcext:value-type="float">
            <text:p>9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1]-[.$J$513])*([.A321]-[.$A$513])" office:value-type="float" office:value="-61.7992731339115" calcext:value-type="float">
            <text:p>-61.7992731339115</text:p>
          </table:table-cell>
          <table:table-cell table:formula="of:=([.A321]-[.$A$513])*([.A321]-[.$A$513])" office:value-type="float" office:value="4096" calcext:value-type="float">
            <text:p>4096</text:p>
          </table:table-cell>
          <table:table-cell table:formula="of:=([.K321]-[.$K$513])*([.A321]-[.$A$513])" office:value-type="float" office:value="-5.3139502376293" calcext:value-type="float">
            <text:p>-5.3139502376293</text:p>
          </table:table-cell>
          <table:table-cell/>
          <table:table-cell table:formula="of:=(([.$M$515]*[.A321]+[.$L$515])-([.J321]))*(([.$M$515]*[.A321]+[.$L$515])-([.J321]))" office:value-type="float" office:value="30.9417058311739" calcext:value-type="float">
            <text:p>30.9417058311739</text:p>
          </table:table-cell>
          <table:table-cell table:formula="of:=SUM([.Q292:.Q321])" office:value-type="float" office:value="2704.74492573681" calcext:value-type="float">
            <text:p>2704.744925736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20-11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2]-[.$J$513])*([.A322]-[.$A$513])" office:value-type="float" office:value="-109.1934582052" calcext:value-type="float">
            <text:p>-109.1934582052</text:p>
          </table:table-cell>
          <table:table-cell table:formula="of:=([.A322]-[.$A$513])*([.A322]-[.$A$513])" office:value-type="float" office:value="4225" calcext:value-type="float">
            <text:p>4225</text:p>
          </table:table-cell>
          <table:table-cell table:formula="of:=([.K322]-[.$K$513])*([.A322]-[.$A$513])" office:value-type="float" office:value="-5.39698071009226" calcext:value-type="float">
            <text:p>-5.39698071009226</text:p>
          </table:table-cell>
          <table:table-cell/>
          <table:table-cell table:formula="of:=(([.$M$515]*[.A322]+[.$L$515])-([.J322]))*(([.$M$515]*[.A322]+[.$L$515])-([.J322]))" office:value-type="float" office:value="40.3052223957506" calcext:value-type="float">
            <text:p>40.3052223957506</text:p>
          </table:table-cell>
          <table:table-cell table:formula="of:=SUM([.Q293:.Q322])" office:value-type="float" office:value="2655.18826863189" calcext:value-type="float">
            <text:p>2655.188268631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20-11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3]-[.$J$513])*([.A323]-[.$A$513])" office:value-type="float" office:value="-242.873357562203" calcext:value-type="float">
            <text:p>-242.873357562203</text:p>
          </table:table-cell>
          <table:table-cell table:formula="of:=([.A323]-[.$A$513])*([.A323]-[.$A$513])" office:value-type="float" office:value="4356" calcext:value-type="float">
            <text:p>4356</text:p>
          </table:table-cell>
          <table:table-cell table:formula="of:=([.K323]-[.$K$513])*([.A323]-[.$A$513])" office:value-type="float" office:value="-5.48001118255522" calcext:value-type="float">
            <text:p>-5.48001118255522</text:p>
          </table:table-cell>
          <table:table-cell/>
          <table:table-cell table:formula="of:=(([.$M$515]*[.A323]+[.$L$515])-([.J323]))*(([.$M$515]*[.A323]+[.$L$515])-([.J323]))" office:value-type="float" office:value="70.9042507398645" calcext:value-type="float">
            <text:p>70.9042507398645</text:p>
          </table:table-cell>
          <table:table-cell table:formula="of:=SUM([.Q294:.Q323])" office:value-type="float" office:value="2647.99833051069" calcext:value-type="float">
            <text:p>2647.998330510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20-11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4]-[.$J$513])*([.A324]-[.$A$513])" office:value-type="float" office:value="-217.83897120492" calcext:value-type="float">
            <text:p>-217.83897120492</text:p>
          </table:table-cell>
          <table:table-cell table:formula="of:=([.A324]-[.$A$513])*([.A324]-[.$A$513])" office:value-type="float" office:value="4489" calcext:value-type="float">
            <text:p>4489</text:p>
          </table:table-cell>
          <table:table-cell table:formula="of:=([.K324]-[.$K$513])*([.A324]-[.$A$513])" office:value-type="float" office:value="-5.56304165501817" calcext:value-type="float">
            <text:p>-5.56304165501817</text:p>
          </table:table-cell>
          <table:table-cell/>
          <table:table-cell table:formula="of:=(([.$M$515]*[.A324]+[.$L$515])-([.J324]))*(([.$M$515]*[.A324]+[.$L$515])-([.J324]))" office:value-type="float" office:value="65.0236048257931" calcext:value-type="float">
            <text:p>65.0236048257931</text:p>
          </table:table-cell>
          <table:table-cell table:formula="of:=SUM([.Q295:.Q324])" office:value-type="float" office:value="2628.48066471001" calcext:value-type="float">
            <text:p>2628.480664710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20-11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5]-[.$J$513])*([.A325]-[.$A$513])" office:value-type="float" office:value="-240.518870561924" calcext:value-type="float">
            <text:p>-240.518870561924</text:p>
          </table:table-cell>
          <table:table-cell table:formula="of:=([.A325]-[.$A$513])*([.A325]-[.$A$513])" office:value-type="float" office:value="4624" calcext:value-type="float">
            <text:p>4624</text:p>
          </table:table-cell>
          <table:table-cell table:formula="of:=([.K325]-[.$K$513])*([.A325]-[.$A$513])" office:value-type="float" office:value="-5.64607212748113" calcext:value-type="float">
            <text:p>-5.64607212748113</text:p>
          </table:table-cell>
          <table:table-cell/>
          <table:table-cell table:formula="of:=(([.$M$515]*[.A325]+[.$L$515])-([.J325]))*(([.$M$515]*[.A325]+[.$L$515])-([.J325]))" office:value-type="float" office:value="70.9176634476178" calcext:value-type="float">
            <text:p>70.9176634476178</text:p>
          </table:table-cell>
          <table:table-cell table:formula="of:=SUM([.Q296:.Q325])" office:value-type="float" office:value="2599.78305357174" calcext:value-type="float">
            <text:p>2599.783053571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85714285714286" calcext:value-type="float">
            <text:p>5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6]-[.$J$513])*([.A326]-[.$A$513])" office:value-type="float" office:value="-322.913055633212" calcext:value-type="float">
            <text:p>-322.913055633212</text:p>
          </table:table-cell>
          <table:table-cell table:formula="of:=([.A326]-[.$A$513])*([.A326]-[.$A$513])" office:value-type="float" office:value="4761" calcext:value-type="float">
            <text:p>4761</text:p>
          </table:table-cell>
          <table:table-cell table:formula="of:=([.K326]-[.$K$513])*([.A326]-[.$A$513])" office:value-type="float" office:value="-5.72910259994409" calcext:value-type="float">
            <text:p>-5.72910259994409</text:p>
          </table:table-cell>
          <table:table-cell/>
          <table:table-cell table:formula="of:=(([.$M$515]*[.A326]+[.$L$515])-([.J326]))*(([.$M$515]*[.A326]+[.$L$515])-([.J326]))" office:value-type="float" office:value="92.8514648221907" calcext:value-type="float">
            <text:p>92.8514648221907</text:p>
          </table:table-cell>
          <table:table-cell table:formula="of:=SUM([.Q297:.Q326])" office:value-type="float" office:value="2594.43207059712" calcext:value-type="float">
            <text:p>2594.432070597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7]-[.$J$513])*([.A327]-[.$A$513])" office:value-type="float" office:value="-477.592954990216" calcext:value-type="float">
            <text:p>-477.592954990216</text:p>
          </table:table-cell>
          <table:table-cell table:formula="of:=([.A327]-[.$A$513])*([.A327]-[.$A$513])" office:value-type="float" office:value="4900" calcext:value-type="float">
            <text:p>4900</text:p>
          </table:table-cell>
          <table:table-cell table:formula="of:=([.K327]-[.$K$513])*([.A327]-[.$A$513])" office:value-type="float" office:value="-5.81213307240705" calcext:value-type="float">
            <text:p>-5.81213307240705</text:p>
          </table:table-cell>
          <table:table-cell/>
          <table:table-cell table:formula="of:=(([.$M$515]*[.A327]+[.$L$515])-([.J327]))*(([.$M$515]*[.A327]+[.$L$515])-([.J327]))" office:value-type="float" office:value="140.437441026061" calcext:value-type="float">
            <text:p>140.437441026061</text:p>
          </table:table-cell>
          <table:table-cell table:formula="of:=SUM([.Q298:.Q327])" office:value-type="float" office:value="2635.23833912548" calcext:value-type="float">
            <text:p>2635.238339125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20-11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8]-[.$J$513])*([.A328]-[.$A$513])" office:value-type="float" office:value="-453.987140061505" calcext:value-type="float">
            <text:p>-453.987140061505</text:p>
          </table:table-cell>
          <table:table-cell table:formula="of:=([.A328]-[.$A$513])*([.A328]-[.$A$513])" office:value-type="float" office:value="5041" calcext:value-type="float">
            <text:p>5041</text:p>
          </table:table-cell>
          <table:table-cell table:formula="of:=([.K328]-[.$K$513])*([.A328]-[.$A$513])" office:value-type="float" office:value="-5.89516354487" calcext:value-type="float">
            <text:p>-5.89516354487</text:p>
          </table:table-cell>
          <table:table-cell/>
          <table:table-cell table:formula="of:=(([.$M$515]*[.A328]+[.$L$515])-([.J328]))*(([.$M$515]*[.A328]+[.$L$515])-([.J328]))" office:value-type="float" office:value="132.109409583302" calcext:value-type="float">
            <text:p>132.109409583302</text:p>
          </table:table-cell>
          <table:table-cell table:formula="of:=SUM([.Q299:.Q328])" office:value-type="float" office:value="2692.96062661196" calcext:value-type="float">
            <text:p>2692.960626611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20-11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29]-[.$J$513])*([.A329]-[.$A$513])" office:value-type="float" office:value="-470.667039418507" calcext:value-type="float">
            <text:p>-470.667039418507</text:p>
          </table:table-cell>
          <table:table-cell table:formula="of:=([.A329]-[.$A$513])*([.A329]-[.$A$513])" office:value-type="float" office:value="5184" calcext:value-type="float">
            <text:p>5184</text:p>
          </table:table-cell>
          <table:table-cell table:formula="of:=([.K329]-[.$K$513])*([.A329]-[.$A$513])" office:value-type="float" office:value="-5.97819401733296" calcext:value-type="float">
            <text:p>-5.97819401733296</text:p>
          </table:table-cell>
          <table:table-cell/>
          <table:table-cell table:formula="of:=(([.$M$515]*[.A329]+[.$L$515])-([.J329]))*(([.$M$515]*[.A329]+[.$L$515])-([.J329]))" office:value-type="float" office:value="137.090603500425" calcext:value-type="float">
            <text:p>137.090603500425</text:p>
          </table:table-cell>
          <table:table-cell table:formula="of:=SUM([.Q300:.Q329])" office:value-type="float" office:value="2754.4199663182" calcext:value-type="float">
            <text:p>2754.41996631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20-11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0]-[.$J$513])*([.A330]-[.$A$513])" office:value-type="float" office:value="-550.204081632653" calcext:value-type="float">
            <text:p>-550.204081632653</text:p>
          </table:table-cell>
          <table:table-cell table:formula="of:=([.A330]-[.$A$513])*([.A330]-[.$A$513])" office:value-type="float" office:value="5329" calcext:value-type="float">
            <text:p>5329</text:p>
          </table:table-cell>
          <table:table-cell table:formula="of:=([.K330]-[.$K$513])*([.A330]-[.$A$513])" office:value-type="float" office:value="-6.06122448979592" calcext:value-type="float">
            <text:p>-6.06122448979592</text:p>
          </table:table-cell>
          <table:table-cell/>
          <table:table-cell table:formula="of:=(([.$M$515]*[.A330]+[.$L$515])-([.J330]))*(([.$M$515]*[.A330]+[.$L$515])-([.J330]))" office:value-type="float" office:value="163.338532929239" calcext:value-type="float">
            <text:p>163.338532929239</text:p>
          </table:table-cell>
          <table:table-cell table:formula="of:=SUM([.Q301:.Q330])" office:value-type="float" office:value="2827.83621368881" calcext:value-type="float">
            <text:p>2827.836213688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20-11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1]-[.$J$513])*([.A331]-[.$A$513])" office:value-type="float" office:value="-494.312552418228" calcext:value-type="float">
            <text:p>-494.312552418228</text:p>
          </table:table-cell>
          <table:table-cell table:formula="of:=([.A331]-[.$A$513])*([.A331]-[.$A$513])" office:value-type="float" office:value="5476" calcext:value-type="float">
            <text:p>5476</text:p>
          </table:table-cell>
          <table:table-cell table:formula="of:=([.K331]-[.$K$513])*([.A331]-[.$A$513])" office:value-type="float" office:value="-6.14425496225888" calcext:value-type="float">
            <text:p>-6.14425496225888</text:p>
          </table:table-cell>
          <table:table-cell/>
          <table:table-cell table:formula="of:=(([.$M$515]*[.A331]+[.$L$515])-([.J331]))*(([.$M$515]*[.A331]+[.$L$515])-([.J331]))" office:value-type="float" office:value="143.88195245377" calcext:value-type="float">
            <text:p>143.88195245377</text:p>
          </table:table-cell>
          <table:table-cell table:formula="of:=SUM([.Q302:.Q331])" office:value-type="float" office:value="2885.80661048255" calcext:value-type="float">
            <text:p>2885.806610482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20-11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2]-[.$J$513])*([.A332]-[.$A$513])" office:value-type="float" office:value="-425.992451775231" calcext:value-type="float">
            <text:p>-425.992451775231</text:p>
          </table:table-cell>
          <table:table-cell table:formula="of:=([.A332]-[.$A$513])*([.A332]-[.$A$513])" office:value-type="float" office:value="5625" calcext:value-type="float">
            <text:p>5625</text:p>
          </table:table-cell>
          <table:table-cell table:formula="of:=([.K332]-[.$K$513])*([.A332]-[.$A$513])" office:value-type="float" office:value="-6.22728543472184" calcext:value-type="float">
            <text:p>-6.22728543472184</text:p>
          </table:table-cell>
          <table:table-cell/>
          <table:table-cell table:formula="of:=(([.$M$515]*[.A332]+[.$L$515])-([.J332]))*(([.$M$515]*[.A332]+[.$L$515])-([.J332]))" office:value-type="float" office:value="122.476433067092" calcext:value-type="float">
            <text:p>122.476433067092</text:p>
          </table:table-cell>
          <table:table-cell table:formula="of:=SUM([.Q303:.Q332])" office:value-type="float" office:value="2912.84485917648" calcext:value-type="float">
            <text:p>2912.844859176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3]-[.$J$513])*([.A333]-[.$A$513])" office:value-type="float" office:value="-420.815208275091" calcext:value-type="float">
            <text:p>-420.815208275091</text:p>
          </table:table-cell>
          <table:table-cell table:formula="of:=([.A333]-[.$A$513])*([.A333]-[.$A$513])" office:value-type="float" office:value="5776" calcext:value-type="float">
            <text:p>5776</text:p>
          </table:table-cell>
          <table:table-cell table:formula="of:=([.K333]-[.$K$513])*([.A333]-[.$A$513])" office:value-type="float" office:value="-6.31031590718479" calcext:value-type="float">
            <text:p>-6.31031590718479</text:p>
          </table:table-cell>
          <table:table-cell/>
          <table:table-cell table:formula="of:=(([.$M$515]*[.A333]+[.$L$515])-([.J333]))*(([.$M$515]*[.A333]+[.$L$515])-([.J333]))" office:value-type="float" office:value="120.909305305627" calcext:value-type="float">
            <text:p>120.909305305627</text:p>
          </table:table-cell>
          <table:table-cell table:formula="of:=SUM([.Q304:.Q333])" office:value-type="float" office:value="2939.69876128847" calcext:value-type="float">
            <text:p>2939.698761288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4]-[.$J$513])*([.A334]-[.$A$513])" office:value-type="float" office:value="-415.352250489237" calcext:value-type="float">
            <text:p>-415.352250489237</text:p>
          </table:table-cell>
          <table:table-cell table:formula="of:=([.A334]-[.$A$513])*([.A334]-[.$A$513])" office:value-type="float" office:value="5929" calcext:value-type="float">
            <text:p>5929</text:p>
          </table:table-cell>
          <table:table-cell table:formula="of:=([.K334]-[.$K$513])*([.A334]-[.$A$513])" office:value-type="float" office:value="-6.39334637964775" calcext:value-type="float">
            <text:p>-6.39334637964775</text:p>
          </table:table-cell>
          <table:table-cell/>
          <table:table-cell table:formula="of:=(([.$M$515]*[.A334]+[.$L$515])-([.J334]))*(([.$M$515]*[.A334]+[.$L$515])-([.J334]))" office:value-type="float" office:value="119.352268171873" calcext:value-type="float">
            <text:p>119.352268171873</text:p>
          </table:table-cell>
          <table:table-cell table:formula="of:=SUM([.Q305:.Q334])" office:value-type="float" office:value="2963.59728404877" calcext:value-type="float">
            <text:p>2963.5972840487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20-12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5]-[.$J$513])*([.A335]-[.$A$513])" office:value-type="float" office:value="-431.889292703383" calcext:value-type="float">
            <text:p>-431.889292703383</text:p>
          </table:table-cell>
          <table:table-cell table:formula="of:=([.A335]-[.$A$513])*([.A335]-[.$A$513])" office:value-type="float" office:value="6084" calcext:value-type="float">
            <text:p>6084</text:p>
          </table:table-cell>
          <table:table-cell table:formula="of:=([.K335]-[.$K$513])*([.A335]-[.$A$513])" office:value-type="float" office:value="-6.47637685211071" calcext:value-type="float">
            <text:p>-6.47637685211071</text:p>
          </table:table-cell>
          <table:table-cell/>
          <table:table-cell table:formula="of:=(([.$M$515]*[.A335]+[.$L$515])-([.J335]))*(([.$M$515]*[.A335]+[.$L$515])-([.J335]))" office:value-type="float" office:value="124.08913488779" calcext:value-type="float">
            <text:p>124.08913488779</text:p>
          </table:table-cell>
          <table:table-cell table:formula="of:=SUM([.Q306:.Q335])" office:value-type="float" office:value="2963.86328610669" calcext:value-type="float">
            <text:p>2963.863286106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20-12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6]-[.$J$513])*([.A336]-[.$A$513])" office:value-type="float" office:value="-437.426334917529" calcext:value-type="float">
            <text:p>-437.426334917529</text:p>
          </table:table-cell>
          <table:table-cell table:formula="of:=([.A336]-[.$A$513])*([.A336]-[.$A$513])" office:value-type="float" office:value="6241" calcext:value-type="float">
            <text:p>6241</text:p>
          </table:table-cell>
          <table:table-cell table:formula="of:=([.K336]-[.$K$513])*([.A336]-[.$A$513])" office:value-type="float" office:value="-6.55940732457367" calcext:value-type="float">
            <text:p>-6.55940732457367</text:p>
          </table:table-cell>
          <table:table-cell/>
          <table:table-cell table:formula="of:=(([.$M$515]*[.A336]+[.$L$515])-([.J336]))*(([.$M$515]*[.A336]+[.$L$515])-([.J336]))" office:value-type="float" office:value="125.694526933577" calcext:value-type="float">
            <text:p>125.694526933577</text:p>
          </table:table-cell>
          <table:table-cell table:formula="of:=SUM([.Q307:.Q336])" office:value-type="float" office:value="2937.22622787166" calcext:value-type="float">
            <text:p>2937.2262278716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20-12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7]-[.$J$513])*([.A337]-[.$A$513])" office:value-type="float" office:value="-420.106234274532" calcext:value-type="float">
            <text:p>-420.106234274532</text:p>
          </table:table-cell>
          <table:table-cell table:formula="of:=([.A337]-[.$A$513])*([.A337]-[.$A$513])" office:value-type="float" office:value="6400" calcext:value-type="float">
            <text:p>6400</text:p>
          </table:table-cell>
          <table:table-cell table:formula="of:=([.K337]-[.$K$513])*([.A337]-[.$A$513])" office:value-type="float" office:value="-6.64243779703662" calcext:value-type="float">
            <text:p>-6.64243779703662</text:p>
          </table:table-cell>
          <table:table-cell/>
          <table:table-cell table:formula="of:=(([.$M$515]*[.A337]+[.$L$515])-([.J337]))*(([.$M$515]*[.A337]+[.$L$515])-([.J337]))" office:value-type="float" office:value="120.944336189958" calcext:value-type="float">
            <text:p>120.944336189958</text:p>
          </table:table-cell>
          <table:table-cell table:formula="of:=SUM([.Q308:.Q337])" office:value-type="float" office:value="2940.60714868406" calcext:value-type="float">
            <text:p>2940.607148684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20-12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8]-[.$J$513])*([.A338]-[.$A$513])" office:value-type="float" office:value="-506.357562202963" calcext:value-type="float">
            <text:p>-506.357562202963</text:p>
          </table:table-cell>
          <table:table-cell table:formula="of:=([.A338]-[.$A$513])*([.A338]-[.$A$513])" office:value-type="float" office:value="6561" calcext:value-type="float">
            <text:p>6561</text:p>
          </table:table-cell>
          <table:table-cell table:formula="of:=([.K338]-[.$K$513])*([.A338]-[.$A$513])" office:value-type="float" office:value="-6.72546826949958" calcext:value-type="float">
            <text:p>-6.72546826949958</text:p>
          </table:table-cell>
          <table:table-cell/>
          <table:table-cell table:formula="of:=(([.$M$515]*[.A338]+[.$L$515])-([.J338]))*(([.$M$515]*[.A338]+[.$L$515])-([.J338]))" office:value-type="float" office:value="145.667913318431" calcext:value-type="float">
            <text:p>145.667913318431</text:p>
          </table:table-cell>
          <table:table-cell table:formula="of:=SUM([.Q309:.Q338])" office:value-type="float" office:value="2990.79019070859" calcext:value-type="float">
            <text:p>2990.790190708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20-12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39]-[.$J$513])*([.A339]-[.$A$513])" office:value-type="float" office:value="-606.323175845681" calcext:value-type="float">
            <text:p>-606.323175845681</text:p>
          </table:table-cell>
          <table:table-cell table:formula="of:=([.A339]-[.$A$513])*([.A339]-[.$A$513])" office:value-type="float" office:value="6724" calcext:value-type="float">
            <text:p>6724</text:p>
          </table:table-cell>
          <table:table-cell table:formula="of:=([.K339]-[.$K$513])*([.A339]-[.$A$513])" office:value-type="float" office:value="-6.80849874196254" calcext:value-type="float">
            <text:p>-6.80849874196254</text:p>
          </table:table-cell>
          <table:table-cell/>
          <table:table-cell table:formula="of:=(([.$M$515]*[.A339]+[.$L$515])-([.J339]))*(([.$M$515]*[.A339]+[.$L$515])-([.J339]))" office:value-type="float" office:value="176.464130453466" calcext:value-type="float">
            <text:p>176.464130453466</text:p>
          </table:table-cell>
          <table:table-cell table:formula="of:=SUM([.Q310:.Q339])" office:value-type="float" office:value="3078.61414105501" calcext:value-type="float">
            <text:p>3078.614141055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0]-[.$J$513])*([.A340]-[.$A$513])" office:value-type="float" office:value="-590.003075202684" calcext:value-type="float">
            <text:p>-590.003075202684</text:p>
          </table:table-cell>
          <table:table-cell table:formula="of:=([.A340]-[.$A$513])*([.A340]-[.$A$513])" office:value-type="float" office:value="6889" calcext:value-type="float">
            <text:p>6889</text:p>
          </table:table-cell>
          <table:table-cell table:formula="of:=([.K340]-[.$K$513])*([.A340]-[.$A$513])" office:value-type="float" office:value="-6.8915292144255" calcext:value-type="float">
            <text:p>-6.8915292144255</text:p>
          </table:table-cell>
          <table:table-cell/>
          <table:table-cell table:formula="of:=(([.$M$515]*[.A340]+[.$L$515])-([.J340]))*(([.$M$515]*[.A340]+[.$L$515])-([.J340]))" office:value-type="float" office:value="170.827323269645" calcext:value-type="float">
            <text:p>170.827323269645</text:p>
          </table:table-cell>
          <table:table-cell table:formula="of:=SUM([.Q311:.Q340])" office:value-type="float" office:value="3156.71274358289" calcext:value-type="float">
            <text:p>3156.712743582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1]-[.$J$513])*([.A341]-[.$A$513])" office:value-type="float" office:value="-609.111545988258" calcext:value-type="float">
            <text:p>-609.111545988258</text:p>
          </table:table-cell>
          <table:table-cell table:formula="of:=([.A341]-[.$A$513])*([.A341]-[.$A$513])" office:value-type="float" office:value="7056" calcext:value-type="float">
            <text:p>7056</text:p>
          </table:table-cell>
          <table:table-cell table:formula="of:=([.K341]-[.$K$513])*([.A341]-[.$A$513])" office:value-type="float" office:value="-6.97455968688846" calcext:value-type="float">
            <text:p>-6.97455968688846</text:p>
          </table:table-cell>
          <table:table-cell/>
          <table:table-cell table:formula="of:=(([.$M$515]*[.A341]+[.$L$515])-([.J341]))*(([.$M$515]*[.A341]+[.$L$515])-([.J341]))" office:value-type="float" office:value="176.485289740366" calcext:value-type="float">
            <text:p>176.485289740366</text:p>
          </table:table-cell>
          <table:table-cell table:formula="of:=SUM([.Q312:.Q341])" office:value-type="float" office:value="3247.21264494404" calcext:value-type="float">
            <text:p>3247.212644944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20-12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2]-[.$J$513])*([.A342]-[.$A$513])" office:value-type="float" office:value="-652.791445345262" calcext:value-type="float">
            <text:p>-652.791445345262</text:p>
          </table:table-cell>
          <table:table-cell table:formula="of:=([.A342]-[.$A$513])*([.A342]-[.$A$513])" office:value-type="float" office:value="7225" calcext:value-type="float">
            <text:p>7225</text:p>
          </table:table-cell>
          <table:table-cell table:formula="of:=([.K342]-[.$K$513])*([.A342]-[.$A$513])" office:value-type="float" office:value="-7.05759015935141" calcext:value-type="float">
            <text:p>-7.05759015935141</text:p>
          </table:table-cell>
          <table:table-cell/>
          <table:table-cell table:formula="of:=(([.$M$515]*[.A342]+[.$L$515])-([.J342]))*(([.$M$515]*[.A342]+[.$L$515])-([.J342]))" office:value-type="float" office:value="190.031044674291" calcext:value-type="float">
            <text:p>190.031044674291</text:p>
          </table:table-cell>
          <table:table-cell table:formula="of:=SUM([.Q313:.Q342])" office:value-type="float" office:value="3341.72768736812" calcext:value-type="float">
            <text:p>3341.727687368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20-12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3]-[.$J$513])*([.A343]-[.$A$513])" office:value-type="float" office:value="-586.757058987979" calcext:value-type="float">
            <text:p>-586.757058987979</text:p>
          </table:table-cell>
          <table:table-cell table:formula="of:=([.A343]-[.$A$513])*([.A343]-[.$A$513])" office:value-type="float" office:value="7396" calcext:value-type="float">
            <text:p>7396</text:p>
          </table:table-cell>
          <table:table-cell table:formula="of:=([.K343]-[.$K$513])*([.A343]-[.$A$513])" office:value-type="float" office:value="-7.14062063181437" calcext:value-type="float">
            <text:p>-7.14062063181437</text:p>
          </table:table-cell>
          <table:table-cell/>
          <table:table-cell table:formula="of:=(([.$M$515]*[.A343]+[.$L$515])-([.J343]))*(([.$M$515]*[.A343]+[.$L$515])-([.J343]))" office:value-type="float" office:value="168.996326941138" calcext:value-type="float">
            <text:p>168.996326941138</text:p>
          </table:table-cell>
          <table:table-cell table:formula="of:=SUM([.Q314:.Q343])" office:value-type="float" office:value="3413.79889405011" calcext:value-type="float">
            <text:p>3413.798894050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20-12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4]-[.$J$513])*([.A344]-[.$A$513])" office:value-type="float" office:value="-630.865529773553" calcext:value-type="float">
            <text:p>-630.865529773553</text:p>
          </table:table-cell>
          <table:table-cell table:formula="of:=([.A344]-[.$A$513])*([.A344]-[.$A$513])" office:value-type="float" office:value="7569" calcext:value-type="float">
            <text:p>7569</text:p>
          </table:table-cell>
          <table:table-cell table:formula="of:=([.K344]-[.$K$513])*([.A344]-[.$A$513])" office:value-type="float" office:value="-7.22365110427733" calcext:value-type="float">
            <text:p>-7.22365110427733</text:p>
          </table:table-cell>
          <table:table-cell/>
          <table:table-cell table:formula="of:=(([.$M$515]*[.A344]+[.$L$515])-([.J344]))*(([.$M$515]*[.A344]+[.$L$515])-([.J344]))" office:value-type="float" office:value="182.25693707883" calcext:value-type="float">
            <text:p>182.25693707883</text:p>
          </table:table-cell>
          <table:table-cell table:formula="of:=SUM([.Q315:.Q344])" office:value-type="float" office:value="3470.55765873637" calcext:value-type="float">
            <text:p>3470.5576587363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20-12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5]-[.$J$513])*([.A345]-[.$A$513])" office:value-type="float" office:value="-625.545429130557" calcext:value-type="float">
            <text:p>-625.545429130557</text:p>
          </table:table-cell>
          <table:table-cell table:formula="of:=([.A345]-[.$A$513])*([.A345]-[.$A$513])" office:value-type="float" office:value="7744" calcext:value-type="float">
            <text:p>7744</text:p>
          </table:table-cell>
          <table:table-cell table:formula="of:=([.K345]-[.$K$513])*([.A345]-[.$A$513])" office:value-type="float" office:value="-7.30668157674029" calcext:value-type="float">
            <text:p>-7.30668157674029</text:p>
          </table:table-cell>
          <table:table-cell/>
          <table:table-cell table:formula="of:=(([.$M$515]*[.A345]+[.$L$515])-([.J345]))*(([.$M$515]*[.A345]+[.$L$515])-([.J345]))" office:value-type="float" office:value="180.34412582886" calcext:value-type="float">
            <text:p>180.34412582886</text:p>
          </table:table-cell>
          <table:table-cell table:formula="of:=SUM([.Q316:.Q345])" office:value-type="float" office:value="3520.54748840894" calcext:value-type="float">
            <text:p>3520.5474884089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20-12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6]-[.$J$513])*([.A346]-[.$A$513])" office:value-type="float" office:value="-556.368185630417" calcext:value-type="float">
            <text:p>-556.368185630417</text:p>
          </table:table-cell>
          <table:table-cell table:formula="of:=([.A346]-[.$A$513])*([.A346]-[.$A$513])" office:value-type="float" office:value="7921" calcext:value-type="float">
            <text:p>7921</text:p>
          </table:table-cell>
          <table:table-cell table:formula="of:=([.K346]-[.$K$513])*([.A346]-[.$A$513])" office:value-type="float" office:value="-7.38971204920324" calcext:value-type="float">
            <text:p>-7.38971204920324</text:p>
          </table:table-cell>
          <table:table-cell/>
          <table:table-cell table:formula="of:=(([.$M$515]*[.A346]+[.$L$515])-([.J346]))*(([.$M$515]*[.A346]+[.$L$515])-([.J346]))" office:value-type="float" office:value="159.86847188699" calcext:value-type="float">
            <text:p>159.86847188699</text:p>
          </table:table-cell>
          <table:table-cell table:formula="of:=SUM([.Q317:.Q346])" office:value-type="float" office:value="3610.75606754474" calcext:value-type="float">
            <text:p>3610.756067544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7]-[.$J$513])*([.A347]-[.$A$513])" office:value-type="float" office:value="-562.619513558848" calcext:value-type="float">
            <text:p>-562.619513558848</text:p>
          </table:table-cell>
          <table:table-cell table:formula="of:=([.A347]-[.$A$513])*([.A347]-[.$A$513])" office:value-type="float" office:value="8100" calcext:value-type="float">
            <text:p>8100</text:p>
          </table:table-cell>
          <table:table-cell table:formula="of:=([.K347]-[.$K$513])*([.A347]-[.$A$513])" office:value-type="float" office:value="-7.4727425216662" calcext:value-type="float">
            <text:p>-7.4727425216662</text:p>
          </table:table-cell>
          <table:table-cell/>
          <table:table-cell table:formula="of:=(([.$M$515]*[.A347]+[.$L$515])-([.J347]))*(([.$M$515]*[.A347]+[.$L$515])-([.J347]))" office:value-type="float" office:value="161.689973472176" calcext:value-type="float">
            <text:p>161.689973472176</text:p>
          </table:table-cell>
          <table:table-cell table:formula="of:=SUM([.Q318:.Q347])" office:value-type="float" office:value="3696.69005842708" calcext:value-type="float">
            <text:p>3696.6900584270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8]-[.$J$513])*([.A348]-[.$A$513])" office:value-type="float" office:value="-555.87084148728" calcext:value-type="float">
            <text:p>-555.87084148728</text:p>
          </table:table-cell>
          <table:table-cell table:formula="of:=([.A348]-[.$A$513])*([.A348]-[.$A$513])" office:value-type="float" office:value="8281" calcext:value-type="float">
            <text:p>8281</text:p>
          </table:table-cell>
          <table:table-cell table:formula="of:=([.K348]-[.$K$513])*([.A348]-[.$A$513])" office:value-type="float" office:value="-7.55577299412916" calcext:value-type="float">
            <text:p>-7.55577299412916</text:p>
          </table:table-cell>
          <table:table-cell/>
          <table:table-cell table:formula="of:=(([.$M$515]*[.A348]+[.$L$515])-([.J348]))*(([.$M$515]*[.A348]+[.$L$515])-([.J348]))" office:value-type="float" office:value="159.888611674211" calcext:value-type="float">
            <text:p>159.888611674211</text:p>
          </table:table-cell>
          <table:table-cell table:formula="of:=SUM([.Q319:.Q348])" office:value-type="float" office:value="3779.56719799663" calcext:value-type="float">
            <text:p>3779.567197996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20-12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49]-[.$J$513])*([.A349]-[.$A$513])" office:value-type="float" office:value="-509.407883701426" calcext:value-type="float">
            <text:p>-509.407883701426</text:p>
          </table:table-cell>
          <table:table-cell table:formula="of:=([.A349]-[.$A$513])*([.A349]-[.$A$513])" office:value-type="float" office:value="8464" calcext:value-type="float">
            <text:p>8464</text:p>
          </table:table-cell>
          <table:table-cell table:formula="of:=([.K349]-[.$K$513])*([.A349]-[.$A$513])" office:value-type="float" office:value="-7.63880346659212" calcext:value-type="float">
            <text:p>-7.63880346659212</text:p>
          </table:table-cell>
          <table:table-cell/>
          <table:table-cell table:formula="of:=(([.$M$515]*[.A349]+[.$L$515])-([.J349]))*(([.$M$515]*[.A349]+[.$L$515])-([.J349]))" office:value-type="float" office:value="147.503576980936" calcext:value-type="float">
            <text:p>147.503576980936</text:p>
          </table:table-cell>
          <table:table-cell table:formula="of:=SUM([.Q320:.Q349])" office:value-type="float" office:value="3869.89100635028" calcext:value-type="float">
            <text:p>3869.891006350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0]-[.$J$513])*([.A350]-[.$A$513])" office:value-type="float" office:value="-607.944925915572" calcext:value-type="float">
            <text:p>-607.944925915572</text:p>
          </table:table-cell>
          <table:table-cell table:formula="of:=([.A350]-[.$A$513])*([.A350]-[.$A$513])" office:value-type="float" office:value="8649" calcext:value-type="float">
            <text:p>8649</text:p>
          </table:table-cell>
          <table:table-cell table:formula="of:=([.K350]-[.$K$513])*([.A350]-[.$A$513])" office:value-type="float" office:value="-7.72183393905508" calcext:value-type="float">
            <text:p>-7.72183393905508</text:p>
          </table:table-cell>
          <table:table-cell/>
          <table:table-cell table:formula="of:=(([.$M$515]*[.A350]+[.$L$515])-([.J350]))*(([.$M$515]*[.A350]+[.$L$515])-([.J350]))" office:value-type="float" office:value="174.687287069302" calcext:value-type="float">
            <text:p>174.687287069302</text:p>
          </table:table-cell>
          <table:table-cell table:formula="of:=SUM([.Q321:.Q350])" office:value-type="float" office:value="4015.97886849975" calcext:value-type="float">
            <text:p>4015.978868499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20-12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1]-[.$J$513])*([.A351]-[.$A$513])" office:value-type="float" office:value="-668.196253844004" calcext:value-type="float">
            <text:p>-668.196253844004</text:p>
          </table:table-cell>
          <table:table-cell table:formula="of:=([.A351]-[.$A$513])*([.A351]-[.$A$513])" office:value-type="float" office:value="8836" calcext:value-type="float">
            <text:p>8836</text:p>
          </table:table-cell>
          <table:table-cell table:formula="of:=([.K351]-[.$K$513])*([.A351]-[.$A$513])" office:value-type="float" office:value="-7.80486441151803" calcext:value-type="float">
            <text:p>-7.80486441151803</text:p>
          </table:table-cell>
          <table:table-cell/>
          <table:table-cell table:formula="of:=(([.$M$515]*[.A351]+[.$L$515])-([.J351]))*(([.$M$515]*[.A351]+[.$L$515])-([.J351]))" office:value-type="float" office:value="192.104788503435" calcext:value-type="float">
            <text:p>192.104788503435</text:p>
          </table:table-cell>
          <table:table-cell table:formula="of:=SUM([.Q322:.Q351])" office:value-type="float" office:value="4177.14195117201" calcext:value-type="float">
            <text:p>4177.141951172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2]-[.$J$513])*([.A352]-[.$A$513])" office:value-type="float" office:value="-702.447581772436" calcext:value-type="float">
            <text:p>-702.447581772436</text:p>
          </table:table-cell>
          <table:table-cell table:formula="of:=([.A352]-[.$A$513])*([.A352]-[.$A$513])" office:value-type="float" office:value="9025" calcext:value-type="float">
            <text:p>9025</text:p>
          </table:table-cell>
          <table:table-cell table:formula="of:=([.K352]-[.$K$513])*([.A352]-[.$A$513])" office:value-type="float" office:value="-7.88789488398099" calcext:value-type="float">
            <text:p>-7.88789488398099</text:p>
          </table:table-cell>
          <table:table-cell/>
          <table:table-cell table:formula="of:=(([.$M$515]*[.A352]+[.$L$515])-([.J352]))*(([.$M$515]*[.A352]+[.$L$515])-([.J352]))" office:value-type="float" office:value="202.143796021873" calcext:value-type="float">
            <text:p>202.143796021873</text:p>
          </table:table-cell>
          <table:table-cell table:formula="of:=SUM([.Q323:.Q352])" office:value-type="float" office:value="4338.98052479813" calcext:value-type="float">
            <text:p>4338.980524798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3]-[.$J$513])*([.A353]-[.$A$513])" office:value-type="float" office:value="-750.984623986582" calcext:value-type="float">
            <text:p>-750.984623986582</text:p>
          </table:table-cell>
          <table:table-cell table:formula="of:=([.A353]-[.$A$513])*([.A353]-[.$A$513])" office:value-type="float" office:value="9216" calcext:value-type="float">
            <text:p>9216</text:p>
          </table:table-cell>
          <table:table-cell table:formula="of:=([.K353]-[.$K$513])*([.A353]-[.$A$513])" office:value-type="float" office:value="-7.97092535644395" calcext:value-type="float">
            <text:p>-7.97092535644395</text:p>
          </table:table-cell>
          <table:table-cell/>
          <table:table-cell table:formula="of:=(([.$M$515]*[.A353]+[.$L$515])-([.J353]))*(([.$M$515]*[.A353]+[.$L$515])-([.J353]))" office:value-type="float" office:value="216.623245569833" calcext:value-type="float">
            <text:p>216.623245569833</text:p>
          </table:table-cell>
          <table:table-cell table:formula="of:=SUM([.Q324:.Q353])" office:value-type="float" office:value="4484.6995196281" calcext:value-type="float">
            <text:p>4484.69951962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4]-[.$J$513])*([.A354]-[.$A$513])" office:value-type="float" office:value="-800.37880905787" calcext:value-type="float">
            <text:p>-800.37880905787</text:p>
          </table:table-cell>
          <table:table-cell table:formula="of:=([.A354]-[.$A$513])*([.A354]-[.$A$513])" office:value-type="float" office:value="9409" calcext:value-type="float">
            <text:p>9409</text:p>
          </table:table-cell>
          <table:table-cell table:formula="of:=([.K354]-[.$K$513])*([.A354]-[.$A$513])" office:value-type="float" office:value="-8.05395582890691" calcext:value-type="float">
            <text:p>-8.05395582890691</text:p>
          </table:table-cell>
          <table:table-cell/>
          <table:table-cell table:formula="of:=(([.$M$515]*[.A354]+[.$L$515])-([.J354]))*(([.$M$515]*[.A354]+[.$L$515])-([.J354]))" office:value-type="float" office:value="231.603491832244" calcext:value-type="float">
            <text:p>231.603491832244</text:p>
          </table:table-cell>
          <table:table-cell table:formula="of:=SUM([.Q325:.Q354])" office:value-type="float" office:value="4651.27940663455" calcext:value-type="float">
            <text:p>4651.279406634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5]-[.$J$513])*([.A355]-[.$A$513])" office:value-type="float" office:value="-808.630136986301" calcext:value-type="float">
            <text:p>-808.630136986301</text:p>
          </table:table-cell>
          <table:table-cell table:formula="of:=([.A355]-[.$A$513])*([.A355]-[.$A$513])" office:value-type="float" office:value="9604" calcext:value-type="float">
            <text:p>9604</text:p>
          </table:table-cell>
          <table:table-cell table:formula="of:=([.K355]-[.$K$513])*([.A355]-[.$A$513])" office:value-type="float" office:value="-8.13698630136986" calcext:value-type="float">
            <text:p>-8.13698630136986</text:p>
          </table:table-cell>
          <table:table-cell/>
          <table:table-cell table:formula="of:=(([.$M$515]*[.A355]+[.$L$515])-([.J355]))*(([.$M$515]*[.A355]+[.$L$515])-([.J355]))" office:value-type="float" office:value="233.794845856225" calcext:value-type="float">
            <text:p>233.794845856225</text:p>
          </table:table-cell>
          <table:table-cell table:formula="of:=SUM([.Q326:.Q355])" office:value-type="float" office:value="4814.15658904316" calcext:value-type="float">
            <text:p>4814.156589043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6]-[.$J$513])*([.A356]-[.$A$513])" office:value-type="float" office:value="-873.452893486162" calcext:value-type="float">
            <text:p>-873.452893486162</text:p>
          </table:table-cell>
          <table:table-cell table:formula="of:=([.A356]-[.$A$513])*([.A356]-[.$A$513])" office:value-type="float" office:value="9801" calcext:value-type="float">
            <text:p>9801</text:p>
          </table:table-cell>
          <table:table-cell table:formula="of:=([.K356]-[.$K$513])*([.A356]-[.$A$513])" office:value-type="float" office:value="-8.22001677383282" calcext:value-type="float">
            <text:p>-8.22001677383282</text:p>
          </table:table-cell>
          <table:table-cell/>
          <table:table-cell table:formula="of:=(([.$M$515]*[.A356]+[.$L$515])-([.J356]))*(([.$M$515]*[.A356]+[.$L$515])-([.J356]))" office:value-type="float" office:value="253.879823710826" calcext:value-type="float">
            <text:p>253.879823710826</text:p>
          </table:table-cell>
          <table:table-cell table:formula="of:=SUM([.Q327:.Q356])" office:value-type="float" office:value="4975.18494793179" calcext:value-type="float">
            <text:p>4975.184947931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7]-[.$J$513])*([.A357]-[.$A$513])" office:value-type="float" office:value="-839.41850712888" calcext:value-type="float">
            <text:p>-839.41850712888</text:p>
          </table:table-cell>
          <table:table-cell table:formula="of:=([.A357]-[.$A$513])*([.A357]-[.$A$513])" office:value-type="float" office:value="10000" calcext:value-type="float">
            <text:p>10000</text:p>
          </table:table-cell>
          <table:table-cell table:formula="of:=([.K357]-[.$K$513])*([.A357]-[.$A$513])" office:value-type="float" office:value="-8.30304724629578" calcext:value-type="float">
            <text:p>-8.30304724629578</text:p>
          </table:table-cell>
          <table:table-cell/>
          <table:table-cell table:formula="of:=(([.$M$515]*[.A357]+[.$L$515])-([.J357]))*(([.$M$515]*[.A357]+[.$L$515])-([.J357]))" office:value-type="float" office:value="242.638632273318" calcext:value-type="float">
            <text:p>242.638632273318</text:p>
          </table:table-cell>
          <table:table-cell table:formula="of:=SUM([.Q328:.Q357])" office:value-type="float" office:value="5077.38613917905" calcext:value-type="float">
            <text:p>5077.386139179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20-12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8]-[.$J$513])*([.A358]-[.$A$513])" office:value-type="float" office:value="-833.384120771596" calcext:value-type="float">
            <text:p>-833.384120771596</text:p>
          </table:table-cell>
          <table:table-cell table:formula="of:=([.A358]-[.$A$513])*([.A358]-[.$A$513])" office:value-type="float" office:value="10201" calcext:value-type="float">
            <text:p>10201</text:p>
          </table:table-cell>
          <table:table-cell table:formula="of:=([.K358]-[.$K$513])*([.A358]-[.$A$513])" office:value-type="float" office:value="-8.38607771875874" calcext:value-type="float">
            <text:p>-8.38607771875874</text:p>
          </table:table-cell>
          <table:table-cell/>
          <table:table-cell table:formula="of:=(([.$M$515]*[.A358]+[.$L$515])-([.J358]))*(([.$M$515]*[.A358]+[.$L$515])-([.J358]))" office:value-type="float" office:value="240.43081694699" calcext:value-type="float">
            <text:p>240.43081694699</text:p>
          </table:table-cell>
          <table:table-cell table:formula="of:=SUM([.Q329:.Q358])" office:value-type="float" office:value="5185.70754654274" calcext:value-type="float">
            <text:p>5185.707546542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20-12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59]-[.$J$513])*([.A359]-[.$A$513])" office:value-type="float" office:value="-695.921162985743" calcext:value-type="float">
            <text:p>-695.921162985743</text:p>
          </table:table-cell>
          <table:table-cell table:formula="of:=([.A359]-[.$A$513])*([.A359]-[.$A$513])" office:value-type="float" office:value="10404" calcext:value-type="float">
            <text:p>10404</text:p>
          </table:table-cell>
          <table:table-cell table:formula="of:=([.K359]-[.$K$513])*([.A359]-[.$A$513])" office:value-type="float" office:value="-8.4691081912217" calcext:value-type="float">
            <text:p>-8.4691081912217</text:p>
          </table:table-cell>
          <table:table-cell/>
          <table:table-cell table:formula="of:=(([.$M$515]*[.A359]+[.$L$515])-([.J359]))*(([.$M$515]*[.A359]+[.$L$515])-([.J359]))" office:value-type="float" office:value="200.196664325931" calcext:value-type="float">
            <text:p>200.196664325931</text:p>
          </table:table-cell>
          <table:table-cell table:formula="of:=SUM([.Q330:.Q359])" office:value-type="float" office:value="5248.81360736824" calcext:value-type="float">
            <text:p>5248.813607368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20-12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0]-[.$J$513])*([.A360]-[.$A$513])" office:value-type="float" office:value="-658.601062342746" calcext:value-type="float">
            <text:p>-658.601062342746</text:p>
          </table:table-cell>
          <table:table-cell table:formula="of:=([.A360]-[.$A$513])*([.A360]-[.$A$513])" office:value-type="float" office:value="10609" calcext:value-type="float">
            <text:p>10609</text:p>
          </table:table-cell>
          <table:table-cell table:formula="of:=([.K360]-[.$K$513])*([.A360]-[.$A$513])" office:value-type="float" office:value="-8.55213866368465" calcext:value-type="float">
            <text:p>-8.55213866368465</text:p>
          </table:table-cell>
          <table:table-cell/>
          <table:table-cell table:formula="of:=(([.$M$515]*[.A360]+[.$L$515])-([.J360]))*(([.$M$515]*[.A360]+[.$L$515])-([.J360]))" office:value-type="float" office:value="190.228708622946" calcext:value-type="float">
            <text:p>190.228708622946</text:p>
          </table:table-cell>
          <table:table-cell table:formula="of:=SUM([.Q331:.Q360])" office:value-type="float" office:value="5275.70378306195" calcext:value-type="float">
            <text:p>5275.703783061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1]-[.$J$513])*([.A361]-[.$A$513])" office:value-type="float" office:value="-664.995247414035" calcext:value-type="float">
            <text:p>-664.995247414035</text:p>
          </table:table-cell>
          <table:table-cell table:formula="of:=([.A361]-[.$A$513])*([.A361]-[.$A$513])" office:value-type="float" office:value="10816" calcext:value-type="float">
            <text:p>10816</text:p>
          </table:table-cell>
          <table:table-cell table:formula="of:=([.K361]-[.$K$513])*([.A361]-[.$A$513])" office:value-type="float" office:value="-8.63516913614761" calcext:value-type="float">
            <text:p>-8.63516913614761</text:p>
          </table:table-cell>
          <table:table-cell/>
          <table:table-cell table:formula="of:=(([.$M$515]*[.A361]+[.$L$515])-([.J361]))*(([.$M$515]*[.A361]+[.$L$515])-([.J361]))" office:value-type="float" office:value="192.215186519694" calcext:value-type="float">
            <text:p>192.215186519694</text:p>
          </table:table-cell>
          <table:table-cell table:formula="of:=SUM([.Q332:.Q361])" office:value-type="float" office:value="5324.03701712787" calcext:value-type="float">
            <text:p>5324.037017127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2]-[.$J$513])*([.A362]-[.$A$513])" office:value-type="float" office:value="-686.389432485323" calcext:value-type="float">
            <text:p>-686.389432485323</text:p>
          </table:table-cell>
          <table:table-cell table:formula="of:=([.A362]-[.$A$513])*([.A362]-[.$A$513])" office:value-type="float" office:value="11025" calcext:value-type="float">
            <text:p>11025</text:p>
          </table:table-cell>
          <table:table-cell table:formula="of:=([.K362]-[.$K$513])*([.A362]-[.$A$513])" office:value-type="float" office:value="-8.71819960861057" calcext:value-type="float">
            <text:p>-8.71819960861057</text:p>
          </table:table-cell>
          <table:table-cell/>
          <table:table-cell table:formula="of:=(([.$M$515]*[.A362]+[.$L$515])-([.J362]))*(([.$M$515]*[.A362]+[.$L$515])-([.J362]))" office:value-type="float" office:value="198.214103872627" calcext:value-type="float">
            <text:p>198.214103872627</text:p>
          </table:table-cell>
          <table:table-cell table:formula="of:=SUM([.Q333:.Q362])" office:value-type="float" office:value="5399.77468793341" calcext:value-type="float">
            <text:p>5399.774687933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20-12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3]-[.$J$513])*([.A363]-[.$A$513])" office:value-type="float" office:value="-556.640760413755" calcext:value-type="float">
            <text:p>-556.640760413755</text:p>
          </table:table-cell>
          <table:table-cell table:formula="of:=([.A363]-[.$A$513])*([.A363]-[.$A$513])" office:value-type="float" office:value="11236" calcext:value-type="float">
            <text:p>11236</text:p>
          </table:table-cell>
          <table:table-cell table:formula="of:=([.K363]-[.$K$513])*([.A363]-[.$A$513])" office:value-type="float" office:value="-8.80123008107353" calcext:value-type="float">
            <text:p>-8.80123008107353</text:p>
          </table:table-cell>
          <table:table-cell/>
          <table:table-cell table:formula="of:=(([.$M$515]*[.A363]+[.$L$515])-([.J363]))*(([.$M$515]*[.A363]+[.$L$515])-([.J363]))" office:value-type="float" office:value="165.507338812156" calcext:value-type="float">
            <text:p>165.507338812156</text:p>
          </table:table-cell>
          <table:table-cell table:formula="of:=SUM([.Q334:.Q363])" office:value-type="float" office:value="5444.37272143994" calcext:value-type="float">
            <text:p>5444.372721439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4]-[.$J$513])*([.A364]-[.$A$513])" office:value-type="float" office:value="-607.749231199329" calcext:value-type="float">
            <text:p>-607.749231199329</text:p>
          </table:table-cell>
          <table:table-cell table:formula="of:=([.A364]-[.$A$513])*([.A364]-[.$A$513])" office:value-type="float" office:value="11449" calcext:value-type="float">
            <text:p>11449</text:p>
          </table:table-cell>
          <table:table-cell table:formula="of:=([.K364]-[.$K$513])*([.A364]-[.$A$513])" office:value-type="float" office:value="-8.88426055353649" calcext:value-type="float">
            <text:p>-8.88426055353649</text:p>
          </table:table-cell>
          <table:table-cell/>
          <table:table-cell table:formula="of:=(([.$M$515]*[.A364]+[.$L$515])-([.J364]))*(([.$M$515]*[.A364]+[.$L$515])-([.J364]))" office:value-type="float" office:value="178.632948351692" calcext:value-type="float">
            <text:p>178.632948351692</text:p>
          </table:table-cell>
          <table:table-cell table:formula="of:=SUM([.Q335:.Q364])" office:value-type="float" office:value="5503.65340161976" calcext:value-type="float">
            <text:p>5503.653401619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5]-[.$J$513])*([.A365]-[.$A$513])" office:value-type="float" office:value="-598.000559127761" calcext:value-type="float">
            <text:p>-598.000559127761</text:p>
          </table:table-cell>
          <table:table-cell table:formula="of:=([.A365]-[.$A$513])*([.A365]-[.$A$513])" office:value-type="float" office:value="11664" calcext:value-type="float">
            <text:p>11664</text:p>
          </table:table-cell>
          <table:table-cell table:formula="of:=([.K365]-[.$K$513])*([.A365]-[.$A$513])" office:value-type="float" office:value="-8.96729102599944" calcext:value-type="float">
            <text:p>-8.96729102599944</text:p>
          </table:table-cell>
          <table:table-cell/>
          <table:table-cell table:formula="of:=(([.$M$515]*[.A365]+[.$L$515])-([.J365]))*(([.$M$515]*[.A365]+[.$L$515])-([.J365]))" office:value-type="float" office:value="176.739300125962" calcext:value-type="float">
            <text:p>176.739300125962</text:p>
          </table:table-cell>
          <table:table-cell table:formula="of:=SUM([.Q336:.Q365])" office:value-type="float" office:value="5556.30356685793" calcext:value-type="float">
            <text:p>5556.3035668579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6]-[.$J$513])*([.A366]-[.$A$513])" office:value-type="float" office:value="-650.251887056193" calcext:value-type="float">
            <text:p>-650.251887056193</text:p>
          </table:table-cell>
          <table:table-cell table:formula="of:=([.A366]-[.$A$513])*([.A366]-[.$A$513])" office:value-type="float" office:value="11881" calcext:value-type="float">
            <text:p>11881</text:p>
          </table:table-cell>
          <table:table-cell table:formula="of:=([.K366]-[.$K$513])*([.A366]-[.$A$513])" office:value-type="float" office:value="-9.0503214984624" calcext:value-type="float">
            <text:p>-9.0503214984624</text:p>
          </table:table-cell>
          <table:table-cell/>
          <table:table-cell table:formula="of:=(([.$M$515]*[.A366]+[.$L$515])-([.J366]))*(([.$M$515]*[.A366]+[.$L$515])-([.J366]))" office:value-type="float" office:value="190.294619438784" calcext:value-type="float">
            <text:p>190.294619438784</text:p>
          </table:table-cell>
          <table:table-cell table:formula="of:=SUM([.Q337:.Q366])" office:value-type="float" office:value="5620.90365936314" calcext:value-type="float">
            <text:p>5620.9036593631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7]-[.$J$513])*([.A367]-[.$A$513])" office:value-type="float" office:value="-609.074643556053" calcext:value-type="float">
            <text:p>-609.074643556053</text:p>
          </table:table-cell>
          <table:table-cell table:formula="of:=([.A367]-[.$A$513])*([.A367]-[.$A$513])" office:value-type="float" office:value="12100" calcext:value-type="float">
            <text:p>12100</text:p>
          </table:table-cell>
          <table:table-cell table:formula="of:=([.K367]-[.$K$513])*([.A367]-[.$A$513])" office:value-type="float" office:value="-9.13335197092536" calcext:value-type="float">
            <text:p>-9.13335197092536</text:p>
          </table:table-cell>
          <table:table-cell/>
          <table:table-cell table:formula="of:=(([.$M$515]*[.A367]+[.$L$515])-([.J367]))*(([.$M$515]*[.A367]+[.$L$515])-([.J367]))" office:value-type="float" office:value="180.579492575555" calcext:value-type="float">
            <text:p>180.579492575555</text:p>
          </table:table-cell>
          <table:table-cell table:formula="of:=SUM([.Q338:.Q367])" office:value-type="float" office:value="5680.53881574873" calcext:value-type="float">
            <text:p>5680.5388157487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8]-[.$J$513])*([.A368]-[.$A$513])" office:value-type="float" office:value="-503.611685770199" calcext:value-type="float">
            <text:p>-503.611685770199</text:p>
          </table:table-cell>
          <table:table-cell table:formula="of:=([.A368]-[.$A$513])*([.A368]-[.$A$513])" office:value-type="float" office:value="12321" calcext:value-type="float">
            <text:p>12321</text:p>
          </table:table-cell>
          <table:table-cell table:formula="of:=([.K368]-[.$K$513])*([.A368]-[.$A$513])" office:value-type="float" office:value="-9.21638244338832" calcext:value-type="float">
            <text:p>-9.21638244338832</text:p>
          </table:table-cell>
          <table:table-cell/>
          <table:table-cell table:formula="of:=(([.$M$515]*[.A368]+[.$L$515])-([.J368]))*(([.$M$515]*[.A368]+[.$L$515])-([.J368]))" office:value-type="float" office:value="156.49543866643" calcext:value-type="float">
            <text:p>156.49543866643</text:p>
          </table:table-cell>
          <table:table-cell table:formula="of:=SUM([.Q339:.Q368])" office:value-type="float" office:value="5691.36634109673" calcext:value-type="float">
            <text:p>5691.3663410967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69]-[.$J$513])*([.A369]-[.$A$513])" office:value-type="float" office:value="-332.148727984345" calcext:value-type="float">
            <text:p>-332.148727984345</text:p>
          </table:table-cell>
          <table:table-cell table:formula="of:=([.A369]-[.$A$513])*([.A369]-[.$A$513])" office:value-type="float" office:value="12544" calcext:value-type="float">
            <text:p>12544</text:p>
          </table:table-cell>
          <table:table-cell table:formula="of:=([.K369]-[.$K$513])*([.A369]-[.$A$513])" office:value-type="float" office:value="-9.29941291585127" calcext:value-type="float">
            <text:p>-9.29941291585127</text:p>
          </table:table-cell>
          <table:table-cell/>
          <table:table-cell table:formula="of:=(([.$M$515]*[.A369]+[.$L$515])-([.J369]))*(([.$M$515]*[.A369]+[.$L$515])-([.J369]))" office:value-type="float" office:value="121.224765928239" calcext:value-type="float">
            <text:p>121.224765928239</text:p>
          </table:table-cell>
          <table:table-cell table:formula="of:=SUM([.Q340:.Q369])" office:value-type="float" office:value="5636.1269765715" calcext:value-type="float">
            <text:p>5636.12697657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57142857142857" calcext:value-type="float">
            <text:p>6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0]-[.$J$513])*([.A370]-[.$A$513])" office:value-type="float" office:value="-448.114341627062" calcext:value-type="float">
            <text:p>-448.114341627062</text:p>
          </table:table-cell>
          <table:table-cell table:formula="of:=([.A370]-[.$A$513])*([.A370]-[.$A$513])" office:value-type="float" office:value="12769" calcext:value-type="float">
            <text:p>12769</text:p>
          </table:table-cell>
          <table:table-cell table:formula="of:=([.K370]-[.$K$513])*([.A370]-[.$A$513])" office:value-type="float" office:value="-9.38244338831423" calcext:value-type="float">
            <text:p>-9.38244338831423</text:p>
          </table:table-cell>
          <table:table-cell/>
          <table:table-cell table:formula="of:=(([.$M$515]*[.A370]+[.$L$515])-([.J370]))*(([.$M$515]*[.A370]+[.$L$515])-([.J370]))" office:value-type="float" office:value="145.975658255869" calcext:value-type="float">
            <text:p>145.975658255869</text:p>
          </table:table-cell>
          <table:table-cell table:formula="of:=SUM([.Q341:.Q370])" office:value-type="float" office:value="5611.27531155773" calcext:value-type="float">
            <text:p>5611.275311557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1]-[.$J$513])*([.A371]-[.$A$513])" office:value-type="float" office:value="-386.937098126923" calcext:value-type="float">
            <text:p>-386.937098126923</text:p>
          </table:table-cell>
          <table:table-cell table:formula="of:=([.A371]-[.$A$513])*([.A371]-[.$A$513])" office:value-type="float" office:value="12996" calcext:value-type="float">
            <text:p>12996</text:p>
          </table:table-cell>
          <table:table-cell table:formula="of:=([.K371]-[.$K$513])*([.A371]-[.$A$513])" office:value-type="float" office:value="-9.46547386077719" calcext:value-type="float">
            <text:p>-9.46547386077719</text:p>
          </table:table-cell>
          <table:table-cell/>
          <table:table-cell table:formula="of:=(([.$M$515]*[.A371]+[.$L$515])-([.J371]))*(([.$M$515]*[.A371]+[.$L$515])-([.J371]))" office:value-type="float" office:value="134.152843655985" calcext:value-type="float">
            <text:p>134.152843655985</text:p>
          </table:table-cell>
          <table:table-cell table:formula="of:=SUM([.Q342:.Q371])" office:value-type="float" office:value="5568.94286547335" calcext:value-type="float">
            <text:p>5568.942865473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2]-[.$J$513])*([.A372]-[.$A$513])" office:value-type="float" office:value="-406.759854626783" calcext:value-type="float">
            <text:p>-406.759854626783</text:p>
          </table:table-cell>
          <table:table-cell table:formula="of:=([.A372]-[.$A$513])*([.A372]-[.$A$513])" office:value-type="float" office:value="13225" calcext:value-type="float">
            <text:p>13225</text:p>
          </table:table-cell>
          <table:table-cell table:formula="of:=([.K372]-[.$K$513])*([.A372]-[.$A$513])" office:value-type="float" office:value="-9.54850433324015" calcext:value-type="float">
            <text:p>-9.54850433324015</text:p>
          </table:table-cell>
          <table:table-cell/>
          <table:table-cell table:formula="of:=(([.$M$515]*[.A372]+[.$L$515])-([.J372]))*(([.$M$515]*[.A372]+[.$L$515])-([.J372]))" office:value-type="float" office:value="139.17205857238" calcext:value-type="float">
            <text:p>139.17205857238</text:p>
          </table:table-cell>
          <table:table-cell table:formula="of:=SUM([.Q343:.Q372])" office:value-type="float" office:value="5518.08387937144" calcext:value-type="float">
            <text:p>5518.083879371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3]-[.$J$513])*([.A373]-[.$A$513])" office:value-type="float" office:value="-493.154039698071" calcext:value-type="float">
            <text:p>-493.154039698071</text:p>
          </table:table-cell>
          <table:table-cell table:formula="of:=([.A373]-[.$A$513])*([.A373]-[.$A$513])" office:value-type="float" office:value="13456" calcext:value-type="float">
            <text:p>13456</text:p>
          </table:table-cell>
          <table:table-cell table:formula="of:=([.K373]-[.$K$513])*([.A373]-[.$A$513])" office:value-type="float" office:value="-9.6315348057031" calcext:value-type="float">
            <text:p>-9.6315348057031</text:p>
          </table:table-cell>
          <table:table-cell/>
          <table:table-cell table:formula="of:=(([.$M$515]*[.A373]+[.$L$515])-([.J373]))*(([.$M$515]*[.A373]+[.$L$515])-([.J373]))" office:value-type="float" office:value="158.337759251839" calcext:value-type="float">
            <text:p>158.337759251839</text:p>
          </table:table-cell>
          <table:table-cell table:formula="of:=SUM([.Q344:.Q373])" office:value-type="float" office:value="5507.42531168214" calcext:value-type="float">
            <text:p>5507.425311682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21-01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4]-[.$J$513])*([.A374]-[.$A$513])" office:value-type="float" office:value="-597.691081912217" calcext:value-type="float">
            <text:p>-597.691081912217</text:p>
          </table:table-cell>
          <table:table-cell table:formula="of:=([.A374]-[.$A$513])*([.A374]-[.$A$513])" office:value-type="float" office:value="13689" calcext:value-type="float">
            <text:p>13689</text:p>
          </table:table-cell>
          <table:table-cell table:formula="of:=([.K374]-[.$K$513])*([.A374]-[.$A$513])" office:value-type="float" office:value="-9.71456527816606" calcext:value-type="float">
            <text:p>-9.71456527816606</text:p>
          </table:table-cell>
          <table:table-cell/>
          <table:table-cell table:formula="of:=(([.$M$515]*[.A374]+[.$L$515])-([.J374]))*(([.$M$515]*[.A374]+[.$L$515])-([.J374]))" office:value-type="float" office:value="182.579626840304" calcext:value-type="float">
            <text:p>182.579626840304</text:p>
          </table:table-cell>
          <table:table-cell table:formula="of:=SUM([.Q345:.Q374])" office:value-type="float" office:value="5507.74800144361" calcext:value-type="float">
            <text:p>5507.748001443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5]-[.$J$513])*([.A375]-[.$A$513])" office:value-type="float" office:value="-720.799552697792" calcext:value-type="float">
            <text:p>-720.799552697792</text:p>
          </table:table-cell>
          <table:table-cell table:formula="of:=([.A375]-[.$A$513])*([.A375]-[.$A$513])" office:value-type="float" office:value="13924" calcext:value-type="float">
            <text:p>13924</text:p>
          </table:table-cell>
          <table:table-cell table:formula="of:=([.K375]-[.$K$513])*([.A375]-[.$A$513])" office:value-type="float" office:value="-9.79759575062902" calcext:value-type="float">
            <text:p>-9.79759575062902</text:p>
          </table:table-cell>
          <table:table-cell/>
          <table:table-cell table:formula="of:=(([.$M$515]*[.A375]+[.$L$515])-([.J375]))*(([.$M$515]*[.A375]+[.$L$515])-([.J375]))" office:value-type="float" office:value="212.693921018262" calcext:value-type="float">
            <text:p>212.693921018262</text:p>
          </table:table-cell>
          <table:table-cell table:formula="of:=SUM([.Q346:.Q375])" office:value-type="float" office:value="5540.09779663302" calcext:value-type="float">
            <text:p>5540.097796633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6]-[.$J$513])*([.A376]-[.$A$513])" office:value-type="float" office:value="-913.908023483366" calcext:value-type="float">
            <text:p>-913.908023483366</text:p>
          </table:table-cell>
          <table:table-cell table:formula="of:=([.A376]-[.$A$513])*([.A376]-[.$A$513])" office:value-type="float" office:value="14161" calcext:value-type="float">
            <text:p>14161</text:p>
          </table:table-cell>
          <table:table-cell table:formula="of:=([.K376]-[.$K$513])*([.A376]-[.$A$513])" office:value-type="float" office:value="-9.88062622309198" calcext:value-type="float">
            <text:p>-9.88062622309198</text:p>
          </table:table-cell>
          <table:table-cell/>
          <table:table-cell table:formula="of:=(([.$M$515]*[.A376]+[.$L$515])-([.J376]))*(([.$M$515]*[.A376]+[.$L$515])-([.J376]))" office:value-type="float" office:value="263.324778403177" calcext:value-type="float">
            <text:p>263.324778403177</text:p>
          </table:table-cell>
          <table:table-cell table:formula="of:=SUM([.Q347:.Q376])" office:value-type="float" office:value="5643.5541031492" calcext:value-type="float">
            <text:p>5643.554103149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7]-[.$J$513])*([.A377]-[.$A$513])" office:value-type="float" office:value="-955.873637126084" calcext:value-type="float">
            <text:p>-955.873637126084</text:p>
          </table:table-cell>
          <table:table-cell table:formula="of:=([.A377]-[.$A$513])*([.A377]-[.$A$513])" office:value-type="float" office:value="14400" calcext:value-type="float">
            <text:p>14400</text:p>
          </table:table-cell>
          <table:table-cell table:formula="of:=([.K377]-[.$K$513])*([.A377]-[.$A$513])" office:value-type="float" office:value="-9.96365669555494" calcext:value-type="float">
            <text:p>-9.96365669555494</text:p>
          </table:table-cell>
          <table:table-cell/>
          <table:table-cell table:formula="of:=(([.$M$515]*[.A377]+[.$L$515])-([.J377]))*(([.$M$515]*[.A377]+[.$L$515])-([.J377]))" office:value-type="float" office:value="275.05645523179" calcext:value-type="float">
            <text:p>275.05645523179</text:p>
          </table:table-cell>
          <table:table-cell table:formula="of:=SUM([.Q348:.Q377])" office:value-type="float" office:value="5756.92058490882" calcext:value-type="float">
            <text:p>5756.920584908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8]-[.$J$513])*([.A378]-[.$A$513])" office:value-type="float" office:value="-998.410679340229" calcext:value-type="float">
            <text:p>-998.410679340229</text:p>
          </table:table-cell>
          <table:table-cell table:formula="of:=([.A378]-[.$A$513])*([.A378]-[.$A$513])" office:value-type="float" office:value="14641" calcext:value-type="float">
            <text:p>14641</text:p>
          </table:table-cell>
          <table:table-cell table:formula="of:=([.K378]-[.$K$513])*([.A378]-[.$A$513])" office:value-type="float" office:value="-10.0466871680179" calcext:value-type="float">
            <text:p>-10.0466871680179</text:p>
          </table:table-cell>
          <table:table-cell/>
          <table:table-cell table:formula="of:=(([.$M$515]*[.A378]+[.$L$515])-([.J378]))*(([.$M$515]*[.A378]+[.$L$515])-([.J378]))" office:value-type="float" office:value="287.043803273577" calcext:value-type="float">
            <text:p>287.043803273577</text:p>
          </table:table-cell>
          <table:table-cell table:formula="of:=SUM([.Q349:.Q378])" office:value-type="float" office:value="5884.07577650818" calcext:value-type="float">
            <text:p>5884.075776508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21-01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79]-[.$J$513])*([.A379]-[.$A$513])" office:value-type="float" office:value="-1006.66200726866" calcext:value-type="float">
            <text:p>-1006.66200726866</text:p>
          </table:table-cell>
          <table:table-cell table:formula="of:=([.A379]-[.$A$513])*([.A379]-[.$A$513])" office:value-type="float" office:value="14884" calcext:value-type="float">
            <text:p>14884</text:p>
          </table:table-cell>
          <table:table-cell table:formula="of:=([.K379]-[.$K$513])*([.A379]-[.$A$513])" office:value-type="float" office:value="-10.1297176404809" calcext:value-type="float">
            <text:p>-10.1297176404809</text:p>
          </table:table-cell>
          <table:table-cell/>
          <table:table-cell table:formula="of:=(([.$M$515]*[.A379]+[.$L$515])-([.J379]))*(([.$M$515]*[.A379]+[.$L$515])-([.J379]))" office:value-type="float" office:value="289.482793372844" calcext:value-type="float">
            <text:p>289.482793372844</text:p>
          </table:table-cell>
          <table:table-cell table:formula="of:=SUM([.Q350:.Q379])" office:value-type="float" office:value="6026.05499290009" calcext:value-type="float">
            <text:p>6026.054992900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0]-[.$J$513])*([.A380]-[.$A$513])" office:value-type="float" office:value="-909.484763768522" calcext:value-type="float">
            <text:p>-909.484763768522</text:p>
          </table:table-cell>
          <table:table-cell table:formula="of:=([.A380]-[.$A$513])*([.A380]-[.$A$513])" office:value-type="float" office:value="15129" calcext:value-type="float">
            <text:p>15129</text:p>
          </table:table-cell>
          <table:table-cell table:formula="of:=([.K380]-[.$K$513])*([.A380]-[.$A$513])" office:value-type="float" office:value="-10.2127481129438" calcext:value-type="float">
            <text:p>-10.2127481129438</text:p>
          </table:table-cell>
          <table:table-cell/>
          <table:table-cell table:formula="of:=(([.$M$515]*[.A380]+[.$L$515])-([.J380]))*(([.$M$515]*[.A380]+[.$L$515])-([.J380]))" office:value-type="float" office:value="263.376474405697" calcext:value-type="float">
            <text:p>263.376474405697</text:p>
          </table:table-cell>
          <table:table-cell table:formula="of:=SUM([.Q351:.Q380])" office:value-type="float" office:value="6114.74418023649" calcext:value-type="float">
            <text:p>6114.744180236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1]-[.$J$513])*([.A381]-[.$A$513])" office:value-type="float" office:value="-881.450377411239" calcext:value-type="float">
            <text:p>-881.450377411239</text:p>
          </table:table-cell>
          <table:table-cell table:formula="of:=([.A381]-[.$A$513])*([.A381]-[.$A$513])" office:value-type="float" office:value="15376" calcext:value-type="float">
            <text:p>15376</text:p>
          </table:table-cell>
          <table:table-cell table:formula="of:=([.K381]-[.$K$513])*([.A381]-[.$A$513])" office:value-type="float" office:value="-10.2957785854068" calcext:value-type="float">
            <text:p>-10.2957785854068</text:p>
          </table:table-cell>
          <table:table-cell/>
          <table:table-cell table:formula="of:=(([.$M$515]*[.A381]+[.$L$515])-([.J381]))*(([.$M$515]*[.A381]+[.$L$515])-([.J381]))" office:value-type="float" office:value="256.479913570249" calcext:value-type="float">
            <text:p>256.479913570249</text:p>
          </table:table-cell>
          <table:table-cell table:formula="of:=SUM([.Q352:.Q381])" office:value-type="float" office:value="6179.1193053033" calcext:value-type="float">
            <text:p>6179.11930530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2]-[.$J$513])*([.A382]-[.$A$513])" office:value-type="float" office:value="-888.558848196813" calcext:value-type="float">
            <text:p>-888.558848196813</text:p>
          </table:table-cell>
          <table:table-cell table:formula="of:=([.A382]-[.$A$513])*([.A382]-[.$A$513])" office:value-type="float" office:value="15625" calcext:value-type="float">
            <text:p>15625</text:p>
          </table:table-cell>
          <table:table-cell table:formula="of:=([.K382]-[.$K$513])*([.A382]-[.$A$513])" office:value-type="float" office:value="-10.3788090578697" calcext:value-type="float">
            <text:p>-10.3788090578697</text:p>
          </table:table-cell>
          <table:table-cell/>
          <table:table-cell table:formula="of:=(([.$M$515]*[.A382]+[.$L$515])-([.J382]))*(([.$M$515]*[.A382]+[.$L$515])-([.J382]))" office:value-type="float" office:value="258.785682704431" calcext:value-type="float">
            <text:p>258.785682704431</text:p>
          </table:table-cell>
          <table:table-cell table:formula="of:=SUM([.Q353:.Q382])" office:value-type="float" office:value="6235.76119198586" calcext:value-type="float">
            <text:p>6235.7611919858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3]-[.$J$513])*([.A383]-[.$A$513])" office:value-type="float" office:value="-913.667318982387" calcext:value-type="float">
            <text:p>-913.667318982387</text:p>
          </table:table-cell>
          <table:table-cell table:formula="of:=([.A383]-[.$A$513])*([.A383]-[.$A$513])" office:value-type="float" office:value="15876" calcext:value-type="float">
            <text:p>15876</text:p>
          </table:table-cell>
          <table:table-cell table:formula="of:=([.K383]-[.$K$513])*([.A383]-[.$A$513])" office:value-type="float" office:value="-10.4618395303327" calcext:value-type="float">
            <text:p>-10.4618395303327</text:p>
          </table:table-cell>
          <table:table-cell/>
          <table:table-cell table:formula="of:=(([.$M$515]*[.A383]+[.$L$515])-([.J383]))*(([.$M$515]*[.A383]+[.$L$515])-([.J383]))" office:value-type="float" office:value="265.738933548001" calcext:value-type="float">
            <text:p>265.738933548001</text:p>
          </table:table-cell>
          <table:table-cell table:formula="of:=SUM([.Q354:.Q383])" office:value-type="float" office:value="6284.87687996403" calcext:value-type="float">
            <text:p>6284.876879964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21-01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4]-[.$J$513])*([.A384]-[.$A$513])" office:value-type="float" office:value="-902.775789767962" calcext:value-type="float">
            <text:p>-902.775789767962</text:p>
          </table:table-cell>
          <table:table-cell table:formula="of:=([.A384]-[.$A$513])*([.A384]-[.$A$513])" office:value-type="float" office:value="16129" calcext:value-type="float">
            <text:p>16129</text:p>
          </table:table-cell>
          <table:table-cell table:formula="of:=([.K384]-[.$K$513])*([.A384]-[.$A$513])" office:value-type="float" office:value="-10.5448700027956" calcext:value-type="float">
            <text:p>-10.5448700027956</text:p>
          </table:table-cell>
          <table:table-cell/>
          <table:table-cell table:formula="of:=(([.$M$515]*[.A384]+[.$L$515])-([.J384]))*(([.$M$515]*[.A384]+[.$L$515])-([.J384]))" office:value-type="float" office:value="263.428175482208" calcext:value-type="float">
            <text:p>263.428175482208</text:p>
          </table:table-cell>
          <table:table-cell table:formula="of:=SUM([.Q355:.Q384])" office:value-type="float" office:value="6316.70156361399" calcext:value-type="float">
            <text:p>6316.701563613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5]-[.$J$513])*([.A385]-[.$A$513])" office:value-type="float" office:value="-983.027117696394" calcext:value-type="float">
            <text:p>-983.027117696394</text:p>
          </table:table-cell>
          <table:table-cell table:formula="of:=([.A385]-[.$A$513])*([.A385]-[.$A$513])" office:value-type="float" office:value="16384" calcext:value-type="float">
            <text:p>16384</text:p>
          </table:table-cell>
          <table:table-cell table:formula="of:=([.K385]-[.$K$513])*([.A385]-[.$A$513])" office:value-type="float" office:value="-10.6279004752586" calcext:value-type="float">
            <text:p>-10.6279004752586</text:p>
          </table:table-cell>
          <table:table-cell/>
          <table:table-cell table:formula="of:=(([.$M$515]*[.A385]+[.$L$515])-([.J385]))*(([.$M$515]*[.A385]+[.$L$515])-([.J385]))" office:value-type="float" office:value="284.722626717816" calcext:value-type="float">
            <text:p>284.722626717816</text:p>
          </table:table-cell>
          <table:table-cell table:formula="of:=SUM([.Q356:.Q385])" office:value-type="float" office:value="6367.62934447558" calcext:value-type="float">
            <text:p>6367.6293444755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6]-[.$J$513])*([.A386]-[.$A$513])" office:value-type="float" office:value="-935.421302767682" calcext:value-type="float">
            <text:p>-935.421302767682</text:p>
          </table:table-cell>
          <table:table-cell table:formula="of:=([.A386]-[.$A$513])*([.A386]-[.$A$513])" office:value-type="float" office:value="16641" calcext:value-type="float">
            <text:p>16641</text:p>
          </table:table-cell>
          <table:table-cell table:formula="of:=([.K386]-[.$K$513])*([.A386]-[.$A$513])" office:value-type="float" office:value="-10.7109309477216" calcext:value-type="float">
            <text:p>-10.7109309477216</text:p>
          </table:table-cell>
          <table:table-cell/>
          <table:table-cell table:formula="of:=(([.$M$515]*[.A386]+[.$L$515])-([.J386]))*(([.$M$515]*[.A386]+[.$L$515])-([.J386]))" office:value-type="float" office:value="272.810670281717" calcext:value-type="float">
            <text:p>272.810670281717</text:p>
          </table:table-cell>
          <table:table-cell table:formula="of:=SUM([.Q357:.Q386])" office:value-type="float" office:value="6386.56019104647" calcext:value-type="float">
            <text:p>6386.560191046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7]-[.$J$513])*([.A387]-[.$A$513])" office:value-type="float" office:value="-1091.24405926754" calcext:value-type="float">
            <text:p>-1091.24405926754</text:p>
          </table:table-cell>
          <table:table-cell table:formula="of:=([.A387]-[.$A$513])*([.A387]-[.$A$513])" office:value-type="float" office:value="16900" calcext:value-type="float">
            <text:p>16900</text:p>
          </table:table-cell>
          <table:table-cell table:formula="of:=([.K387]-[.$K$513])*([.A387]-[.$A$513])" office:value-type="float" office:value="-10.7939614201845" calcext:value-type="float">
            <text:p>-10.7939614201845</text:p>
          </table:table-cell>
          <table:table-cell/>
          <table:table-cell table:formula="of:=(([.$M$515]*[.A387]+[.$L$515])-([.J387]))*(([.$M$515]*[.A387]+[.$L$515])-([.J387]))" office:value-type="float" office:value="314.411950168986" calcext:value-type="float">
            <text:p>314.411950168986</text:p>
          </table:table-cell>
          <table:table-cell table:formula="of:=SUM([.Q358:.Q387])" office:value-type="float" office:value="6458.33350894214" calcext:value-type="float">
            <text:p>6458.333508942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8]-[.$J$513])*([.A388]-[.$A$513])" office:value-type="float" office:value="-1155.78110148169" calcext:value-type="float">
            <text:p>-1155.78110148169</text:p>
          </table:table-cell>
          <table:table-cell table:formula="of:=([.A388]-[.$A$513])*([.A388]-[.$A$513])" office:value-type="float" office:value="17161" calcext:value-type="float">
            <text:p>17161</text:p>
          </table:table-cell>
          <table:table-cell table:formula="of:=([.K388]-[.$K$513])*([.A388]-[.$A$513])" office:value-type="float" office:value="-10.8769918926475" calcext:value-type="float">
            <text:p>-10.8769918926475</text:p>
          </table:table-cell>
          <table:table-cell/>
          <table:table-cell table:formula="of:=(([.$M$515]*[.A388]+[.$L$515])-([.J388]))*(([.$M$515]*[.A388]+[.$L$515])-([.J388]))" office:value-type="float" office:value="332.408135160146" calcext:value-type="float">
            <text:p>332.408135160146</text:p>
          </table:table-cell>
          <table:table-cell table:formula="of:=SUM([.Q359:.Q388])" office:value-type="float" office:value="6550.3108271553" calcext:value-type="float">
            <text:p>6550.310827155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89]-[.$J$513])*([.A389]-[.$A$513])" office:value-type="float" office:value="-1183.46100083869" calcext:value-type="float">
            <text:p>-1183.46100083869</text:p>
          </table:table-cell>
          <table:table-cell table:formula="of:=([.A389]-[.$A$513])*([.A389]-[.$A$513])" office:value-type="float" office:value="17424" calcext:value-type="float">
            <text:p>17424</text:p>
          </table:table-cell>
          <table:table-cell table:formula="of:=([.K389]-[.$K$513])*([.A389]-[.$A$513])" office:value-type="float" office:value="-10.9600223651104" calcext:value-type="float">
            <text:p>-10.9600223651104</text:p>
          </table:table-cell>
          <table:table-cell/>
          <table:table-cell table:formula="of:=(([.$M$515]*[.A389]+[.$L$515])-([.J389]))*(([.$M$515]*[.A389]+[.$L$515])-([.J389]))" office:value-type="float" office:value="340.282485758519" calcext:value-type="float">
            <text:p>340.282485758519</text:p>
          </table:table-cell>
          <table:table-cell table:formula="of:=SUM([.Q360:.Q389])" office:value-type="float" office:value="6690.39664858788" calcext:value-type="float">
            <text:p>6690.396648587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0]-[.$J$513])*([.A390]-[.$A$513])" office:value-type="float" office:value="-1192.42661448141" calcext:value-type="float">
            <text:p>-1192.42661448141</text:p>
          </table:table-cell>
          <table:table-cell table:formula="of:=([.A390]-[.$A$513])*([.A390]-[.$A$513])" office:value-type="float" office:value="17689" calcext:value-type="float">
            <text:p>17689</text:p>
          </table:table-cell>
          <table:table-cell table:formula="of:=([.K390]-[.$K$513])*([.A390]-[.$A$513])" office:value-type="float" office:value="-11.0430528375734" calcext:value-type="float">
            <text:p>-11.0430528375734</text:p>
          </table:table-cell>
          <table:table-cell/>
          <table:table-cell table:formula="of:=(([.$M$515]*[.A390]+[.$L$515])-([.J390]))*(([.$M$515]*[.A390]+[.$L$515])-([.J390]))" office:value-type="float" office:value="342.937585397185" calcext:value-type="float">
            <text:p>342.937585397185</text:p>
          </table:table-cell>
          <table:table-cell table:formula="of:=SUM([.Q361:.Q390])" office:value-type="float" office:value="6843.10552536212" calcext:value-type="float">
            <text:p>6843.105525362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1]-[.$J$513])*([.A391]-[.$A$513])" office:value-type="float" office:value="-1220.53508526698" calcext:value-type="float">
            <text:p>-1220.53508526698</text:p>
          </table:table-cell>
          <table:table-cell table:formula="of:=([.A391]-[.$A$513])*([.A391]-[.$A$513])" office:value-type="float" office:value="17956" calcext:value-type="float">
            <text:p>17956</text:p>
          </table:table-cell>
          <table:table-cell table:formula="of:=([.K391]-[.$K$513])*([.A391]-[.$A$513])" office:value-type="float" office:value="-11.1260833100363" calcext:value-type="float">
            <text:p>-11.1260833100363</text:p>
          </table:table-cell>
          <table:table-cell/>
          <table:table-cell table:formula="of:=(([.$M$515]*[.A391]+[.$L$515])-([.J391]))*(([.$M$515]*[.A391]+[.$L$515])-([.J391]))" office:value-type="float" office:value="350.934954464631" calcext:value-type="float">
            <text:p>350.934954464631</text:p>
          </table:table-cell>
          <table:table-cell table:formula="of:=SUM([.Q362:.Q391])" office:value-type="float" office:value="7001.82529330706" calcext:value-type="float">
            <text:p>7001.825293307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2]-[.$J$513])*([.A392]-[.$A$513])" office:value-type="float" office:value="-1210.35784176684" calcext:value-type="float">
            <text:p>-1210.35784176684</text:p>
          </table:table-cell>
          <table:table-cell table:formula="of:=([.A392]-[.$A$513])*([.A392]-[.$A$513])" office:value-type="float" office:value="18225" calcext:value-type="float">
            <text:p>18225</text:p>
          </table:table-cell>
          <table:table-cell table:formula="of:=([.K392]-[.$K$513])*([.A392]-[.$A$513])" office:value-type="float" office:value="-11.2091137824993" calcext:value-type="float">
            <text:p>-11.2091137824993</text:p>
          </table:table-cell>
          <table:table-cell/>
          <table:table-cell table:formula="of:=(([.$M$515]*[.A392]+[.$L$515])-([.J392]))*(([.$M$515]*[.A392]+[.$L$515])-([.J392]))" office:value-type="float" office:value="348.278739183927" calcext:value-type="float">
            <text:p>348.278739183927</text:p>
          </table:table-cell>
          <table:table-cell table:formula="of:=SUM([.Q363:.Q392])" office:value-type="float" office:value="7151.88992861836" calcext:value-type="float">
            <text:p>7151.8899286183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3]-[.$J$513])*([.A393]-[.$A$513])" office:value-type="float" office:value="-1258.1805982667" calcext:value-type="float">
            <text:p>-1258.1805982667</text:p>
          </table:table-cell>
          <table:table-cell table:formula="of:=([.A393]-[.$A$513])*([.A393]-[.$A$513])" office:value-type="float" office:value="18496" calcext:value-type="float">
            <text:p>18496</text:p>
          </table:table-cell>
          <table:table-cell table:formula="of:=([.K393]-[.$K$513])*([.A393]-[.$A$513])" office:value-type="float" office:value="-11.2921442549623" calcext:value-type="float">
            <text:p>-11.2921442549623</text:p>
          </table:table-cell>
          <table:table-cell/>
          <table:table-cell table:formula="of:=(([.$M$515]*[.A393]+[.$L$515])-([.J393]))*(([.$M$515]*[.A393]+[.$L$515])-([.J393]))" office:value-type="float" office:value="361.751599913736" calcext:value-type="float">
            <text:p>361.751599913736</text:p>
          </table:table-cell>
          <table:table-cell table:formula="of:=SUM([.Q364:.Q393])" office:value-type="float" office:value="7348.13418971994" calcext:value-type="float">
            <text:p>7348.134189719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8" calcext:value-type="float">
            <text:p>98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4]-[.$J$513])*([.A394]-[.$A$513])" office:value-type="float" office:value="611.425216662007" calcext:value-type="float">
            <text:p>611.425216662007</text:p>
          </table:table-cell>
          <table:table-cell table:formula="of:=([.A394]-[.$A$513])*([.A394]-[.$A$513])" office:value-type="float" office:value="18769" calcext:value-type="float">
            <text:p>18769</text:p>
          </table:table-cell>
          <table:table-cell table:formula="of:=([.K394]-[.$K$513])*([.A394]-[.$A$513])" office:value-type="float" office:value="-11.3751747274252" calcext:value-type="float">
            <text:p>-11.3751747274252</text:p>
          </table:table-cell>
          <table:table-cell/>
          <table:table-cell table:formula="of:=(([.$M$515]*[.A394]+[.$L$515])-([.J394]))*(([.$M$515]*[.A394]+[.$L$515])-([.J394]))" office:value-type="float" office:value="28.9154597892614" calcext:value-type="float">
            <text:p>28.9154597892614</text:p>
          </table:table-cell>
          <table:table-cell table:formula="of:=SUM([.Q365:.Q394])" office:value-type="float" office:value="7198.41670115751" calcext:value-type="float">
            <text:p>7198.416701157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8" calcext:value-type="float">
            <text:p>88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.2857142857143" calcext:value-type="float">
            <text:p>27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5]-[.$J$513])*([.A395]-[.$A$513])" office:value-type="float" office:value="2311.31674587643" calcext:value-type="float">
            <text:p>2311.31674587643</text:p>
          </table:table-cell>
          <table:table-cell table:formula="of:=([.A395]-[.$A$513])*([.A395]-[.$A$513])" office:value-type="float" office:value="19044" calcext:value-type="float">
            <text:p>19044</text:p>
          </table:table-cell>
          <table:table-cell table:formula="of:=([.K395]-[.$K$513])*([.A395]-[.$A$513])" office:value-type="float" office:value="-11.4582051998882" calcext:value-type="float">
            <text:p>-11.4582051998882</text:p>
          </table:table-cell>
          <table:table-cell/>
          <table:table-cell table:formula="of:=(([.$M$515]*[.A395]+[.$L$515])-([.J395]))*(([.$M$515]*[.A395]+[.$L$515])-([.J395]))" office:value-type="float" office:value="46.7387960007925" calcext:value-type="float">
            <text:p>46.7387960007925</text:p>
          </table:table-cell>
          <table:table-cell table:formula="of:=SUM([.Q366:.Q395])" office:value-type="float" office:value="7068.41619703234" calcext:value-type="float">
            <text:p>7068.4161970323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2" calcext:value-type="float">
            <text:p>42</text:p>
          </table:table-cell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3.2857142857143" calcext:value-type="float">
            <text:p>33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6]-[.$J$513])*([.A396]-[.$A$513])" office:value-type="float" office:value="3162.065417948" calcext:value-type="float">
            <text:p>3162.065417948</text:p>
          </table:table-cell>
          <table:table-cell table:formula="of:=([.A396]-[.$A$513])*([.A396]-[.$A$513])" office:value-type="float" office:value="19321" calcext:value-type="float">
            <text:p>19321</text:p>
          </table:table-cell>
          <table:table-cell table:formula="of:=([.K396]-[.$K$513])*([.A396]-[.$A$513])" office:value-type="float" office:value="-11.5412356723511" calcext:value-type="float">
            <text:p>-11.5412356723511</text:p>
          </table:table-cell>
          <table:table-cell/>
          <table:table-cell table:formula="of:=(([.$M$515]*[.A396]+[.$L$515])-([.J396]))*(([.$M$515]*[.A396]+[.$L$515])-([.J396]))" office:value-type="float" office:value="162.938868828175" calcext:value-type="float">
            <text:p>162.938868828175</text:p>
          </table:table-cell>
          <table:table-cell table:formula="of:=SUM([.Q367:.Q396])" office:value-type="float" office:value="7041.06044642173" calcext:value-type="float">
            <text:p>7041.0604464217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8" calcext:value-type="float">
            <text:p>38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8.7142857142857" calcext:value-type="float">
            <text:p>38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7]-[.$J$513])*([.A397]-[.$A$513])" office:value-type="float" office:value="3944.81409001957" calcext:value-type="float">
            <text:p>3944.81409001957</text:p>
          </table:table-cell>
          <table:table-cell table:formula="of:=([.A397]-[.$A$513])*([.A397]-[.$A$513])" office:value-type="float" office:value="19600" calcext:value-type="float">
            <text:p>19600</text:p>
          </table:table-cell>
          <table:table-cell table:formula="of:=([.K397]-[.$K$513])*([.A397]-[.$A$513])" office:value-type="float" office:value="-11.6242661448141" calcext:value-type="float">
            <text:p>-11.6242661448141</text:p>
          </table:table-cell>
          <table:table-cell/>
          <table:table-cell table:formula="of:=(([.$M$515]*[.A397]+[.$L$515])-([.J397]))*(([.$M$515]*[.A397]+[.$L$515])-([.J397]))" office:value-type="float" office:value="328.388605945413" calcext:value-type="float">
            <text:p>328.388605945413</text:p>
          </table:table-cell>
          <table:table-cell table:formula="of:=SUM([.Q368:.Q397])" office:value-type="float" office:value="7188.86955979159" calcext:value-type="float">
            <text:p>7188.869559791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2" calcext:value-type="float">
            <text:p>32</text:p>
          </table:table-cell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3.1428571428572" calcext:value-type="float">
            <text:p>43.142857142857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8]-[.$J$513])*([.A398]-[.$A$513])" office:value-type="float" office:value="4597.41990494829" calcext:value-type="float">
            <text:p>4597.41990494829</text:p>
          </table:table-cell>
          <table:table-cell table:formula="of:=([.A398]-[.$A$513])*([.A398]-[.$A$513])" office:value-type="float" office:value="19881" calcext:value-type="float">
            <text:p>19881</text:p>
          </table:table-cell>
          <table:table-cell table:formula="of:=([.K398]-[.$K$513])*([.A398]-[.$A$513])" office:value-type="float" office:value="-11.7072966172771" calcext:value-type="float">
            <text:p>-11.7072966172771</text:p>
          </table:table-cell>
          <table:table-cell/>
          <table:table-cell table:formula="of:=(([.$M$515]*[.A398]+[.$L$515])-([.J398]))*(([.$M$515]*[.A398]+[.$L$515])-([.J398]))" office:value-type="float" office:value="505.271289043367" calcext:value-type="float">
            <text:p>505.271289043367</text:p>
          </table:table-cell>
          <table:table-cell table:formula="of:=SUM([.Q369:.Q398])" office:value-type="float" office:value="7537.64541016853" calcext:value-type="float">
            <text:p>7537.6454101685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0" calcext:value-type="float">
            <text:p>40</text:p>
          </table:table-cell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8.5714285714286" calcext:value-type="float">
            <text:p>48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399]-[.$J$513])*([.A399]-[.$A$513])" office:value-type="float" office:value="5400.88286273414" calcext:value-type="float">
            <text:p>5400.88286273414</text:p>
          </table:table-cell>
          <table:table-cell table:formula="of:=([.A399]-[.$A$513])*([.A399]-[.$A$513])" office:value-type="float" office:value="20164" calcext:value-type="float">
            <text:p>20164</text:p>
          </table:table-cell>
          <table:table-cell table:formula="of:=([.K399]-[.$K$513])*([.A399]-[.$A$513])" office:value-type="float" office:value="-11.79032708974" calcext:value-type="float">
            <text:p>-11.79032708974</text:p>
          </table:table-cell>
          <table:table-cell/>
          <table:table-cell table:formula="of:=(([.$M$515]*[.A399]+[.$L$515])-([.J399]))*(([.$M$515]*[.A399]+[.$L$515])-([.J399]))" office:value-type="float" office:value="774.786390188253" calcext:value-type="float">
            <text:p>774.786390188253</text:p>
          </table:table-cell>
          <table:table-cell table:formula="of:=SUM([.Q370:.Q399])" office:value-type="float" office:value="8191.20703442854" calcext:value-type="float">
            <text:p>8191.2070344285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7" calcext:value-type="float">
            <text:p>57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6.4285714285714" calcext:value-type="float">
            <text:p>56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0]-[.$J$513])*([.A400]-[.$A$513])" office:value-type="float" office:value="6562.48867766284" calcext:value-type="float">
            <text:p>6562.48867766284</text:p>
          </table:table-cell>
          <table:table-cell table:formula="of:=([.A400]-[.$A$513])*([.A400]-[.$A$513])" office:value-type="float" office:value="20449" calcext:value-type="float">
            <text:p>20449</text:p>
          </table:table-cell>
          <table:table-cell table:formula="of:=([.K400]-[.$K$513])*([.A400]-[.$A$513])" office:value-type="float" office:value="-11.873357562203" calcext:value-type="float">
            <text:p>-11.873357562203</text:p>
          </table:table-cell>
          <table:table-cell/>
          <table:table-cell table:formula="of:=(([.$M$515]*[.A400]+[.$L$515])-([.J400]))*(([.$M$515]*[.A400]+[.$L$515])-([.J400]))" office:value-type="float" office:value="1268.80584983679" calcext:value-type="float">
            <text:p>1268.80584983679</text:p>
          </table:table-cell>
          <table:table-cell table:formula="of:=SUM([.Q371:.Q400])" office:value-type="float" office:value="9314.03722600946" calcext:value-type="float">
            <text:p>9314.037226009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3.7142857142857" calcext:value-type="float">
            <text:p>43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1]-[.$J$513])*([.A401]-[.$A$513])" office:value-type="float" office:value="4777.52306402013" calcext:value-type="float">
            <text:p>4777.52306402013</text:p>
          </table:table-cell>
          <table:table-cell table:formula="of:=([.A401]-[.$A$513])*([.A401]-[.$A$513])" office:value-type="float" office:value="20736" calcext:value-type="float">
            <text:p>20736</text:p>
          </table:table-cell>
          <table:table-cell table:formula="of:=([.K401]-[.$K$513])*([.A401]-[.$A$513])" office:value-type="float" office:value="-11.9563880346659" calcext:value-type="float">
            <text:p>-11.9563880346659</text:p>
          </table:table-cell>
          <table:table-cell/>
          <table:table-cell table:formula="of:=(([.$M$515]*[.A401]+[.$L$515])-([.J401]))*(([.$M$515]*[.A401]+[.$L$515])-([.J401]))" office:value-type="float" office:value="521.400169337747" calcext:value-type="float">
            <text:p>521.400169337747</text:p>
          </table:table-cell>
          <table:table-cell table:formula="of:=SUM([.Q372:.Q401])" office:value-type="float" office:value="9701.28455169122" calcext:value-type="float">
            <text:p>9701.284551691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9" calcext:value-type="float">
            <text:p>19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3.8571428571429" calcext:value-type="float">
            <text:p>33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2]-[.$J$513])*([.A402]-[.$A$513])" office:value-type="float" office:value="3381.41459323456" calcext:value-type="float">
            <text:p>3381.41459323456</text:p>
          </table:table-cell>
          <table:table-cell table:formula="of:=([.A402]-[.$A$513])*([.A402]-[.$A$513])" office:value-type="float" office:value="21025" calcext:value-type="float">
            <text:p>21025</text:p>
          </table:table-cell>
          <table:table-cell table:formula="of:=([.K402]-[.$K$513])*([.A402]-[.$A$513])" office:value-type="float" office:value="-12.0394185071289" calcext:value-type="float">
            <text:p>-12.0394185071289</text:p>
          </table:table-cell>
          <table:table-cell/>
          <table:table-cell table:formula="of:=(([.$M$515]*[.A402]+[.$L$515])-([.J402]))*(([.$M$515]*[.A402]+[.$L$515])-([.J402]))" office:value-type="float" office:value="166.544676914402" calcext:value-type="float">
            <text:p>166.544676914402</text:p>
          </table:table-cell>
          <table:table-cell table:formula="of:=SUM([.Q373:.Q402])" office:value-type="float" office:value="9728.65717003324" calcext:value-type="float">
            <text:p>9728.657170033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.1428571428571" calcext:value-type="float">
            <text:p>29.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3]-[.$J$513])*([.A403]-[.$A$513])" office:value-type="float" office:value="2716.44897959183" calcext:value-type="float">
            <text:p>2716.44897959183</text:p>
          </table:table-cell>
          <table:table-cell table:formula="of:=([.A403]-[.$A$513])*([.A403]-[.$A$513])" office:value-type="float" office:value="21316" calcext:value-type="float">
            <text:p>21316</text:p>
          </table:table-cell>
          <table:table-cell table:formula="of:=([.K403]-[.$K$513])*([.A403]-[.$A$513])" office:value-type="float" office:value="-12.1224489795918" calcext:value-type="float">
            <text:p>-12.1224489795918</text:p>
          </table:table-cell>
          <table:table-cell/>
          <table:table-cell table:formula="of:=(([.$M$515]*[.A403]+[.$L$515])-([.J403]))*(([.$M$515]*[.A403]+[.$L$515])-([.J403]))" office:value-type="float" office:value="65.9198902826367" calcext:value-type="float">
            <text:p>65.9198902826367</text:p>
          </table:table-cell>
          <table:table-cell table:formula="of:=SUM([.Q374:.Q403])" office:value-type="float" office:value="9636.23930106404" calcext:value-type="float">
            <text:p>9636.239301064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.5714285714286" calcext:value-type="float">
            <text:p>26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4]-[.$J$513])*([.A404]-[.$A$513])" office:value-type="float" office:value="2357.05479452055" calcext:value-type="float">
            <text:p>2357.05479452055</text:p>
          </table:table-cell>
          <table:table-cell table:formula="of:=([.A404]-[.$A$513])*([.A404]-[.$A$513])" office:value-type="float" office:value="21609" calcext:value-type="float">
            <text:p>21609</text:p>
          </table:table-cell>
          <table:table-cell table:formula="of:=([.K404]-[.$K$513])*([.A404]-[.$A$513])" office:value-type="float" office:value="-12.2054794520548" calcext:value-type="float">
            <text:p>-12.2054794520548</text:p>
          </table:table-cell>
          <table:table-cell/>
          <table:table-cell table:formula="of:=(([.$M$515]*[.A404]+[.$L$515])-([.J404]))*(([.$M$515]*[.A404]+[.$L$515])-([.J404]))" office:value-type="float" office:value="29.9849458587668" calcext:value-type="float">
            <text:p>29.9849458587668</text:p>
          </table:table-cell>
          <table:table-cell table:formula="of:=SUM([.Q375:.Q404])" office:value-type="float" office:value="9483.6446200825" calcext:value-type="float">
            <text:p>9483.64462008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8" calcext:value-type="float">
            <text:p>48</text:p>
          </table:table-cell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.8571428571429" calcext:value-type="float">
            <text:p>28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5]-[.$J$513])*([.A405]-[.$A$513])" office:value-type="float" office:value="2711.37489516355" calcext:value-type="float">
            <text:p>2711.37489516355</text:p>
          </table:table-cell>
          <table:table-cell table:formula="of:=([.A405]-[.$A$513])*([.A405]-[.$A$513])" office:value-type="float" office:value="21904" calcext:value-type="float">
            <text:p>21904</text:p>
          </table:table-cell>
          <table:table-cell table:formula="of:=([.K405]-[.$K$513])*([.A405]-[.$A$513])" office:value-type="float" office:value="-12.2885099245178" calcext:value-type="float">
            <text:p>-12.2885099245178</text:p>
          </table:table-cell>
          <table:table-cell/>
          <table:table-cell table:formula="of:=(([.$M$515]*[.A405]+[.$L$515])-([.J405]))*(([.$M$515]*[.A405]+[.$L$515])-([.J405]))" office:value-type="float" office:value="59.1320808042873" calcext:value-type="float">
            <text:p>59.1320808042873</text:p>
          </table:table-cell>
          <table:table-cell table:formula="of:=SUM([.Q376:.Q405])" office:value-type="float" office:value="9330.08277986852" calcext:value-type="float">
            <text:p>9330.082779868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7" calcext:value-type="float">
            <text:p>17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.5714285714286" calcext:value-type="float">
            <text:p>25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6]-[.$J$513])*([.A406]-[.$A$513])" office:value-type="float" office:value="2240.12356723512" calcext:value-type="float">
            <text:p>2240.12356723512</text:p>
          </table:table-cell>
          <table:table-cell table:formula="of:=([.A406]-[.$A$513])*([.A406]-[.$A$513])" office:value-type="float" office:value="22201" calcext:value-type="float">
            <text:p>22201</text:p>
          </table:table-cell>
          <table:table-cell table:formula="of:=([.K406]-[.$K$513])*([.A406]-[.$A$513])" office:value-type="float" office:value="-12.3715403969807" calcext:value-type="float">
            <text:p>-12.3715403969807</text:p>
          </table:table-cell>
          <table:table-cell/>
          <table:table-cell table:formula="of:=(([.$M$515]*[.A406]+[.$L$515])-([.J406]))*(([.$M$515]*[.A406]+[.$L$515])-([.J406]))" office:value-type="float" office:value="18.7679361635806" calcext:value-type="float">
            <text:p>18.7679361635806</text:p>
          </table:table-cell>
          <table:table-cell table:formula="of:=SUM([.Q377:.Q406])" office:value-type="float" office:value="9085.52593762893" calcext:value-type="float">
            <text:p>9085.5259376289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9" calcext:value-type="float">
            <text:p>39</text:p>
          </table:table-cell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7]-[.$J$513])*([.A407]-[.$A$513])" office:value-type="float" office:value="1869.44366787811" calcext:value-type="float">
            <text:p>1869.44366787811</text:p>
          </table:table-cell>
          <table:table-cell table:formula="of:=([.A407]-[.$A$513])*([.A407]-[.$A$513])" office:value-type="float" office:value="22500" calcext:value-type="float">
            <text:p>22500</text:p>
          </table:table-cell>
          <table:table-cell table:formula="of:=([.K407]-[.$K$513])*([.A407]-[.$A$513])" office:value-type="float" office:value="-12.4545708694437" calcext:value-type="float">
            <text:p>-12.4545708694437</text:p>
          </table:table-cell>
          <table:table-cell/>
          <table:table-cell table:formula="of:=(([.$M$515]*[.A407]+[.$L$515])-([.J407]))*(([.$M$515]*[.A407]+[.$L$515])-([.J407]))" office:value-type="float" office:value="2.85252599853467" calcext:value-type="float">
            <text:p>2.85252599853467</text:p>
          </table:table-cell>
          <table:table-cell table:formula="of:=SUM([.Q378:.Q407])" office:value-type="float" office:value="8813.32200839567" calcext:value-type="float">
            <text:p>8813.3220083956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1" calcext:value-type="float">
            <text:p>31</text:p>
          </table:table-cell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.1428571428571" calcext:value-type="float">
            <text:p>26.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8]-[.$J$513])*([.A408]-[.$A$513])" office:value-type="float" office:value="2356.47805423539" calcext:value-type="float">
            <text:p>2356.47805423539</text:p>
          </table:table-cell>
          <table:table-cell table:formula="of:=([.A408]-[.$A$513])*([.A408]-[.$A$513])" office:value-type="float" office:value="22801" calcext:value-type="float">
            <text:p>22801</text:p>
          </table:table-cell>
          <table:table-cell table:formula="of:=([.K408]-[.$K$513])*([.A408]-[.$A$513])" office:value-type="float" office:value="-12.5376013419066" calcext:value-type="float">
            <text:p>-12.5376013419066</text:p>
          </table:table-cell>
          <table:table-cell/>
          <table:table-cell table:formula="of:=(([.$M$515]*[.A408]+[.$L$515])-([.J408]))*(([.$M$515]*[.A408]+[.$L$515])-([.J408]))" office:value-type="float" office:value="22.6573395800042" calcext:value-type="float">
            <text:p>22.6573395800042</text:p>
          </table:table-cell>
          <table:table-cell table:formula="of:=SUM([.Q379:.Q408])" office:value-type="float" office:value="8548.9355447021" calcext:value-type="float">
            <text:p>8548.93554470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.7142857142857" calcext:value-type="float">
            <text:p>23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09]-[.$J$513])*([.A409]-[.$A$513])" office:value-type="float" office:value="2002.94101202124" calcext:value-type="float">
            <text:p>2002.94101202124</text:p>
          </table:table-cell>
          <table:table-cell table:formula="of:=([.A409]-[.$A$513])*([.A409]-[.$A$513])" office:value-type="float" office:value="23104" calcext:value-type="float">
            <text:p>23104</text:p>
          </table:table-cell>
          <table:table-cell table:formula="of:=([.K409]-[.$K$513])*([.A409]-[.$A$513])" office:value-type="float" office:value="-12.6206318143696" calcext:value-type="float">
            <text:p>-12.6206318143696</text:p>
          </table:table-cell>
          <table:table-cell/>
          <table:table-cell table:formula="of:=(([.$M$515]*[.A409]+[.$L$515])-([.J409]))*(([.$M$515]*[.A409]+[.$L$515])-([.J409]))" office:value-type="float" office:value="5.10567667799607" calcext:value-type="float">
            <text:p>5.10567667799607</text:p>
          </table:table-cell>
          <table:table-cell table:formula="of:=SUM([.Q380:.Q409])" office:value-type="float" office:value="8264.55842800725" calcext:value-type="float">
            <text:p>8264.558428007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3" calcext:value-type="float">
            <text:p>53</text:p>
          </table:table-cell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0]-[.$J$513])*([.A410]-[.$A$513])" office:value-type="float" office:value="2977.83254123567" calcext:value-type="float">
            <text:p>2977.83254123567</text:p>
          </table:table-cell>
          <table:table-cell table:formula="of:=([.A410]-[.$A$513])*([.A410]-[.$A$513])" office:value-type="float" office:value="23409" calcext:value-type="float">
            <text:p>23409</text:p>
          </table:table-cell>
          <table:table-cell table:formula="of:=([.K410]-[.$K$513])*([.A410]-[.$A$513])" office:value-type="float" office:value="-12.7036622868325" calcext:value-type="float">
            <text:p>-12.7036622868325</text:p>
          </table:table-cell>
          <table:table-cell/>
          <table:table-cell table:formula="of:=(([.$M$515]*[.A410]+[.$L$515])-([.J410]))*(([.$M$515]*[.A410]+[.$L$515])-([.J410]))" office:value-type="float" office:value="71.7995576187414" calcext:value-type="float">
            <text:p>71.7995576187414</text:p>
          </table:table-cell>
          <table:table-cell table:formula="of:=SUM([.Q381:.Q410])" office:value-type="float" office:value="8072.9815112203" calcext:value-type="float">
            <text:p>8072.98151122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4" calcext:value-type="float">
            <text:p>34</text:p>
          </table:table-cell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1]-[.$J$513])*([.A411]-[.$A$513])" office:value-type="float" office:value="3305.29549902153" calcext:value-type="float">
            <text:p>3305.29549902153</text:p>
          </table:table-cell>
          <table:table-cell table:formula="of:=([.A411]-[.$A$513])*([.A411]-[.$A$513])" office:value-type="float" office:value="23716" calcext:value-type="float">
            <text:p>23716</text:p>
          </table:table-cell>
          <table:table-cell table:formula="of:=([.K411]-[.$K$513])*([.A411]-[.$A$513])" office:value-type="float" office:value="-12.7866927592955" calcext:value-type="float">
            <text:p>-12.7866927592955</text:p>
          </table:table-cell>
          <table:table-cell/>
          <table:table-cell table:formula="of:=(([.$M$515]*[.A411]+[.$L$515])-([.J411]))*(([.$M$515]*[.A411]+[.$L$515])-([.J411]))" office:value-type="float" office:value="108.194014662209" calcext:value-type="float">
            <text:p>108.194014662209</text:p>
          </table:table-cell>
          <table:table-cell table:formula="of:=SUM([.Q382:.Q411])" office:value-type="float" office:value="7924.69561231226" calcext:value-type="float">
            <text:p>7924.695612312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2" calcext:value-type="float">
            <text:p>42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.1428571428571" calcext:value-type="float">
            <text:p>31.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2]-[.$J$513])*([.A412]-[.$A$513])" office:value-type="float" office:value="3193.90131395023" calcext:value-type="float">
            <text:p>3193.90131395023</text:p>
          </table:table-cell>
          <table:table-cell table:formula="of:=([.A412]-[.$A$513])*([.A412]-[.$A$513])" office:value-type="float" office:value="24025" calcext:value-type="float">
            <text:p>24025</text:p>
          </table:table-cell>
          <table:table-cell table:formula="of:=([.K412]-[.$K$513])*([.A412]-[.$A$513])" office:value-type="float" office:value="-12.8697232317585" calcext:value-type="float">
            <text:p>-12.8697232317585</text:p>
          </table:table-cell>
          <table:table-cell/>
          <table:table-cell table:formula="of:=(([.$M$515]*[.A412]+[.$L$515])-([.J412]))*(([.$M$515]*[.A412]+[.$L$515])-([.J412]))" office:value-type="float" office:value="89.7313928971186" calcext:value-type="float">
            <text:p>89.7313928971186</text:p>
          </table:table-cell>
          <table:table-cell table:formula="of:=SUM([.Q383:.Q412])" office:value-type="float" office:value="7755.64132250494" calcext:value-type="float">
            <text:p>7755.6413225049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0" calcext:value-type="float">
            <text:p>40</text:p>
          </table:table-cell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4.4285714285714" calcext:value-type="float">
            <text:p>34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3]-[.$J$513])*([.A413]-[.$A$513])" office:value-type="float" office:value="3727.07855745037" calcext:value-type="float">
            <text:p>3727.07855745037</text:p>
          </table:table-cell>
          <table:table-cell table:formula="of:=([.A413]-[.$A$513])*([.A413]-[.$A$513])" office:value-type="float" office:value="24336" calcext:value-type="float">
            <text:p>24336</text:p>
          </table:table-cell>
          <table:table-cell table:formula="of:=([.K413]-[.$K$513])*([.A413]-[.$A$513])" office:value-type="float" office:value="-12.9527537042214" calcext:value-type="float">
            <text:p>-12.9527537042214</text:p>
          </table:table-cell>
          <table:table-cell/>
          <table:table-cell table:formula="of:=(([.$M$515]*[.A413]+[.$L$515])-([.J413]))*(([.$M$515]*[.A413]+[.$L$515])-([.J413]))" office:value-type="float" office:value="160.948629055112" calcext:value-type="float">
            <text:p>160.948629055112</text:p>
          </table:table-cell>
          <table:table-cell table:formula="of:=SUM([.Q384:.Q413])" office:value-type="float" office:value="7650.85101801205" calcext:value-type="float">
            <text:p>7650.851018012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8" calcext:value-type="float">
            <text:p>18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4]-[.$J$513])*([.A414]-[.$A$513])" office:value-type="float" office:value="3279.9700866648" calcext:value-type="float">
            <text:p>3279.9700866648</text:p>
          </table:table-cell>
          <table:table-cell table:formula="of:=([.A414]-[.$A$513])*([.A414]-[.$A$513])" office:value-type="float" office:value="24649" calcext:value-type="float">
            <text:p>24649</text:p>
          </table:table-cell>
          <table:table-cell table:formula="of:=([.K414]-[.$K$513])*([.A414]-[.$A$513])" office:value-type="float" office:value="-13.0357841766844" calcext:value-type="float">
            <text:p>-13.0357841766844</text:p>
          </table:table-cell>
          <table:table-cell/>
          <table:table-cell table:formula="of:=(([.$M$515]*[.A414]+[.$L$515])-([.J414]))*(([.$M$515]*[.A414]+[.$L$515])-([.J414]))" office:value-type="float" office:value="92.4429620170625" calcext:value-type="float">
            <text:p>92.4429620170625</text:p>
          </table:table-cell>
          <table:table-cell table:formula="of:=SUM([.Q385:.Q414])" office:value-type="float" office:value="7479.86580454691" calcext:value-type="float">
            <text:p>7479.865804546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8" calcext:value-type="float">
            <text:p>18</text:p>
          </table:table-cell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.5714285714286" calcext:value-type="float">
            <text:p>29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5]-[.$J$513])*([.A415]-[.$A$513])" office:value-type="float" office:value="3007.43304445066" calcext:value-type="float">
            <text:p>3007.43304445066</text:p>
          </table:table-cell>
          <table:table-cell table:formula="of:=([.A415]-[.$A$513])*([.A415]-[.$A$513])" office:value-type="float" office:value="24964" calcext:value-type="float">
            <text:p>24964</text:p>
          </table:table-cell>
          <table:table-cell table:formula="of:=([.K415]-[.$K$513])*([.A415]-[.$A$513])" office:value-type="float" office:value="-13.1188146491473" calcext:value-type="float">
            <text:p>-13.1188146491473</text:p>
          </table:table-cell>
          <table:table-cell/>
          <table:table-cell table:formula="of:=(([.$M$515]*[.A415]+[.$L$515])-([.J415]))*(([.$M$515]*[.A415]+[.$L$515])-([.J415]))" office:value-type="float" office:value="59.0708557873606" calcext:value-type="float">
            <text:p>59.0708557873606</text:p>
          </table:table-cell>
          <table:table-cell table:formula="of:=SUM([.Q386:.Q415])" office:value-type="float" office:value="7254.21403361645" calcext:value-type="float">
            <text:p>7254.2140336164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6]-[.$J$513])*([.A416]-[.$A$513])" office:value-type="float" office:value="3321.75314509365" calcext:value-type="float">
            <text:p>3321.75314509365</text:p>
          </table:table-cell>
          <table:table-cell table:formula="of:=([.A416]-[.$A$513])*([.A416]-[.$A$513])" office:value-type="float" office:value="25281" calcext:value-type="float">
            <text:p>25281</text:p>
          </table:table-cell>
          <table:table-cell table:formula="of:=([.K416]-[.$K$513])*([.A416]-[.$A$513])" office:value-type="float" office:value="-13.2018451216103" calcext:value-type="float">
            <text:p>-13.2018451216103</text:p>
          </table:table-cell>
          <table:table-cell/>
          <table:table-cell table:formula="of:=(([.$M$515]*[.A416]+[.$L$515])-([.J416]))*(([.$M$515]*[.A416]+[.$L$515])-([.J416]))" office:value-type="float" office:value="89.7012194120088" calcext:value-type="float">
            <text:p>89.7012194120088</text:p>
          </table:table-cell>
          <table:table-cell table:formula="of:=SUM([.Q387:.Q416])" office:value-type="float" office:value="7071.10458274674" calcext:value-type="float">
            <text:p>7071.104582746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.7142857142857" calcext:value-type="float">
            <text:p>24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7]-[.$J$513])*([.A417]-[.$A$513])" office:value-type="float" office:value="2268.35896002236" calcext:value-type="float">
            <text:p>2268.35896002236</text:p>
          </table:table-cell>
          <table:table-cell table:formula="of:=([.A417]-[.$A$513])*([.A417]-[.$A$513])" office:value-type="float" office:value="25600" calcext:value-type="float">
            <text:p>25600</text:p>
          </table:table-cell>
          <table:table-cell table:formula="of:=([.K417]-[.$K$513])*([.A417]-[.$A$513])" office:value-type="float" office:value="-13.2848755940732" calcext:value-type="float">
            <text:p>-13.2848755940732</text:p>
          </table:table-cell>
          <table:table-cell/>
          <table:table-cell table:formula="of:=(([.$M$515]*[.A417]+[.$L$515])-([.J417]))*(([.$M$515]*[.A417]+[.$L$515])-([.J417]))" office:value-type="float" office:value="7.20901173462653" calcext:value-type="float">
            <text:p>7.20901173462653</text:p>
          </table:table-cell>
          <table:table-cell table:formula="of:=SUM([.Q388:.Q417])" office:value-type="float" office:value="6763.90164431238" calcext:value-type="float">
            <text:p>6763.901644312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8]-[.$J$513])*([.A418]-[.$A$513])" office:value-type="float" office:value="1845.5362035225" calcext:value-type="float">
            <text:p>1845.5362035225</text:p>
          </table:table-cell>
          <table:table-cell table:formula="of:=([.A418]-[.$A$513])*([.A418]-[.$A$513])" office:value-type="float" office:value="25921" calcext:value-type="float">
            <text:p>25921</text:p>
          </table:table-cell>
          <table:table-cell table:formula="of:=([.K418]-[.$K$513])*([.A418]-[.$A$513])" office:value-type="float" office:value="-13.3679060665362" calcext:value-type="float">
            <text:p>-13.3679060665362</text:p>
          </table:table-cell>
          <table:table-cell/>
          <table:table-cell table:formula="of:=(([.$M$515]*[.A418]+[.$L$515])-([.J418]))*(([.$M$515]*[.A418]+[.$L$515])-([.J418]))" office:value-type="float" office:value="0.0102317673409416" calcext:value-type="float">
            <text:p>0.010231767340942</text:p>
          </table:table-cell>
          <table:table-cell table:formula="of:=SUM([.Q389:.Q418])" office:value-type="float" office:value="6431.50374091958" calcext:value-type="float">
            <text:p>6431.503740919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.7142857142857" calcext:value-type="float">
            <text:p>17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19]-[.$J$513])*([.A419]-[.$A$513])" office:value-type="float" office:value="1162.71344702264" calcext:value-type="float">
            <text:p>1162.71344702264</text:p>
          </table:table-cell>
          <table:table-cell table:formula="of:=([.A419]-[.$A$513])*([.A419]-[.$A$513])" office:value-type="float" office:value="26244" calcext:value-type="float">
            <text:p>26244</text:p>
          </table:table-cell>
          <table:table-cell table:formula="of:=([.K419]-[.$K$513])*([.A419]-[.$A$513])" office:value-type="float" office:value="-13.4509365389992" calcext:value-type="float">
            <text:p>-13.4509365389992</text:p>
          </table:table-cell>
          <table:table-cell/>
          <table:table-cell table:formula="of:=(([.$M$515]*[.A419]+[.$L$515])-([.J419]))*(([.$M$515]*[.A419]+[.$L$515])-([.J419]))" office:value-type="float" office:value="19.8799455394998" calcext:value-type="float">
            <text:p>19.8799455394998</text:p>
          </table:table-cell>
          <table:table-cell table:formula="of:=SUM([.Q390:.Q419])" office:value-type="float" office:value="6111.10120070056" calcext:value-type="float">
            <text:p>6111.1012007005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.1428571428571" calcext:value-type="float">
            <text:p>13.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0]-[.$J$513])*([.A420]-[.$A$513])" office:value-type="float" office:value="424.74783337992" calcext:value-type="float">
            <text:p>424.74783337992</text:p>
          </table:table-cell>
          <table:table-cell table:formula="of:=([.A420]-[.$A$513])*([.A420]-[.$A$513])" office:value-type="float" office:value="26569" calcext:value-type="float">
            <text:p>26569</text:p>
          </table:table-cell>
          <table:table-cell table:formula="of:=([.K420]-[.$K$513])*([.A420]-[.$A$513])" office:value-type="float" office:value="-13.5339670114621" calcext:value-type="float">
            <text:p>-13.5339670114621</text:p>
          </table:table-cell>
          <table:table-cell/>
          <table:table-cell table:formula="of:=(([.$M$515]*[.A420]+[.$L$515])-([.J420]))*(([.$M$515]*[.A420]+[.$L$515])-([.J420]))" office:value-type="float" office:value="82.8454682482196" calcext:value-type="float">
            <text:p>82.8454682482196</text:p>
          </table:table-cell>
          <table:table-cell table:formula="of:=SUM([.Q391:.Q420])" office:value-type="float" office:value="5851.00908355159" calcext:value-type="float">
            <text:p>5851.009083551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.8571428571429" calcext:value-type="float">
            <text:p>11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1]-[.$J$513])*([.A421]-[.$A$513])" office:value-type="float" office:value="216.496505451502" calcext:value-type="float">
            <text:p>216.496505451502</text:p>
          </table:table-cell>
          <table:table-cell table:formula="of:=([.A421]-[.$A$513])*([.A421]-[.$A$513])" office:value-type="float" office:value="26896" calcext:value-type="float">
            <text:p>26896</text:p>
          </table:table-cell>
          <table:table-cell table:formula="of:=([.K421]-[.$K$513])*([.A421]-[.$A$513])" office:value-type="float" office:value="-13.6169974839251" calcext:value-type="float">
            <text:p>-13.6169974839251</text:p>
          </table:table-cell>
          <table:table-cell/>
          <table:table-cell table:formula="of:=(([.$M$515]*[.A421]+[.$L$515])-([.J421]))*(([.$M$515]*[.A421]+[.$L$515])-([.J421]))" office:value-type="float" office:value="109.400923780821" calcext:value-type="float">
            <text:p>109.400923780821</text:p>
          </table:table-cell>
          <table:table-cell table:formula="of:=SUM([.Q392:.Q421])" office:value-type="float" office:value="5609.47505286779" calcext:value-type="float">
            <text:p>5609.475052867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.5714285714286" calcext:value-type="float">
            <text:p>10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2]-[.$J$513])*([.A422]-[.$A$513])" office:value-type="float" office:value="5.67374895163947" calcext:value-type="float">
            <text:p>5.67374895163947</text:p>
          </table:table-cell>
          <table:table-cell table:formula="of:=([.A422]-[.$A$513])*([.A422]-[.$A$513])" office:value-type="float" office:value="27225" calcext:value-type="float">
            <text:p>27225</text:p>
          </table:table-cell>
          <table:table-cell table:formula="of:=([.K422]-[.$K$513])*([.A422]-[.$A$513])" office:value-type="float" office:value="-13.700027956388" calcext:value-type="float">
            <text:p>-13.700027956388</text:p>
          </table:table-cell>
          <table:table-cell/>
          <table:table-cell table:formula="of:=(([.$M$515]*[.A422]+[.$L$515])-([.J422]))*(([.$M$515]*[.A422]+[.$L$515])-([.J422]))" office:value-type="float" office:value="139.642214749822" calcext:value-type="float">
            <text:p>139.642214749822</text:p>
          </table:table-cell>
          <table:table-cell table:formula="of:=SUM([.Q393:.Q422])" office:value-type="float" office:value="5400.83852843368" calcext:value-type="float">
            <text:p>5400.8385284336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14285714285714" calcext:value-type="float">
            <text:p>9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3]-[.$J$513])*([.A423]-[.$A$513])" office:value-type="float" office:value="-231.43472183394" calcext:value-type="float">
            <text:p>-231.43472183394</text:p>
          </table:table-cell>
          <table:table-cell table:formula="of:=([.A423]-[.$A$513])*([.A423]-[.$A$513])" office:value-type="float" office:value="27556" calcext:value-type="float">
            <text:p>27556</text:p>
          </table:table-cell>
          <table:table-cell table:formula="of:=([.K423]-[.$K$513])*([.A423]-[.$A$513])" office:value-type="float" office:value="-13.783058428851" calcext:value-type="float">
            <text:p>-13.783058428851</text:p>
          </table:table-cell>
          <table:table-cell/>
          <table:table-cell table:formula="of:=(([.$M$515]*[.A423]+[.$L$515])-([.J423]))*(([.$M$515]*[.A423]+[.$L$515])-([.J423]))" office:value-type="float" office:value="177.353912679525" calcext:value-type="float">
            <text:p>177.353912679525</text:p>
          </table:table-cell>
          <table:table-cell table:formula="of:=SUM([.Q394:.Q423])" office:value-type="float" office:value="5216.44084119947" calcext:value-type="float">
            <text:p>5216.440841199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14285714285714" calcext:value-type="float">
            <text:p>9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4]-[.$J$513])*([.A424]-[.$A$513])" office:value-type="float" office:value="-232.828906905229" calcext:value-type="float">
            <text:p>-232.828906905229</text:p>
          </table:table-cell>
          <table:table-cell table:formula="of:=([.A424]-[.$A$513])*([.A424]-[.$A$513])" office:value-type="float" office:value="27889" calcext:value-type="float">
            <text:p>27889</text:p>
          </table:table-cell>
          <table:table-cell table:formula="of:=([.K424]-[.$K$513])*([.A424]-[.$A$513])" office:value-type="float" office:value="-13.866088901314" calcext:value-type="float">
            <text:p>-13.866088901314</text:p>
          </table:table-cell>
          <table:table-cell/>
          <table:table-cell table:formula="of:=(([.$M$515]*[.A424]+[.$L$515])-([.J424]))*(([.$M$515]*[.A424]+[.$L$515])-([.J424]))" office:value-type="float" office:value="179.272167572983" calcext:value-type="float">
            <text:p>179.272167572983</text:p>
          </table:table-cell>
          <table:table-cell table:formula="of:=SUM([.Q395:.Q424])" office:value-type="float" office:value="5366.79754898319" calcext:value-type="float">
            <text:p>5366.797548983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6" calcext:value-type="float">
            <text:p>16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28571428571429" calcext:value-type="float">
            <text:p>9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5]-[.$J$513])*([.A425]-[.$A$513])" office:value-type="float" office:value="-210.223091976517" calcext:value-type="float">
            <text:p>-210.223091976517</text:p>
          </table:table-cell>
          <table:table-cell table:formula="of:=([.A425]-[.$A$513])*([.A425]-[.$A$513])" office:value-type="float" office:value="28224" calcext:value-type="float">
            <text:p>28224</text:p>
          </table:table-cell>
          <table:table-cell table:formula="of:=([.K425]-[.$K$513])*([.A425]-[.$A$513])" office:value-type="float" office:value="-13.9491193737769" calcext:value-type="float">
            <text:p>-13.9491193737769</text:p>
          </table:table-cell>
          <table:table-cell/>
          <table:table-cell table:formula="of:=(([.$M$515]*[.A425]+[.$L$515])-([.J425]))*(([.$M$515]*[.A425]+[.$L$515])-([.J425]))" office:value-type="float" office:value="177.375125243316" calcext:value-type="float">
            <text:p>177.375125243316</text:p>
          </table:table-cell>
          <table:table-cell table:formula="of:=SUM([.Q396:.Q425])" office:value-type="float" office:value="5497.43387822571" calcext:value-type="float">
            <text:p>5497.433878225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4" calcext:value-type="float">
            <text:p>24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6]-[.$J$513])*([.A426]-[.$A$513])" office:value-type="float" office:value="78.2398658093368" calcext:value-type="float">
            <text:p>78.2398658093368</text:p>
          </table:table-cell>
          <table:table-cell table:formula="of:=([.A426]-[.$A$513])*([.A426]-[.$A$513])" office:value-type="float" office:value="28561" calcext:value-type="float">
            <text:p>28561</text:p>
          </table:table-cell>
          <table:table-cell table:formula="of:=([.K426]-[.$K$513])*([.A426]-[.$A$513])" office:value-type="float" office:value="-14.0321498462399" calcext:value-type="float">
            <text:p>-14.0321498462399</text:p>
          </table:table-cell>
          <table:table-cell/>
          <table:table-cell table:formula="of:=(([.$M$515]*[.A426]+[.$L$515])-([.J426]))*(([.$M$515]*[.A426]+[.$L$515])-([.J426]))" office:value-type="float" office:value="136.323520084575" calcext:value-type="float">
            <text:p>136.323520084575</text:p>
          </table:table-cell>
          <table:table-cell table:formula="of:=SUM([.Q397:.Q426])" office:value-type="float" office:value="5470.81852948211" calcext:value-type="float">
            <text:p>5470.818529482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21-03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.2857142857143" calcext:value-type="float">
            <text:p>10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7]-[.$J$513])*([.A427]-[.$A$513])" office:value-type="float" office:value="-42.725747833378" calcext:value-type="float">
            <text:p>-42.725747833378</text:p>
          </table:table-cell>
          <table:table-cell table:formula="of:=([.A427]-[.$A$513])*([.A427]-[.$A$513])" office:value-type="float" office:value="28900" calcext:value-type="float">
            <text:p>28900</text:p>
          </table:table-cell>
          <table:table-cell table:formula="of:=([.K427]-[.$K$513])*([.A427]-[.$A$513])" office:value-type="float" office:value="-14.1151803187028" calcext:value-type="float">
            <text:p>-14.1151803187028</text:p>
          </table:table-cell>
          <table:table-cell/>
          <table:table-cell table:formula="of:=(([.$M$515]*[.A427]+[.$L$515])-([.J427]))*(([.$M$515]*[.A427]+[.$L$515])-([.J427]))" office:value-type="float" office:value="155.298424322618" calcext:value-type="float">
            <text:p>155.298424322618</text:p>
          </table:table-cell>
          <table:table-cell table:formula="of:=SUM([.Q398:.Q427])" office:value-type="float" office:value="5297.72834785932" calcext:value-type="float">
            <text:p>5297.728347859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8]-[.$J$513])*([.A428]-[.$A$513])" office:value-type="float" office:value="-91.8342186189551" calcext:value-type="float">
            <text:p>-91.8342186189551</text:p>
          </table:table-cell>
          <table:table-cell table:formula="of:=([.A428]-[.$A$513])*([.A428]-[.$A$513])" office:value-type="float" office:value="29241" calcext:value-type="float">
            <text:p>29241</text:p>
          </table:table-cell>
          <table:table-cell table:formula="of:=([.K428]-[.$K$513])*([.A428]-[.$A$513])" office:value-type="float" office:value="-14.1982107911658" calcext:value-type="float">
            <text:p>-14.1982107911658</text:p>
          </table:table-cell>
          <table:table-cell/>
          <table:table-cell table:formula="of:=(([.$M$515]*[.A428]+[.$L$515])-([.J428]))*(([.$M$515]*[.A428]+[.$L$515])-([.J428]))" office:value-type="float" office:value="164.337526567625" calcext:value-type="float">
            <text:p>164.337526567625</text:p>
          </table:table-cell>
          <table:table-cell table:formula="of:=SUM([.Q399:.Q428])" office:value-type="float" office:value="4956.79458538358" calcext:value-type="float">
            <text:p>4956.794585383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57142857142857" calcext:value-type="float">
            <text:p>9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29]-[.$J$513])*([.A429]-[.$A$513])" office:value-type="float" office:value="-166.085546547387" calcext:value-type="float">
            <text:p>-166.085546547387</text:p>
          </table:table-cell>
          <table:table-cell table:formula="of:=([.A429]-[.$A$513])*([.A429]-[.$A$513])" office:value-type="float" office:value="29584" calcext:value-type="float">
            <text:p>29584</text:p>
          </table:table-cell>
          <table:table-cell table:formula="of:=([.K429]-[.$K$513])*([.A429]-[.$A$513])" office:value-type="float" office:value="-14.2812412636287" calcext:value-type="float">
            <text:p>-14.2812412636287</text:p>
          </table:table-cell>
          <table:table-cell/>
          <table:table-cell table:formula="of:=(([.$M$515]*[.A429]+[.$L$515])-([.J429]))*(([.$M$515]*[.A429]+[.$L$515])-([.J429]))" office:value-type="float" office:value="177.41755417639" calcext:value-type="float">
            <text:p>177.41755417639</text:p>
          </table:table-cell>
          <table:table-cell table:formula="of:=SUM([.Q400:.Q429])" office:value-type="float" office:value="4359.42574937171" calcext:value-type="float">
            <text:p>4359.4257493717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3" calcext:value-type="float">
            <text:p>13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0]-[.$J$513])*([.A430]-[.$A$513])" office:value-type="float" office:value="30.663125524179" calcext:value-type="float">
            <text:p>30.663125524179</text:p>
          </table:table-cell>
          <table:table-cell table:formula="of:=([.A430]-[.$A$513])*([.A430]-[.$A$513])" office:value-type="float" office:value="29929" calcext:value-type="float">
            <text:p>29929</text:p>
          </table:table-cell>
          <table:table-cell table:formula="of:=([.K430]-[.$K$513])*([.A430]-[.$A$513])" office:value-type="float" office:value="-14.3642717360917" calcext:value-type="float">
            <text:p>-14.3642717360917</text:p>
          </table:table-cell>
          <table:table-cell/>
          <table:table-cell table:formula="of:=(([.$M$515]*[.A430]+[.$L$515])-([.J430]))*(([.$M$515]*[.A430]+[.$L$515])-([.J430]))" office:value-type="float" office:value="150.032800749424" calcext:value-type="float">
            <text:p>150.032800749424</text:p>
          </table:table-cell>
          <table:table-cell table:formula="of:=SUM([.Q401:.Q430])" office:value-type="float" office:value="3240.65270028435" calcext:value-type="float">
            <text:p>3240.6527002843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1]-[.$J$513])*([.A431]-[.$A$513])" office:value-type="float" office:value="80.5546547386071" calcext:value-type="float">
            <text:p>80.5546547386071</text:p>
          </table:table-cell>
          <table:table-cell table:formula="of:=([.A431]-[.$A$513])*([.A431]-[.$A$513])" office:value-type="float" office:value="30276" calcext:value-type="float">
            <text:p>30276</text:p>
          </table:table-cell>
          <table:table-cell table:formula="of:=([.K431]-[.$K$513])*([.A431]-[.$A$513])" office:value-type="float" office:value="-14.4473022085547" calcext:value-type="float">
            <text:p>-14.4473022085547</text:p>
          </table:table-cell>
          <table:table-cell/>
          <table:table-cell table:formula="of:=(([.$M$515]*[.A431]+[.$L$515])-([.J431]))*(([.$M$515]*[.A431]+[.$L$515])-([.J431]))" office:value-type="float" office:value="144.838823066681" calcext:value-type="float">
            <text:p>144.838823066681</text:p>
          </table:table-cell>
          <table:table-cell table:formula="of:=SUM([.Q402:.Q431])" office:value-type="float" office:value="2864.09135401329" calcext:value-type="float">
            <text:p>2864.091354013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14285714285714" calcext:value-type="float">
            <text:p>9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2]-[.$J$513])*([.A432]-[.$A$513])" office:value-type="float" office:value="-243.982387475539" calcext:value-type="float">
            <text:p>-243.982387475539</text:p>
          </table:table-cell>
          <table:table-cell table:formula="of:=([.A432]-[.$A$513])*([.A432]-[.$A$513])" office:value-type="float" office:value="30625" calcext:value-type="float">
            <text:p>30625</text:p>
          </table:table-cell>
          <table:table-cell table:formula="of:=([.K432]-[.$K$513])*([.A432]-[.$A$513])" office:value-type="float" office:value="-14.5303326810176" calcext:value-type="float">
            <text:p>-14.5303326810176</text:p>
          </table:table-cell>
          <table:table-cell/>
          <table:table-cell table:formula="of:=(([.$M$515]*[.A432]+[.$L$515])-([.J432]))*(([.$M$515]*[.A432]+[.$L$515])-([.J432]))" office:value-type="float" office:value="194.989660833573" calcext:value-type="float">
            <text:p>194.989660833573</text:p>
          </table:table-cell>
          <table:table-cell table:formula="of:=SUM([.Q403:.Q432])" office:value-type="float" office:value="2892.53633793246" calcext:value-type="float">
            <text:p>2892.5363379324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3]-[.$J$513])*([.A433]-[.$A$513])" office:value-type="float" office:value="-547.090858261113" calcext:value-type="float">
            <text:p>-547.090858261113</text:p>
          </table:table-cell>
          <table:table-cell table:formula="of:=([.A433]-[.$A$513])*([.A433]-[.$A$513])" office:value-type="float" office:value="30976" calcext:value-type="float">
            <text:p>30976</text:p>
          </table:table-cell>
          <table:table-cell table:formula="of:=([.K433]-[.$K$513])*([.A433]-[.$A$513])" office:value-type="float" office:value="-14.6133631534806" calcext:value-type="float">
            <text:p>-14.6133631534806</text:p>
          </table:table-cell>
          <table:table-cell/>
          <table:table-cell table:formula="of:=(([.$M$515]*[.A433]+[.$L$515])-([.J433]))*(([.$M$515]*[.A433]+[.$L$515])-([.J433]))" office:value-type="float" office:value="248.06194313373" calcext:value-type="float">
            <text:p>248.06194313373</text:p>
          </table:table-cell>
          <table:table-cell table:formula="of:=SUM([.Q404:.Q433])" office:value-type="float" office:value="3074.67839078355" calcext:value-type="float">
            <text:p>3074.678390783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4]-[.$J$513])*([.A434]-[.$A$513])" office:value-type="float" office:value="-575.485043332401" calcext:value-type="float">
            <text:p>-575.485043332401</text:p>
          </table:table-cell>
          <table:table-cell table:formula="of:=([.A434]-[.$A$513])*([.A434]-[.$A$513])" office:value-type="float" office:value="31329" calcext:value-type="float">
            <text:p>31329</text:p>
          </table:table-cell>
          <table:table-cell table:formula="of:=([.K434]-[.$K$513])*([.A434]-[.$A$513])" office:value-type="float" office:value="-14.6963936259435" calcext:value-type="float">
            <text:p>-14.6963936259435</text:p>
          </table:table-cell>
          <table:table-cell/>
          <table:table-cell table:formula="of:=(([.$M$515]*[.A434]+[.$L$515])-([.J434]))*(([.$M$515]*[.A434]+[.$L$515])-([.J434]))" office:value-type="float" office:value="254.8705679836" calcext:value-type="float">
            <text:p>254.8705679836</text:p>
          </table:table-cell>
          <table:table-cell table:formula="of:=SUM([.Q405:.Q434])" office:value-type="float" office:value="3299.56401290839" calcext:value-type="float">
            <text:p>3299.5640129083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5]-[.$J$513])*([.A435]-[.$A$513])" office:value-type="float" office:value="-680.45065697512" calcext:value-type="float">
            <text:p>-680.45065697512</text:p>
          </table:table-cell>
          <table:table-cell table:formula="of:=([.A435]-[.$A$513])*([.A435]-[.$A$513])" office:value-type="float" office:value="31684" calcext:value-type="float">
            <text:p>31684</text:p>
          </table:table-cell>
          <table:table-cell table:formula="of:=([.K435]-[.$K$513])*([.A435]-[.$A$513])" office:value-type="float" office:value="-14.7794240984065" calcext:value-type="float">
            <text:p>-14.7794240984065</text:p>
          </table:table-cell>
          <table:table-cell/>
          <table:table-cell table:formula="of:=(([.$M$515]*[.A435]+[.$L$515])-([.J435]))*(([.$M$515]*[.A435]+[.$L$515])-([.J435]))" office:value-type="float" office:value="275.823059080038" calcext:value-type="float">
            <text:p>275.823059080038</text:p>
          </table:table-cell>
          <table:table-cell table:formula="of:=SUM([.Q406:.Q435])" office:value-type="float" office:value="3516.25499118414" calcext:value-type="float">
            <text:p>3516.2549911841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6]-[.$J$513])*([.A436]-[.$A$513])" office:value-type="float" office:value="-684.27341347498" calcext:value-type="float">
            <text:p>-684.27341347498</text:p>
          </table:table-cell>
          <table:table-cell table:formula="of:=([.A436]-[.$A$513])*([.A436]-[.$A$513])" office:value-type="float" office:value="32041" calcext:value-type="float">
            <text:p>32041</text:p>
          </table:table-cell>
          <table:table-cell table:formula="of:=([.K436]-[.$K$513])*([.A436]-[.$A$513])" office:value-type="float" office:value="-14.8624545708694" calcext:value-type="float">
            <text:p>-14.8624545708694</text:p>
          </table:table-cell>
          <table:table-cell/>
          <table:table-cell table:formula="of:=(([.$M$515]*[.A436]+[.$L$515])-([.J436]))*(([.$M$515]*[.A436]+[.$L$515])-([.J436]))" office:value-type="float" office:value="278.214004894441" calcext:value-type="float">
            <text:p>278.214004894441</text:p>
          </table:table-cell>
          <table:table-cell table:formula="of:=SUM([.Q407:.Q436])" office:value-type="float" office:value="3775.701059915" calcext:value-type="float">
            <text:p>3775.7010599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7]-[.$J$513])*([.A437]-[.$A$513])" office:value-type="float" office:value="-636.667598546269" calcext:value-type="float">
            <text:p>-636.667598546269</text:p>
          </table:table-cell>
          <table:table-cell table:formula="of:=([.A437]-[.$A$513])*([.A437]-[.$A$513])" office:value-type="float" office:value="32400" calcext:value-type="float">
            <text:p>32400</text:p>
          </table:table-cell>
          <table:table-cell table:formula="of:=([.K437]-[.$K$513])*([.A437]-[.$A$513])" office:value-type="float" office:value="-14.9454850433324" calcext:value-type="float">
            <text:p>-14.9454850433324</text:p>
          </table:table-cell>
          <table:table-cell/>
          <table:table-cell table:formula="of:=(([.$M$515]*[.A437]+[.$L$515])-([.J437]))*(([.$M$515]*[.A437]+[.$L$515])-([.J437]))" office:value-type="float" office:value="271.124572893795" calcext:value-type="float">
            <text:p>271.124572893795</text:p>
          </table:table-cell>
          <table:table-cell table:formula="of:=SUM([.Q408:.Q437])" office:value-type="float" office:value="4043.97310681026" calcext:value-type="float">
            <text:p>4043.9731068102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8]-[.$J$513])*([.A438]-[.$A$513])" office:value-type="float" office:value="-769.490355046128" calcext:value-type="float">
            <text:p>-769.490355046128</text:p>
          </table:table-cell>
          <table:table-cell table:formula="of:=([.A438]-[.$A$513])*([.A438]-[.$A$513])" office:value-type="float" office:value="32761" calcext:value-type="float">
            <text:p>32761</text:p>
          </table:table-cell>
          <table:table-cell table:formula="of:=([.K438]-[.$K$513])*([.A438]-[.$A$513])" office:value-type="float" office:value="-15.0285155157954" calcext:value-type="float">
            <text:p>-15.0285155157954</text:p>
          </table:table-cell>
          <table:table-cell/>
          <table:table-cell table:formula="of:=(([.$M$515]*[.A438]+[.$L$515])-([.J438]))*(([.$M$515]*[.A438]+[.$L$515])-([.J438]))" office:value-type="float" office:value="297.630583261849" calcext:value-type="float">
            <text:p>297.630583261849</text:p>
          </table:table-cell>
          <table:table-cell table:formula="of:=SUM([.Q409:.Q438])" office:value-type="float" office:value="4318.9463504921" calcext:value-type="float">
            <text:p>4318.94635049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39]-[.$J$513])*([.A439]-[.$A$513])" office:value-type="float" office:value="-825.74168297456" calcext:value-type="float">
            <text:p>-825.74168297456</text:p>
          </table:table-cell>
          <table:table-cell table:formula="of:=([.A439]-[.$A$513])*([.A439]-[.$A$513])" office:value-type="float" office:value="33124" calcext:value-type="float">
            <text:p>33124</text:p>
          </table:table-cell>
          <table:table-cell table:formula="of:=([.K439]-[.$K$513])*([.A439]-[.$A$513])" office:value-type="float" office:value="-15.1115459882583" calcext:value-type="float">
            <text:p>-15.1115459882583</text:p>
          </table:table-cell>
          <table:table-cell/>
          <table:table-cell table:formula="of:=(([.$M$515]*[.A439]+[.$L$515])-([.J439]))*(([.$M$515]*[.A439]+[.$L$515])-([.J439]))" office:value-type="float" office:value="310.094996376004" calcext:value-type="float">
            <text:p>310.094996376004</text:p>
          </table:table-cell>
          <table:table-cell table:formula="of:=SUM([.Q410:.Q439])" office:value-type="float" office:value="4623.93567019011" calcext:value-type="float">
            <text:p>4623.935670190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0]-[.$J$513])*([.A440]-[.$A$513])" office:value-type="float" office:value="-1013.27872518871" calcext:value-type="float">
            <text:p>-1013.27872518871</text:p>
          </table:table-cell>
          <table:table-cell table:formula="of:=([.A440]-[.$A$513])*([.A440]-[.$A$513])" office:value-type="float" office:value="33489" calcext:value-type="float">
            <text:p>33489</text:p>
          </table:table-cell>
          <table:table-cell table:formula="of:=([.K440]-[.$K$513])*([.A440]-[.$A$513])" office:value-type="float" office:value="-15.1945764607213" calcext:value-type="float">
            <text:p>-15.1945764607213</text:p>
          </table:table-cell>
          <table:table-cell/>
          <table:table-cell table:formula="of:=(([.$M$515]*[.A440]+[.$L$515])-([.J440]))*(([.$M$515]*[.A440]+[.$L$515])-([.J440]))" office:value-type="float" office:value="348.992506822998" calcext:value-type="float">
            <text:p>348.992506822998</text:p>
          </table:table-cell>
          <table:table-cell table:formula="of:=SUM([.Q411:.Q440])" office:value-type="float" office:value="4901.12861939437" calcext:value-type="float">
            <text:p>4901.12861939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1]-[.$J$513])*([.A441]-[.$A$513])" office:value-type="float" office:value="-1045.10148168857" calcext:value-type="float">
            <text:p>-1045.10148168857</text:p>
          </table:table-cell>
          <table:table-cell table:formula="of:=([.A441]-[.$A$513])*([.A441]-[.$A$513])" office:value-type="float" office:value="33856" calcext:value-type="float">
            <text:p>33856</text:p>
          </table:table-cell>
          <table:table-cell table:formula="of:=([.K441]-[.$K$513])*([.A441]-[.$A$513])" office:value-type="float" office:value="-15.2776069331842" calcext:value-type="float">
            <text:p>-15.2776069331842</text:p>
          </table:table-cell>
          <table:table-cell/>
          <table:table-cell table:formula="of:=(([.$M$515]*[.A441]+[.$L$515])-([.J441]))*(([.$M$515]*[.A441]+[.$L$515])-([.J441]))" office:value-type="float" office:value="357.059762835997" calcext:value-type="float">
            <text:p>357.059762835997</text:p>
          </table:table-cell>
          <table:table-cell table:formula="of:=SUM([.Q412:.Q441])" office:value-type="float" office:value="5149.99436756815" calcext:value-type="float">
            <text:p>5149.994367568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" calcext:value-type="float">
            <text:p>7</text:p>
          </table:table-cell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2]-[.$J$513])*([.A442]-[.$A$513])" office:value-type="float" office:value="-945.067095331284" calcext:value-type="float">
            <text:p>-945.067095331284</text:p>
          </table:table-cell>
          <table:table-cell table:formula="of:=([.A442]-[.$A$513])*([.A442]-[.$A$513])" office:value-type="float" office:value="34225" calcext:value-type="float">
            <text:p>34225</text:p>
          </table:table-cell>
          <table:table-cell table:formula="of:=([.K442]-[.$K$513])*([.A442]-[.$A$513])" office:value-type="float" office:value="-15.3606374056472" calcext:value-type="float">
            <text:p>-15.3606374056472</text:p>
          </table:table-cell>
          <table:table-cell/>
          <table:table-cell table:formula="of:=(([.$M$515]*[.A442]+[.$L$515])-([.J442]))*(([.$M$515]*[.A442]+[.$L$515])-([.J442]))" office:value-type="float" office:value="338.428388485866" calcext:value-type="float">
            <text:p>338.428388485866</text:p>
          </table:table-cell>
          <table:table-cell table:formula="of:=SUM([.Q413:.Q442])" office:value-type="float" office:value="5398.6913631569" calcext:value-type="float">
            <text:p>5398.691363156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3]-[.$J$513])*([.A443]-[.$A$513])" office:value-type="float" office:value="-1029.88985183114" calcext:value-type="float">
            <text:p>-1029.88985183114</text:p>
          </table:table-cell>
          <table:table-cell table:formula="of:=([.A443]-[.$A$513])*([.A443]-[.$A$513])" office:value-type="float" office:value="34596" calcext:value-type="float">
            <text:p>34596</text:p>
          </table:table-cell>
          <table:table-cell table:formula="of:=([.K443]-[.$K$513])*([.A443]-[.$A$513])" office:value-type="float" office:value="-15.4436678781102" calcext:value-type="float">
            <text:p>-15.4436678781102</text:p>
          </table:table-cell>
          <table:table-cell/>
          <table:table-cell table:formula="of:=(([.$M$515]*[.A443]+[.$L$515])-([.J443]))*(([.$M$515]*[.A443]+[.$L$515])-([.J443]))" office:value-type="float" office:value="357.089860957898" calcext:value-type="float">
            <text:p>357.089860957898</text:p>
          </table:table-cell>
          <table:table-cell table:formula="of:=SUM([.Q414:.Q443])" office:value-type="float" office:value="5594.83259505969" calcext:value-type="float">
            <text:p>5594.8325950596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4]-[.$J$513])*([.A444]-[.$A$513])" office:value-type="float" office:value="-1409.42689404529" calcext:value-type="float">
            <text:p>-1409.42689404529</text:p>
          </table:table-cell>
          <table:table-cell table:formula="of:=([.A444]-[.$A$513])*([.A444]-[.$A$513])" office:value-type="float" office:value="34969" calcext:value-type="float">
            <text:p>34969</text:p>
          </table:table-cell>
          <table:table-cell table:formula="of:=([.K444]-[.$K$513])*([.A444]-[.$A$513])" office:value-type="float" office:value="-15.5266983505731" calcext:value-type="float">
            <text:p>-15.5266983505731</text:p>
          </table:table-cell>
          <table:table-cell/>
          <table:table-cell table:formula="of:=(([.$M$515]*[.A444]+[.$L$515])-([.J444]))*(([.$M$515]*[.A444]+[.$L$515])-([.J444]))" office:value-type="float" office:value="439.684208227572" calcext:value-type="float">
            <text:p>439.684208227572</text:p>
          </table:table-cell>
          <table:table-cell table:formula="of:=SUM([.Q415:.Q444])" office:value-type="float" office:value="5942.0738412702" calcext:value-type="float">
            <text:p>5942.073841270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21-03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5]-[.$J$513])*([.A445]-[.$A$513])" office:value-type="float" office:value="-1470.67822197372" calcext:value-type="float">
            <text:p>-1470.67822197372</text:p>
          </table:table-cell>
          <table:table-cell table:formula="of:=([.A445]-[.$A$513])*([.A445]-[.$A$513])" office:value-type="float" office:value="35344" calcext:value-type="float">
            <text:p>35344</text:p>
          </table:table-cell>
          <table:table-cell table:formula="of:=([.K445]-[.$K$513])*([.A445]-[.$A$513])" office:value-type="float" office:value="-15.6097288230361" calcext:value-type="float">
            <text:p>-15.6097288230361</text:p>
          </table:table-cell>
          <table:table-cell/>
          <table:table-cell table:formula="of:=(([.$M$515]*[.A445]+[.$L$515])-([.J445]))*(([.$M$515]*[.A445]+[.$L$515])-([.J445]))" office:value-type="float" office:value="454.806349081872" calcext:value-type="float">
            <text:p>454.806349081872</text:p>
          </table:table-cell>
          <table:table-cell table:formula="of:=SUM([.Q416:.Q445])" office:value-type="float" office:value="6337.80933456471" calcext:value-type="float">
            <text:p>6337.809334564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21-03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6]-[.$J$513])*([.A446]-[.$A$513])" office:value-type="float" office:value="-1505.50097847358" calcext:value-type="float">
            <text:p>-1505.50097847358</text:p>
          </table:table-cell>
          <table:table-cell table:formula="of:=([.A446]-[.$A$513])*([.A446]-[.$A$513])" office:value-type="float" office:value="35721" calcext:value-type="float">
            <text:p>35721</text:p>
          </table:table-cell>
          <table:table-cell table:formula="of:=([.K446]-[.$K$513])*([.A446]-[.$A$513])" office:value-type="float" office:value="-15.692759295499" calcext:value-type="float">
            <text:p>-15.692759295499</text:p>
          </table:table-cell>
          <table:table-cell/>
          <table:table-cell table:formula="of:=(([.$M$515]*[.A446]+[.$L$515])-([.J446]))*(([.$M$515]*[.A446]+[.$L$515])-([.J446]))" office:value-type="float" office:value="464.009217788929" calcext:value-type="float">
            <text:p>464.009217788929</text:p>
          </table:table-cell>
          <table:table-cell table:formula="of:=SUM([.Q417:.Q446])" office:value-type="float" office:value="6712.11733294163" calcext:value-type="float">
            <text:p>6712.1173329416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21-03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7]-[.$J$513])*([.A447]-[.$A$513])" office:value-type="float" office:value="-1567.75230640201" calcext:value-type="float">
            <text:p>-1567.75230640201</text:p>
          </table:table-cell>
          <table:table-cell table:formula="of:=([.A447]-[.$A$513])*([.A447]-[.$A$513])" office:value-type="float" office:value="36100" calcext:value-type="float">
            <text:p>36100</text:p>
          </table:table-cell>
          <table:table-cell table:formula="of:=([.K447]-[.$K$513])*([.A447]-[.$A$513])" office:value-type="float" office:value="-15.775789767962" calcext:value-type="float">
            <text:p>-15.775789767962</text:p>
          </table:table-cell>
          <table:table-cell/>
          <table:table-cell table:formula="of:=(([.$M$515]*[.A447]+[.$L$515])-([.J447]))*(([.$M$515]*[.A447]+[.$L$515])-([.J447]))" office:value-type="float" office:value="479.540546482203" calcext:value-type="float">
            <text:p>479.540546482203</text:p>
          </table:table-cell>
          <table:table-cell table:formula="of:=SUM([.Q418:.Q447])" office:value-type="float" office:value="7184.44886768921" calcext:value-type="float">
            <text:p>7184.448867689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21-03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8]-[.$J$513])*([.A448]-[.$A$513])" office:value-type="float" office:value="-1576.00363433044" calcext:value-type="float">
            <text:p>-1576.00363433044</text:p>
          </table:table-cell>
          <table:table-cell table:formula="of:=([.A448]-[.$A$513])*([.A448]-[.$A$513])" office:value-type="float" office:value="36481" calcext:value-type="float">
            <text:p>36481</text:p>
          </table:table-cell>
          <table:table-cell table:formula="of:=([.K448]-[.$K$513])*([.A448]-[.$A$513])" office:value-type="float" office:value="-15.8588202404249" calcext:value-type="float">
            <text:p>-15.8588202404249</text:p>
          </table:table-cell>
          <table:table-cell/>
          <table:table-cell table:formula="of:=(([.$M$515]*[.A448]+[.$L$515])-([.J448]))*(([.$M$515]*[.A448]+[.$L$515])-([.J448]))" office:value-type="float" office:value="482.691490297917" calcext:value-type="float">
            <text:p>482.691490297917</text:p>
          </table:table-cell>
          <table:table-cell table:formula="of:=SUM([.Q419:.Q448])" office:value-type="float" office:value="7667.13012621978" calcext:value-type="float">
            <text:p>7667.1301262197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21-03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49]-[.$J$513])*([.A449]-[.$A$513])" office:value-type="float" office:value="-1776.25496225888" calcext:value-type="float">
            <text:p>-1776.25496225888</text:p>
          </table:table-cell>
          <table:table-cell table:formula="of:=([.A449]-[.$A$513])*([.A449]-[.$A$513])" office:value-type="float" office:value="36864" calcext:value-type="float">
            <text:p>36864</text:p>
          </table:table-cell>
          <table:table-cell table:formula="of:=([.K449]-[.$K$513])*([.A449]-[.$A$513])" office:value-type="float" office:value="-15.9418507128879" calcext:value-type="float">
            <text:p>-15.9418507128879</text:p>
          </table:table-cell>
          <table:table-cell/>
          <table:table-cell table:formula="of:=(([.$M$515]*[.A449]+[.$L$515])-([.J449]))*(([.$M$515]*[.A449]+[.$L$515])-([.J449]))" office:value-type="float" office:value="530.936887855472" calcext:value-type="float">
            <text:p>530.936887855472</text:p>
          </table:table-cell>
          <table:table-cell table:formula="of:=SUM([.Q420:.Q449])" office:value-type="float" office:value="8178.18706853575" calcext:value-type="float">
            <text:p>8178.1870685357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21-03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0]-[.$J$513])*([.A450]-[.$A$513])" office:value-type="float" office:value="-1730.36343304445" calcext:value-type="float">
            <text:p>-1730.36343304445</text:p>
          </table:table-cell>
          <table:table-cell table:formula="of:=([.A450]-[.$A$513])*([.A450]-[.$A$513])" office:value-type="float" office:value="37249" calcext:value-type="float">
            <text:p>37249</text:p>
          </table:table-cell>
          <table:table-cell table:formula="of:=([.K450]-[.$K$513])*([.A450]-[.$A$513])" office:value-type="float" office:value="-16.0248811853509" calcext:value-type="float">
            <text:p>-16.0248811853509</text:p>
          </table:table-cell>
          <table:table-cell/>
          <table:table-cell table:formula="of:=(([.$M$515]*[.A450]+[.$L$515])-([.J450]))*(([.$M$515]*[.A450]+[.$L$515])-([.J450]))" office:value-type="float" office:value="521.12581445769" calcext:value-type="float">
            <text:p>521.12581445769</text:p>
          </table:table-cell>
          <table:table-cell table:formula="of:=SUM([.Q421:.Q450])" office:value-type="float" office:value="8616.46741474523" calcext:value-type="float">
            <text:p>8616.467414745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1]-[.$J$513])*([.A451]-[.$A$513])" office:value-type="float" office:value="-1628.47190383003" calcext:value-type="float">
            <text:p>-1628.47190383003</text:p>
          </table:table-cell>
          <table:table-cell table:formula="of:=([.A451]-[.$A$513])*([.A451]-[.$A$513])" office:value-type="float" office:value="37636" calcext:value-type="float">
            <text:p>37636</text:p>
          </table:table-cell>
          <table:table-cell table:formula="of:=([.K451]-[.$K$513])*([.A451]-[.$A$513])" office:value-type="float" office:value="-16.1079116578138" calcext:value-type="float">
            <text:p>-16.1079116578138</text:p>
          </table:table-cell>
          <table:table-cell/>
          <table:table-cell table:formula="of:=(([.$M$515]*[.A451]+[.$L$515])-([.J451]))*(([.$M$515]*[.A451]+[.$L$515])-([.J451]))" office:value-type="float" office:value="498.565416448919" calcext:value-type="float">
            <text:p>498.565416448919</text:p>
          </table:table-cell>
          <table:table-cell table:formula="of:=SUM([.Q422:.Q451])" office:value-type="float" office:value="9005.63190741332" calcext:value-type="float">
            <text:p>9005.631907413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2]-[.$J$513])*([.A452]-[.$A$513])" office:value-type="float" office:value="-1553.29466032989" calcext:value-type="float">
            <text:p>-1553.29466032989</text:p>
          </table:table-cell>
          <table:table-cell table:formula="of:=([.A452]-[.$A$513])*([.A452]-[.$A$513])" office:value-type="float" office:value="38025" calcext:value-type="float">
            <text:p>38025</text:p>
          </table:table-cell>
          <table:table-cell table:formula="of:=([.K452]-[.$K$513])*([.A452]-[.$A$513])" office:value-type="float" office:value="-16.1909421302768" calcext:value-type="float">
            <text:p>-16.1909421302768</text:p>
          </table:table-cell>
          <table:table-cell/>
          <table:table-cell table:formula="of:=(([.$M$515]*[.A452]+[.$L$515])-([.J452]))*(([.$M$515]*[.A452]+[.$L$515])-([.J452]))" office:value-type="float" office:value="482.761480999704" calcext:value-type="float">
            <text:p>482.761480999704</text:p>
          </table:table-cell>
          <table:table-cell table:formula="of:=SUM([.Q423:.Q452])" office:value-type="float" office:value="9348.75117366321" calcext:value-type="float">
            <text:p>9348.751173663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3]-[.$J$513])*([.A453]-[.$A$513])" office:value-type="float" office:value="-1533.2602739726" calcext:value-type="float">
            <text:p>-1533.2602739726</text:p>
          </table:table-cell>
          <table:table-cell table:formula="of:=([.A453]-[.$A$513])*([.A453]-[.$A$513])" office:value-type="float" office:value="38416" calcext:value-type="float">
            <text:p>38416</text:p>
          </table:table-cell>
          <table:table-cell table:formula="of:=([.K453]-[.$K$513])*([.A453]-[.$A$513])" office:value-type="float" office:value="-16.2739726027397" calcext:value-type="float">
            <text:p>-16.2739726027397</text:p>
          </table:table-cell>
          <table:table-cell/>
          <table:table-cell table:formula="of:=(([.$M$515]*[.A453]+[.$L$515])-([.J453]))*(([.$M$515]*[.A453]+[.$L$515])-([.J453]))" office:value-type="float" office:value="479.645191221743" calcext:value-type="float">
            <text:p>479.645191221743</text:p>
          </table:table-cell>
          <table:table-cell table:formula="of:=SUM([.Q424:.Q453])" office:value-type="float" office:value="9651.04245220542" calcext:value-type="float">
            <text:p>9651.0424522054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4]-[.$J$513])*([.A454]-[.$A$513])" office:value-type="float" office:value="-1541.08303047246" calcext:value-type="float">
            <text:p>-1541.08303047246</text:p>
          </table:table-cell>
          <table:table-cell table:formula="of:=([.A454]-[.$A$513])*([.A454]-[.$A$513])" office:value-type="float" office:value="38809" calcext:value-type="float">
            <text:p>38809</text:p>
          </table:table-cell>
          <table:table-cell table:formula="of:=([.K454]-[.$K$513])*([.A454]-[.$A$513])" office:value-type="float" office:value="-16.3570030752027" calcext:value-type="float">
            <text:p>-16.3570030752027</text:p>
          </table:table-cell>
          <table:table-cell/>
          <table:table-cell table:formula="of:=(([.$M$515]*[.A454]+[.$L$515])-([.J454]))*(([.$M$515]*[.A454]+[.$L$515])-([.J454]))" office:value-type="float" office:value="482.796478253343" calcext:value-type="float">
            <text:p>482.796478253343</text:p>
          </table:table-cell>
          <table:table-cell table:formula="of:=SUM([.Q425:.Q454])" office:value-type="float" office:value="9954.56676288578" calcext:value-type="float">
            <text:p>9954.5667628857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21-03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5]-[.$J$513])*([.A455]-[.$A$513])" office:value-type="float" office:value="-1577.19150125804" calcext:value-type="float">
            <text:p>-1577.19150125804</text:p>
          </table:table-cell>
          <table:table-cell table:formula="of:=([.A455]-[.$A$513])*([.A455]-[.$A$513])" office:value-type="float" office:value="39204" calcext:value-type="float">
            <text:p>39204</text:p>
          </table:table-cell>
          <table:table-cell table:formula="of:=([.K455]-[.$K$513])*([.A455]-[.$A$513])" office:value-type="float" office:value="-16.4400335476656" calcext:value-type="float">
            <text:p>-16.4400335476656</text:p>
          </table:table-cell>
          <table:table-cell/>
          <table:table-cell table:formula="of:=(([.$M$515]*[.A455]+[.$L$515])-([.J455]))*(([.$M$515]*[.A455]+[.$L$515])-([.J455]))" office:value-type="float" office:value="492.27690789744" calcext:value-type="float">
            <text:p>492.27690789744</text:p>
          </table:table-cell>
          <table:table-cell table:formula="of:=SUM([.Q426:.Q455])" office:value-type="float" office:value="10269.4685455399" calcext:value-type="float">
            <text:p>10269.46854553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21-04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6]-[.$J$513])*([.A456]-[.$A$513])" office:value-type="float" office:value="-1329.29997204361" calcext:value-type="float">
            <text:p>-1329.29997204361</text:p>
          </table:table-cell>
          <table:table-cell table:formula="of:=([.A456]-[.$A$513])*([.A456]-[.$A$513])" office:value-type="float" office:value="39601" calcext:value-type="float">
            <text:p>39601</text:p>
          </table:table-cell>
          <table:table-cell table:formula="of:=([.K456]-[.$K$513])*([.A456]-[.$A$513])" office:value-type="float" office:value="-16.5230640201286" calcext:value-type="float">
            <text:p>-16.5230640201286</text:p>
          </table:table-cell>
          <table:table-cell/>
          <table:table-cell table:formula="of:=(([.$M$515]*[.A456]+[.$L$515])-([.J456]))*(([.$M$515]*[.A456]+[.$L$515])-([.J456]))" office:value-type="float" office:value="439.884623565017" calcext:value-type="float">
            <text:p>439.884623565017</text:p>
          </table:table-cell>
          <table:table-cell table:formula="of:=SUM([.Q427:.Q456])" office:value-type="float" office:value="10573.0296490204" calcext:value-type="float">
            <text:p>10573.029649020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21-04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14285714285714" calcext:value-type="float">
            <text:p>5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7]-[.$J$513])*([.A457]-[.$A$513])" office:value-type="float" office:value="-1078.83701425776" calcext:value-type="float">
            <text:p>-1078.83701425776</text:p>
          </table:table-cell>
          <table:table-cell table:formula="of:=([.A457]-[.$A$513])*([.A457]-[.$A$513])" office:value-type="float" office:value="40000" calcext:value-type="float">
            <text:p>40000</text:p>
          </table:table-cell>
          <table:table-cell table:formula="of:=([.K457]-[.$K$513])*([.A457]-[.$A$513])" office:value-type="float" office:value="-16.6060944925916" calcext:value-type="float">
            <text:p>-16.6060944925916</text:p>
          </table:table-cell>
          <table:table-cell/>
          <table:table-cell table:formula="of:=(([.$M$515]*[.A457]+[.$L$515])-([.J457]))*(([.$M$515]*[.A457]+[.$L$515])-([.J457]))" office:value-type="float" office:value="390.439385033764" calcext:value-type="float">
            <text:p>390.439385033764</text:p>
          </table:table-cell>
          <table:table-cell table:formula="of:=SUM([.Q428:.Q457])" office:value-type="float" office:value="10808.1706097315" calcext:value-type="float">
            <text:p>10808.17060973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21-04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" calcext:value-type="float">
            <text:p>3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8]-[.$J$513])*([.A458]-[.$A$513])" office:value-type="float" office:value="-1141.65977075762" calcext:value-type="float">
            <text:p>-1141.65977075762</text:p>
          </table:table-cell>
          <table:table-cell table:formula="of:=([.A458]-[.$A$513])*([.A458]-[.$A$513])" office:value-type="float" office:value="40401" calcext:value-type="float">
            <text:p>40401</text:p>
          </table:table-cell>
          <table:table-cell table:formula="of:=([.K458]-[.$K$513])*([.A458]-[.$A$513])" office:value-type="float" office:value="-16.6891249650545" calcext:value-type="float">
            <text:p>-16.6891249650545</text:p>
          </table:table-cell>
          <table:table-cell/>
          <table:table-cell table:formula="of:=(([.$M$515]*[.A458]+[.$L$515])-([.J458]))*(([.$M$515]*[.A458]+[.$L$515])-([.J458]))" office:value-type="float" office:value="404.696913577023" calcext:value-type="float">
            <text:p>404.696913577023</text:p>
          </table:table-cell>
          <table:table-cell table:formula="of:=SUM([.Q429:.Q458])" office:value-type="float" office:value="11048.5299967409" calcext:value-type="float">
            <text:p>11048.52999674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21-04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57142857142857" calcext:value-type="float">
            <text:p>5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59]-[.$J$513])*([.A459]-[.$A$513])" office:value-type="float" office:value="-1003.05395582891" calcext:value-type="float">
            <text:p>-1003.05395582891</text:p>
          </table:table-cell>
          <table:table-cell table:formula="of:=([.A459]-[.$A$513])*([.A459]-[.$A$513])" office:value-type="float" office:value="40804" calcext:value-type="float">
            <text:p>40804</text:p>
          </table:table-cell>
          <table:table-cell table:formula="of:=([.K459]-[.$K$513])*([.A459]-[.$A$513])" office:value-type="float" office:value="-16.7721554375175" calcext:value-type="float">
            <text:p>-16.7721554375175</text:p>
          </table:table-cell>
          <table:table-cell/>
          <table:table-cell table:formula="of:=(([.$M$515]*[.A459]+[.$L$515])-([.J459]))*(([.$M$515]*[.A459]+[.$L$515])-([.J459]))" office:value-type="float" office:value="379.260870931016" calcext:value-type="float">
            <text:p>379.260870931016</text:p>
          </table:table-cell>
          <table:table-cell table:formula="of:=SUM([.Q430:.Q459])" office:value-type="float" office:value="11250.3733134955" calcext:value-type="float">
            <text:p>11250.37331349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21-04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" calcext:value-type="float">
            <text:p>2</text:p>
          </table:table-cell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0]-[.$J$513])*([.A460]-[.$A$513])" office:value-type="float" office:value="-979.019569471626" calcext:value-type="float">
            <text:p>-979.019569471626</text:p>
          </table:table-cell>
          <table:table-cell table:formula="of:=([.A460]-[.$A$513])*([.A460]-[.$A$513])" office:value-type="float" office:value="41209" calcext:value-type="float">
            <text:p>41209</text:p>
          </table:table-cell>
          <table:table-cell table:formula="of:=([.K460]-[.$K$513])*([.A460]-[.$A$513])" office:value-type="float" office:value="-16.8551859099804" calcext:value-type="float">
            <text:p>-16.8551859099804</text:p>
          </table:table-cell>
          <table:table-cell/>
          <table:table-cell table:formula="of:=(([.$M$515]*[.A460]+[.$L$515])-([.J460]))*(([.$M$515]*[.A460]+[.$L$515])-([.J460]))" office:value-type="float" office:value="376.499337038091" calcext:value-type="float">
            <text:p>376.499337038091</text:p>
          </table:table-cell>
          <table:table-cell table:formula="of:=SUM([.Q431:.Q460])" office:value-type="float" office:value="11476.8398497842" calcext:value-type="float">
            <text:p>11476.83984978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21-04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1]-[.$J$513])*([.A461]-[.$A$513])" office:value-type="float" office:value="-896.413754542914" calcext:value-type="float">
            <text:p>-896.413754542914</text:p>
          </table:table-cell>
          <table:table-cell table:formula="of:=([.A461]-[.$A$513])*([.A461]-[.$A$513])" office:value-type="float" office:value="41616" calcext:value-type="float">
            <text:p>41616</text:p>
          </table:table-cell>
          <table:table-cell table:formula="of:=([.K461]-[.$K$513])*([.A461]-[.$A$513])" office:value-type="float" office:value="-16.9382163824434" calcext:value-type="float">
            <text:p>-16.9382163824434</text:p>
          </table:table-cell>
          <table:table-cell/>
          <table:table-cell table:formula="of:=(([.$M$515]*[.A461]+[.$L$515])-([.J461]))*(([.$M$515]*[.A461]+[.$L$515])-([.J461]))" office:value-type="float" office:value="362.782349022686" calcext:value-type="float">
            <text:p>362.782349022686</text:p>
          </table:table-cell>
          <table:table-cell table:formula="of:=SUM([.Q432:.Q461])" office:value-type="float" office:value="11694.7833757402" calcext:value-type="float">
            <text:p>11694.783375740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21-04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71428571428571" calcext:value-type="float">
            <text:p>7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2]-[.$J$513])*([.A462]-[.$A$513])" office:value-type="float" office:value="-578.665082471346" calcext:value-type="float">
            <text:p>-578.665082471346</text:p>
          </table:table-cell>
          <table:table-cell table:formula="of:=([.A462]-[.$A$513])*([.A462]-[.$A$513])" office:value-type="float" office:value="42025" calcext:value-type="float">
            <text:p>42025</text:p>
          </table:table-cell>
          <table:table-cell table:formula="of:=([.K462]-[.$K$513])*([.A462]-[.$A$513])" office:value-type="float" office:value="-17.0212468549064" calcext:value-type="float">
            <text:p>-17.0212468549064</text:p>
          </table:table-cell>
          <table:table-cell/>
          <table:table-cell table:formula="of:=(([.$M$515]*[.A462]+[.$L$515])-([.J462]))*(([.$M$515]*[.A462]+[.$L$515])-([.J462]))" office:value-type="float" office:value="307.905784932694" calcext:value-type="float">
            <text:p>307.905784932694</text:p>
          </table:table-cell>
          <table:table-cell table:formula="of:=SUM([.Q433:.Q462])" office:value-type="float" office:value="11807.6994998393" calcext:value-type="float">
            <text:p>11807.69949983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21-04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3]-[.$J$513])*([.A463]-[.$A$513])" office:value-type="float" office:value="-522.630696114063" calcext:value-type="float">
            <text:p>-522.630696114063</text:p>
          </table:table-cell>
          <table:table-cell table:formula="of:=([.A463]-[.$A$513])*([.A463]-[.$A$513])" office:value-type="float" office:value="42436" calcext:value-type="float">
            <text:p>42436</text:p>
          </table:table-cell>
          <table:table-cell table:formula="of:=([.K463]-[.$K$513])*([.A463]-[.$A$513])" office:value-type="float" office:value="-17.1042773273693" calcext:value-type="float">
            <text:p>-17.1042773273693</text:p>
          </table:table-cell>
          <table:table-cell/>
          <table:table-cell table:formula="of:=(([.$M$515]*[.A463]+[.$L$515])-([.J463]))*(([.$M$515]*[.A463]+[.$L$515])-([.J463]))" office:value-type="float" office:value="300.445259793968" calcext:value-type="float">
            <text:p>300.445259793968</text:p>
          </table:table-cell>
          <table:table-cell table:formula="of:=SUM([.Q434:.Q463])" office:value-type="float" office:value="11860.0828164996" calcext:value-type="float">
            <text:p>11860.082816499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21-04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4]-[.$J$513])*([.A464]-[.$A$513])" office:value-type="float" office:value="-643.453452613923" calcext:value-type="float">
            <text:p>-643.453452613923</text:p>
          </table:table-cell>
          <table:table-cell table:formula="of:=([.A464]-[.$A$513])*([.A464]-[.$A$513])" office:value-type="float" office:value="42849" calcext:value-type="float">
            <text:p>42849</text:p>
          </table:table-cell>
          <table:table-cell table:formula="of:=([.K464]-[.$K$513])*([.A464]-[.$A$513])" office:value-type="float" office:value="-17.1873077998323" calcext:value-type="float">
            <text:p>-17.1873077998323</text:p>
          </table:table-cell>
          <table:table-cell/>
          <table:table-cell table:formula="of:=(([.$M$515]*[.A464]+[.$L$515])-([.J464]))*(([.$M$515]*[.A464]+[.$L$515])-([.J464]))" office:value-type="float" office:value="323.158585992717" calcext:value-type="float">
            <text:p>323.158585992717</text:p>
          </table:table-cell>
          <table:table-cell table:formula="of:=SUM([.Q435:.Q464])" office:value-type="float" office:value="11928.3708345087" calcext:value-type="float">
            <text:p>11928.370834508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21-04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5]-[.$J$513])*([.A465]-[.$A$513])" office:value-type="float" office:value="-319.704780542355" calcext:value-type="float">
            <text:p>-319.704780542355</text:p>
          </table:table-cell>
          <table:table-cell table:formula="of:=([.A465]-[.$A$513])*([.A465]-[.$A$513])" office:value-type="float" office:value="43264" calcext:value-type="float">
            <text:p>43264</text:p>
          </table:table-cell>
          <table:table-cell table:formula="of:=([.K465]-[.$K$513])*([.A465]-[.$A$513])" office:value-type="float" office:value="-17.2703382722952" calcext:value-type="float">
            <text:p>-17.2703382722952</text:p>
          </table:table-cell>
          <table:table-cell/>
          <table:table-cell table:formula="of:=(([.$M$515]*[.A465]+[.$L$515])-([.J465]))*(([.$M$515]*[.A465]+[.$L$515])-([.J465]))" office:value-type="float" office:value="271.491871497567" calcext:value-type="float">
            <text:p>271.491871497567</text:p>
          </table:table-cell>
          <table:table-cell table:formula="of:=SUM([.Q436:.Q465])" office:value-type="float" office:value="11924.0396469262" calcext:value-type="float">
            <text:p>11924.039646926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" calcext:value-type="float">
            <text:p>9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6]-[.$J$513])*([.A466]-[.$A$513])" office:value-type="float" office:value="-321.241822756501" calcext:value-type="float">
            <text:p>-321.241822756501</text:p>
          </table:table-cell>
          <table:table-cell table:formula="of:=([.A466]-[.$A$513])*([.A466]-[.$A$513])" office:value-type="float" office:value="43681" calcext:value-type="float">
            <text:p>43681</text:p>
          </table:table-cell>
          <table:table-cell table:formula="of:=([.K466]-[.$K$513])*([.A466]-[.$A$513])" office:value-type="float" office:value="-17.3533687447582" calcext:value-type="float">
            <text:p>-17.3533687447582</text:p>
          </table:table-cell>
          <table:table-cell/>
          <table:table-cell table:formula="of:=(([.$M$515]*[.A466]+[.$L$515])-([.J466]))*(([.$M$515]*[.A466]+[.$L$515])-([.J466]))" office:value-type="float" office:value="273.864011457088" calcext:value-type="float">
            <text:p>273.864011457088</text:p>
          </table:table-cell>
          <table:table-cell table:formula="of:=SUM([.Q437:.Q466])" office:value-type="float" office:value="11919.6896534888" calcext:value-type="float">
            <text:p>11919.68965348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21-04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28571428571429" calcext:value-type="float">
            <text:p>9.2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7]-[.$J$513])*([.A467]-[.$A$513])" office:value-type="float" office:value="-262.778864970646" calcext:value-type="float">
            <text:p>-262.778864970646</text:p>
          </table:table-cell>
          <table:table-cell table:formula="of:=([.A467]-[.$A$513])*([.A467]-[.$A$513])" office:value-type="float" office:value="44100" calcext:value-type="float">
            <text:p>44100</text:p>
          </table:table-cell>
          <table:table-cell table:formula="of:=([.K467]-[.$K$513])*([.A467]-[.$A$513])" office:value-type="float" office:value="-17.4363992172211" calcext:value-type="float">
            <text:p>-17.4363992172211</text:p>
          </table:table-cell>
          <table:table-cell/>
          <table:table-cell table:formula="of:=(([.$M$515]*[.A467]+[.$L$515])-([.J467]))*(([.$M$515]*[.A467]+[.$L$515])-([.J467]))" office:value-type="float" office:value="266.830579991826" calcext:value-type="float">
            <text:p>266.830579991826</text:p>
          </table:table-cell>
          <table:table-cell table:formula="of:=SUM([.Q438:.Q467])" office:value-type="float" office:value="11915.3956605869" calcext:value-type="float">
            <text:p>11915.39566058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21-04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8]-[.$J$513])*([.A468]-[.$A$513])" office:value-type="float" office:value="-113.315907184793" calcext:value-type="float">
            <text:p>-113.315907184793</text:p>
          </table:table-cell>
          <table:table-cell table:formula="of:=([.A468]-[.$A$513])*([.A468]-[.$A$513])" office:value-type="float" office:value="44521" calcext:value-type="float">
            <text:p>44521</text:p>
          </table:table-cell>
          <table:table-cell table:formula="of:=([.K468]-[.$K$513])*([.A468]-[.$A$513])" office:value-type="float" office:value="-17.5194296896841" calcext:value-type="float">
            <text:p>-17.5194296896841</text:p>
          </table:table-cell>
          <table:table-cell/>
          <table:table-cell table:formula="of:=(([.$M$515]*[.A468]+[.$L$515])-([.J468]))*(([.$M$515]*[.A468]+[.$L$515])-([.J468]))" office:value-type="float" office:value="246.254264478592" calcext:value-type="float">
            <text:p>246.254264478592</text:p>
          </table:table-cell>
          <table:table-cell table:formula="of:=SUM([.Q439:.Q468])" office:value-type="float" office:value="11864.0193418036" calcext:value-type="float">
            <text:p>11864.019341803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21-04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85714285714286" calcext:value-type="float">
            <text:p>9.8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69]-[.$J$513])*([.A469]-[.$A$513])" office:value-type="float" office:value="-144.138663684652" calcext:value-type="float">
            <text:p>-144.138663684652</text:p>
          </table:table-cell>
          <table:table-cell table:formula="of:=([.A469]-[.$A$513])*([.A469]-[.$A$513])" office:value-type="float" office:value="44944" calcext:value-type="float">
            <text:p>44944</text:p>
          </table:table-cell>
          <table:table-cell table:formula="of:=([.K469]-[.$K$513])*([.A469]-[.$A$513])" office:value-type="float" office:value="-17.6024601621471" calcext:value-type="float">
            <text:p>-17.6024601621471</text:p>
          </table:table-cell>
          <table:table-cell/>
          <table:table-cell table:formula="of:=(([.$M$515]*[.A469]+[.$L$515])-([.J469]))*(([.$M$515]*[.A469]+[.$L$515])-([.J469]))" office:value-type="float" office:value="253.038204277338" calcext:value-type="float">
            <text:p>253.038204277338</text:p>
          </table:table-cell>
          <table:table-cell table:formula="of:=SUM([.Q440:.Q469])" office:value-type="float" office:value="11806.962549705" calcext:value-type="float">
            <text:p>11806.9625497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21-04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0" calcext:value-type="float">
            <text:p>2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.1428571428571" calcext:value-type="float">
            <text:p>11.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0]-[.$J$513])*([.A470]-[.$A$513])" office:value-type="float" office:value="129.038579815478" calcext:value-type="float">
            <text:p>129.038579815478</text:p>
          </table:table-cell>
          <table:table-cell table:formula="of:=([.A470]-[.$A$513])*([.A470]-[.$A$513])" office:value-type="float" office:value="45369" calcext:value-type="float">
            <text:p>45369</text:p>
          </table:table-cell>
          <table:table-cell table:formula="of:=([.K470]-[.$K$513])*([.A470]-[.$A$513])" office:value-type="float" office:value="-17.68549063461" calcext:value-type="float">
            <text:p>-17.68549063461</text:p>
          </table:table-cell>
          <table:table-cell/>
          <table:table-cell table:formula="of:=(([.$M$515]*[.A470]+[.$L$515])-([.J470]))*(([.$M$515]*[.A470]+[.$L$515])-([.J470]))" office:value-type="float" office:value="215.892685826514" calcext:value-type="float">
            <text:p>215.892685826514</text:p>
          </table:table-cell>
          <table:table-cell table:formula="of:=SUM([.Q441:.Q470])" office:value-type="float" office:value="11673.8627287085" calcext:value-type="float">
            <text:p>11673.86272870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21-04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1" calcext:value-type="float">
            <text:p>21</text:p>
          </table:table-cell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7142857142857" calcext:value-type="float">
            <text:p>12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1]-[.$J$513])*([.A471]-[.$A$513])" office:value-type="float" office:value="465.930109029909" calcext:value-type="float">
            <text:p>465.930109029909</text:p>
          </table:table-cell>
          <table:table-cell table:formula="of:=([.A471]-[.$A$513])*([.A471]-[.$A$513])" office:value-type="float" office:value="45796" calcext:value-type="float">
            <text:p>45796</text:p>
          </table:table-cell>
          <table:table-cell table:formula="of:=([.K471]-[.$K$513])*([.A471]-[.$A$513])" office:value-type="float" office:value="-17.768521107073" calcext:value-type="float">
            <text:p>-17.768521107073</text:p>
          </table:table-cell>
          <table:table-cell/>
          <table:table-cell table:formula="of:=(([.$M$515]*[.A471]+[.$L$515])-([.J471]))*(([.$M$515]*[.A471]+[.$L$515])-([.J471]))" office:value-type="float" office:value="174.073331781247" calcext:value-type="float">
            <text:p>174.073331781247</text:p>
          </table:table-cell>
          <table:table-cell table:formula="of:=SUM([.Q442:.Q471])" office:value-type="float" office:value="11490.8762976537" calcext:value-type="float">
            <text:p>11490.87629765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21-04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" calcext:value-type="float">
            <text:p>15</text:p>
          </table:table-cell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2]-[.$J$513])*([.A472]-[.$A$513])" office:value-type="float" office:value="498.821638244347" calcext:value-type="float">
            <text:p>498.821638244347</text:p>
          </table:table-cell>
          <table:table-cell table:formula="of:=([.A472]-[.$A$513])*([.A472]-[.$A$513])" office:value-type="float" office:value="46225" calcext:value-type="float">
            <text:p>46225</text:p>
          </table:table-cell>
          <table:table-cell table:formula="of:=([.K472]-[.$K$513])*([.A472]-[.$A$513])" office:value-type="float" office:value="-17.8515515795359" calcext:value-type="float">
            <text:p>-17.8515515795359</text:p>
          </table:table-cell>
          <table:table-cell/>
          <table:table-cell table:formula="of:=(([.$M$515]*[.A472]+[.$L$515])-([.J472]))*(([.$M$515]*[.A472]+[.$L$515])-([.J472]))" office:value-type="float" office:value="172.204072325156" calcext:value-type="float">
            <text:p>172.204072325156</text:p>
          </table:table-cell>
          <table:table-cell table:formula="of:=SUM([.Q443:.Q472])" office:value-type="float" office:value="11324.651981493" calcext:value-type="float">
            <text:p>11324.6519814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21-04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7142857142857" calcext:value-type="float">
            <text:p>12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3]-[.$J$513])*([.A473]-[.$A$513])" office:value-type="float" office:value="470.284596030189" calcext:value-type="float">
            <text:p>470.284596030189</text:p>
          </table:table-cell>
          <table:table-cell table:formula="of:=([.A473]-[.$A$513])*([.A473]-[.$A$513])" office:value-type="float" office:value="46656" calcext:value-type="float">
            <text:p>46656</text:p>
          </table:table-cell>
          <table:table-cell table:formula="of:=([.K473]-[.$K$513])*([.A473]-[.$A$513])" office:value-type="float" office:value="-17.9345820519989" calcext:value-type="float">
            <text:p>-17.9345820519989</text:p>
          </table:table-cell>
          <table:table-cell/>
          <table:table-cell table:formula="of:=(([.$M$515]*[.A473]+[.$L$515])-([.J473]))*(([.$M$515]*[.A473]+[.$L$515])-([.J473]))" office:value-type="float" office:value="177.884607323516" calcext:value-type="float">
            <text:p>177.884607323516</text:p>
          </table:table-cell>
          <table:table-cell table:formula="of:=SUM([.Q444:.Q473])" office:value-type="float" office:value="11145.4467278586" calcext:value-type="float">
            <text:p>11145.446727858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21-04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" calcext:value-type="float">
            <text:p>4</text:p>
          </table:table-cell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7142857142857" calcext:value-type="float">
            <text:p>12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4]-[.$J$513])*([.A474]-[.$A$513])" office:value-type="float" office:value="472.461839530329" calcext:value-type="float">
            <text:p>472.461839530329</text:p>
          </table:table-cell>
          <table:table-cell table:formula="of:=([.A474]-[.$A$513])*([.A474]-[.$A$513])" office:value-type="float" office:value="47089" calcext:value-type="float">
            <text:p>47089</text:p>
          </table:table-cell>
          <table:table-cell table:formula="of:=([.K474]-[.$K$513])*([.A474]-[.$A$513])" office:value-type="float" office:value="-18.0176125244618" calcext:value-type="float">
            <text:p>-18.0176125244618</text:p>
          </table:table-cell>
          <table:table-cell/>
          <table:table-cell table:formula="of:=(([.$M$515]*[.A474]+[.$L$515])-([.J474]))*(([.$M$515]*[.A474]+[.$L$515])-([.J474]))" office:value-type="float" office:value="179.805722349355" calcext:value-type="float">
            <text:p>179.805722349355</text:p>
          </table:table-cell>
          <table:table-cell table:formula="of:=SUM([.Q445:.Q474])" office:value-type="float" office:value="10885.5682419804" calcext:value-type="float">
            <text:p>10885.56824198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21-04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5]-[.$J$513])*([.A475]-[.$A$513])" office:value-type="float" office:value="318.924797316186" calcext:value-type="float">
            <text:p>318.924797316186</text:p>
          </table:table-cell>
          <table:table-cell table:formula="of:=([.A475]-[.$A$513])*([.A475]-[.$A$513])" office:value-type="float" office:value="47524" calcext:value-type="float">
            <text:p>47524</text:p>
          </table:table-cell>
          <table:table-cell table:formula="of:=([.K475]-[.$K$513])*([.A475]-[.$A$513])" office:value-type="float" office:value="-18.1006429969248" calcext:value-type="float">
            <text:p>-18.1006429969248</text:p>
          </table:table-cell>
          <table:table-cell/>
          <table:table-cell table:formula="of:=(([.$M$515]*[.A475]+[.$L$515])-([.J475]))*(([.$M$515]*[.A475]+[.$L$515])-([.J475]))" office:value-type="float" office:value="201.505920169243" calcext:value-type="float">
            <text:p>201.505920169243</text:p>
          </table:table-cell>
          <table:table-cell table:formula="of:=SUM([.Q446:.Q475])" office:value-type="float" office:value="10632.2678130678" calcext:value-type="float">
            <text:p>10632.26781306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21-04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" calcext:value-type="float">
            <text:p>10</text:p>
          </table:table-cell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6]-[.$J$513])*([.A476]-[.$A$513])" office:value-type="float" office:value="320.38775510204" calcext:value-type="float">
            <text:p>320.38775510204</text:p>
          </table:table-cell>
          <table:table-cell table:formula="of:=([.A476]-[.$A$513])*([.A476]-[.$A$513])" office:value-type="float" office:value="47961" calcext:value-type="float">
            <text:p>47961</text:p>
          </table:table-cell>
          <table:table-cell table:formula="of:=([.K476]-[.$K$513])*([.A476]-[.$A$513])" office:value-type="float" office:value="-18.1836734693878" calcext:value-type="float">
            <text:p>-18.1836734693878</text:p>
          </table:table-cell>
          <table:table-cell/>
          <table:table-cell table:formula="of:=(([.$M$515]*[.A476]+[.$L$515])-([.J476]))*(([.$M$515]*[.A476]+[.$L$515])-([.J476]))" office:value-type="float" office:value="203.550281206249" calcext:value-type="float">
            <text:p>203.550281206249</text:p>
          </table:table-cell>
          <table:table-cell table:formula="of:=SUM([.Q447:.Q476])" office:value-type="float" office:value="10371.8088764851" calcext:value-type="float">
            <text:p>10371.80887648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21-04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7]-[.$J$513])*([.A477]-[.$A$513])" office:value-type="float" office:value="38.9935700307479" calcext:value-type="float">
            <text:p>38.9935700307479</text:p>
          </table:table-cell>
          <table:table-cell table:formula="of:=([.A477]-[.$A$513])*([.A477]-[.$A$513])" office:value-type="float" office:value="48400" calcext:value-type="float">
            <text:p>48400</text:p>
          </table:table-cell>
          <table:table-cell table:formula="of:=([.K477]-[.$K$513])*([.A477]-[.$A$513])" office:value-type="float" office:value="-18.2667039418507" calcext:value-type="float">
            <text:p>-18.2667039418507</text:p>
          </table:table-cell>
          <table:table-cell/>
          <table:table-cell table:formula="of:=(([.$M$515]*[.A477]+[.$L$515])-([.J477]))*(([.$M$515]*[.A477]+[.$L$515])-([.J477]))" office:value-type="float" office:value="244.129560125743" calcext:value-type="float">
            <text:p>244.129560125743</text:p>
          </table:table-cell>
          <table:table-cell table:formula="of:=SUM([.Q448:.Q477])" office:value-type="float" office:value="10136.3978901286" calcext:value-type="float">
            <text:p>10136.397890128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21-04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" calcext:value-type="float">
            <text:p>12</text:p>
          </table:table-cell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8]-[.$J$513])*([.A478]-[.$A$513])" office:value-type="float" office:value="-244.972043611966" calcext:value-type="float">
            <text:p>-244.972043611966</text:p>
          </table:table-cell>
          <table:table-cell table:formula="of:=([.A478]-[.$A$513])*([.A478]-[.$A$513])" office:value-type="float" office:value="48841" calcext:value-type="float">
            <text:p>48841</text:p>
          </table:table-cell>
          <table:table-cell table:formula="of:=([.K478]-[.$K$513])*([.A478]-[.$A$513])" office:value-type="float" office:value="-18.3497344143137" calcext:value-type="float">
            <text:p>-18.3497344143137</text:p>
          </table:table-cell>
          <table:table-cell/>
          <table:table-cell table:formula="of:=(([.$M$515]*[.A478]+[.$L$515])-([.J478]))*(([.$M$515]*[.A478]+[.$L$515])-([.J478]))" office:value-type="float" office:value="288.394674481633" calcext:value-type="float">
            <text:p>288.394674481633</text:p>
          </table:table-cell>
          <table:table-cell table:formula="of:=SUM([.Q449:.Q478])" office:value-type="float" office:value="9942.10107431236" calcext:value-type="float">
            <text:p>9942.1010743123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21-04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42857142857143" calcext:value-type="float">
            <text:p>8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79]-[.$J$513])*([.A479]-[.$A$513])" office:value-type="float" office:value="-468.08051439754" calcext:value-type="float">
            <text:p>-468.08051439754</text:p>
          </table:table-cell>
          <table:table-cell table:formula="of:=([.A479]-[.$A$513])*([.A479]-[.$A$513])" office:value-type="float" office:value="49284" calcext:value-type="float">
            <text:p>49284</text:p>
          </table:table-cell>
          <table:table-cell table:formula="of:=([.K479]-[.$K$513])*([.A479]-[.$A$513])" office:value-type="float" office:value="-18.4327648867766" calcext:value-type="float">
            <text:p>-18.4327648867766</text:p>
          </table:table-cell>
          <table:table-cell/>
          <table:table-cell table:formula="of:=(([.$M$515]*[.A479]+[.$L$515])-([.J479]))*(([.$M$515]*[.A479]+[.$L$515])-([.J479]))" office:value-type="float" office:value="325.947412337483" calcext:value-type="float">
            <text:p>325.947412337483</text:p>
          </table:table-cell>
          <table:table-cell table:formula="of:=SUM([.Q450:.Q479])" office:value-type="float" office:value="9737.11159879436" calcext:value-type="float">
            <text:p>9737.111598794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" calcext:value-type="float">
            <text:p>1</text:p>
          </table:table-cell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0]-[.$J$513])*([.A480]-[.$A$513])" office:value-type="float" office:value="-693.188985183115" calcext:value-type="float">
            <text:p>-693.188985183115</text:p>
          </table:table-cell>
          <table:table-cell table:formula="of:=([.A480]-[.$A$513])*([.A480]-[.$A$513])" office:value-type="float" office:value="49729" calcext:value-type="float">
            <text:p>49729</text:p>
          </table:table-cell>
          <table:table-cell table:formula="of:=([.K480]-[.$K$513])*([.A480]-[.$A$513])" office:value-type="float" office:value="-18.5157953592396" calcext:value-type="float">
            <text:p>-18.5157953592396</text:p>
          </table:table-cell>
          <table:table-cell/>
          <table:table-cell table:formula="of:=(([.$M$515]*[.A480]+[.$L$515])-([.J480]))*(([.$M$515]*[.A480]+[.$L$515])-([.J480]))" office:value-type="float" office:value="365.797775443502" calcext:value-type="float">
            <text:p>365.797775443502</text:p>
          </table:table-cell>
          <table:table-cell table:formula="of:=SUM([.Q451:.Q480])" office:value-type="float" office:value="9581.78355978018" calcext:value-type="float">
            <text:p>9581.78355978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21-04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3" calcext:value-type="float">
            <text:p>13</text:p>
          </table:table-cell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1428571428571" calcext:value-type="float">
            <text:p>8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1]-[.$J$513])*([.A481]-[.$A$513])" office:value-type="float" office:value="-408.297455968691" calcext:value-type="float">
            <text:p>-408.297455968691</text:p>
          </table:table-cell>
          <table:table-cell table:formula="of:=([.A481]-[.$A$513])*([.A481]-[.$A$513])" office:value-type="float" office:value="50176" calcext:value-type="float">
            <text:p>50176</text:p>
          </table:table-cell>
          <table:table-cell table:formula="of:=([.K481]-[.$K$513])*([.A481]-[.$A$513])" office:value-type="float" office:value="-18.5988258317025" calcext:value-type="float">
            <text:p>-18.5988258317025</text:p>
          </table:table-cell>
          <table:table-cell/>
          <table:table-cell table:formula="of:=(([.$M$515]*[.A481]+[.$L$515])-([.J481]))*(([.$M$515]*[.A481]+[.$L$515])-([.J481]))" office:value-type="float" office:value="320.838060287759" calcext:value-type="float">
            <text:p>320.838060287759</text:p>
          </table:table-cell>
          <table:table-cell table:formula="of:=SUM([.Q452:.Q481])" office:value-type="float" office:value="9404.05620361902" calcext:value-type="float">
            <text:p>9404.056203619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21-04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" calcext:value-type="float">
            <text:p>6</text:p>
          </table:table-cell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1428571428571" calcext:value-type="float">
            <text:p>8.7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2]-[.$J$513])*([.A482]-[.$A$513])" office:value-type="float" office:value="-410.120212468551" calcext:value-type="float">
            <text:p>-410.120212468551</text:p>
          </table:table-cell>
          <table:table-cell table:formula="of:=([.A482]-[.$A$513])*([.A482]-[.$A$513])" office:value-type="float" office:value="50625" calcext:value-type="float">
            <text:p>50625</text:p>
          </table:table-cell>
          <table:table-cell table:formula="of:=([.K482]-[.$K$513])*([.A482]-[.$A$513])" office:value-type="float" office:value="-18.6818563041655" calcext:value-type="float">
            <text:p>-18.6818563041655</text:p>
          </table:table-cell>
          <table:table-cell/>
          <table:table-cell table:formula="of:=(([.$M$515]*[.A482]+[.$L$515])-([.J482]))*(([.$M$515]*[.A482]+[.$L$515])-([.J482]))" office:value-type="float" office:value="323.41633483276" calcext:value-type="float">
            <text:p>323.41633483276</text:p>
          </table:table-cell>
          <table:table-cell table:formula="of:=SUM([.Q453:.Q482])" office:value-type="float" office:value="9244.71105745207" calcext:value-type="float">
            <text:p>9244.711057452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21-04-2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5" calcext:value-type="float">
            <text:p>5</text:p>
          </table:table-cell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3]-[.$J$513])*([.A483]-[.$A$513])" office:value-type="float" office:value="-573.371540396982" calcext:value-type="float">
            <text:p>-573.371540396982</text:p>
          </table:table-cell>
          <table:table-cell table:formula="of:=([.A483]-[.$A$513])*([.A483]-[.$A$513])" office:value-type="float" office:value="51076" calcext:value-type="float">
            <text:p>51076</text:p>
          </table:table-cell>
          <table:table-cell table:formula="of:=([.K483]-[.$K$513])*([.A483]-[.$A$513])" office:value-type="float" office:value="-18.7648867766285" calcext:value-type="float">
            <text:p>-18.7648867766285</text:p>
          </table:table-cell>
          <table:table-cell/>
          <table:table-cell table:formula="of:=(([.$M$515]*[.A483]+[.$L$515])-([.J483]))*(([.$M$515]*[.A483]+[.$L$515])-([.J483]))" office:value-type="float" office:value="352.308855258571" calcext:value-type="float">
            <text:p>352.308855258571</text:p>
          </table:table-cell>
          <table:table-cell table:formula="of:=SUM([.Q454:.Q483])" office:value-type="float" office:value="9117.3747214889" calcext:value-type="float">
            <text:p>9117.37472148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21-04-2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" calcext:value-type="float">
            <text:p>8</text:p>
          </table:table-cell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4]-[.$J$513])*([.A484]-[.$A$513])" office:value-type="float" office:value="-673.194296896842" calcext:value-type="float">
            <text:p>-673.194296896842</text:p>
          </table:table-cell>
          <table:table-cell table:formula="of:=([.A484]-[.$A$513])*([.A484]-[.$A$513])" office:value-type="float" office:value="51529" calcext:value-type="float">
            <text:p>51529</text:p>
          </table:table-cell>
          <table:table-cell table:formula="of:=([.K484]-[.$K$513])*([.A484]-[.$A$513])" office:value-type="float" office:value="-18.8479172490914" calcext:value-type="float">
            <text:p>-18.8479172490914</text:p>
          </table:table-cell>
          <table:table-cell/>
          <table:table-cell table:formula="of:=(([.$M$515]*[.A484]+[.$L$515])-([.J484]))*(([.$M$515]*[.A484]+[.$L$515])-([.J484]))" office:value-type="float" office:value="371.344094162645" calcext:value-type="float">
            <text:p>371.344094162645</text:p>
          </table:table-cell>
          <table:table-cell table:formula="of:=SUM([.Q455:.Q484])" office:value-type="float" office:value="9005.92233739821" calcext:value-type="float">
            <text:p>9005.922337398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21-04-3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9" calcext:value-type="float">
            <text:p>49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5]-[.$J$513])*([.A485]-[.$A$513])" office:value-type="float" office:value="528.982946603308" calcext:value-type="float">
            <text:p>528.982946603308</text:p>
          </table:table-cell>
          <table:table-cell table:formula="of:=([.A485]-[.$A$513])*([.A485]-[.$A$513])" office:value-type="float" office:value="51984" calcext:value-type="float">
            <text:p>51984</text:p>
          </table:table-cell>
          <table:table-cell table:formula="of:=([.K485]-[.$K$513])*([.A485]-[.$A$513])" office:value-type="float" office:value="-18.9309477215544" calcext:value-type="float">
            <text:p>-18.9309477215544</text:p>
          </table:table-cell>
          <table:table-cell/>
          <table:table-cell table:formula="of:=(([.$M$515]*[.A485]+[.$L$515])-([.J485]))*(([.$M$515]*[.A485]+[.$L$515])-([.J485]))" office:value-type="float" office:value="197.582463552251" calcext:value-type="float">
            <text:p>197.582463552251</text:p>
          </table:table-cell>
          <table:table-cell table:formula="of:=SUM([.Q456:.Q485])" office:value-type="float" office:value="8711.22789305302" calcext:value-type="float">
            <text:p>8711.227893053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21-05-0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.7142857142857" calcext:value-type="float">
            <text:p>13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6]-[.$J$513])*([.A486]-[.$A$513])" office:value-type="float" office:value="727.588761532006" calcext:value-type="float">
            <text:p>727.588761532006</text:p>
          </table:table-cell>
          <table:table-cell table:formula="of:=([.A486]-[.$A$513])*([.A486]-[.$A$513])" office:value-type="float" office:value="52441" calcext:value-type="float">
            <text:p>52441</text:p>
          </table:table-cell>
          <table:table-cell table:formula="of:=([.K486]-[.$K$513])*([.A486]-[.$A$513])" office:value-type="float" office:value="-19.0139781940173" calcext:value-type="float">
            <text:p>-19.0139781940173</text:p>
          </table:table-cell>
          <table:table-cell/>
          <table:table-cell table:formula="of:=(([.$M$515]*[.A486]+[.$L$515])-([.J486]))*(([.$M$515]*[.A486]+[.$L$515])-([.J486]))" office:value-type="float" office:value="176.121746202439" calcext:value-type="float">
            <text:p>176.121746202439</text:p>
          </table:table-cell>
          <table:table-cell table:formula="of:=SUM([.Q457:.Q486])" office:value-type="float" office:value="8447.46501569044" calcext:value-type="float">
            <text:p>8447.4650156904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21-05-0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4" calcext:value-type="float">
            <text:p>14</text:p>
          </table:table-cell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.5714285714286" calcext:value-type="float">
            <text:p>15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7]-[.$J$513])*([.A487]-[.$A$513])" office:value-type="float" office:value="1157.90886217501" calcext:value-type="float">
            <text:p>1157.90886217501</text:p>
          </table:table-cell>
          <table:table-cell table:formula="of:=([.A487]-[.$A$513])*([.A487]-[.$A$513])" office:value-type="float" office:value="52900" calcext:value-type="float">
            <text:p>52900</text:p>
          </table:table-cell>
          <table:table-cell table:formula="of:=([.K487]-[.$K$513])*([.A487]-[.$A$513])" office:value-type="float" office:value="-19.0970086664803" calcext:value-type="float">
            <text:p>-19.0970086664803</text:p>
          </table:table-cell>
          <table:table-cell/>
          <table:table-cell table:formula="of:=(([.$M$515]*[.A487]+[.$L$515])-([.J487]))*(([.$M$515]*[.A487]+[.$L$515])-([.J487]))" office:value-type="float" office:value="131.922930038217" calcext:value-type="float">
            <text:p>131.922930038217</text:p>
          </table:table-cell>
          <table:table-cell table:formula="of:=SUM([.Q458:.Q487])" office:value-type="float" office:value="8188.94856069489" calcext:value-type="float">
            <text:p>8188.9485606948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21-05-0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0" calcext:value-type="float">
            <text:p>20</text:p>
          </table:table-cell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.5714285714286" calcext:value-type="float">
            <text:p>16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8]-[.$J$513])*([.A488]-[.$A$513])" office:value-type="float" office:value="1393.9432485323" calcext:value-type="float">
            <text:p>1393.9432485323</text:p>
          </table:table-cell>
          <table:table-cell table:formula="of:=([.A488]-[.$A$513])*([.A488]-[.$A$513])" office:value-type="float" office:value="53361" calcext:value-type="float">
            <text:p>53361</text:p>
          </table:table-cell>
          <table:table-cell table:formula="of:=([.K488]-[.$K$513])*([.A488]-[.$A$513])" office:value-type="float" office:value="-19.1800391389433" calcext:value-type="float">
            <text:p>-19.1800391389433</text:p>
          </table:table-cell>
          <table:table-cell/>
          <table:table-cell table:formula="of:=(([.$M$515]*[.A488]+[.$L$515])-([.J488]))*(([.$M$515]*[.A488]+[.$L$515])-([.J488]))" office:value-type="float" office:value="111.462865687316" calcext:value-type="float">
            <text:p>111.462865687316</text:p>
          </table:table-cell>
          <table:table-cell table:formula="of:=SUM([.Q459:.Q488])" office:value-type="float" office:value="7895.71451280518" calcext:value-type="float">
            <text:p>7895.714512805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21-05-0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3" calcext:value-type="float">
            <text:p>23</text:p>
          </table:table-cell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89]-[.$J$513])*([.A489]-[.$A$513])" office:value-type="float" office:value="1963.40620631814" calcext:value-type="float">
            <text:p>1963.40620631814</text:p>
          </table:table-cell>
          <table:table-cell table:formula="of:=([.A489]-[.$A$513])*([.A489]-[.$A$513])" office:value-type="float" office:value="53824" calcext:value-type="float">
            <text:p>53824</text:p>
          </table:table-cell>
          <table:table-cell table:formula="of:=([.K489]-[.$K$513])*([.A489]-[.$A$513])" office:value-type="float" office:value="-19.2630696114062" calcext:value-type="float">
            <text:p>-19.2630696114062</text:p>
          </table:table-cell>
          <table:table-cell/>
          <table:table-cell table:formula="of:=(([.$M$515]*[.A489]+[.$L$515])-([.J489]))*(([.$M$515]*[.A489]+[.$L$515])-([.J489]))" office:value-type="float" office:value="67.253987883903" calcext:value-type="float">
            <text:p>67.253987883903</text:p>
          </table:table-cell>
          <table:table-cell table:formula="of:=SUM([.Q460:.Q489])" office:value-type="float" office:value="7583.70762975807" calcext:value-type="float">
            <text:p>7583.707629758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21-05-0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" calcext:value-type="float">
            <text:p>11</text:p>
          </table:table-cell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.8571428571429" calcext:value-type="float">
            <text:p>19.857142857142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0]-[.$J$513])*([.A490]-[.$A$513])" office:value-type="float" office:value="2171.58344981829" calcext:value-type="float">
            <text:p>2171.58344981829</text:p>
          </table:table-cell>
          <table:table-cell table:formula="of:=([.A490]-[.$A$513])*([.A490]-[.$A$513])" office:value-type="float" office:value="54289" calcext:value-type="float">
            <text:p>54289</text:p>
          </table:table-cell>
          <table:table-cell table:formula="of:=([.K490]-[.$K$513])*([.A490]-[.$A$513])" office:value-type="float" office:value="-19.3461000838692" calcext:value-type="float">
            <text:p>-19.3461000838692</text:p>
          </table:table-cell>
          <table:table-cell/>
          <table:table-cell table:formula="of:=(([.$M$515]*[.A490]+[.$L$515])-([.J490]))*(([.$M$515]*[.A490]+[.$L$515])-([.J490]))" office:value-type="float" office:value="54.9901858593046" calcext:value-type="float">
            <text:p>54.9901858593046</text:p>
          </table:table-cell>
          <table:table-cell table:formula="of:=SUM([.Q461:.Q490])" office:value-type="float" office:value="7262.19847857928" calcext:value-type="float">
            <text:p>7262.1984785792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21-05-0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34" calcext:value-type="float">
            <text:p>34</text:p>
          </table:table-cell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.5714285714286" calcext:value-type="float">
            <text:p>23.571428571428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1]-[.$J$513])*([.A491]-[.$A$513])" office:value-type="float" office:value="3050.04640760414" calcext:value-type="float">
            <text:p>3050.04640760414</text:p>
          </table:table-cell>
          <table:table-cell table:formula="of:=([.A491]-[.$A$513])*([.A491]-[.$A$513])" office:value-type="float" office:value="54756" calcext:value-type="float">
            <text:p>54756</text:p>
          </table:table-cell>
          <table:table-cell table:formula="of:=([.K491]-[.$K$513])*([.A491]-[.$A$513])" office:value-type="float" office:value="-19.4291305563321" calcext:value-type="float">
            <text:p>-19.4291305563321</text:p>
          </table:table-cell>
          <table:table-cell/>
          <table:table-cell table:formula="of:=(([.$M$515]*[.A491]+[.$L$515])-([.J491]))*(([.$M$515]*[.A491]+[.$L$515])-([.J491]))" office:value-type="float" office:value="14.2361164180257" calcext:value-type="float">
            <text:p>14.2361164180257</text:p>
          </table:table-cell>
          <table:table-cell table:formula="of:=SUM([.Q462:.Q491])" office:value-type="float" office:value="6913.65224597462" calcext:value-type="float">
            <text:p>6913.652245974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21-05-0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1" calcext:value-type="float">
            <text:p>61</text:p>
          </table:table-cell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.2857142857143" calcext:value-type="float">
            <text:p>25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2]-[.$J$513])*([.A492]-[.$A$513])" office:value-type="float" office:value="3465.93793681857" calcext:value-type="float">
            <text:p>3465.93793681857</text:p>
          </table:table-cell>
          <table:table-cell table:formula="of:=([.A492]-[.$A$513])*([.A492]-[.$A$513])" office:value-type="float" office:value="55225" calcext:value-type="float">
            <text:p>55225</text:p>
          </table:table-cell>
          <table:table-cell table:formula="of:=([.K492]-[.$K$513])*([.A492]-[.$A$513])" office:value-type="float" office:value="-19.5121610287951" calcext:value-type="float">
            <text:p>-19.5121610287951</text:p>
          </table:table-cell>
          <table:table-cell/>
          <table:table-cell table:formula="of:=(([.$M$515]*[.A492]+[.$L$515])-([.J492]))*(([.$M$515]*[.A492]+[.$L$515])-([.J492]))" office:value-type="float" office:value="4.53953689685497" calcext:value-type="float">
            <text:p>4.53953689685497</text:p>
          </table:table-cell>
          <table:table-cell table:formula="of:=SUM([.Q463:.Q492])" office:value-type="float" office:value="6610.28599793879" calcext:value-type="float">
            <text:p>6610.2859979387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21-05-0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61" calcext:value-type="float">
            <text:p>61</text:p>
          </table:table-cell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3]-[.$J$513])*([.A493]-[.$A$513])" office:value-type="float" office:value="5065.25803746156" calcext:value-type="float">
            <text:p>5065.25803746156</text:p>
          </table:table-cell>
          <table:table-cell table:formula="of:=([.A493]-[.$A$513])*([.A493]-[.$A$513])" office:value-type="float" office:value="55696" calcext:value-type="float">
            <text:p>55696</text:p>
          </table:table-cell>
          <table:table-cell table:formula="of:=([.K493]-[.$K$513])*([.A493]-[.$A$513])" office:value-type="float" office:value="-19.595191501258" calcext:value-type="float">
            <text:p>-19.595191501258</text:p>
          </table:table-cell>
          <table:table-cell/>
          <table:table-cell table:formula="of:=(([.$M$515]*[.A493]+[.$L$515])-([.J493]))*(([.$M$515]*[.A493]+[.$L$515])-([.J493]))" office:value-type="float" office:value="20.3567005847794" calcext:value-type="float">
            <text:p>20.3567005847794</text:p>
          </table:table-cell>
          <table:table-cell table:formula="of:=SUM([.Q464:.Q493])" office:value-type="float" office:value="6330.1974387296" calcext:value-type="float">
            <text:p>6330.197438729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21-05-0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3" calcext:value-type="float">
            <text:p>93</text:p>
          </table:table-cell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3.2857142857143" calcext:value-type="float">
            <text:p>43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4]-[.$J$513])*([.A494]-[.$A$513])" office:value-type="float" office:value="7761.4352809617" calcext:value-type="float">
            <text:p>7761.4352809617</text:p>
          </table:table-cell>
          <table:table-cell table:formula="of:=([.A494]-[.$A$513])*([.A494]-[.$A$513])" office:value-type="float" office:value="56169" calcext:value-type="float">
            <text:p>56169</text:p>
          </table:table-cell>
          <table:table-cell table:formula="of:=([.K494]-[.$K$513])*([.A494]-[.$A$513])" office:value-type="float" office:value="-19.678221973721" calcext:value-type="float">
            <text:p>-19.678221973721</text:p>
          </table:table-cell>
          <table:table-cell/>
          <table:table-cell table:formula="of:=(([.$M$515]*[.A494]+[.$L$515])-([.J494]))*(([.$M$515]*[.A494]+[.$L$515])-([.J494]))" office:value-type="float" office:value="247.298507286927" calcext:value-type="float">
            <text:p>247.298507286927</text:p>
          </table:table-cell>
          <table:table-cell table:formula="of:=SUM([.Q465:.Q494])" office:value-type="float" office:value="6254.33736002381" calcext:value-type="float">
            <text:p>6254.3373600238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21-05-1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67" calcext:value-type="float">
            <text:p>167</text:p>
          </table:table-cell>
          <table:table-cell office:value-type="float" office:value="3412" calcext:value-type="float">
            <text:p>34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5]-[.$J$513])*([.A495]-[.$A$513])" office:value-type="float" office:value="12792.1839530333" calcext:value-type="float">
            <text:p>12792.1839530333</text:p>
          </table:table-cell>
          <table:table-cell table:formula="of:=([.A495]-[.$A$513])*([.A495]-[.$A$513])" office:value-type="float" office:value="56644" calcext:value-type="float">
            <text:p>56644</text:p>
          </table:table-cell>
          <table:table-cell table:formula="of:=([.K495]-[.$K$513])*([.A495]-[.$A$513])" office:value-type="float" office:value="-19.761252446184" calcext:value-type="float">
            <text:p>-19.761252446184</text:p>
          </table:table-cell>
          <table:table-cell/>
          <table:table-cell table:formula="of:=(([.$M$515]*[.A495]+[.$L$515])-([.J495]))*(([.$M$515]*[.A495]+[.$L$515])-([.J495]))" office:value-type="float" office:value="1343.50844310615" calcext:value-type="float">
            <text:p>1343.50844310615</text:p>
          </table:table-cell>
          <table:table-cell table:formula="of:=SUM([.Q466:.Q495])" office:value-type="float" office:value="7326.35393163239" calcext:value-type="float">
            <text:p>7326.3539316323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21-05-1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77" calcext:value-type="float">
            <text:p>77</text:p>
          </table:table-cell>
          <table:table-cell office:value-type="float" office:value="3489" calcext:value-type="float">
            <text:p>348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6]-[.$J$513])*([.A496]-[.$A$513])" office:value-type="float" office:value="14689.6469108191" calcext:value-type="float">
            <text:p>14689.6469108191</text:p>
          </table:table-cell>
          <table:table-cell table:formula="of:=([.A496]-[.$A$513])*([.A496]-[.$A$513])" office:value-type="float" office:value="57121" calcext:value-type="float">
            <text:p>57121</text:p>
          </table:table-cell>
          <table:table-cell table:formula="of:=([.K496]-[.$K$513])*([.A496]-[.$A$513])" office:value-type="float" office:value="-19.8442829186469" calcext:value-type="float">
            <text:p>-19.8442829186469</text:p>
          </table:table-cell>
          <table:table-cell/>
          <table:table-cell table:formula="of:=(([.$M$515]*[.A496]+[.$L$515])-([.J496]))*(([.$M$515]*[.A496]+[.$L$515])-([.J496]))" office:value-type="float" office:value="1962.16748568058" calcext:value-type="float">
            <text:p>1962.16748568058</text:p>
          </table:table-cell>
          <table:table-cell table:formula="of:=SUM([.Q467:.Q496])" office:value-type="float" office:value="9014.65740585588" calcext:value-type="float">
            <text:p>9014.6574058558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21-05-1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2" calcext:value-type="float">
            <text:p>82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7]-[.$J$513])*([.A497]-[.$A$513])" office:value-type="float" office:value="17185.3955828907" calcext:value-type="float">
            <text:p>17185.3955828907</text:p>
          </table:table-cell>
          <table:table-cell table:formula="of:=([.A497]-[.$A$513])*([.A497]-[.$A$513])" office:value-type="float" office:value="57600" calcext:value-type="float">
            <text:p>57600</text:p>
          </table:table-cell>
          <table:table-cell table:formula="of:=([.K497]-[.$K$513])*([.A497]-[.$A$513])" office:value-type="float" office:value="-19.9273133911099" calcext:value-type="float">
            <text:p>-19.9273133911099</text:p>
          </table:table-cell>
          <table:table-cell/>
          <table:table-cell table:formula="of:=(([.$M$515]*[.A497]+[.$L$515])-([.J497]))*(([.$M$515]*[.A497]+[.$L$515])-([.J497]))" office:value-type="float" office:value="2955.8131070171" calcext:value-type="float">
            <text:p>2955.8131070171</text:p>
          </table:table-cell>
          <table:table-cell table:formula="of:=SUM([.Q468:.Q497])" office:value-type="float" office:value="11703.6399328812" calcext:value-type="float">
            <text:p>11703.63993288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21-05-1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7" calcext:value-type="float">
            <text:p>87</text:p>
          </table:table-cell>
          <table:table-cell office:value-type="float" office:value="3658" calcext:value-type="float">
            <text:p>365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9.7142857142857" calcext:value-type="float">
            <text:p>89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8]-[.$J$513])*([.A498]-[.$A$513])" office:value-type="float" office:value="19081.7156835337" calcext:value-type="float">
            <text:p>19081.7156835337</text:p>
          </table:table-cell>
          <table:table-cell table:formula="of:=([.A498]-[.$A$513])*([.A498]-[.$A$513])" office:value-type="float" office:value="58081" calcext:value-type="float">
            <text:p>58081</text:p>
          </table:table-cell>
          <table:table-cell table:formula="of:=([.K498]-[.$K$513])*([.A498]-[.$A$513])" office:value-type="float" office:value="-20.0103438635728" calcext:value-type="float">
            <text:p>-20.0103438635728</text:p>
          </table:table-cell>
          <table:table-cell/>
          <table:table-cell table:formula="of:=(([.$M$515]*[.A498]+[.$L$515])-([.J498]))*(([.$M$515]*[.A498]+[.$L$515])-([.J498]))" office:value-type="float" office:value="3827.52468775253" calcext:value-type="float">
            <text:p>3827.52468775253</text:p>
          </table:table-cell>
          <table:table-cell table:formula="of:=SUM([.Q469:.Q498])" office:value-type="float" office:value="15284.9103561551" calcext:value-type="float">
            <text:p>15284.910356155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21-05-1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82" calcext:value-type="float">
            <text:p>82</text:p>
          </table:table-cell>
          <table:table-cell office:value-type="float" office:value="3740" calcext:value-type="float">
            <text:p>37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2.7142857142857" calcext:value-type="float">
            <text:p>92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499]-[.$J$513])*([.A499]-[.$A$513])" office:value-type="float" office:value="19886.8929270338" calcext:value-type="float">
            <text:p>19886.8929270338</text:p>
          </table:table-cell>
          <table:table-cell table:formula="of:=([.A499]-[.$A$513])*([.A499]-[.$A$513])" office:value-type="float" office:value="58564" calcext:value-type="float">
            <text:p>58564</text:p>
          </table:table-cell>
          <table:table-cell table:formula="of:=([.K499]-[.$K$513])*([.A499]-[.$A$513])" office:value-type="float" office:value="-20.0933743360358" calcext:value-type="float">
            <text:p>-20.0933743360358</text:p>
          </table:table-cell>
          <table:table-cell/>
          <table:table-cell table:formula="of:=(([.$M$515]*[.A499]+[.$L$515])-([.J499]))*(([.$M$515]*[.A499]+[.$L$515])-([.J499]))" office:value-type="float" office:value="4198.41342525719" calcext:value-type="float">
            <text:p>4198.41342525719</text:p>
          </table:table-cell>
          <table:table-cell table:formula="of:=SUM([.Q470:.Q499])" office:value-type="float" office:value="19230.2855771349" calcext:value-type="float">
            <text:p>19230.285577134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21-05-1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96" calcext:value-type="float">
            <text:p>96</text:p>
          </table:table-cell>
          <table:table-cell office:value-type="float" office:value="3836" calcext:value-type="float">
            <text:p>38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7.7142857142857" calcext:value-type="float">
            <text:p>97.7142857142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J500]-[.$J$513])*([.A500]-[.$A$513])" office:value-type="float" office:value="21184.070170534" calcext:value-type="float">
            <text:p>21184.070170534</text:p>
          </table:table-cell>
          <table:table-cell table:formula="of:=([.A500]-[.$A$513])*([.A500]-[.$A$513])" office:value-type="float" office:value="59049" calcext:value-type="float">
            <text:p>59049</text:p>
          </table:table-cell>
          <table:table-cell table:formula="of:=([.K500]-[.$K$513])*([.A500]-[.$A$513])" office:value-type="float" office:value="-20.1764048084987" calcext:value-type="float">
            <text:p>-20.1764048084987</text:p>
          </table:table-cell>
          <table:table-cell/>
          <table:table-cell table:formula="of:=(([.$M$515]*[.A500]+[.$L$515])-([.J500]))*(([.$M$515]*[.A500]+[.$L$515])-([.J500]))" office:value-type="float" office:value="4861.34391316208" calcext:value-type="float">
            <text:p>4861.34391316208</text:p>
          </table:table-cell>
          <table:table-cell table:formula="of:=SUM([.Q471:.Q500])" office:value-type="float" office:value="23875.7368044705" calcext:value-type="float">
            <text:p>23875.7368044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21-05-1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276" calcext:value-type="float">
            <text:p>276</text:p>
          </table:table-cell>
          <table:table-cell office:value-type="float" office:value="4112" calcext:value-type="float">
            <text:p>41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3.857142857143" calcext:value-type="float">
            <text:p>123.857142857143</text:p>
          </table:table-cell>
          <table:table-cell office:value-type="float" office:value="0.142857142857143" calcext:value-type="float">
            <text:p>0.142857142857143</text:p>
          </table:table-cell>
          <table:table-cell/>
          <table:table-cell table:formula="of:=([.J501]-[.$J$513])*([.A501]-[.$A$513])" office:value-type="float" office:value="27650.1045568913" calcext:value-type="float">
            <text:p>27650.1045568913</text:p>
          </table:table-cell>
          <table:table-cell table:formula="of:=([.A501]-[.$A$513])*([.A501]-[.$A$513])" office:value-type="float" office:value="59536" calcext:value-type="float">
            <text:p>59536</text:p>
          </table:table-cell>
          <table:table-cell table:formula="of:=([.K501]-[.$K$513])*([.A501]-[.$A$513])" office:value-type="float" office:value="14.5977075761812" calcext:value-type="float">
            <text:p>14.5977075761812</text:p>
          </table:table-cell>
          <table:table-cell/>
          <table:table-cell table:formula="of:=(([.$M$515]*[.A501]+[.$L$515])-([.J501]))*(([.$M$515]*[.A501]+[.$L$515])-([.J501]))" office:value-type="float" office:value="9176.56108241907" calcext:value-type="float">
            <text:p>9176.56108241907</text:p>
          </table:table-cell>
          <table:table-cell table:formula="of:=SUM([.Q472:.Q501])" office:value-type="float" office:value="32878.2245551083" calcext:value-type="float">
            <text:p>32878.224555108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00" calcext:value-type="float">
            <text:p>100</text:p>
          </table:table-cell>
          <table:table-cell office:value-type="float" office:value="4212" calcext:value-type="float">
            <text:p>42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4.285714285714" calcext:value-type="float">
            <text:p>114.285714285714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J502]-[.$J$513])*([.A502]-[.$A$513])" office:value-type="float" office:value="25418.4246575342" calcext:value-type="float">
            <text:p>25418.4246575342</text:p>
          </table:table-cell>
          <table:table-cell table:formula="of:=([.A502]-[.$A$513])*([.A502]-[.$A$513])" office:value-type="float" office:value="60025" calcext:value-type="float">
            <text:p>60025</text:p>
          </table:table-cell>
          <table:table-cell table:formula="of:=([.K502]-[.$K$513])*([.A502]-[.$A$513])" office:value-type="float" office:value="49.6575342465754" calcext:value-type="float">
            <text:p>49.6575342465754</text:p>
          </table:table-cell>
          <table:table-cell/>
          <table:table-cell table:formula="of:=(([.$M$515]*[.A502]+[.$L$515])-([.J502]))*(([.$M$515]*[.A502]+[.$L$515])-([.J502]))" office:value-type="float" office:value="7422.01433990915" calcext:value-type="float">
            <text:p>7422.01433990915</text:p>
          </table:table-cell>
          <table:table-cell table:formula="of:=SUM([.Q473:.Q502])" office:value-type="float" office:value="40128.0348226923" calcext:value-type="float">
            <text:p>40128.03482269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21-05-18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66" calcext:value-type="float">
            <text:p>166</text:p>
          </table:table-cell>
          <table:table-cell office:value-type="float" office:value="4378" calcext:value-type="float">
            <text:p>43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J503]-[.$J$513])*([.A503]-[.$A$513])" office:value-type="float" office:value="28649.8876153201" calcext:value-type="float">
            <text:p>28649.8876153201</text:p>
          </table:table-cell>
          <table:table-cell table:formula="of:=([.A503]-[.$A$513])*([.A503]-[.$A$513])" office:value-type="float" office:value="60516" calcext:value-type="float">
            <text:p>60516</text:p>
          </table:table-cell>
          <table:table-cell table:formula="of:=([.K503]-[.$K$513])*([.A503]-[.$A$513])" office:value-type="float" office:value="49.8602180598267" calcext:value-type="float">
            <text:p>49.8602180598267</text:p>
          </table:table-cell>
          <table:table-cell/>
          <table:table-cell table:formula="of:=(([.$M$515]*[.A503]+[.$L$515])-([.J503]))*(([.$M$515]*[.A503]+[.$L$515])-([.J503]))" office:value-type="float" office:value="9760.16993635498" calcext:value-type="float">
            <text:p>9760.16993635498</text:p>
          </table:table-cell>
          <table:table-cell table:formula="of:=SUM([.Q474:.Q503])" office:value-type="float" office:value="49710.3201517238" calcext:value-type="float">
            <text:p>49710.32015172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21-05-19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65" calcext:value-type="float">
            <text:p>165</text:p>
          </table:table-cell>
          <table:table-cell office:value-type="float" office:value="4543" calcext:value-type="float">
            <text:p>454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8.857142857143" calcext:value-type="float">
            <text:p>138.857142857143</text:p>
          </table:table-cell>
          <table:table-cell office:value-type="float" office:value="0.285714285714286" calcext:value-type="float">
            <text:p>0.285714285714286</text:p>
          </table:table-cell>
          <table:table-cell/>
          <table:table-cell table:formula="of:=([.J504]-[.$J$513])*([.A504]-[.$A$513])" office:value-type="float" office:value="31695.0648588203" calcext:value-type="float">
            <text:p>31695.0648588203</text:p>
          </table:table-cell>
          <table:table-cell table:formula="of:=([.A504]-[.$A$513])*([.A504]-[.$A$513])" office:value-type="float" office:value="61009" calcext:value-type="float">
            <text:p>61009</text:p>
          </table:table-cell>
          <table:table-cell table:formula="of:=([.K504]-[.$K$513])*([.A504]-[.$A$513])" office:value-type="float" office:value="50.0629018730781" calcext:value-type="float">
            <text:p>50.0629018730781</text:p>
          </table:table-cell>
          <table:table-cell/>
          <table:table-cell table:formula="of:=(([.$M$515]*[.A504]+[.$L$515])-([.J504]))*(([.$M$515]*[.A504]+[.$L$515])-([.J504]))" office:value-type="float" office:value="12227.6905664967" calcext:value-type="float">
            <text:p>12227.6905664967</text:p>
          </table:table-cell>
          <table:table-cell table:formula="of:=SUM([.Q475:.Q504])" office:value-type="float" office:value="61758.2049958711" calcext:value-type="float">
            <text:p>61758.20499587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21-05-20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77" calcext:value-type="float">
            <text:p>177</text:p>
          </table:table-cell>
          <table:table-cell office:value-type="float" office:value="4720" calcext:value-type="float">
            <text:p>472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1.714285714286" calcext:value-type="float">
            <text:p>151.714285714286</text:p>
          </table:table-cell>
          <table:table-cell office:value-type="float" office:value="0.428571428571429" calcext:value-type="float">
            <text:p>0.428571428571429</text:p>
          </table:table-cell>
          <table:table-cell/>
          <table:table-cell table:formula="of:=([.J505]-[.$J$513])*([.A505]-[.$A$513])" office:value-type="float" office:value="35011.9563880347" calcext:value-type="float">
            <text:p>35011.9563880347</text:p>
          </table:table-cell>
          <table:table-cell table:formula="of:=([.A505]-[.$A$513])*([.A505]-[.$A$513])" office:value-type="float" office:value="61504" calcext:value-type="float">
            <text:p>61504</text:p>
          </table:table-cell>
          <table:table-cell table:formula="of:=([.K505]-[.$K$513])*([.A505]-[.$A$513])" office:value-type="float" office:value="85.6941571149009" calcext:value-type="float">
            <text:p>85.6941571149009</text:p>
          </table:table-cell>
          <table:table-cell/>
          <table:table-cell table:formula="of:=(([.$M$515]*[.A505]+[.$L$515])-([.J505]))*(([.$M$515]*[.A505]+[.$L$515])-([.J505]))" office:value-type="float" office:value="15218.7269562167" calcext:value-type="float">
            <text:p>15218.7269562167</text:p>
          </table:table-cell>
          <table:table-cell table:formula="of:=SUM([.Q476:.Q505])" office:value-type="float" office:value="76775.4260319186" calcext:value-type="float">
            <text:p>76775.426031918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21-05-2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13" calcext:value-type="float">
            <text:p>113</text:p>
          </table:table-cell>
          <table:table-cell office:value-type="float" office:value="4833" calcext:value-type="float">
            <text:p>483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56.142857142857" calcext:value-type="float">
            <text:p>156.142857142857</text:p>
          </table:table-cell>
          <table:table-cell office:value-type="float" office:value="0.571428571428571" calcext:value-type="float">
            <text:p>0.571428571428571</text:p>
          </table:table-cell>
          <table:table-cell/>
          <table:table-cell table:formula="of:=([.J506]-[.$J$513])*([.A506]-[.$A$513])" office:value-type="float" office:value="36255.8479172491" calcext:value-type="float">
            <text:p>36255.8479172491</text:p>
          </table:table-cell>
          <table:table-cell table:formula="of:=([.A506]-[.$A$513])*([.A506]-[.$A$513])" office:value-type="float" office:value="62001" calcext:value-type="float">
            <text:p>62001</text:p>
          </table:table-cell>
          <table:table-cell table:formula="of:=([.K506]-[.$K$513])*([.A506]-[.$A$513])" office:value-type="float" office:value="121.611126642438" calcext:value-type="float">
            <text:p>121.611126642438</text:p>
          </table:table-cell>
          <table:table-cell/>
          <table:table-cell table:formula="of:=(([.$M$515]*[.A506]+[.$L$515])-([.J506]))*(([.$M$515]*[.A506]+[.$L$515])-([.J506]))" office:value-type="float" office:value="16312.6408583936" calcext:value-type="float">
            <text:p>16312.6408583936</text:p>
          </table:table-cell>
          <table:table-cell table:formula="of:=SUM([.Q477:.Q506])" office:value-type="float" office:value="92884.516609106" calcext:value-type="float">
            <text:p>92884.5166091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21-05-2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28" calcext:value-type="float">
            <text:p>128</text:p>
          </table:table-cell>
          <table:table-cell office:value-type="float" office:value="4961" calcext:value-type="float">
            <text:p>496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60.714285714286" calcext:value-type="float">
            <text:p>160.714285714286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J507]-[.$J$513])*([.A507]-[.$A$513])" office:value-type="float" office:value="37544.310875035" calcext:value-type="float">
            <text:p>37544.310875035</text:p>
          </table:table-cell>
          <table:table-cell table:formula="of:=([.A507]-[.$A$513])*([.A507]-[.$A$513])" office:value-type="float" office:value="62500" calcext:value-type="float">
            <text:p>62500</text:p>
          </table:table-cell>
          <table:table-cell table:formula="of:=([.K507]-[.$K$513])*([.A507]-[.$A$513])" office:value-type="float" office:value="193.528096169975" calcext:value-type="float">
            <text:p>193.528096169975</text:p>
          </table:table-cell>
          <table:table-cell/>
          <table:table-cell table:formula="of:=(([.$M$515]*[.A507]+[.$L$515])-([.J507]))*(([.$M$515]*[.A507]+[.$L$515])-([.J507]))" office:value-type="float" office:value="17482.2741007251" calcext:value-type="float">
            <text:p>17482.2741007251</text:p>
          </table:table-cell>
          <table:table-cell table:formula="of:=SUM([.Q478:.Q507])" office:value-type="float" office:value="110122.661149705" calcext:value-type="float">
            <text:p>110122.6611497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21-05-23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8" calcext:value-type="float">
            <text:p>158</text:p>
          </table:table-cell>
          <table:table-cell office:value-type="float" office:value="5119" calcext:value-type="float">
            <text:p>51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3.857142857143" calcext:value-type="float">
            <text:p>143.857142857143</text:p>
          </table:table-cell>
          <table:table-cell office:value-type="float" office:value="0.714285714285714" calcext:value-type="float">
            <text:p>0.714285714285714</text:p>
          </table:table-cell>
          <table:table-cell/>
          <table:table-cell table:formula="of:=([.J508]-[.$J$513])*([.A508]-[.$A$513])" office:value-type="float" office:value="33463.3452613923" calcext:value-type="float">
            <text:p>33463.3452613923</text:p>
          </table:table-cell>
          <table:table-cell table:formula="of:=([.A508]-[.$A$513])*([.A508]-[.$A$513])" office:value-type="float" office:value="63001" calcext:value-type="float">
            <text:p>63001</text:p>
          </table:table-cell>
          <table:table-cell table:formula="of:=([.K508]-[.$K$513])*([.A508]-[.$A$513])" office:value-type="float" office:value="158.445065697512" calcext:value-type="float">
            <text:p>158.445065697512</text:p>
          </table:table-cell>
          <table:table-cell/>
          <table:table-cell table:formula="of:=(([.$M$515]*[.A508]+[.$L$515])-([.J508]))*(([.$M$515]*[.A508]+[.$L$515])-([.J508]))" office:value-type="float" office:value="13292.148730185" calcext:value-type="float">
            <text:p>13292.148730185</text:p>
          </table:table-cell>
          <table:table-cell table:formula="of:=SUM([.Q479:.Q508])" office:value-type="float" office:value="123126.415205409" calcext:value-type="float">
            <text:p>123126.4152054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21-05-24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56" calcext:value-type="float">
            <text:p>156</text:p>
          </table:table-cell>
          <table:table-cell office:value-type="float" office:value="5275" calcext:value-type="float">
            <text:p>527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51.857142857143" calcext:value-type="float">
            <text:p>151.857142857143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([.J509]-[.$J$513])*([.A509]-[.$A$513])" office:value-type="float" office:value="35612.6653620353" calcext:value-type="float">
            <text:p>35612.6653620353</text:p>
          </table:table-cell>
          <table:table-cell table:formula="of:=([.A509]-[.$A$513])*([.A509]-[.$A$513])" office:value-type="float" office:value="63504" calcext:value-type="float">
            <text:p>63504</text:p>
          </table:table-cell>
          <table:table-cell table:formula="of:=([.K509]-[.$K$513])*([.A509]-[.$A$513])" office:value-type="float" office:value="195.076320939335" calcext:value-type="float">
            <text:p>195.076320939335</text:p>
          </table:table-cell>
          <table:table-cell/>
          <table:table-cell table:formula="of:=(([.$M$515]*[.A509]+[.$L$515])-([.J509]))*(([.$M$515]*[.A509]+[.$L$515])-([.J509]))" office:value-type="float" office:value="15183.1079187343" calcext:value-type="float">
            <text:p>15183.1079187343</text:p>
          </table:table-cell>
          <table:table-cell table:formula="of:=SUM([.Q480:.Q509])" office:value-type="float" office:value="137983.575711806" calcext:value-type="float">
            <text:p>137983.5757118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21-05-25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86" calcext:value-type="float">
            <text:p>186</text:p>
          </table:table-cell>
          <table:table-cell office:value-type="float" office:value="5461" calcext:value-type="float">
            <text:p>546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4.714285714286" calcext:value-type="float">
            <text:p>154.714285714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510]-[.$J$513])*([.A510]-[.$A$513])" office:value-type="float" office:value="36476.8426055354" calcext:value-type="float">
            <text:p>36476.8426055354</text:p>
          </table:table-cell>
          <table:table-cell table:formula="of:=([.A510]-[.$A$513])*([.A510]-[.$A$513])" office:value-type="float" office:value="64009" calcext:value-type="float">
            <text:p>64009</text:p>
          </table:table-cell>
          <table:table-cell table:formula="of:=([.K510]-[.$K$513])*([.A510]-[.$A$513])" office:value-type="float" office:value="231.993290466872" calcext:value-type="float">
            <text:p>231.993290466872</text:p>
          </table:table-cell>
          <table:table-cell/>
          <table:table-cell table:formula="of:=(([.$M$515]*[.A510]+[.$L$515])-([.J510]))*(([.$M$515]*[.A510]+[.$L$515])-([.J510]))" office:value-type="float" office:value="15877.277833787" calcext:value-type="float">
            <text:p>15877.277833787</text:p>
          </table:table-cell>
          <table:table-cell table:formula="of:=SUM([.Q481:.Q510])" office:value-type="float" office:value="153495.055770149" calcext:value-type="float">
            <text:p>153495.0557701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21-05-26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470" calcext:value-type="float">
            <text:p>470</text:p>
          </table:table-cell>
          <table:table-cell office:value-type="float" office:value="5931" calcext:value-type="float">
            <text:p>59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8.285714285714" calcext:value-type="float">
            <text:p>198.28571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511]-[.$J$513])*([.A511]-[.$A$513])" office:value-type="float" office:value="47688.1627061783" calcext:value-type="float">
            <text:p>47688.1627061783</text:p>
          </table:table-cell>
          <table:table-cell table:formula="of:=([.A511]-[.$A$513])*([.A511]-[.$A$513])" office:value-type="float" office:value="64516" calcext:value-type="float">
            <text:p>64516</text:p>
          </table:table-cell>
          <table:table-cell table:formula="of:=([.K511]-[.$K$513])*([.A511]-[.$A$513])" office:value-type="float" office:value="232.910259994409" calcext:value-type="float">
            <text:p>232.910259994409</text:p>
          </table:table-cell>
          <table:table-cell/>
          <table:table-cell table:formula="of:=(([.$M$515]*[.A511]+[.$L$515])-([.J511]))*(([.$M$515]*[.A511]+[.$L$515])-([.J511]))" office:value-type="float" office:value="28731.8339885864" calcext:value-type="float">
            <text:p>28731.8339885864</text:p>
          </table:table-cell>
          <table:table-cell table:formula="of:=SUM([.Q482:.Q511])" office:value-type="float" office:value="181906.051698448" calcext:value-type="float">
            <text:p>181906.05169844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21-05-27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WPRO</text:p>
          </table:table-cell>
          <table:table-cell office:value-type="float" office:value="180" calcext:value-type="float">
            <text:p>180</text:p>
          </table:table-cell>
          <table:table-cell office:value-type="float" office:value="6111" calcext:value-type="float">
            <text:p>611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.714285714286" calcext:value-type="float">
            <text:p>198.714285714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J512]-[.$J$513])*([.A512]-[.$A$513])" office:value-type="float" office:value="47985.1970925357" calcext:value-type="float">
            <text:p>47985.1970925357</text:p>
          </table:table-cell>
          <table:table-cell table:formula="of:=([.A512]-[.$A$513])*([.A512]-[.$A$513])" office:value-type="float" office:value="65025" calcext:value-type="float">
            <text:p>65025</text:p>
          </table:table-cell>
          <table:table-cell table:formula="of:=([.K512]-[.$K$513])*([.A512]-[.$A$513])" office:value-type="float" office:value="233.827229521946" calcext:value-type="float">
            <text:p>233.827229521946</text:p>
          </table:table-cell>
          <table:table-cell/>
          <table:table-cell table:formula="of:=(([.$M$515]*[.A512]+[.$L$515])-([.J512]))*(([.$M$515]*[.A512]+[.$L$515])-([.J512]))" office:value-type="float" office:value="28852.9010283188" calcext:value-type="float">
            <text:p>28852.9010283188</text:p>
          </table:table-cell>
          <table:table-cell table:formula="of:=SUM([.Q483:.Q512])" office:value-type="float" office:value="210435.536391934" calcext:value-type="float">
            <text:p>210435.536391934</text:p>
          </table:table-cell>
        </table:table-row>
        <table:table-row table:style-name="ro1">
          <table:table-cell table:formula="of:=AVERAGE([.A2:.A512])" office:value-type="float" office:value="256" calcext:value-type="float">
            <text:p>256</text:p>
          </table:table-cell>
          <table:table-cell table:style-name="Default"/>
          <table:table-cell table:number-columns-repeated="7"/>
          <table:table-cell table:style-name="Default" table:formula="of:=AVERAGE([.J2:.J512])" office:value-type="float" office:value="10.5370422141459" calcext:value-type="float">
            <text:p>10.5370422141459</text:p>
          </table:table-cell>
          <table:table-cell table:style-name="Default" table:formula="of:=AVERAGE([.K2:.K512])" office:value-type="float" office:value="0.0830304724629578" calcext:value-type="float">
            <text:p>0.083030472462958</text:p>
          </table:table-cell>
          <table:table-cell/>
          <table:table-cell table:formula="of:=SUM([.M2:.M512])" office:value-type="float" office:value="798667.714285714" calcext:value-type="float">
            <text:p>798667.714285714</text:p>
          </table:table-cell>
          <table:table-cell table:formula="of:=SUM([.N2:.N512])" office:value-type="float" office:value="11119360" calcext:value-type="float">
            <text:p>11119360</text:p>
          </table:table-cell>
          <table:table-cell table:formula="of:=SUM([.O2:.O512])" office:value-type="float" office:value="917.857142857143" calcext:value-type="float">
            <text:p>917.857142857143</text:p>
          </table:table-cell>
          <table:table-cell table:number-columns-repeated="2"/>
          <table:table-cell table:style-name="ce13" table:formula="of:=MIN([.R31:.R512])" office:value-type="float" office:value="30.0121152033716" calcext:value-type="float">
            <text:p>30.012115203371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5"/>
          <table:table-cell table:style-name="ce11" office:value-type="string" calcext:value-type="string">
            <text:p>Pozycja min:</text:p>
          </table:table-cell>
          <table:table-cell table:style-name="ce11" table:formula="of:=MATCH([.R513];[.R31:.R512];0)+30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style-name="ce1" office:value-type="string" calcext:value-type="string">
            <text:p>Współczynniki prostej</text:p>
          </table:table-cell>
          <table:table-cell table:style-name="ce4" table:formula="of:=[.J513]-[.M515]*[.A513]" office:value-type="float" office:value="-7.85061092930323" calcext:value-type="float">
            <text:p>-7.85061092930323</text:p>
          </table:table-cell>
          <table:table-cell table:style-name="ce4" table:formula="of:=[.M513]/[.N513]" office:value-type="float" office:value="0.0718267700915983" calcext:value-type="float">
            <text:p>0.071826770091598</text:p>
          </table:table-cell>
          <table:table-cell table:style-name="ce1" office:value-type="string" calcext:value-type="string">
            <text:p>Współczynniki prostej</text:p>
          </table:table-cell>
          <table:table-cell table:style-name="ce5" table:formula="of:=[.K513]-[.P515]*[.A513]" office:value-type="float" office:value="0.061898732095578" calcext:value-type="float">
            <text:p>0.061898732095578</text:p>
          </table:table-cell>
          <table:table-cell table:style-name="ce5" table:formula="of:=[.O513]/[.N513]" office:value-type="float" office:value="0.0000825458608100775" calcext:value-type="float">
            <text:p>8.25458608100775E-05</text:p>
          </table:table-cell>
          <table:table-cell table:style-name="ce12" office:value-type="string" calcext:value-type="string">
            <text:p>Najlepszy przedział</text:p>
          </table:table-cell>
          <table:table-cell table:style-name="ce12" table:formula="of:=[.B107]" office:value-type="string" office:string-value="2020-04-17" calcext:value-type="string">
            <text:p>2020-04-17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style-name="ce1" office:value-type="string" calcext:value-type="string">
            <text:p>zachorowań: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zgonów: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12" office:value-type="string" calcext:value-type="string">
            <text:p>(prosta zachorowań):</text:p>
          </table:table-cell>
          <table:table-cell table:style-name="ce12" table:formula="of:=[.B136]" office:value-type="string" office:string-value="2020-05-16" calcext:value-type="string">
            <text:p>2020-05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3:59:33.25180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8T14:55:32.971412586</dc:date>
    <meta:editing-duration>PT46M42S</meta:editing-duration>
    <meta:editing-cycles>2</meta:editing-cycles>
    <meta:generator>LibreOffice/6.4.6.2$Linux_X86_64 LibreOffice_project/40$Build-2</meta:generator>
    <meta:document-statistic meta:table-count="1" meta:cell-count="8188" meta:object-count="0"/>
  </office:meta>
</office:document-meta>
</file>